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NewsGotT" svg:font-family="NewsGotT" style:font-pitch="variable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8cm"/>
    </style:style>
    <style:style style:name="co2" style:family="table-column">
      <style:table-column-properties fo:break-before="auto" style:column-width="23.46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187cm"/>
    </style:style>
    <style:style style:name="co7" style:family="table-column">
      <style:table-column-properties fo:break-before="auto" style:column-width="6.022cm"/>
    </style:style>
    <style:style style:name="co8" style:family="table-column">
      <style:table-column-properties fo:break-before="auto" style:column-width="6.733cm"/>
    </style:style>
    <style:style style:name="co9" style:family="table-column">
      <style:table-column-properties fo:break-before="auto" style:column-width="15.879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4.434cm"/>
    </style:style>
    <style:style style:name="co15" style:family="table-column">
      <style:table-column-properties fo:break-before="auto" style:column-width="7.377cm"/>
    </style:style>
    <style:style style:name="co16" style:family="table-column">
      <style:table-column-properties fo:break-before="auto" style:column-width="4.881cm"/>
    </style:style>
    <style:style style:name="co17" style:family="table-column">
      <style:table-column-properties fo:break-before="auto" style:column-width="2.088cm"/>
    </style:style>
    <style:style style:name="co18" style:family="table-column">
      <style:table-column-properties fo:break-before="auto" style:column-width="2.399cm"/>
    </style:style>
    <style:style style:name="co19" style:family="table-column">
      <style:table-column-properties fo:break-before="auto" style:column-width="2.519cm"/>
    </style:style>
    <style:style style:name="co20" style:family="table-column">
      <style:table-column-properties fo:break-before="auto" style:column-width="3.699cm"/>
    </style:style>
    <style:style style:name="co21" style:family="table-column">
      <style:table-column-properties fo:break-before="auto" style:column-width="7.163cm"/>
    </style:style>
    <style:style style:name="co22" style:family="table-column">
      <style:table-column-properties fo:break-before="auto" style:column-width="8.029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4.2cm"/>
    </style:style>
    <style:style style:name="co25" style:family="table-column">
      <style:table-column-properties fo:break-before="auto" style:column-width="9.525cm"/>
    </style:style>
    <style:style style:name="co26" style:family="table-column">
      <style:table-column-properties fo:break-before="auto" style:column-width="9.566cm"/>
    </style:style>
    <style:style style:name="co27" style:family="table-column">
      <style:table-column-properties fo:break-before="auto" style:column-width="2.822cm"/>
    </style:style>
    <style:style style:name="co28" style:family="table-column">
      <style:table-column-properties fo:break-before="auto" style:column-width="2.766cm"/>
    </style:style>
    <style:style style:name="co29" style:family="table-column">
      <style:table-column-properties fo:break-before="auto" style:column-width="10.162cm"/>
    </style:style>
    <style:style style:name="co30" style:family="table-column">
      <style:table-column-properties fo:break-before="auto" style:column-width="8.304cm"/>
    </style:style>
    <style:style style:name="co31" style:family="table-column">
      <style:table-column-properties fo:break-before="auto" style:column-width="8.786cm"/>
    </style:style>
    <style:style style:name="co32" style:family="table-column">
      <style:table-column-properties fo:break-before="auto" style:column-width="3.463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6.211cm"/>
    </style:style>
    <style:style style:name="co35" style:family="table-column">
      <style:table-column-properties fo:break-before="auto" style:column-width="9.068cm"/>
    </style:style>
    <style:style style:name="co36" style:family="table-column">
      <style:table-column-properties fo:break-before="auto" style:column-width="3.14cm"/>
    </style:style>
    <style:style style:name="co37" style:family="table-column">
      <style:table-column-properties fo:break-before="auto" style:column-width="5.362cm"/>
    </style:style>
    <style:style style:name="co38" style:family="table-column">
      <style:table-column-properties fo:break-before="auto" style:column-width="6.669cm"/>
    </style:style>
    <style:style style:name="co39" style:family="table-column">
      <style:table-column-properties fo:break-before="auto" style:column-width="3.316cm"/>
    </style:style>
    <style:style style:name="co40" style:family="table-column">
      <style:table-column-properties fo:break-before="auto" style:column-width="6.175cm"/>
    </style:style>
    <style:style style:name="co41" style:family="table-column">
      <style:table-column-properties fo:break-before="auto" style:column-width="9.633cm"/>
    </style:style>
    <style:style style:name="co42" style:family="table-column">
      <style:table-column-properties fo:break-before="auto" style:column-width="3.704cm"/>
    </style:style>
    <style:style style:name="co43" style:family="table-column">
      <style:table-column-properties fo:break-before="auto" style:column-width="5.009cm"/>
    </style:style>
    <style:style style:name="co44" style:family="table-column">
      <style:table-column-properties fo:break-before="auto" style:column-width="13.762cm"/>
    </style:style>
    <style:style style:name="co45" style:family="table-column">
      <style:table-column-properties fo:break-before="auto" style:column-width="3.034cm"/>
    </style:style>
    <style:style style:name="co46" style:family="table-column">
      <style:table-column-properties fo:break-before="auto" style:column-width="2.434cm"/>
    </style:style>
    <style:style style:name="co47" style:family="table-column">
      <style:table-column-properties fo:break-before="auto" style:column-width="3.775cm"/>
    </style:style>
    <style:style style:name="co48" style:family="table-column">
      <style:table-column-properties fo:break-before="auto" style:column-width="5.644cm"/>
    </style:style>
    <style:style style:name="co49" style:family="table-column">
      <style:table-column-properties fo:break-before="auto" style:column-width="2.893cm"/>
    </style:style>
    <style:style style:name="co50" style:family="table-column">
      <style:table-column-properties fo:break-before="auto" style:column-width="5.082cm"/>
    </style:style>
    <style:style style:name="co51" style:family="table-column">
      <style:table-column-properties fo:break-before="auto" style:column-width="6.609cm"/>
    </style:style>
    <style:style style:name="co52" style:family="table-column">
      <style:table-column-properties fo:break-before="auto" style:column-width="14.665cm"/>
    </style:style>
    <style:style style:name="co53" style:family="table-column">
      <style:table-column-properties fo:break-before="auto" style:column-width="9.622cm"/>
    </style:style>
    <style:style style:name="co54" style:family="table-column">
      <style:table-column-properties fo:break-before="auto" style:column-width="2.258cm"/>
    </style:style>
    <style:style style:name="co55" style:family="table-column">
      <style:table-column-properties fo:break-before="auto" style:column-width="4.835cm"/>
    </style:style>
    <style:style style:name="co56" style:family="table-column">
      <style:table-column-properties fo:break-before="auto" style:column-width="3.149cm"/>
    </style:style>
    <style:style style:name="co57" style:family="table-column">
      <style:table-column-properties fo:break-before="auto" style:column-width="3.452cm"/>
    </style:style>
    <style:style style:name="co58" style:family="table-column">
      <style:table-column-properties fo:break-before="auto" style:column-width="4.623cm"/>
    </style:style>
    <style:style style:name="co59" style:family="table-column">
      <style:table-column-properties fo:break-before="auto" style:column-width="6.073cm"/>
    </style:style>
    <style:style style:name="co60" style:family="table-column">
      <style:table-column-properties fo:break-before="auto" style:column-width="8.848cm"/>
    </style:style>
    <style:style style:name="co61" style:family="table-column">
      <style:table-column-properties fo:break-before="auto" style:column-width="8.477cm"/>
    </style:style>
    <style:style style:name="co62" style:family="table-column">
      <style:table-column-properties fo:break-before="auto" style:column-width="1.566cm"/>
    </style:style>
    <style:style style:name="co63" style:family="table-column">
      <style:table-column-properties fo:break-before="auto" style:column-width="1.27cm"/>
    </style:style>
    <style:style style:name="co64" style:family="table-column">
      <style:table-column-properties fo:break-before="auto" style:column-width="2.866cm"/>
    </style:style>
    <style:style style:name="co65" style:family="table-column">
      <style:table-column-properties fo:break-before="auto" style:column-width="4.092cm"/>
    </style:style>
    <style:style style:name="co66" style:family="table-column">
      <style:table-column-properties fo:break-before="auto" style:column-width="22.123cm"/>
    </style:style>
    <style:style style:name="co67" style:family="table-column">
      <style:table-column-properties fo:break-before="auto" style:column-width="15.51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4.292cm" fo:break-before="auto" style:use-optimal-row-height="false"/>
    </style:style>
    <style:style style:name="ro3" style:family="table-row">
      <style:table-row-properties style:row-height="1.903cm" fo:break-before="auto" style:use-optimal-row-height="false"/>
    </style:style>
    <style:style style:name="ro4" style:family="table-row">
      <style:table-row-properties style:row-height="1.838cm" fo:break-before="auto" style:use-optimal-row-height="true"/>
    </style:style>
    <style:style style:name="ro5" style:family="table-row">
      <style:table-row-properties style:row-height="0.769cm" fo:break-before="auto" style:use-optimal-row-height="false"/>
    </style:style>
    <style:style style:name="ro6" style:family="table-row">
      <style:table-row-properties style:row-height="1.139cm" fo:break-before="auto" style:use-optimal-row-height="false"/>
    </style:style>
    <style:style style:name="ro7" style:family="table-row">
      <style:table-row-properties style:row-height="3.868cm" fo:break-before="auto" style:use-optimal-row-height="true"/>
    </style:style>
    <style:style style:name="ro8" style:family="table-row">
      <style:table-row-properties style:row-height="1.713cm" fo:break-before="auto" style:use-optimal-row-height="true"/>
    </style:style>
    <style:style style:name="ro9" style:family="table-row">
      <style:table-row-properties style:row-height="0.506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BDD">
      <style:table-properties table:display="true" style:writing-mode="lr-tb"/>
    </style:style>
    <style:style style:name="ta3" style:family="table" style:master-page-name="PageStyle_5f_Servidores_20_de_20_aplicaciones">
      <style:table-properties table:display="true" style:writing-mode="lr-tb"/>
    </style:style>
    <style:style style:name="ta4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ackground-color="#008000" style:text-align-source="fix" style:repeat-content="false" fo:border="0.99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  <style:text-properties style:text-position=""/>
    </style:style>
    <style:style style:name="ce5" style:family="table-cell" style:parent-style-name="Default">
      <style:table-cell-properties fo:wrap-option="wrap" fo:border="0.99pt solid #0000ff" style:vertical-align="middle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style:vertical-align="middle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008000" style:text-align-source="fix" style:repeat-content="false" fo:border="0.99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fo:wrap-option="wrap" fo:border="0.99pt solid #0000ff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2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9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0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1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2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7" style:family="table-cell" style:parent-style-name="Excel_20_Built-in_20_Excel_20_Built-in_20_Normal_5f_Clientes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8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1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2" style:family="table-cell" style:parent-style-name="Default">
      <style:table-cell-properties fo:border-bottom="2.01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</style:style>
    <style:style style:name="ce4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1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2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3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BBDD.Z2"/>
    </style:style>
    <style:style style:name="ce4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7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8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59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0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1" style:family="table-cell" style:parent-style-name="Excel_20_Built-in_20_Excel_20_Built-in_20_Normal_5f_Clientes">
      <style:table-cell-properties fo:border-bottom="2.01pt solid #000000" fo:background-color="#92d050" style:diagonal-bl-tr="none" style:diagonal-tl-br="none" style:text-align-source="fix" style:repeat-content="false" fo:wrap-option="wrap" fo:border-left="2.01pt solid #000000" style:direction="ltr" fo:border-right="none" style:rotation-angle="0" style:rotation-align="none" style:shrink-to-fit="false" fo:border-top="2.01pt solid #000000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2" style:family="table-cell" style:parent-style-name="Excel_20_Built-in_20_Excel_20_Built-in_20_Normal_5f_Clientes">
      <style:table-cell-properties fo:border-bottom="2.01pt solid #000000" fo:background-color="#92d050" style:diagonal-bl-tr="none" style:diagonal-tl-br="none" style:text-align-source="fix" style:repeat-content="false" fo:wrap-option="wrap" fo:border-left="2.01pt solid #000000" style:direction="ltr" fo:border-right="none" style:rotation-angle="0" style:rotation-align="none" style:shrink-to-fit="false" fo:border-top="2.01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start" fo:margin-left="0cm"/>
    </style:style>
    <style:style style:name="ce46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start" fo:margin-left="0cm"/>
    </style:style>
    <style:style style:name="ce465" style:family="table-cell" style:parent-style-name="Excel_20_Built-in_20_Excel_20_Built-in_20_Normal_5f_Clientes">
      <style:table-cell-properties fo:border-bottom="2.01pt solid #000000" fo:background-color="#92d05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6" style:family="table-cell" style:parent-style-name="Default">
      <style:table-cell-properties fo:border-bottom="none" fo:border-left="2.01pt solid #000000" fo:border-right="none" fo:border-top="none"/>
    </style:style>
    <style:style style:name="ce467" style:family="table-cell" style:parent-style-name="Default">
      <style:table-cell-properties fo:border-bottom="2.01pt solid #000000" fo:border-left="2.01pt solid #000000" fo:border-right="none" fo:border-top="none"/>
    </style:style>
    <style:style style:name="ce468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9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0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1" style:family="table-cell" style:parent-style-name="Default">
      <style:table-cell-properties fo:border-bottom="2.01pt solid #000000" fo:background-color="#ffffcc" style:diagonal-bl-tr="none" style:diagonal-tl-br="none" style:text-align-source="fix" style:repeat-content="false" fo:wrap-option="wrap" fo:border-left="0.99pt solid #000000" style:direction="ltr" fo:border-right="2.01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2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3" style:family="table-cell" style:parent-style-name="Default">
      <style:text-properties fo:language="en" fo:country="US" style:text-underline-mode="continuous" style:text-overline-mode="continuous" style:text-line-through-mode="continuous" style:font-name-asian="Calibri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74" style:family="table-cell" style:parent-style-name="Default">
      <style:text-properties fo:language="en" fo:country="US" style:text-underline-mode="continuous" style:text-overline-mode="continuous" style:text-line-through-mode="continuous" style:font-name-asian="DejaVu San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75" style:family="table-cell" style:parent-style-name="Default">
      <style:text-properties fo:language="en" fo:country="US" style:text-underline-mode="continuous" style:text-overline-mode="continuous" style:text-line-through-mode="continuous" style:font-name-asian="CAAAAA+DejaVuSan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76" style:family="table-cell" style:parent-style-name="Default">
      <style:text-properties style:font-name="NewsGotT" fo:font-size="10pt" fo:language="en" fo:country="US" style:text-underline-mode="continuous" style:text-overline-mode="continuous" style:text-line-through-mode="continuous" style:font-name-asian="Calibri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8" style:family="table-cell" style:parent-style-name="Default">
      <style:table-cell-properties fo:wrap-option="wrap" style:rotation-align="none" style:vertical-align="middle"/>
    </style:style>
    <style:style style:name="ce479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81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Book Antiqua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2" style:family="table-cell" style:parent-style-name="Default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4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6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7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0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1" style:family="table-cell" style:parent-style-name="Default">
      <style:text-properties fo:language="en" fo:country="US" style:text-underline-mode="continuous" style:text-overline-mode="continuous" style:text-line-through-mode="continuous" style:font-name-asian="Arial1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imbus Sans L" style:font-name-asian="DejaVu Sans"/>
    </style:style>
    <style:style style:name="T3" style:family="text">
      <style:text-properties style:font-name="Nimbus Sans L" style:font-name-asian="DejaVu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os.$A$2:.$A$33])" table:allow-empty-cell="true" table:display-list="unsorted" table:base-cell-address="Instrucciones.A1">
          <table:error-message table:message-type="stop" table:display="true"/>
        </table:content-validation>
        <table:content-validation table:name="val2" table:condition="of:cell-content-is-in-list(Organismos)" table:allow-empty-cell="true" table:display-list="unsorted" table:base-cell-address="BBDD.B5">
          <table:error-message table:message-type="stop" table:display="true"/>
        </table:content-validation>
        <table:content-validation table:name="val3" table:condition="of:cell-content-is-in-list([$datos.$A$2:.$A$34])" table:allow-empty-cell="true" table:display-list="unsorted" table:base-cell-address="Instrucciones.A1">
          <table:error-message table:message-type="stop" table:display="true"/>
        </table:content-validation>
        <table:content-validation table:name="val4" table:condition="of:cell-content-is-in-list(Tecnologia)" table:allow-empty-cell="true" table:display-list="unsorted" table:base-cell-address="Instrucciones.A1">
          <table:error-message table:message-type="stop" table:display="true"/>
        </table:content-validation>
        <table:content-validation table:name="val5" table:condition="of:cell-content-is-in-list(Virtualizado)" table:allow-empty-cell="false" table:display-list="unsorted" table:base-cell-address="BBDD.J2">
          <table:error-message table:message-type="stop" table:display="true"/>
        </table:content-validation>
        <table:content-validation table:name="val6" table:condition="of:cell-content-is-in-list(Tipo_de_entorno)" table:allow-empty-cell="true" table:display-list="unsorted" table:base-cell-address="BBDD.Q2">
          <table:error-message table:message-type="stop" table:display="true"/>
        </table:content-validation>
        <table:content-validation table:name="val7" table:base-cell-address="BBDD.T2">
          <table:help-message table:display="true"/>
          <table:error-message table:message-type="stop" table:display="true"/>
        </table:content-validation>
        <table:content-validation table:name="val8" table:condition="of:cell-content-is-in-list(Si_No)" table:allow-empty-cell="true" table:display-list="unsorted" table:base-cell-address="BBDD.Q2">
          <table:help-message table:display="true"/>
          <table:error-message table:message-type="stop" table:display="true"/>
        </table:content-validation>
        <table:content-validation table:name="val9" table:condition="of:cell-content-is-in-list(Si_No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10" table:condition="of:cell-content-is-in-list(Si_No)" table:allow-empty-cell="true" table:display-list="unsorted" table:base-cell-address="BBDD.Y2">
          <table:help-message table:display="true"/>
          <table:error-message table:message-type="stop" table:display="true"/>
        </table:content-validation>
        <table:content-validation table:name="val11" table:condition="of:cell-content-is-in-list(Si_No)" table:allow-empty-cell="false" table:display-list="unsorted" table:base-cell-address="BBDD.Q2">
          <table:help-message table:display="true"/>
          <table:error-message table:message-type="stop" table:display="true"/>
        </table:content-validation>
        <table:content-validation table:name="val12" table:condition="of:cell-content-is-in-list(DATAGUAR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3" table:condition="of:cell-content-is-in-list(Disponibilidad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14" table:condition="of:cell-content-is-in-list(Criticida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5" table:condition="of:cell-content-is-in-list(Si_No)" table:allow-empty-cell="true" table:display-list="unsorted" table:base-cell-address="BBDD.AE2">
          <table:help-message table:display="true"/>
          <table:error-message table:message-type="stop" table:display="true"/>
        </table:content-validation>
        <table:content-validation table:name="val16" table:condition="of:cell-content-is-in-list(Sistemas_Operativo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7" table:condition="of:cell-content-is-in-list(versiones)" table:allow-empty-cell="true" table:display-list="unsorted" table:base-cell-address="BBDD.Z2">
          <table:help-message table:display="true"/>
          <table:error-message table:message-type="stop" table:display="true"/>
        </table:content-validation>
        <table:content-validation table:name="val18" table:condition="of:cell-content-is-in-list(SAVersiones)" table:allow-empty-cell="true" table:display-list="unsorted" table:base-cell-address="'Servidores de aplicaciones'.V2">
          <table:help-message table:display="true"/>
          <table:error-message table:message-type="stop" table:display="true"/>
        </table:content-validation>
        <table:content-validation table:name="val19" table:condition="of:cell-content-is-in-list(Si_No)" table:allow-empty-cell="true" table:display-list="unsorted" table:base-cell-address="'Otros productos Oracle'.B2">
          <table:error-message table:message-type="stop" table:display="true"/>
        </table:content-validation>
        <table:content-validation table:name="val20" table:condition="of:cell-content-is-in-list(Otros_Productos)" table:allow-empty-cell="true" table:display-list="unsorted" table:base-cell-address="'Otros productos Oracle'.B3">
          <table:error-message table:message-type="stop" table:display="true"/>
        </table:content-validation>
        <table:content-validation table:name="val21" table:condition="of:cell-content-is-in-list('file:///d:/users/cristina/appdata/roaming/microsoft/excel/aac info_organismo_plantilla_gestion_documental.xls'dat!#REF![.A2:.$G$4])" table:allow-empty-cell="true" table:display-list="unsorted" table:base-cell-address="Instrucciones.A1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3" table:number-columns-repeated="1013" table:default-cell-style-name="ce7"/>
        <table:table-row table:style-name="ro1">
          <table:table-cell table:style-name="ce1" office:value-type="string" calcext:value-type="string">
            <office:annotation draw:style-name="gr1" draw:text-style-name="P1" svg:width="2.899cm" svg:height="2.461cm" svg:x="8.757cm" svg:y="0cm" draw:caption-point-x="-0.58cm" draw:caption-point-y="0.01cm">
              <dc:date>2014-09-17T00:00:00</dc:date>
              <text:p text:style-name="P1"><text:span text:style-name="T1">Siglas del organismo que reporta la información</text:span></text:p>
            </office:annotation>
            <text:p>Organismo_Reporta <text:s text:c="15"/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Fecha Actualizació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ontacto</text:p>
          </table:table-cell>
          <table:table-cell table:style-name="ce6"/>
          <table:table-cell table:style-name="ce7" table:number-columns-repeated="7"/>
          <table:table-cell table:style-name="ce8"/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orre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eléfon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Titular <text:s text:c="5"/></text:p>
          </table:table-cell>
          <table:table-cell office:value-type="string" calcext:value-type="string">
            <text:p>Siglas del Organismo que tiene la responsabilidad de la explotación de los dat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Gestor <text:s text:c="16"/></text:p>
          </table:table-cell>
          <table:table-cell office:value-type="string" calcext:value-type="string">
            <text:p>Organismo que realiza la gestión d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cio_TI_de_Negocio</text:p>
          </table:table-cell>
          <table:table-cell office:value-type="string" calcext:value-type="string">
            <text:p>Nombre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cripcion_Servicio_TI_de_Negocio</text:p>
          </table:table-cell>
          <table:table-cell office:value-type="string" calcext:value-type="string">
            <text:p>Descripción del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romiso_Disponibilidad <text:s text:c="7"/></text:p>
          </table:table-cell>
          <table:table-cell office:value-type="string" calcext:value-type="string">
            <text:p>24*7, 8*5; 12*5; Otros;N/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dor <text:s text:c="17"/></text:p>
          </table:table-cell>
          <table:table-cell office:value-type="string" calcext:value-type="string">
            <text:p>Nombre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delo_Servidor <text:s text:c="17"/></text:p>
          </table:table-cell>
          <table:table-cell office:value-type="string" calcext:value-type="string">
            <text:p>Modelos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nología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ducto_Reportado <text:s text:c="14"/></text:p>
          </table:table-cell>
          <table:table-cell office:value-type="string" calcext:value-type="string">
            <text:p>Nombre del Producto Reporta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ductos_Normalizado <text:s text:c="11"/></text:p>
          </table:table-cell>
          <table:table-cell office:value-type="string" calcext:value-type="string">
            <text:p>SGBD</text:p>
            <text:p>Sv. Aplicaciones</text:p>
            <text:p>Otros productos Oracle Fussion Middle Ware</text:p>
            <text:p>BI            </text:p>
            <text:p>Grid Control</text:p>
            <text:p>Productos de IdM (identity Management)</text:p>
            <text:p>PeopleSoft</text:p>
            <text:p>Oracle Linux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ntorno</text:p>
          </table:table-cell>
          <table:table-cell office:value-type="string" calcext:value-type="string">
            <text:p>PRODUCCION</text:p>
            <text:p>DESARROLLO</text:p>
            <text:p>PRE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torno_Normalizado <text:s text:c="13"/></text:p>
          </table:table-cell>
          <table:table-cell office:value-type="string" calcext:value-type="string">
            <text:p>PRODUCCION</text:p>
            <text:p>NO-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riticidad <text:s text:c="22"/></text:p>
          </table:table-cell>
          <table:table-cell office:value-type="string" calcext:value-type="string">
            <text:p>Full Service: Entorno MUY CRITICO</text:p>
            <text:p>Critical Issue Only: Entorno MENOS CRITIC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Reportado <text:s text:c="8"/></text:p>
          </table:table-cell>
          <table:table-cell office:value-type="string" calcext:value-type="string">
            <text:p>Nº de procesadores reportados para el servidor</text:p>
            <text:p>En el caso de máquinas virtuales se ha de tener la siguiente consideración:</text:p>
            <text:p>*Virtualización Lógica: Se han de contar TODOS los procesadores y cores de la máquina física sobre la que se han instalado dichos productos.</text:p>
            <text:p>    Virtualización física: Se han de contar SÓLO los procesadores y cores físicos sobre los que se han desplegados los productos Oracle.  Se considera virtualización física, la aplicación de dominios o técnologías de particionamiento hardware que permiten utilizar una misma máquina como varios servidores sin utilizar software de virtualización.</text:p>
            <text:p/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Cores_Reportado <text:s text:c="15"/></text:p>
          </table:table-cell>
          <table:table-cell office:value-type="string" calcext:value-type="string">
            <text:p>Nº de cores por procesador</text:p>
            <text:p><text:span text:style-name="T2">En el caso de máquinas virtuales se ha de tener la siguiente consideración:</text:span></text:p>
            <text:p><text:span text:style-name="T2">* Virtualización Lógica: Se han de contar los cores procesadores de la máquina física sobre la que se han instalado</text:span></text:p>
            <text:p><text:span text:style-name="T2">* Virtualización Física: Se han de contar los cores procesadores físicos sobre los que se ha instalado la máquina virtual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Normalizado <text:s text:c="6"/></text:p>
          </table:table-cell>
          <table:table-cell office:value-type="string" calcext:value-type="string">
            <text:p>Número total de procesadores utilizados en la instancia. Teniendo en cuenta las consideraciones de virtualización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_Cores_Procesador_Normalizado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_Cores_Normalizado <text:s text:c="9"/></text:p>
          </table:table-cell>
          <table:table-cell office:value-type="string" calcext:value-type="string">
            <text:p>Número total de cores en la Instanc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pciones_instaladas <text:s text:c="13"/></text:p>
          </table:table-cell>
          <table:table-cell office:value-type="string" calcext:value-type="string">
            <text:p>Opciones de BBDD instaladas en el sistema: RAC, PARTITIONING, SPATIAL, TEXT, …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bservaciones</text:p>
          </table:table-cell>
          <table:table-cell office:value-type="string" calcext:value-type="string">
            <text:p>Observacion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c <text:s text:c="29"/></text:p>
          </table:table-cell>
          <table:table-cell office:value-type="string" calcext:value-type="string">
            <text:p>Se ha instalado la opción RA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itioning <text:s text:c="20"/></text:p>
          </table:table-cell>
          <table:table-cell office:value-type="string" calcext:value-type="string">
            <text:p>Se ha instalado el Partition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TIVO <text:s text:c="26"/></text:p>
          </table:table-cell>
          <table:table-cell office:value-type="string" calcext:value-type="string">
            <text:p>SI:El sistemas es un sistema Activo</text:p>
            <text:p>NO: El sistema está configurado como Pasiv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Procesador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rtualizado</text:p>
          </table:table-cell>
          <table:table-cell office:value-type="string" calcext:value-type="string">
            <text:p>En caso de máquinas virtuales, se tiene que indicar si esta virtualización es Lógica o Fícia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áquina Fisica</text:p>
          </table:table-cell>
          <table:table-cell office:value-type="string" calcext:value-type="string">
            <text:p>En caso de máquinas virtuales, se tiene que indicar sobre que máquina física se ha virtualizado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43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7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7" table:default-cell-style-name="ce20"/>
        <table:table-column table:style-name="co27" table:number-columns-repeated="982" table:default-cell-style-name="ce449"/>
        <table:table-column table:style-name="co27" table:number-columns-repeated="3" table:default-cell-style-name="Default"/>
        <table:table-row table:style-name="ro4">
          <table:table-cell office:value-type="string" calcext:value-type="string">
            <text:p>#</text:p>
          </table:table-cell>
          <table:table-cell table:style-name="ce17" office:value-type="string" calcext:value-type="string">
            <text:p>Organismo Titular</text:p>
          </table:table-cell>
          <table:table-cell table:style-name="ce17" office:value-type="string" calcext:value-type="string">
            <text:p>Organismo Gestor</text:p>
          </table:table-cell>
          <table:table-cell table:style-name="ce17" office:value-type="string" calcext:value-type="string">
            <text:p>Nombre del servidor físico / Hostname</text:p>
          </table:table-cell>
          <table:table-cell table:style-name="ce17" office:value-type="string" calcext:value-type="string">
            <text:p>Modelo servidor</text:p>
          </table:table-cell>
          <table:table-cell table:style-name="ce17" office:value-type="string" calcext:value-type="string">
            <text:p>Tecnología servidor</text:p>
          </table:table-cell>
          <table:table-cell table:style-name="ce17" office:value-type="string" calcext:value-type="string">
            <text:p>Nº Procesadores Reportado</text:p>
          </table:table-cell>
          <table:table-cell table:style-name="ce17" office:value-type="string" calcext:value-type="string">
            <text:p>Nº Cores por Procesador Reportado</text:p>
          </table:table-cell>
          <table:table-cell table:style-name="ce17" office:value-type="string" calcext:value-type="string">
            <text:p>Nº Cores Normalizados</text:p>
          </table:table-cell>
          <table:table-cell table:style-name="ce30" office:value-type="string" calcext:value-type="string">
            <text:p>Virtualizado</text:p>
          </table:table-cell>
          <table:table-cell table:style-name="ce34" office:value-type="string" calcext:value-type="string">
            <text:p>Host virtual</text:p>
          </table:table-cell>
          <table:table-cell table:style-name="ce34" office:value-type="string" calcext:value-type="string">
            <text:p>Nº Cores por Procesador Reportado – Virtuales</text:p>
          </table:table-cell>
          <table:table-cell table:style-name="ce39" office:value-type="string" calcext:value-type="string">
            <text:p>Total Cores a Contabilizar – Virtuales</text:p>
          </table:table-cell>
          <table:table-cell table:style-name="ce17" office:value-type="string" calcext:value-type="string">
            <text:p>Nombre Instancia <text:s/>/ SID</text:p>
          </table:table-cell>
          <table:table-cell table:style-name="ce17" office:value-type="string" calcext:value-type="string">
            <text:p>Entorno</text:p>
          </table:table-cell>
          <table:table-cell table:style-name="ce17" office:value-type="string" calcext:value-type="string">
            <text:p>Entorno_Normalizado</text:p>
          </table:table-cell>
          <table:table-cell table:style-name="ce17" office:value-type="string" calcext:value-type="string">
            <text:p>Activo</text:p>
          </table:table-cell>
          <table:table-cell table:style-name="ce17" office:value-type="string" calcext:value-type="string">
            <text:p>RAC</text:p>
          </table:table-cell>
          <table:table-cell table:style-name="ce17" office:value-type="string" calcext:value-type="string">
            <text:p>Partitioning</text:p>
          </table:table-cell>
          <table:table-cell table:style-name="ce48" office:value-type="string" calcext:value-type="string">
            <text:p>Dataguard</text:p>
          </table:table-cell>
          <table:table-cell table:style-name="ce48" office:value-type="string" calcext:value-type="string">
            <text:p>Nombre_Servicio_TI_de_Negocio <text:s/>(Aplicación Soportada)</text:p>
          </table:table-cell>
          <table:table-cell table:style-name="ce48" office:value-type="string" calcext:value-type="string">
            <text:p>Descripcion_Servicio_TI_de_Negocio <text:s/></text:p>
          </table:table-cell>
          <table:table-cell table:style-name="ce48" office:value-type="string" calcext:value-type="string">
            <text:p>Criticidad</text:p>
          </table:table-cell>
          <table:table-cell table:style-name="ce48" office:value-type="string" calcext:value-type="string">
            <text:p>Disponibilidad</text:p>
          </table:table-cell>
          <table:table-cell table:style-name="ce48" office:value-type="string" calcext:value-type="string">
            <text:p>Sistema Operativo</text:p>
          </table:table-cell>
          <table:table-cell table:style-name="ce48" office:value-type="string" calcext:value-type="string">
            <text:p>Producto</text:p>
          </table:table-cell>
          <table:table-cell table:style-name="ce48" office:value-type="string" calcext:value-type="string">
            <text:p>Versión Mayor</text:p>
          </table:table-cell>
          <table:table-cell table:style-name="ce48" office:value-type="string" calcext:value-type="string">
            <text:p>Versión Minor</text:p>
          </table:table-cell>
          <table:table-cell table:style-name="ce48" office:value-type="string" calcext:value-type="string">
            <text:p>Archivelog Mode</text:p>
          </table:table-cell>
          <table:table-cell table:style-name="ce48" office:value-type="string" calcext:value-type="string">
            <text:p>Política de backup (RMAN, Dataprotector, legato,etc)</text:p>
          </table:table-cell>
          <table:table-cell table:style-name="ce48" office:value-type="string" calcext:value-type="string">
            <text:p>Periodo de Alta Carga</text:p>
          </table:table-cell>
          <table:table-cell table:style-name="ce48" office:value-type="string" calcext:value-type="string">
            <text:p>Comentarios de interés (siebel, PSFT,spatial, streams, réplica avanzada, etc.)</text:p>
          </table:table-cell>
          <table:table-cell table:number-columns-repeated="992"/>
        </table:table-row>
        <table:table-row table:style-name="ro5">
          <table:table-cell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3" office:value-type="string" calcext:value-type="string">
            <text:p>SAE</text:p>
          </table:table-cell>
          <table:table-cell table:style-name="ce23" office:value-type="string" calcext:value-type="string">
            <text:p>esx02</text:p>
          </table:table-cell>
          <table:table-cell table:style-name="ce24" office:value-type="string" calcext:value-type="string">
            <text:p>Microsoft Windows Server 2003 Server 5.2 Service Pack 2 (32-bit)</text:p>
          </table:table-cell>
          <table:table-cell table:style-name="ce26" table:content-validation-name="val4" office:value-type="string" calcext:value-type="string">
            <text:p>All Single Core Chip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table:formula="of:=VLOOKUP([.$F2];[$datos.$R$2:.$S$33];2;0)*[.G2]*[.H2]" office:value-type="float" office:value="2" calcext:value-type="float">
            <text:p>2</text:p>
          </table:table-cell>
          <table:table-cell table:style-name="ce31" table:content-validation-name="val5" office:value-type="string" calcext:value-type="string">
            <text:p>Sí. Virtualización lógica</text:p>
          </table:table-cell>
          <table:table-cell table:style-name="ce35" office:value-type="string" calcext:value-type="string">
            <text:p>WW10</text:p>
          </table:table-cell>
          <table:table-cell table:style-name="ce18"/>
          <table:table-cell table:style-name="ce40" table:formula="of:=IF(EXACT([.J2];&quot;No&quot;)      ;&quot;&quot;      ; IF(EXACT([.J2];&quot;Sí. Virtualización lógica&quot;)           ;[.I2]           ; IF(EXACT([.J2];&quot;Sí. Virtualización física&quot;)               ;VLOOKUP([.$F2];[$datos.$R$2:.$S$33];2;0)*[.L2]               ;&quot;Error&quot;)          )     )" office:value-type="float" office:value="2" calcext:value-type="float">
            <text:p>2</text:p>
          </table:table-cell>
          <table:table-cell table:style-name="ce21" office:value-type="string" calcext:value-type="string">
            <text:p>BBDDSAE</text:p>
          </table:table-cell>
          <table:table-cell table:style-name="ce21" table:content-validation-name="val6" office:value-type="string" calcext:value-type="string">
            <text:p>PRODUCCIÓN</text:p>
          </table:table-cell>
          <table:table-cell table:style-name="ce45" table:content-validation-name="val7" table:formula="of:=VLOOKUP([.O2];[$datos.$D$2:.$E$7];2;0)" office:value-type="string" office:string-value="PRODUCCIÓN" calcext:value-type="string">
            <text:p>PRODUCCIÓN</text:p>
          </table:table-cell>
          <table:table-cell table:style-name="ce18" table:content-validation-name="val11" office:value-type="string" calcext:value-type="string">
            <text:p>SI</text:p>
          </table:table-cell>
          <table:table-cell table:style-name="ce18" table:content-validation-name="val9" office:value-type="string" calcext:value-type="string">
            <text:p>NO</text:p>
          </table:table-cell>
          <table:table-cell table:style-name="ce18" table:content-validation-name="val10" office:value-type="string" calcext:value-type="string">
            <text:p>NO</text:p>
          </table:table-cell>
          <table:table-cell table:style-name="ce18" table:content-validation-name="val12" office:value-type="string" calcext:value-type="string">
            <text:p>NO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º</text:p>
          </table:table-cell>
          <table:table-cell table:style-name="ce21" table:content-validation-name="val14" office:value-type="string" calcext:value-type="string">
            <text:p>ALTA </text:p>
          </table:table-cell>
          <table:table-cell table:style-name="ce21" table:content-validation-name="val13" office:value-type="string" calcext:value-type="string">
            <text:p>24x7</text:p>
          </table:table-cell>
          <table:table-cell table:style-name="ce18" table:content-validation-name="val16" office:value-type="string" calcext:value-type="string">
            <text:p>Microsoft Windows Server 2003 Server 5.2 Service Pack 2 (32-bit)</text:p>
          </table:table-cell>
          <table:table-cell table:style-name="ce49" table:content-validation-name="val17" office:value-type="string" calcext:value-type="string">
            <text:p>Oracle Database Enterprise Edition 10.2.0.1</text:p>
          </table:table-cell>
          <table:table-cell table:style-name="ce45" table:content-validation-name="val7" table:formula="of:=VLOOKUP([.Z2];[$datos.$F$2:.$H$30];2;0)" office:value-type="string" office:string-value="10.2" calcext:value-type="string">
            <text:p>10.2</text:p>
          </table:table-cell>
          <table:table-cell table:style-name="ce45" table:content-validation-name="val7" table:formula="of:=VLOOKUP([.Z2];[$datos.$F$2:.$H$30];3;0)" office:value-type="string" office:string-value="0.1" calcext:value-type="string">
            <text:p>0.1</text:p>
          </table:table-cell>
          <table:table-cell table:style-name="ce18" table:content-validation-name="val15" office:value-type="string" calcext:value-type="string">
            <text:p>NO</text:p>
          </table:table-cell>
          <table:table-cell table:style-name="ce18" table:content-validation-name="val7" office:value-type="string" calcext:value-type="string">
            <text:p>--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3" office:value-type="string" calcext:value-type="string">
            <text:p>SAE</text:p>
          </table:table-cell>
          <table:table-cell table:style-name="ce23" office:value-type="string" calcext:value-type="string">
            <text:p>esx02</text:p>
          </table:table-cell>
          <table:table-cell table:style-name="ce18" office:value-type="string" calcext:value-type="string">
            <text:p>Microsoft Windows Server 2003 Server 5.2 Service Pack 2 (32-bit)</text:p>
          </table:table-cell>
          <table:table-cell table:style-name="ce26" table:content-validation-name="val4" office:value-type="string" calcext:value-type="string">
            <text:p>All Single Core Chip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table:formula="of:=VLOOKUP([.$F3];[$datos.$R$2:.$S$33];2;0)*[.G3]*[.H3]" office:value-type="float" office:value="2" calcext:value-type="float">
            <text:p>2</text:p>
          </table:table-cell>
          <table:table-cell table:style-name="ce31" table:content-validation-name="val5" office:value-type="string" calcext:value-type="string">
            <text:p>Sí. Virtualización lógica</text:p>
          </table:table-cell>
          <table:table-cell table:style-name="ce35" office:value-type="string" calcext:value-type="string">
            <text:p>proxysql</text:p>
          </table:table-cell>
          <table:table-cell table:style-name="ce18"/>
          <table:table-cell table:style-name="ce40" table:formula="of:=IF(EXACT([.J3];&quot;No&quot;)      ;&quot;&quot;      ; IF(EXACT([.J3];&quot;Sí. Virtualización lógica&quot;)           ;[.I3]           ; IF(EXACT([.J3];&quot;Sí. Virtualización física&quot;)               ;VLOOKUP([.$F3];[$datos.$R$2:.$S$33];2;0)*[.L3]               ;&quot;Error&quot;)          )     )" office:value-type="float" office:value="2" calcext:value-type="float">
            <text:p>2</text:p>
          </table:table-cell>
          <table:table-cell table:style-name="ce21" office:value-type="string" calcext:value-type="string">
            <text:p>proxysql</text:p>
          </table:table-cell>
          <table:table-cell table:style-name="ce21" table:content-validation-name="val6" office:value-type="string" calcext:value-type="string">
            <text:p>PRODUCCIÓN</text:p>
          </table:table-cell>
          <table:table-cell table:style-name="ce45" table:content-validation-name="val7" table:formula="of:=VLOOKUP([.O3];[$datos.$D$2:.$E$7];2;0)" office:value-type="string" office:string-value="PRODUCCIÓN" calcext:value-type="string">
            <text:p>PRODUCCIÓN</text:p>
          </table:table-cell>
          <table:table-cell table:style-name="ce18" table:content-validation-name="val11" office:value-type="string" calcext:value-type="string">
            <text:p>SI</text:p>
          </table:table-cell>
          <table:table-cell table:style-name="ce18" table:content-validation-name="val9" office:value-type="string" calcext:value-type="string">
            <text:p>NO</text:p>
          </table:table-cell>
          <table:table-cell table:style-name="ce18" table:content-validation-name="val10" office:value-type="string" calcext:value-type="string">
            <text:p>NO</text:p>
          </table:table-cell>
          <table:table-cell table:style-name="ce18" table:content-validation-name="val12" office:value-type="string" calcext:value-type="string">
            <text:p>NO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--</text:p>
          </table:table-cell>
          <table:table-cell table:style-name="ce21" table:content-validation-name="val14" office:value-type="string" calcext:value-type="string">
            <text:p>ALTA </text:p>
          </table:table-cell>
          <table:table-cell table:style-name="ce21" table:content-validation-name="val13" office:value-type="string" calcext:value-type="string">
            <text:p>24x7</text:p>
          </table:table-cell>
          <table:table-cell table:style-name="ce18" table:content-validation-name="val16" office:value-type="string" calcext:value-type="string">
            <text:p>Microsoft Windows Server 2003 Server 5.2 Service Pack 2 (32-bit)</text:p>
          </table:table-cell>
          <table:table-cell table:style-name="ce50" table:content-validation-name="val17" office:value-type="string" calcext:value-type="string">
            <text:p>Oracle Database Enterprise Edition 10.2.0.1</text:p>
          </table:table-cell>
          <table:table-cell table:style-name="ce45" table:content-validation-name="val7" table:formula="of:=VLOOKUP([.Z3];[$datos.$F$2:.$H$30];2;0)" office:value-type="string" office:string-value="10.2" calcext:value-type="string">
            <text:p>10.2</text:p>
          </table:table-cell>
          <table:table-cell table:style-name="ce45" table:content-validation-name="val7" table:formula="of:=VLOOKUP([.Z3];[$datos.$F$2:.$H$30];3;0)" office:value-type="string" office:string-value="0.1" calcext:value-type="string">
            <text:p>0.1</text:p>
          </table:table-cell>
          <table:table-cell table:style-name="ce18" table:content-validation-name="val15" office:value-type="string" calcext:value-type="string">
            <text:p>NO</text:p>
          </table:table-cell>
          <table:table-cell table:style-name="ce18" table:content-validation-name="val7" office:value-type="string" calcext:value-type="string">
            <text:p>--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number-columns-repeated="992"/>
        </table:table-row>
        <table:table-row table:style-name="ro5">
          <table:table-cell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3" office:value-type="string" calcext:value-type="string">
            <text:p>SAE</text:p>
          </table:table-cell>
          <table:table-cell table:style-name="ce24" office:value-type="string" calcext:value-type="string">
            <text:p>SAEXPINBE04</text:p>
          </table:table-cell>
          <table:table-cell table:style-name="ce24" office:value-type="string" calcext:value-type="string">
            <text:p>SunOS 5.9 Generic_122300-49 (64-bit)</text:p>
          </table:table-cell>
          <table:table-cell table:style-name="ce26" table:content-validation-name="val4" office:value-type="string" calcext:value-type="string">
            <text:p>All Single Core Chips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28" table:formula="of:=VLOOKUP([.$F4];[$datos.$R$2:.$S$33];2;0)*[.G4]*[.H4]" office:value-type="float" office:value="16" calcext:value-type="float">
            <text:p>16</text:p>
          </table:table-cell>
          <table:table-cell table:style-name="ce31" table:content-validation-name="val5" office:value-type="string" calcext:value-type="string">
            <text:p>No</text:p>
          </table:table-cell>
          <table:table-cell table:style-name="ce35"/>
          <table:table-cell table:style-name="ce18"/>
          <table:table-cell table:style-name="ce40" table:formula="of:=IF(EXACT([.J4];&quot;No&quot;)      ;&quot;&quot;      ; IF(EXACT([.J4];&quot;Sí. Virtualización lógica&quot;)           ;[.I4]           ; IF(EXACT([.J4];&quot;Sí. Virtualización física&quot;)               ;VLOOKUP([.$F4];[$datos.$R$2:.$S$33];2;0)*[.L4]               ;&quot;Error&quot;)          )     )">
            <text:p/>
          </table:table-cell>
          <table:table-cell table:style-name="ce44" office:value-type="string" calcext:value-type="string">
            <text:p>SAEXPINBE04</text:p>
          </table:table-cell>
          <table:table-cell table:style-name="ce21" table:content-validation-name="val6" office:value-type="string" calcext:value-type="string">
            <text:p>FORMACIÓN</text:p>
          </table:table-cell>
          <table:table-cell table:style-name="ce45" table:content-validation-name="val7" table:formula="of:=VLOOKUP([.O4];[$datos.$D$2:.$E$7];2;0)" office:value-type="string" office:string-value="PRODUCCIÓN" calcext:value-type="string">
            <text:p>PRODUCCIÓN</text:p>
          </table:table-cell>
          <table:table-cell table:style-name="ce18" table:content-validation-name="val11" office:value-type="string" calcext:value-type="string">
            <text:p>SI</text:p>
          </table:table-cell>
          <table:table-cell table:style-name="ce18" table:content-validation-name="val9" office:value-type="string" calcext:value-type="string">
            <text:p>NO</text:p>
          </table:table-cell>
          <table:table-cell table:style-name="ce18" table:content-validation-name="val10" office:value-type="string" calcext:value-type="string">
            <text:p>SI</text:p>
          </table:table-cell>
          <table:table-cell table:style-name="ce18" table:content-validation-name="val12" office:value-type="string" calcext:value-type="string">
            <text:p>NO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--</text:p>
          </table:table-cell>
          <table:table-cell table:style-name="ce21" table:content-validation-name="val14" office:value-type="string" calcext:value-type="string">
            <text:p>ALTA </text:p>
          </table:table-cell>
          <table:table-cell table:style-name="ce21" table:content-validation-name="val13" office:value-type="string" calcext:value-type="string">
            <text:p>12x5</text:p>
          </table:table-cell>
          <table:table-cell table:style-name="ce18" table:content-validation-name="val16" office:value-type="string" calcext:value-type="string">
            <text:p>SunOS 5.9 Generic_122300-49 (64-bit)</text:p>
          </table:table-cell>
          <table:table-cell table:style-name="ce51" table:content-validation-name="val17" office:value-type="string" calcext:value-type="string">
            <text:p>Oracle Database Enterprise Edition 11.2.0.1</text:p>
          </table:table-cell>
          <table:table-cell table:style-name="ce45" table:content-validation-name="val7" table:formula="of:=VLOOKUP([.Z4];[$datos.$F$2:.$H$30];2;0)" office:value-type="string" office:string-value="11.2" calcext:value-type="string">
            <text:p>11.2</text:p>
          </table:table-cell>
          <table:table-cell table:style-name="ce45" table:content-validation-name="val7" table:formula="of:=VLOOKUP([.Z4];[$datos.$F$2:.$H$30];3;0)" office:value-type="string" office:string-value="0.1" calcext:value-type="string">
            <text:p>0.1</text:p>
          </table:table-cell>
          <table:table-cell table:style-name="ce18" table:content-validation-name="val15" office:value-type="string" calcext:value-type="string">
            <text:p>SI</text:p>
          </table:table-cell>
          <table:table-cell table:style-name="ce18" table:content-validation-name="val7" office:value-type="string" calcext:value-type="string">
            <text:p>--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number-columns-repeated="992"/>
        </table:table-row>
        <table:table-row table:style-name="ro5">
          <table:table-cell office:value-type="string" calcext:value-type="string">
            <text:p>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];[$datos.$R$2:.$S$33];2;0)*[.G5]*[.H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];&quot;No&quot;)      ;&quot;&quot;      ; IF(EXACT([.J5];&quot;Sí. Virtualización lógica&quot;)           ;[.I5]           ; IF(EXACT([.J5];&quot;Sí. Virtualización física&quot;)               ;VLOOKUP([.$F5];[$datos.$R$2:.$S$33];2;0)*[.L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2" table:content-validation-name="val17"/>
          <table:table-cell table:style-name="ce45" table:content-validation-name="val7" table:formula="of:=VLOOKUP([.Z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];[$datos.$R$2:.$S$33];2;0)*[.G6]*[.H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];&quot;No&quot;)      ;&quot;&quot;      ; IF(EXACT([.J6];&quot;Sí. Virtualización lógica&quot;)           ;[.I6]           ; IF(EXACT([.J6];&quot;Sí. Virtualización física&quot;)               ;VLOOKUP([.$F6];[$datos.$R$2:.$S$33];2;0)*[.L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3" table:content-validation-name="val17"/>
          <table:table-cell table:style-name="ce45" table:content-validation-name="val7" table:formula="of:=VLOOKUP([.Z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];[$datos.$R$2:.$S$33];2;0)*[.G7]*[.H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];&quot;No&quot;)      ;&quot;&quot;      ; IF(EXACT([.J7];&quot;Sí. Virtualización lógica&quot;)           ;[.I7]           ; IF(EXACT([.J7];&quot;Sí. Virtualización física&quot;)               ;VLOOKUP([.$F7];[$datos.$R$2:.$S$33];2;0)*[.L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4" table:content-validation-name="val17"/>
          <table:table-cell table:style-name="ce45" table:content-validation-name="val7" table:formula="of:=VLOOKUP([.Z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];[$datos.$R$2:.$S$33];2;0)*[.G8]*[.H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];&quot;No&quot;)      ;&quot;&quot;      ; IF(EXACT([.J8];&quot;Sí. Virtualización lógica&quot;)           ;[.I8]           ; IF(EXACT([.J8];&quot;Sí. Virtualización física&quot;)               ;VLOOKUP([.$F8];[$datos.$R$2:.$S$33];2;0)*[.L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5" table:content-validation-name="val17"/>
          <table:table-cell table:style-name="ce45" table:content-validation-name="val7" table:formula="of:=VLOOKUP([.Z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];[$datos.$R$2:.$S$33];2;0)*[.G9]*[.H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];&quot;No&quot;)      ;&quot;&quot;      ; IF(EXACT([.J9];&quot;Sí. Virtualización lógica&quot;)           ;[.I9]           ; IF(EXACT([.J9];&quot;Sí. Virtualización física&quot;)               ;VLOOKUP([.$F9];[$datos.$R$2:.$S$33];2;0)*[.L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6" table:content-validation-name="val17"/>
          <table:table-cell table:style-name="ce45" table:content-validation-name="val7" table:formula="of:=VLOOKUP([.Z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];[$datos.$R$2:.$S$33];2;0)*[.G10]*[.H1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];&quot;No&quot;)      ;&quot;&quot;      ; IF(EXACT([.J10];&quot;Sí. Virtualización lógica&quot;)           ;[.I10]           ; IF(EXACT([.J10];&quot;Sí. Virtualización física&quot;)               ;VLOOKUP([.$F10];[$datos.$R$2:.$S$33];2;0)*[.L1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7" table:content-validation-name="val17"/>
          <table:table-cell table:style-name="ce45" table:content-validation-name="val7" table:formula="of:=VLOOKUP([.Z1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];[$datos.$R$2:.$S$33];2;0)*[.G11]*[.H1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];&quot;No&quot;)      ;&quot;&quot;      ; IF(EXACT([.J11];&quot;Sí. Virtualización lógica&quot;)           ;[.I11]           ; IF(EXACT([.J11];&quot;Sí. Virtualización física&quot;)               ;VLOOKUP([.$F11];[$datos.$R$2:.$S$33];2;0)*[.L1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8" table:content-validation-name="val17"/>
          <table:table-cell table:style-name="ce45" table:content-validation-name="val7" table:formula="of:=VLOOKUP([.Z1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];[$datos.$R$2:.$S$33];2;0)*[.G12]*[.H1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];&quot;No&quot;)      ;&quot;&quot;      ; IF(EXACT([.J12];&quot;Sí. Virtualización lógica&quot;)           ;[.I12]           ; IF(EXACT([.J12];&quot;Sí. Virtualización física&quot;)               ;VLOOKUP([.$F12];[$datos.$R$2:.$S$33];2;0)*[.L1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59" table:content-validation-name="val17"/>
          <table:table-cell table:style-name="ce45" table:content-validation-name="val7" table:formula="of:=VLOOKUP([.Z1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];[$datos.$R$2:.$S$33];2;0)*[.G13]*[.H1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];&quot;No&quot;)      ;&quot;&quot;      ; IF(EXACT([.J13];&quot;Sí. Virtualización lógica&quot;)           ;[.I13]           ; IF(EXACT([.J13];&quot;Sí. Virtualización física&quot;)               ;VLOOKUP([.$F13];[$datos.$R$2:.$S$33];2;0)*[.L1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0" table:content-validation-name="val17"/>
          <table:table-cell table:style-name="ce45" table:content-validation-name="val7" table:formula="of:=VLOOKUP([.Z1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];[$datos.$R$2:.$S$33];2;0)*[.G14]*[.H1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];&quot;No&quot;)      ;&quot;&quot;      ; IF(EXACT([.J14];&quot;Sí. Virtualización lógica&quot;)           ;[.I14]           ; IF(EXACT([.J14];&quot;Sí. Virtualización física&quot;)               ;VLOOKUP([.$F14];[$datos.$R$2:.$S$33];2;0)*[.L1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1" table:content-validation-name="val17"/>
          <table:table-cell table:style-name="ce45" table:content-validation-name="val7" table:formula="of:=VLOOKUP([.Z1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];[$datos.$R$2:.$S$33];2;0)*[.G15]*[.H1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];&quot;No&quot;)      ;&quot;&quot;      ; IF(EXACT([.J15];&quot;Sí. Virtualización lógica&quot;)           ;[.I15]           ; IF(EXACT([.J15];&quot;Sí. Virtualización física&quot;)               ;VLOOKUP([.$F15];[$datos.$R$2:.$S$33];2;0)*[.L1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2" table:content-validation-name="val17"/>
          <table:table-cell table:style-name="ce45" table:content-validation-name="val7" table:formula="of:=VLOOKUP([.Z1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];[$datos.$R$2:.$S$33];2;0)*[.G16]*[.H1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];&quot;No&quot;)      ;&quot;&quot;      ; IF(EXACT([.J16];&quot;Sí. Virtualización lógica&quot;)           ;[.I16]           ; IF(EXACT([.J16];&quot;Sí. Virtualización física&quot;)               ;VLOOKUP([.$F16];[$datos.$R$2:.$S$33];2;0)*[.L1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3" table:content-validation-name="val17"/>
          <table:table-cell table:style-name="ce45" table:content-validation-name="val7" table:formula="of:=VLOOKUP([.Z1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];[$datos.$R$2:.$S$33];2;0)*[.G17]*[.H1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];&quot;No&quot;)      ;&quot;&quot;      ; IF(EXACT([.J17];&quot;Sí. Virtualización lógica&quot;)           ;[.I17]           ; IF(EXACT([.J17];&quot;Sí. Virtualización física&quot;)               ;VLOOKUP([.$F17];[$datos.$R$2:.$S$33];2;0)*[.L1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4" table:content-validation-name="val17"/>
          <table:table-cell table:style-name="ce45" table:content-validation-name="val7" table:formula="of:=VLOOKUP([.Z1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];[$datos.$R$2:.$S$33];2;0)*[.G18]*[.H1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];&quot;No&quot;)      ;&quot;&quot;      ; IF(EXACT([.J18];&quot;Sí. Virtualización lógica&quot;)           ;[.I18]           ; IF(EXACT([.J18];&quot;Sí. Virtualización física&quot;)               ;VLOOKUP([.$F18];[$datos.$R$2:.$S$33];2;0)*[.L1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5" table:content-validation-name="val17"/>
          <table:table-cell table:style-name="ce45" table:content-validation-name="val7" table:formula="of:=VLOOKUP([.Z1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];[$datos.$R$2:.$S$33];2;0)*[.G19]*[.H1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];&quot;No&quot;)      ;&quot;&quot;      ; IF(EXACT([.J19];&quot;Sí. Virtualización lógica&quot;)           ;[.I19]           ; IF(EXACT([.J19];&quot;Sí. Virtualización física&quot;)               ;VLOOKUP([.$F19];[$datos.$R$2:.$S$33];2;0)*[.L1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6" table:content-validation-name="val17"/>
          <table:table-cell table:style-name="ce45" table:content-validation-name="val7" table:formula="of:=VLOOKUP([.Z1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];[$datos.$R$2:.$S$33];2;0)*[.G20]*[.H2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];&quot;No&quot;)      ;&quot;&quot;      ; IF(EXACT([.J20];&quot;Sí. Virtualización lógica&quot;)           ;[.I20]           ; IF(EXACT([.J20];&quot;Sí. Virtualización física&quot;)               ;VLOOKUP([.$F20];[$datos.$R$2:.$S$33];2;0)*[.L2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7" table:content-validation-name="val17"/>
          <table:table-cell table:style-name="ce45" table:content-validation-name="val7" table:formula="of:=VLOOKUP([.Z2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];[$datos.$R$2:.$S$33];2;0)*[.G21]*[.H2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];&quot;No&quot;)      ;&quot;&quot;      ; IF(EXACT([.J21];&quot;Sí. Virtualización lógica&quot;)           ;[.I21]           ; IF(EXACT([.J21];&quot;Sí. Virtualización física&quot;)               ;VLOOKUP([.$F21];[$datos.$R$2:.$S$33];2;0)*[.L2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8" table:content-validation-name="val17"/>
          <table:table-cell table:style-name="ce45" table:content-validation-name="val7" table:formula="of:=VLOOKUP([.Z2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];[$datos.$R$2:.$S$33];2;0)*[.G22]*[.H2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];&quot;No&quot;)      ;&quot;&quot;      ; IF(EXACT([.J22];&quot;Sí. Virtualización lógica&quot;)           ;[.I22]           ; IF(EXACT([.J22];&quot;Sí. Virtualización física&quot;)               ;VLOOKUP([.$F22];[$datos.$R$2:.$S$33];2;0)*[.L2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69" table:content-validation-name="val17"/>
          <table:table-cell table:style-name="ce45" table:content-validation-name="val7" table:formula="of:=VLOOKUP([.Z2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];[$datos.$R$2:.$S$33];2;0)*[.G23]*[.H2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];&quot;No&quot;)      ;&quot;&quot;      ; IF(EXACT([.J23];&quot;Sí. Virtualización lógica&quot;)           ;[.I23]           ; IF(EXACT([.J23];&quot;Sí. Virtualización física&quot;)               ;VLOOKUP([.$F23];[$datos.$R$2:.$S$33];2;0)*[.L2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0" table:content-validation-name="val17"/>
          <table:table-cell table:style-name="ce45" table:content-validation-name="val7" table:formula="of:=VLOOKUP([.Z2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];[$datos.$R$2:.$S$33];2;0)*[.G24]*[.H2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];&quot;No&quot;)      ;&quot;&quot;      ; IF(EXACT([.J24];&quot;Sí. Virtualización lógica&quot;)           ;[.I24]           ; IF(EXACT([.J24];&quot;Sí. Virtualización física&quot;)               ;VLOOKUP([.$F24];[$datos.$R$2:.$S$33];2;0)*[.L2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1" table:content-validation-name="val17"/>
          <table:table-cell table:style-name="ce45" table:content-validation-name="val7" table:formula="of:=VLOOKUP([.Z2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];[$datos.$R$2:.$S$33];2;0)*[.G25]*[.H2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];&quot;No&quot;)      ;&quot;&quot;      ; IF(EXACT([.J25];&quot;Sí. Virtualización lógica&quot;)           ;[.I25]           ; IF(EXACT([.J25];&quot;Sí. Virtualización física&quot;)               ;VLOOKUP([.$F25];[$datos.$R$2:.$S$33];2;0)*[.L2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2" table:content-validation-name="val17"/>
          <table:table-cell table:style-name="ce45" table:content-validation-name="val7" table:formula="of:=VLOOKUP([.Z2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];[$datos.$R$2:.$S$33];2;0)*[.G26]*[.H2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];&quot;No&quot;)      ;&quot;&quot;      ; IF(EXACT([.J26];&quot;Sí. Virtualización lógica&quot;)           ;[.I26]           ; IF(EXACT([.J26];&quot;Sí. Virtualización física&quot;)               ;VLOOKUP([.$F26];[$datos.$R$2:.$S$33];2;0)*[.L2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3" table:content-validation-name="val17"/>
          <table:table-cell table:style-name="ce45" table:content-validation-name="val7" table:formula="of:=VLOOKUP([.Z2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];[$datos.$R$2:.$S$33];2;0)*[.G27]*[.H2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];&quot;No&quot;)      ;&quot;&quot;      ; IF(EXACT([.J27];&quot;Sí. Virtualización lógica&quot;)           ;[.I27]           ; IF(EXACT([.J27];&quot;Sí. Virtualización física&quot;)               ;VLOOKUP([.$F27];[$datos.$R$2:.$S$33];2;0)*[.L2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4" table:content-validation-name="val17"/>
          <table:table-cell table:style-name="ce45" table:content-validation-name="val7" table:formula="of:=VLOOKUP([.Z2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];[$datos.$R$2:.$S$33];2;0)*[.G28]*[.H2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];&quot;No&quot;)      ;&quot;&quot;      ; IF(EXACT([.J28];&quot;Sí. Virtualización lógica&quot;)           ;[.I28]           ; IF(EXACT([.J28];&quot;Sí. Virtualización física&quot;)               ;VLOOKUP([.$F28];[$datos.$R$2:.$S$33];2;0)*[.L2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5" table:content-validation-name="val17"/>
          <table:table-cell table:style-name="ce45" table:content-validation-name="val7" table:formula="of:=VLOOKUP([.Z2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];[$datos.$R$2:.$S$33];2;0)*[.G29]*[.H2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];&quot;No&quot;)      ;&quot;&quot;      ; IF(EXACT([.J29];&quot;Sí. Virtualización lógica&quot;)           ;[.I29]           ; IF(EXACT([.J29];&quot;Sí. Virtualización física&quot;)               ;VLOOKUP([.$F29];[$datos.$R$2:.$S$33];2;0)*[.L2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6" table:content-validation-name="val17"/>
          <table:table-cell table:style-name="ce45" table:content-validation-name="val7" table:formula="of:=VLOOKUP([.Z2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];[$datos.$R$2:.$S$33];2;0)*[.G30]*[.H3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];&quot;No&quot;)      ;&quot;&quot;      ; IF(EXACT([.J30];&quot;Sí. Virtualización lógica&quot;)           ;[.I30]           ; IF(EXACT([.J30];&quot;Sí. Virtualización física&quot;)               ;VLOOKUP([.$F30];[$datos.$R$2:.$S$33];2;0)*[.L3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7" table:content-validation-name="val17"/>
          <table:table-cell table:style-name="ce45" table:content-validation-name="val7" table:formula="of:=VLOOKUP([.Z3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];[$datos.$R$2:.$S$33];2;0)*[.G31]*[.H3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];&quot;No&quot;)      ;&quot;&quot;      ; IF(EXACT([.J31];&quot;Sí. Virtualización lógica&quot;)           ;[.I31]           ; IF(EXACT([.J31];&quot;Sí. Virtualización física&quot;)               ;VLOOKUP([.$F31];[$datos.$R$2:.$S$33];2;0)*[.L3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8" table:content-validation-name="val17"/>
          <table:table-cell table:style-name="ce45" table:content-validation-name="val7" table:formula="of:=VLOOKUP([.Z3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];[$datos.$R$2:.$S$33];2;0)*[.G32]*[.H3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];&quot;No&quot;)      ;&quot;&quot;      ; IF(EXACT([.J32];&quot;Sí. Virtualización lógica&quot;)           ;[.I32]           ; IF(EXACT([.J32];&quot;Sí. Virtualización física&quot;)               ;VLOOKUP([.$F32];[$datos.$R$2:.$S$33];2;0)*[.L3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79" table:content-validation-name="val17"/>
          <table:table-cell table:style-name="ce45" table:content-validation-name="val7" table:formula="of:=VLOOKUP([.Z3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];[$datos.$R$2:.$S$33];2;0)*[.G33]*[.H3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];&quot;No&quot;)      ;&quot;&quot;      ; IF(EXACT([.J33];&quot;Sí. Virtualización lógica&quot;)           ;[.I33]           ; IF(EXACT([.J33];&quot;Sí. Virtualización física&quot;)               ;VLOOKUP([.$F33];[$datos.$R$2:.$S$33];2;0)*[.L3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0" table:content-validation-name="val17"/>
          <table:table-cell table:style-name="ce45" table:content-validation-name="val7" table:formula="of:=VLOOKUP([.Z3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];[$datos.$R$2:.$S$33];2;0)*[.G34]*[.H3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];&quot;No&quot;)      ;&quot;&quot;      ; IF(EXACT([.J34];&quot;Sí. Virtualización lógica&quot;)           ;[.I34]           ; IF(EXACT([.J34];&quot;Sí. Virtualización física&quot;)               ;VLOOKUP([.$F34];[$datos.$R$2:.$S$33];2;0)*[.L3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1" table:content-validation-name="val17"/>
          <table:table-cell table:style-name="ce45" table:content-validation-name="val7" table:formula="of:=VLOOKUP([.Z3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];[$datos.$R$2:.$S$33];2;0)*[.G35]*[.H3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];&quot;No&quot;)      ;&quot;&quot;      ; IF(EXACT([.J35];&quot;Sí. Virtualización lógica&quot;)           ;[.I35]           ; IF(EXACT([.J35];&quot;Sí. Virtualización física&quot;)               ;VLOOKUP([.$F35];[$datos.$R$2:.$S$33];2;0)*[.L3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2" table:content-validation-name="val17"/>
          <table:table-cell table:style-name="ce45" table:content-validation-name="val7" table:formula="of:=VLOOKUP([.Z3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];[$datos.$R$2:.$S$33];2;0)*[.G36]*[.H3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];&quot;No&quot;)      ;&quot;&quot;      ; IF(EXACT([.J36];&quot;Sí. Virtualización lógica&quot;)           ;[.I36]           ; IF(EXACT([.J36];&quot;Sí. Virtualización física&quot;)               ;VLOOKUP([.$F36];[$datos.$R$2:.$S$33];2;0)*[.L3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3" table:content-validation-name="val17"/>
          <table:table-cell table:style-name="ce45" table:content-validation-name="val7" table:formula="of:=VLOOKUP([.Z3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];[$datos.$R$2:.$S$33];2;0)*[.G37]*[.H3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];&quot;No&quot;)      ;&quot;&quot;      ; IF(EXACT([.J37];&quot;Sí. Virtualización lógica&quot;)           ;[.I37]           ; IF(EXACT([.J37];&quot;Sí. Virtualización física&quot;)               ;VLOOKUP([.$F37];[$datos.$R$2:.$S$33];2;0)*[.L3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4" table:content-validation-name="val17"/>
          <table:table-cell table:style-name="ce45" table:content-validation-name="val7" table:formula="of:=VLOOKUP([.Z3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];[$datos.$R$2:.$S$33];2;0)*[.G38]*[.H3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];&quot;No&quot;)      ;&quot;&quot;      ; IF(EXACT([.J38];&quot;Sí. Virtualización lógica&quot;)           ;[.I38]           ; IF(EXACT([.J38];&quot;Sí. Virtualización física&quot;)               ;VLOOKUP([.$F38];[$datos.$R$2:.$S$33];2;0)*[.L3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5" table:content-validation-name="val17"/>
          <table:table-cell table:style-name="ce45" table:content-validation-name="val7" table:formula="of:=VLOOKUP([.Z3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];[$datos.$R$2:.$S$33];2;0)*[.G39]*[.H3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];&quot;No&quot;)      ;&quot;&quot;      ; IF(EXACT([.J39];&quot;Sí. Virtualización lógica&quot;)           ;[.I39]           ; IF(EXACT([.J39];&quot;Sí. Virtualización física&quot;)               ;VLOOKUP([.$F39];[$datos.$R$2:.$S$33];2;0)*[.L3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6" table:content-validation-name="val17"/>
          <table:table-cell table:style-name="ce45" table:content-validation-name="val7" table:formula="of:=VLOOKUP([.Z3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0];[$datos.$R$2:.$S$33];2;0)*[.G40]*[.H4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0];&quot;No&quot;)      ;&quot;&quot;      ; IF(EXACT([.J40];&quot;Sí. Virtualización lógica&quot;)           ;[.I40]           ; IF(EXACT([.J40];&quot;Sí. Virtualización física&quot;)               ;VLOOKUP([.$F40];[$datos.$R$2:.$S$33];2;0)*[.L4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7" table:content-validation-name="val17"/>
          <table:table-cell table:style-name="ce45" table:content-validation-name="val7" table:formula="of:=VLOOKUP([.Z4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1];[$datos.$R$2:.$S$33];2;0)*[.G41]*[.H4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1];&quot;No&quot;)      ;&quot;&quot;      ; IF(EXACT([.J41];&quot;Sí. Virtualización lógica&quot;)           ;[.I41]           ; IF(EXACT([.J41];&quot;Sí. Virtualización física&quot;)               ;VLOOKUP([.$F41];[$datos.$R$2:.$S$33];2;0)*[.L4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8" table:content-validation-name="val17"/>
          <table:table-cell table:style-name="ce45" table:content-validation-name="val7" table:formula="of:=VLOOKUP([.Z4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2];[$datos.$R$2:.$S$33];2;0)*[.G42]*[.H4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2];&quot;No&quot;)      ;&quot;&quot;      ; IF(EXACT([.J42];&quot;Sí. Virtualización lógica&quot;)           ;[.I42]           ; IF(EXACT([.J42];&quot;Sí. Virtualización física&quot;)               ;VLOOKUP([.$F42];[$datos.$R$2:.$S$33];2;0)*[.L4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89" table:content-validation-name="val17"/>
          <table:table-cell table:style-name="ce45" table:content-validation-name="val7" table:formula="of:=VLOOKUP([.Z4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3];[$datos.$R$2:.$S$33];2;0)*[.G43]*[.H4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3];&quot;No&quot;)      ;&quot;&quot;      ; IF(EXACT([.J43];&quot;Sí. Virtualización lógica&quot;)           ;[.I43]           ; IF(EXACT([.J43];&quot;Sí. Virtualización física&quot;)               ;VLOOKUP([.$F43];[$datos.$R$2:.$S$33];2;0)*[.L4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0" table:content-validation-name="val17"/>
          <table:table-cell table:style-name="ce45" table:content-validation-name="val7" table:formula="of:=VLOOKUP([.Z4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4];[$datos.$R$2:.$S$33];2;0)*[.G44]*[.H4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4];&quot;No&quot;)      ;&quot;&quot;      ; IF(EXACT([.J44];&quot;Sí. Virtualización lógica&quot;)           ;[.I44]           ; IF(EXACT([.J44];&quot;Sí. Virtualización física&quot;)               ;VLOOKUP([.$F44];[$datos.$R$2:.$S$33];2;0)*[.L4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1" table:content-validation-name="val17"/>
          <table:table-cell table:style-name="ce45" table:content-validation-name="val7" table:formula="of:=VLOOKUP([.Z4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5];[$datos.$R$2:.$S$33];2;0)*[.G45]*[.H4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5];&quot;No&quot;)      ;&quot;&quot;      ; IF(EXACT([.J45];&quot;Sí. Virtualización lógica&quot;)           ;[.I45]           ; IF(EXACT([.J45];&quot;Sí. Virtualización física&quot;)               ;VLOOKUP([.$F45];[$datos.$R$2:.$S$33];2;0)*[.L4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2" table:content-validation-name="val17"/>
          <table:table-cell table:style-name="ce45" table:content-validation-name="val7" table:formula="of:=VLOOKUP([.Z4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6];[$datos.$R$2:.$S$33];2;0)*[.G46]*[.H4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6];&quot;No&quot;)      ;&quot;&quot;      ; IF(EXACT([.J46];&quot;Sí. Virtualización lógica&quot;)           ;[.I46]           ; IF(EXACT([.J46];&quot;Sí. Virtualización física&quot;)               ;VLOOKUP([.$F46];[$datos.$R$2:.$S$33];2;0)*[.L4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3" table:content-validation-name="val17"/>
          <table:table-cell table:style-name="ce45" table:content-validation-name="val7" table:formula="of:=VLOOKUP([.Z4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7];[$datos.$R$2:.$S$33];2;0)*[.G47]*[.H4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7];&quot;No&quot;)      ;&quot;&quot;      ; IF(EXACT([.J47];&quot;Sí. Virtualización lógica&quot;)           ;[.I47]           ; IF(EXACT([.J47];&quot;Sí. Virtualización física&quot;)               ;VLOOKUP([.$F47];[$datos.$R$2:.$S$33];2;0)*[.L4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4" table:content-validation-name="val17"/>
          <table:table-cell table:style-name="ce45" table:content-validation-name="val7" table:formula="of:=VLOOKUP([.Z4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8];[$datos.$R$2:.$S$33];2;0)*[.G48]*[.H4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8];&quot;No&quot;)      ;&quot;&quot;      ; IF(EXACT([.J48];&quot;Sí. Virtualización lógica&quot;)           ;[.I48]           ; IF(EXACT([.J48];&quot;Sí. Virtualización física&quot;)               ;VLOOKUP([.$F48];[$datos.$R$2:.$S$33];2;0)*[.L4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5" table:content-validation-name="val17"/>
          <table:table-cell table:style-name="ce45" table:content-validation-name="val7" table:formula="of:=VLOOKUP([.Z4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9];[$datos.$R$2:.$S$33];2;0)*[.G49]*[.H4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9];&quot;No&quot;)      ;&quot;&quot;      ; IF(EXACT([.J49];&quot;Sí. Virtualización lógica&quot;)           ;[.I49]           ; IF(EXACT([.J49];&quot;Sí. Virtualización física&quot;)               ;VLOOKUP([.$F49];[$datos.$R$2:.$S$33];2;0)*[.L4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6" table:content-validation-name="val17"/>
          <table:table-cell table:style-name="ce45" table:content-validation-name="val7" table:formula="of:=VLOOKUP([.Z4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0];[$datos.$R$2:.$S$33];2;0)*[.G50]*[.H5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0];&quot;No&quot;)      ;&quot;&quot;      ; IF(EXACT([.J50];&quot;Sí. Virtualización lógica&quot;)           ;[.I50]           ; IF(EXACT([.J50];&quot;Sí. Virtualización física&quot;)               ;VLOOKUP([.$F50];[$datos.$R$2:.$S$33];2;0)*[.L5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7" table:content-validation-name="val17"/>
          <table:table-cell table:style-name="ce45" table:content-validation-name="val7" table:formula="of:=VLOOKUP([.Z5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1];[$datos.$R$2:.$S$33];2;0)*[.G51]*[.H5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1];&quot;No&quot;)      ;&quot;&quot;      ; IF(EXACT([.J51];&quot;Sí. Virtualización lógica&quot;)           ;[.I51]           ; IF(EXACT([.J51];&quot;Sí. Virtualización física&quot;)               ;VLOOKUP([.$F51];[$datos.$R$2:.$S$33];2;0)*[.L5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8" table:content-validation-name="val17"/>
          <table:table-cell table:style-name="ce45" table:content-validation-name="val7" table:formula="of:=VLOOKUP([.Z5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2];[$datos.$R$2:.$S$33];2;0)*[.G52]*[.H5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2];&quot;No&quot;)      ;&quot;&quot;      ; IF(EXACT([.J52];&quot;Sí. Virtualización lógica&quot;)           ;[.I52]           ; IF(EXACT([.J52];&quot;Sí. Virtualización física&quot;)               ;VLOOKUP([.$F52];[$datos.$R$2:.$S$33];2;0)*[.L5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99" table:content-validation-name="val17"/>
          <table:table-cell table:style-name="ce45" table:content-validation-name="val7" table:formula="of:=VLOOKUP([.Z5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4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3];[$datos.$R$2:.$S$33];2;0)*[.G53]*[.H5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3];&quot;No&quot;)      ;&quot;&quot;      ; IF(EXACT([.J53];&quot;Sí. Virtualización lógica&quot;)           ;[.I53]           ; IF(EXACT([.J53];&quot;Sí. Virtualización física&quot;)               ;VLOOKUP([.$F53];[$datos.$R$2:.$S$33];2;0)*[.L5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0" table:content-validation-name="val17"/>
          <table:table-cell table:style-name="ce45" table:content-validation-name="val7" table:formula="of:=VLOOKUP([.Z5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4];[$datos.$R$2:.$S$33];2;0)*[.G54]*[.H5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4];&quot;No&quot;)      ;&quot;&quot;      ; IF(EXACT([.J54];&quot;Sí. Virtualización lógica&quot;)           ;[.I54]           ; IF(EXACT([.J54];&quot;Sí. Virtualización física&quot;)               ;VLOOKUP([.$F54];[$datos.$R$2:.$S$33];2;0)*[.L5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1" table:content-validation-name="val17"/>
          <table:table-cell table:style-name="ce45" table:content-validation-name="val7" table:formula="of:=VLOOKUP([.Z5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5];[$datos.$R$2:.$S$33];2;0)*[.G55]*[.H5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5];&quot;No&quot;)      ;&quot;&quot;      ; IF(EXACT([.J55];&quot;Sí. Virtualización lógica&quot;)           ;[.I55]           ; IF(EXACT([.J55];&quot;Sí. Virtualización física&quot;)               ;VLOOKUP([.$F55];[$datos.$R$2:.$S$33];2;0)*[.L5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2" table:content-validation-name="val17"/>
          <table:table-cell table:style-name="ce45" table:content-validation-name="val7" table:formula="of:=VLOOKUP([.Z5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6];[$datos.$R$2:.$S$33];2;0)*[.G56]*[.H5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6];&quot;No&quot;)      ;&quot;&quot;      ; IF(EXACT([.J56];&quot;Sí. Virtualización lógica&quot;)           ;[.I56]           ; IF(EXACT([.J56];&quot;Sí. Virtualización física&quot;)               ;VLOOKUP([.$F56];[$datos.$R$2:.$S$33];2;0)*[.L5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3" table:content-validation-name="val17"/>
          <table:table-cell table:style-name="ce45" table:content-validation-name="val7" table:formula="of:=VLOOKUP([.Z5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7];[$datos.$R$2:.$S$33];2;0)*[.G57]*[.H5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7];&quot;No&quot;)      ;&quot;&quot;      ; IF(EXACT([.J57];&quot;Sí. Virtualización lógica&quot;)           ;[.I57]           ; IF(EXACT([.J57];&quot;Sí. Virtualización física&quot;)               ;VLOOKUP([.$F57];[$datos.$R$2:.$S$33];2;0)*[.L5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4" table:content-validation-name="val17"/>
          <table:table-cell table:style-name="ce45" table:content-validation-name="val7" table:formula="of:=VLOOKUP([.Z5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8];[$datos.$R$2:.$S$33];2;0)*[.G58]*[.H5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8];&quot;No&quot;)      ;&quot;&quot;      ; IF(EXACT([.J58];&quot;Sí. Virtualización lógica&quot;)           ;[.I58]           ; IF(EXACT([.J58];&quot;Sí. Virtualización física&quot;)               ;VLOOKUP([.$F58];[$datos.$R$2:.$S$33];2;0)*[.L5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5" table:content-validation-name="val17"/>
          <table:table-cell table:style-name="ce45" table:content-validation-name="val7" table:formula="of:=VLOOKUP([.Z5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59];[$datos.$R$2:.$S$33];2;0)*[.G59]*[.H5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59];&quot;No&quot;)      ;&quot;&quot;      ; IF(EXACT([.J59];&quot;Sí. Virtualización lógica&quot;)           ;[.I59]           ; IF(EXACT([.J59];&quot;Sí. Virtualización física&quot;)               ;VLOOKUP([.$F59];[$datos.$R$2:.$S$33];2;0)*[.L5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5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6" table:content-validation-name="val17"/>
          <table:table-cell table:style-name="ce45" table:content-validation-name="val7" table:formula="of:=VLOOKUP([.Z5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5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0];[$datos.$R$2:.$S$33];2;0)*[.G60]*[.H6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0];&quot;No&quot;)      ;&quot;&quot;      ; IF(EXACT([.J60];&quot;Sí. Virtualización lógica&quot;)           ;[.I60]           ; IF(EXACT([.J60];&quot;Sí. Virtualización física&quot;)               ;VLOOKUP([.$F60];[$datos.$R$2:.$S$33];2;0)*[.L6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7" table:content-validation-name="val17"/>
          <table:table-cell table:style-name="ce45" table:content-validation-name="val7" table:formula="of:=VLOOKUP([.Z6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1];[$datos.$R$2:.$S$33];2;0)*[.G61]*[.H6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1];&quot;No&quot;)      ;&quot;&quot;      ; IF(EXACT([.J61];&quot;Sí. Virtualización lógica&quot;)           ;[.I61]           ; IF(EXACT([.J61];&quot;Sí. Virtualización física&quot;)               ;VLOOKUP([.$F61];[$datos.$R$2:.$S$33];2;0)*[.L6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8" table:content-validation-name="val17"/>
          <table:table-cell table:style-name="ce45" table:content-validation-name="val7" table:formula="of:=VLOOKUP([.Z6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2];[$datos.$R$2:.$S$33];2;0)*[.G62]*[.H6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2];&quot;No&quot;)      ;&quot;&quot;      ; IF(EXACT([.J62];&quot;Sí. Virtualización lógica&quot;)           ;[.I62]           ; IF(EXACT([.J62];&quot;Sí. Virtualización física&quot;)               ;VLOOKUP([.$F62];[$datos.$R$2:.$S$33];2;0)*[.L6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09" table:content-validation-name="val17"/>
          <table:table-cell table:style-name="ce45" table:content-validation-name="val7" table:formula="of:=VLOOKUP([.Z6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5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3];[$datos.$R$2:.$S$33];2;0)*[.G63]*[.H6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3];&quot;No&quot;)      ;&quot;&quot;      ; IF(EXACT([.J63];&quot;Sí. Virtualización lógica&quot;)           ;[.I63]           ; IF(EXACT([.J63];&quot;Sí. Virtualización física&quot;)               ;VLOOKUP([.$F63];[$datos.$R$2:.$S$33];2;0)*[.L6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0" table:content-validation-name="val17"/>
          <table:table-cell table:style-name="ce45" table:content-validation-name="val7" table:formula="of:=VLOOKUP([.Z6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4];[$datos.$R$2:.$S$33];2;0)*[.G64]*[.H6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4];&quot;No&quot;)      ;&quot;&quot;      ; IF(EXACT([.J64];&quot;Sí. Virtualización lógica&quot;)           ;[.I64]           ; IF(EXACT([.J64];&quot;Sí. Virtualización física&quot;)               ;VLOOKUP([.$F64];[$datos.$R$2:.$S$33];2;0)*[.L6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1" table:content-validation-name="val17"/>
          <table:table-cell table:style-name="ce45" table:content-validation-name="val7" table:formula="of:=VLOOKUP([.Z6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5];[$datos.$R$2:.$S$33];2;0)*[.G65]*[.H6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5];&quot;No&quot;)      ;&quot;&quot;      ; IF(EXACT([.J65];&quot;Sí. Virtualización lógica&quot;)           ;[.I65]           ; IF(EXACT([.J65];&quot;Sí. Virtualización física&quot;)               ;VLOOKUP([.$F65];[$datos.$R$2:.$S$33];2;0)*[.L6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2" table:content-validation-name="val17"/>
          <table:table-cell table:style-name="ce45" table:content-validation-name="val7" table:formula="of:=VLOOKUP([.Z6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6];[$datos.$R$2:.$S$33];2;0)*[.G66]*[.H6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6];&quot;No&quot;)      ;&quot;&quot;      ; IF(EXACT([.J66];&quot;Sí. Virtualización lógica&quot;)           ;[.I66]           ; IF(EXACT([.J66];&quot;Sí. Virtualización física&quot;)               ;VLOOKUP([.$F66];[$datos.$R$2:.$S$33];2;0)*[.L6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3" table:content-validation-name="val17"/>
          <table:table-cell table:style-name="ce45" table:content-validation-name="val7" table:formula="of:=VLOOKUP([.Z6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7];[$datos.$R$2:.$S$33];2;0)*[.G67]*[.H6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7];&quot;No&quot;)      ;&quot;&quot;      ; IF(EXACT([.J67];&quot;Sí. Virtualización lógica&quot;)           ;[.I67]           ; IF(EXACT([.J67];&quot;Sí. Virtualización física&quot;)               ;VLOOKUP([.$F67];[$datos.$R$2:.$S$33];2;0)*[.L6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4" table:content-validation-name="val17"/>
          <table:table-cell table:style-name="ce45" table:content-validation-name="val7" table:formula="of:=VLOOKUP([.Z6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8];[$datos.$R$2:.$S$33];2;0)*[.G68]*[.H6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8];&quot;No&quot;)      ;&quot;&quot;      ; IF(EXACT([.J68];&quot;Sí. Virtualización lógica&quot;)           ;[.I68]           ; IF(EXACT([.J68];&quot;Sí. Virtualización física&quot;)               ;VLOOKUP([.$F68];[$datos.$R$2:.$S$33];2;0)*[.L6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5" table:content-validation-name="val17"/>
          <table:table-cell table:style-name="ce45" table:content-validation-name="val7" table:formula="of:=VLOOKUP([.Z6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69];[$datos.$R$2:.$S$33];2;0)*[.G69]*[.H6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69];&quot;No&quot;)      ;&quot;&quot;      ; IF(EXACT([.J69];&quot;Sí. Virtualización lógica&quot;)           ;[.I69]           ; IF(EXACT([.J69];&quot;Sí. Virtualización física&quot;)               ;VLOOKUP([.$F69];[$datos.$R$2:.$S$33];2;0)*[.L6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6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6" table:content-validation-name="val17"/>
          <table:table-cell table:style-name="ce45" table:content-validation-name="val7" table:formula="of:=VLOOKUP([.Z6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6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0];[$datos.$R$2:.$S$33];2;0)*[.G70]*[.H7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0];&quot;No&quot;)      ;&quot;&quot;      ; IF(EXACT([.J70];&quot;Sí. Virtualización lógica&quot;)           ;[.I70]           ; IF(EXACT([.J70];&quot;Sí. Virtualización física&quot;)               ;VLOOKUP([.$F70];[$datos.$R$2:.$S$33];2;0)*[.L7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7" table:content-validation-name="val17"/>
          <table:table-cell table:style-name="ce45" table:content-validation-name="val7" table:formula="of:=VLOOKUP([.Z7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1];[$datos.$R$2:.$S$33];2;0)*[.G71]*[.H7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1];&quot;No&quot;)      ;&quot;&quot;      ; IF(EXACT([.J71];&quot;Sí. Virtualización lógica&quot;)           ;[.I71]           ; IF(EXACT([.J71];&quot;Sí. Virtualización física&quot;)               ;VLOOKUP([.$F71];[$datos.$R$2:.$S$33];2;0)*[.L7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8" table:content-validation-name="val17"/>
          <table:table-cell table:style-name="ce45" table:content-validation-name="val7" table:formula="of:=VLOOKUP([.Z7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2];[$datos.$R$2:.$S$33];2;0)*[.G72]*[.H7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2];&quot;No&quot;)      ;&quot;&quot;      ; IF(EXACT([.J72];&quot;Sí. Virtualización lógica&quot;)           ;[.I72]           ; IF(EXACT([.J72];&quot;Sí. Virtualización física&quot;)               ;VLOOKUP([.$F72];[$datos.$R$2:.$S$33];2;0)*[.L7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19" table:content-validation-name="val17"/>
          <table:table-cell table:style-name="ce45" table:content-validation-name="val7" table:formula="of:=VLOOKUP([.Z7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6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3];[$datos.$R$2:.$S$33];2;0)*[.G73]*[.H7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3];&quot;No&quot;)      ;&quot;&quot;      ; IF(EXACT([.J73];&quot;Sí. Virtualización lógica&quot;)           ;[.I73]           ; IF(EXACT([.J73];&quot;Sí. Virtualización física&quot;)               ;VLOOKUP([.$F73];[$datos.$R$2:.$S$33];2;0)*[.L7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0" table:content-validation-name="val17"/>
          <table:table-cell table:style-name="ce45" table:content-validation-name="val7" table:formula="of:=VLOOKUP([.Z7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4];[$datos.$R$2:.$S$33];2;0)*[.G74]*[.H7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4];&quot;No&quot;)      ;&quot;&quot;      ; IF(EXACT([.J74];&quot;Sí. Virtualización lógica&quot;)           ;[.I74]           ; IF(EXACT([.J74];&quot;Sí. Virtualización física&quot;)               ;VLOOKUP([.$F74];[$datos.$R$2:.$S$33];2;0)*[.L7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1" table:content-validation-name="val17"/>
          <table:table-cell table:style-name="ce45" table:content-validation-name="val7" table:formula="of:=VLOOKUP([.Z7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5];[$datos.$R$2:.$S$33];2;0)*[.G75]*[.H7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5];&quot;No&quot;)      ;&quot;&quot;      ; IF(EXACT([.J75];&quot;Sí. Virtualización lógica&quot;)           ;[.I75]           ; IF(EXACT([.J75];&quot;Sí. Virtualización física&quot;)               ;VLOOKUP([.$F75];[$datos.$R$2:.$S$33];2;0)*[.L7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2" table:content-validation-name="val17"/>
          <table:table-cell table:style-name="ce45" table:content-validation-name="val7" table:formula="of:=VLOOKUP([.Z7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6];[$datos.$R$2:.$S$33];2;0)*[.G76]*[.H7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6];&quot;No&quot;)      ;&quot;&quot;      ; IF(EXACT([.J76];&quot;Sí. Virtualización lógica&quot;)           ;[.I76]           ; IF(EXACT([.J76];&quot;Sí. Virtualización física&quot;)               ;VLOOKUP([.$F76];[$datos.$R$2:.$S$33];2;0)*[.L7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3" table:content-validation-name="val17"/>
          <table:table-cell table:style-name="ce45" table:content-validation-name="val7" table:formula="of:=VLOOKUP([.Z7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7];[$datos.$R$2:.$S$33];2;0)*[.G77]*[.H7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7];&quot;No&quot;)      ;&quot;&quot;      ; IF(EXACT([.J77];&quot;Sí. Virtualización lógica&quot;)           ;[.I77]           ; IF(EXACT([.J77];&quot;Sí. Virtualización física&quot;)               ;VLOOKUP([.$F77];[$datos.$R$2:.$S$33];2;0)*[.L7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4" table:content-validation-name="val17"/>
          <table:table-cell table:style-name="ce45" table:content-validation-name="val7" table:formula="of:=VLOOKUP([.Z7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8];[$datos.$R$2:.$S$33];2;0)*[.G78]*[.H7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8];&quot;No&quot;)      ;&quot;&quot;      ; IF(EXACT([.J78];&quot;Sí. Virtualización lógica&quot;)           ;[.I78]           ; IF(EXACT([.J78];&quot;Sí. Virtualización física&quot;)               ;VLOOKUP([.$F78];[$datos.$R$2:.$S$33];2;0)*[.L7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5" table:content-validation-name="val17"/>
          <table:table-cell table:style-name="ce45" table:content-validation-name="val7" table:formula="of:=VLOOKUP([.Z7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79];[$datos.$R$2:.$S$33];2;0)*[.G79]*[.H7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79];&quot;No&quot;)      ;&quot;&quot;      ; IF(EXACT([.J79];&quot;Sí. Virtualización lógica&quot;)           ;[.I79]           ; IF(EXACT([.J79];&quot;Sí. Virtualización física&quot;)               ;VLOOKUP([.$F79];[$datos.$R$2:.$S$33];2;0)*[.L7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7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6" table:content-validation-name="val17"/>
          <table:table-cell table:style-name="ce45" table:content-validation-name="val7" table:formula="of:=VLOOKUP([.Z7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7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0];[$datos.$R$2:.$S$33];2;0)*[.G80]*[.H8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0];&quot;No&quot;)      ;&quot;&quot;      ; IF(EXACT([.J80];&quot;Sí. Virtualización lógica&quot;)           ;[.I80]           ; IF(EXACT([.J80];&quot;Sí. Virtualización física&quot;)               ;VLOOKUP([.$F80];[$datos.$R$2:.$S$33];2;0)*[.L8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7" table:content-validation-name="val17"/>
          <table:table-cell table:style-name="ce45" table:content-validation-name="val7" table:formula="of:=VLOOKUP([.Z8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1];[$datos.$R$2:.$S$33];2;0)*[.G81]*[.H8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1];&quot;No&quot;)      ;&quot;&quot;      ; IF(EXACT([.J81];&quot;Sí. Virtualización lógica&quot;)           ;[.I81]           ; IF(EXACT([.J81];&quot;Sí. Virtualización física&quot;)               ;VLOOKUP([.$F81];[$datos.$R$2:.$S$33];2;0)*[.L8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8" table:content-validation-name="val17"/>
          <table:table-cell table:style-name="ce45" table:content-validation-name="val7" table:formula="of:=VLOOKUP([.Z8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2];[$datos.$R$2:.$S$33];2;0)*[.G82]*[.H8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2];&quot;No&quot;)      ;&quot;&quot;      ; IF(EXACT([.J82];&quot;Sí. Virtualización lógica&quot;)           ;[.I82]           ; IF(EXACT([.J82];&quot;Sí. Virtualización física&quot;)               ;VLOOKUP([.$F82];[$datos.$R$2:.$S$33];2;0)*[.L8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29" table:content-validation-name="val17"/>
          <table:table-cell table:style-name="ce45" table:content-validation-name="val7" table:formula="of:=VLOOKUP([.Z8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7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3];[$datos.$R$2:.$S$33];2;0)*[.G83]*[.H8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3];&quot;No&quot;)      ;&quot;&quot;      ; IF(EXACT([.J83];&quot;Sí. Virtualización lógica&quot;)           ;[.I83]           ; IF(EXACT([.J83];&quot;Sí. Virtualización física&quot;)               ;VLOOKUP([.$F83];[$datos.$R$2:.$S$33];2;0)*[.L8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0" table:content-validation-name="val17"/>
          <table:table-cell table:style-name="ce45" table:content-validation-name="val7" table:formula="of:=VLOOKUP([.Z8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4];[$datos.$R$2:.$S$33];2;0)*[.G84]*[.H8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4];&quot;No&quot;)      ;&quot;&quot;      ; IF(EXACT([.J84];&quot;Sí. Virtualización lógica&quot;)           ;[.I84]           ; IF(EXACT([.J84];&quot;Sí. Virtualización física&quot;)               ;VLOOKUP([.$F84];[$datos.$R$2:.$S$33];2;0)*[.L8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1" table:content-validation-name="val17"/>
          <table:table-cell table:style-name="ce45" table:content-validation-name="val7" table:formula="of:=VLOOKUP([.Z8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5];[$datos.$R$2:.$S$33];2;0)*[.G85]*[.H8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5];&quot;No&quot;)      ;&quot;&quot;      ; IF(EXACT([.J85];&quot;Sí. Virtualización lógica&quot;)           ;[.I85]           ; IF(EXACT([.J85];&quot;Sí. Virtualización física&quot;)               ;VLOOKUP([.$F85];[$datos.$R$2:.$S$33];2;0)*[.L8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2" table:content-validation-name="val17"/>
          <table:table-cell table:style-name="ce45" table:content-validation-name="val7" table:formula="of:=VLOOKUP([.Z8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6];[$datos.$R$2:.$S$33];2;0)*[.G86]*[.H8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6];&quot;No&quot;)      ;&quot;&quot;      ; IF(EXACT([.J86];&quot;Sí. Virtualización lógica&quot;)           ;[.I86]           ; IF(EXACT([.J86];&quot;Sí. Virtualización física&quot;)               ;VLOOKUP([.$F86];[$datos.$R$2:.$S$33];2;0)*[.L8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3" table:content-validation-name="val17"/>
          <table:table-cell table:style-name="ce45" table:content-validation-name="val7" table:formula="of:=VLOOKUP([.Z8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7];[$datos.$R$2:.$S$33];2;0)*[.G87]*[.H8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7];&quot;No&quot;)      ;&quot;&quot;      ; IF(EXACT([.J87];&quot;Sí. Virtualización lógica&quot;)           ;[.I87]           ; IF(EXACT([.J87];&quot;Sí. Virtualización física&quot;)               ;VLOOKUP([.$F87];[$datos.$R$2:.$S$33];2;0)*[.L8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4" table:content-validation-name="val17"/>
          <table:table-cell table:style-name="ce45" table:content-validation-name="val7" table:formula="of:=VLOOKUP([.Z8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8];[$datos.$R$2:.$S$33];2;0)*[.G88]*[.H8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8];&quot;No&quot;)      ;&quot;&quot;      ; IF(EXACT([.J88];&quot;Sí. Virtualización lógica&quot;)           ;[.I88]           ; IF(EXACT([.J88];&quot;Sí. Virtualización física&quot;)               ;VLOOKUP([.$F88];[$datos.$R$2:.$S$33];2;0)*[.L8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5" table:content-validation-name="val17"/>
          <table:table-cell table:style-name="ce45" table:content-validation-name="val7" table:formula="of:=VLOOKUP([.Z8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89];[$datos.$R$2:.$S$33];2;0)*[.G89]*[.H8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89];&quot;No&quot;)      ;&quot;&quot;      ; IF(EXACT([.J89];&quot;Sí. Virtualización lógica&quot;)           ;[.I89]           ; IF(EXACT([.J89];&quot;Sí. Virtualización física&quot;)               ;VLOOKUP([.$F89];[$datos.$R$2:.$S$33];2;0)*[.L8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8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6" table:content-validation-name="val17"/>
          <table:table-cell table:style-name="ce45" table:content-validation-name="val7" table:formula="of:=VLOOKUP([.Z8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8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0];[$datos.$R$2:.$S$33];2;0)*[.G90]*[.H9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0];&quot;No&quot;)      ;&quot;&quot;      ; IF(EXACT([.J90];&quot;Sí. Virtualización lógica&quot;)           ;[.I90]           ; IF(EXACT([.J90];&quot;Sí. Virtualización física&quot;)               ;VLOOKUP([.$F90];[$datos.$R$2:.$S$33];2;0)*[.L9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7" table:content-validation-name="val17"/>
          <table:table-cell table:style-name="ce45" table:content-validation-name="val7" table:formula="of:=VLOOKUP([.Z9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1];[$datos.$R$2:.$S$33];2;0)*[.G91]*[.H9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1];&quot;No&quot;)      ;&quot;&quot;      ; IF(EXACT([.J91];&quot;Sí. Virtualización lógica&quot;)           ;[.I91]           ; IF(EXACT([.J91];&quot;Sí. Virtualización física&quot;)               ;VLOOKUP([.$F91];[$datos.$R$2:.$S$33];2;0)*[.L9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8" table:content-validation-name="val17"/>
          <table:table-cell table:style-name="ce45" table:content-validation-name="val7" table:formula="of:=VLOOKUP([.Z9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2];[$datos.$R$2:.$S$33];2;0)*[.G92]*[.H9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2];&quot;No&quot;)      ;&quot;&quot;      ; IF(EXACT([.J92];&quot;Sí. Virtualización lógica&quot;)           ;[.I92]           ; IF(EXACT([.J92];&quot;Sí. Virtualización física&quot;)               ;VLOOKUP([.$F92];[$datos.$R$2:.$S$33];2;0)*[.L9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39" table:content-validation-name="val17"/>
          <table:table-cell table:style-name="ce45" table:content-validation-name="val7" table:formula="of:=VLOOKUP([.Z9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8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3];[$datos.$R$2:.$S$33];2;0)*[.G93]*[.H9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3];&quot;No&quot;)      ;&quot;&quot;      ; IF(EXACT([.J93];&quot;Sí. Virtualización lógica&quot;)           ;[.I93]           ; IF(EXACT([.J93];&quot;Sí. Virtualización física&quot;)               ;VLOOKUP([.$F93];[$datos.$R$2:.$S$33];2;0)*[.L9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0" table:content-validation-name="val17"/>
          <table:table-cell table:style-name="ce45" table:content-validation-name="val7" table:formula="of:=VLOOKUP([.Z9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4];[$datos.$R$2:.$S$33];2;0)*[.G94]*[.H9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4];&quot;No&quot;)      ;&quot;&quot;      ; IF(EXACT([.J94];&quot;Sí. Virtualización lógica&quot;)           ;[.I94]           ; IF(EXACT([.J94];&quot;Sí. Virtualización física&quot;)               ;VLOOKUP([.$F94];[$datos.$R$2:.$S$33];2;0)*[.L9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1" table:content-validation-name="val17"/>
          <table:table-cell table:style-name="ce45" table:content-validation-name="val7" table:formula="of:=VLOOKUP([.Z9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5];[$datos.$R$2:.$S$33];2;0)*[.G95]*[.H9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5];&quot;No&quot;)      ;&quot;&quot;      ; IF(EXACT([.J95];&quot;Sí. Virtualización lógica&quot;)           ;[.I95]           ; IF(EXACT([.J95];&quot;Sí. Virtualización física&quot;)               ;VLOOKUP([.$F95];[$datos.$R$2:.$S$33];2;0)*[.L9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2" table:content-validation-name="val17"/>
          <table:table-cell table:style-name="ce45" table:content-validation-name="val7" table:formula="of:=VLOOKUP([.Z9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6];[$datos.$R$2:.$S$33];2;0)*[.G96]*[.H9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6];&quot;No&quot;)      ;&quot;&quot;      ; IF(EXACT([.J96];&quot;Sí. Virtualización lógica&quot;)           ;[.I96]           ; IF(EXACT([.J96];&quot;Sí. Virtualización física&quot;)               ;VLOOKUP([.$F96];[$datos.$R$2:.$S$33];2;0)*[.L9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3" table:content-validation-name="val17"/>
          <table:table-cell table:style-name="ce45" table:content-validation-name="val7" table:formula="of:=VLOOKUP([.Z9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7];[$datos.$R$2:.$S$33];2;0)*[.G97]*[.H9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7];&quot;No&quot;)      ;&quot;&quot;      ; IF(EXACT([.J97];&quot;Sí. Virtualización lógica&quot;)           ;[.I97]           ; IF(EXACT([.J97];&quot;Sí. Virtualización física&quot;)               ;VLOOKUP([.$F97];[$datos.$R$2:.$S$33];2;0)*[.L9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4" table:content-validation-name="val17"/>
          <table:table-cell table:style-name="ce45" table:content-validation-name="val7" table:formula="of:=VLOOKUP([.Z9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8];[$datos.$R$2:.$S$33];2;0)*[.G98]*[.H9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8];&quot;No&quot;)      ;&quot;&quot;      ; IF(EXACT([.J98];&quot;Sí. Virtualización lógica&quot;)           ;[.I98]           ; IF(EXACT([.J98];&quot;Sí. Virtualización física&quot;)               ;VLOOKUP([.$F98];[$datos.$R$2:.$S$33];2;0)*[.L9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5" table:content-validation-name="val17"/>
          <table:table-cell table:style-name="ce45" table:content-validation-name="val7" table:formula="of:=VLOOKUP([.Z9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99];[$datos.$R$2:.$S$33];2;0)*[.G99]*[.H9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99];&quot;No&quot;)      ;&quot;&quot;      ; IF(EXACT([.J99];&quot;Sí. Virtualización lógica&quot;)           ;[.I99]           ; IF(EXACT([.J99];&quot;Sí. Virtualización física&quot;)               ;VLOOKUP([.$F99];[$datos.$R$2:.$S$33];2;0)*[.L9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9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6" table:content-validation-name="val17"/>
          <table:table-cell table:style-name="ce45" table:content-validation-name="val7" table:formula="of:=VLOOKUP([.Z9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9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0];[$datos.$R$2:.$S$33];2;0)*[.G100]*[.H10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0];&quot;No&quot;)      ;&quot;&quot;      ; IF(EXACT([.J100];&quot;Sí. Virtualización lógica&quot;)           ;[.I100]           ; IF(EXACT([.J100];&quot;Sí. Virtualización física&quot;)               ;VLOOKUP([.$F100];[$datos.$R$2:.$S$33];2;0)*[.L10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7" table:content-validation-name="val17"/>
          <table:table-cell table:style-name="ce45" table:content-validation-name="val7" table:formula="of:=VLOOKUP([.Z10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1];[$datos.$R$2:.$S$33];2;0)*[.G101]*[.H10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1];&quot;No&quot;)      ;&quot;&quot;      ; IF(EXACT([.J101];&quot;Sí. Virtualización lógica&quot;)           ;[.I101]           ; IF(EXACT([.J101];&quot;Sí. Virtualización física&quot;)               ;VLOOKUP([.$F101];[$datos.$R$2:.$S$33];2;0)*[.L10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8" table:content-validation-name="val17"/>
          <table:table-cell table:style-name="ce45" table:content-validation-name="val7" table:formula="of:=VLOOKUP([.Z10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2];[$datos.$R$2:.$S$33];2;0)*[.G102]*[.H10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2];&quot;No&quot;)      ;&quot;&quot;      ; IF(EXACT([.J102];&quot;Sí. Virtualización lógica&quot;)           ;[.I102]           ; IF(EXACT([.J102];&quot;Sí. Virtualización física&quot;)               ;VLOOKUP([.$F102];[$datos.$R$2:.$S$33];2;0)*[.L10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49" table:content-validation-name="val17"/>
          <table:table-cell table:style-name="ce45" table:content-validation-name="val7" table:formula="of:=VLOOKUP([.Z10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9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3];[$datos.$R$2:.$S$33];2;0)*[.G103]*[.H10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3];&quot;No&quot;)      ;&quot;&quot;      ; IF(EXACT([.J103];&quot;Sí. Virtualización lógica&quot;)           ;[.I103]           ; IF(EXACT([.J103];&quot;Sí. Virtualización física&quot;)               ;VLOOKUP([.$F103];[$datos.$R$2:.$S$33];2;0)*[.L10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0" table:content-validation-name="val17"/>
          <table:table-cell table:style-name="ce45" table:content-validation-name="val7" table:formula="of:=VLOOKUP([.Z10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4];[$datos.$R$2:.$S$33];2;0)*[.G104]*[.H10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4];&quot;No&quot;)      ;&quot;&quot;      ; IF(EXACT([.J104];&quot;Sí. Virtualización lógica&quot;)           ;[.I104]           ; IF(EXACT([.J104];&quot;Sí. Virtualización física&quot;)               ;VLOOKUP([.$F104];[$datos.$R$2:.$S$33];2;0)*[.L10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1" table:content-validation-name="val17"/>
          <table:table-cell table:style-name="ce45" table:content-validation-name="val7" table:formula="of:=VLOOKUP([.Z10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5];[$datos.$R$2:.$S$33];2;0)*[.G105]*[.H10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5];&quot;No&quot;)      ;&quot;&quot;      ; IF(EXACT([.J105];&quot;Sí. Virtualización lógica&quot;)           ;[.I105]           ; IF(EXACT([.J105];&quot;Sí. Virtualización física&quot;)               ;VLOOKUP([.$F105];[$datos.$R$2:.$S$33];2;0)*[.L10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2" table:content-validation-name="val17"/>
          <table:table-cell table:style-name="ce45" table:content-validation-name="val7" table:formula="of:=VLOOKUP([.Z10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6];[$datos.$R$2:.$S$33];2;0)*[.G106]*[.H10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6];&quot;No&quot;)      ;&quot;&quot;      ; IF(EXACT([.J106];&quot;Sí. Virtualización lógica&quot;)           ;[.I106]           ; IF(EXACT([.J106];&quot;Sí. Virtualización física&quot;)               ;VLOOKUP([.$F106];[$datos.$R$2:.$S$33];2;0)*[.L10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3" table:content-validation-name="val17"/>
          <table:table-cell table:style-name="ce45" table:content-validation-name="val7" table:formula="of:=VLOOKUP([.Z10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7];[$datos.$R$2:.$S$33];2;0)*[.G107]*[.H10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7];&quot;No&quot;)      ;&quot;&quot;      ; IF(EXACT([.J107];&quot;Sí. Virtualización lógica&quot;)           ;[.I107]           ; IF(EXACT([.J107];&quot;Sí. Virtualización física&quot;)               ;VLOOKUP([.$F107];[$datos.$R$2:.$S$33];2;0)*[.L10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4" table:content-validation-name="val17"/>
          <table:table-cell table:style-name="ce45" table:content-validation-name="val7" table:formula="of:=VLOOKUP([.Z10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8];[$datos.$R$2:.$S$33];2;0)*[.G108]*[.H10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8];&quot;No&quot;)      ;&quot;&quot;      ; IF(EXACT([.J108];&quot;Sí. Virtualización lógica&quot;)           ;[.I108]           ; IF(EXACT([.J108];&quot;Sí. Virtualización física&quot;)               ;VLOOKUP([.$F108];[$datos.$R$2:.$S$33];2;0)*[.L10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5" table:content-validation-name="val17"/>
          <table:table-cell table:style-name="ce45" table:content-validation-name="val7" table:formula="of:=VLOOKUP([.Z10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09];[$datos.$R$2:.$S$33];2;0)*[.G109]*[.H10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09];&quot;No&quot;)      ;&quot;&quot;      ; IF(EXACT([.J109];&quot;Sí. Virtualización lógica&quot;)           ;[.I109]           ; IF(EXACT([.J109];&quot;Sí. Virtualización física&quot;)               ;VLOOKUP([.$F109];[$datos.$R$2:.$S$33];2;0)*[.L10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0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6" table:content-validation-name="val17"/>
          <table:table-cell table:style-name="ce45" table:content-validation-name="val7" table:formula="of:=VLOOKUP([.Z10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0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0];[$datos.$R$2:.$S$33];2;0)*[.G110]*[.H11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0];&quot;No&quot;)      ;&quot;&quot;      ; IF(EXACT([.J110];&quot;Sí. Virtualización lógica&quot;)           ;[.I110]           ; IF(EXACT([.J110];&quot;Sí. Virtualización física&quot;)               ;VLOOKUP([.$F110];[$datos.$R$2:.$S$33];2;0)*[.L11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7" table:content-validation-name="val17"/>
          <table:table-cell table:style-name="ce45" table:content-validation-name="val7" table:formula="of:=VLOOKUP([.Z11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1];[$datos.$R$2:.$S$33];2;0)*[.G111]*[.H11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1];&quot;No&quot;)      ;&quot;&quot;      ; IF(EXACT([.J111];&quot;Sí. Virtualización lógica&quot;)           ;[.I111]           ; IF(EXACT([.J111];&quot;Sí. Virtualización física&quot;)               ;VLOOKUP([.$F111];[$datos.$R$2:.$S$33];2;0)*[.L11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8" table:content-validation-name="val17"/>
          <table:table-cell table:style-name="ce45" table:content-validation-name="val7" table:formula="of:=VLOOKUP([.Z11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2];[$datos.$R$2:.$S$33];2;0)*[.G112]*[.H11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2];&quot;No&quot;)      ;&quot;&quot;      ; IF(EXACT([.J112];&quot;Sí. Virtualización lógica&quot;)           ;[.I112]           ; IF(EXACT([.J112];&quot;Sí. Virtualización física&quot;)               ;VLOOKUP([.$F112];[$datos.$R$2:.$S$33];2;0)*[.L11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59" table:content-validation-name="val17"/>
          <table:table-cell table:style-name="ce45" table:content-validation-name="val7" table:formula="of:=VLOOKUP([.Z11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0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3];[$datos.$R$2:.$S$33];2;0)*[.G113]*[.H11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3];&quot;No&quot;)      ;&quot;&quot;      ; IF(EXACT([.J113];&quot;Sí. Virtualización lógica&quot;)           ;[.I113]           ; IF(EXACT([.J113];&quot;Sí. Virtualización física&quot;)               ;VLOOKUP([.$F113];[$datos.$R$2:.$S$33];2;0)*[.L11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0" table:content-validation-name="val17"/>
          <table:table-cell table:style-name="ce45" table:content-validation-name="val7" table:formula="of:=VLOOKUP([.Z11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4];[$datos.$R$2:.$S$33];2;0)*[.G114]*[.H11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4];&quot;No&quot;)      ;&quot;&quot;      ; IF(EXACT([.J114];&quot;Sí. Virtualización lógica&quot;)           ;[.I114]           ; IF(EXACT([.J114];&quot;Sí. Virtualización física&quot;)               ;VLOOKUP([.$F114];[$datos.$R$2:.$S$33];2;0)*[.L11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1" table:content-validation-name="val17"/>
          <table:table-cell table:style-name="ce45" table:content-validation-name="val7" table:formula="of:=VLOOKUP([.Z11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5];[$datos.$R$2:.$S$33];2;0)*[.G115]*[.H11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5];&quot;No&quot;)      ;&quot;&quot;      ; IF(EXACT([.J115];&quot;Sí. Virtualización lógica&quot;)           ;[.I115]           ; IF(EXACT([.J115];&quot;Sí. Virtualización física&quot;)               ;VLOOKUP([.$F115];[$datos.$R$2:.$S$33];2;0)*[.L11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2" table:content-validation-name="val17"/>
          <table:table-cell table:style-name="ce45" table:content-validation-name="val7" table:formula="of:=VLOOKUP([.Z11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6];[$datos.$R$2:.$S$33];2;0)*[.G116]*[.H11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6];&quot;No&quot;)      ;&quot;&quot;      ; IF(EXACT([.J116];&quot;Sí. Virtualización lógica&quot;)           ;[.I116]           ; IF(EXACT([.J116];&quot;Sí. Virtualización física&quot;)               ;VLOOKUP([.$F116];[$datos.$R$2:.$S$33];2;0)*[.L11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3" table:content-validation-name="val17"/>
          <table:table-cell table:style-name="ce45" table:content-validation-name="val7" table:formula="of:=VLOOKUP([.Z11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7];[$datos.$R$2:.$S$33];2;0)*[.G117]*[.H11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7];&quot;No&quot;)      ;&quot;&quot;      ; IF(EXACT([.J117];&quot;Sí. Virtualización lógica&quot;)           ;[.I117]           ; IF(EXACT([.J117];&quot;Sí. Virtualización física&quot;)               ;VLOOKUP([.$F117];[$datos.$R$2:.$S$33];2;0)*[.L11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4" table:content-validation-name="val17"/>
          <table:table-cell table:style-name="ce45" table:content-validation-name="val7" table:formula="of:=VLOOKUP([.Z11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8];[$datos.$R$2:.$S$33];2;0)*[.G118]*[.H11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8];&quot;No&quot;)      ;&quot;&quot;      ; IF(EXACT([.J118];&quot;Sí. Virtualización lógica&quot;)           ;[.I118]           ; IF(EXACT([.J118];&quot;Sí. Virtualización física&quot;)               ;VLOOKUP([.$F118];[$datos.$R$2:.$S$33];2;0)*[.L11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5" table:content-validation-name="val17"/>
          <table:table-cell table:style-name="ce45" table:content-validation-name="val7" table:formula="of:=VLOOKUP([.Z11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19];[$datos.$R$2:.$S$33];2;0)*[.G119]*[.H11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19];&quot;No&quot;)      ;&quot;&quot;      ; IF(EXACT([.J119];&quot;Sí. Virtualización lógica&quot;)           ;[.I119]           ; IF(EXACT([.J119];&quot;Sí. Virtualización física&quot;)               ;VLOOKUP([.$F119];[$datos.$R$2:.$S$33];2;0)*[.L11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1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6" table:content-validation-name="val17"/>
          <table:table-cell table:style-name="ce45" table:content-validation-name="val7" table:formula="of:=VLOOKUP([.Z11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1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0];[$datos.$R$2:.$S$33];2;0)*[.G120]*[.H12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0];&quot;No&quot;)      ;&quot;&quot;      ; IF(EXACT([.J120];&quot;Sí. Virtualización lógica&quot;)           ;[.I120]           ; IF(EXACT([.J120];&quot;Sí. Virtualización física&quot;)               ;VLOOKUP([.$F120];[$datos.$R$2:.$S$33];2;0)*[.L12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7" table:content-validation-name="val17"/>
          <table:table-cell table:style-name="ce45" table:content-validation-name="val7" table:formula="of:=VLOOKUP([.Z12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1];[$datos.$R$2:.$S$33];2;0)*[.G121]*[.H12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1];&quot;No&quot;)      ;&quot;&quot;      ; IF(EXACT([.J121];&quot;Sí. Virtualización lógica&quot;)           ;[.I121]           ; IF(EXACT([.J121];&quot;Sí. Virtualización física&quot;)               ;VLOOKUP([.$F121];[$datos.$R$2:.$S$33];2;0)*[.L12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8" table:content-validation-name="val17"/>
          <table:table-cell table:style-name="ce45" table:content-validation-name="val7" table:formula="of:=VLOOKUP([.Z12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2];[$datos.$R$2:.$S$33];2;0)*[.G122]*[.H12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2];&quot;No&quot;)      ;&quot;&quot;      ; IF(EXACT([.J122];&quot;Sí. Virtualización lógica&quot;)           ;[.I122]           ; IF(EXACT([.J122];&quot;Sí. Virtualización física&quot;)               ;VLOOKUP([.$F122];[$datos.$R$2:.$S$33];2;0)*[.L12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69" table:content-validation-name="val17"/>
          <table:table-cell table:style-name="ce45" table:content-validation-name="val7" table:formula="of:=VLOOKUP([.Z12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1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3];[$datos.$R$2:.$S$33];2;0)*[.G123]*[.H12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3];&quot;No&quot;)      ;&quot;&quot;      ; IF(EXACT([.J123];&quot;Sí. Virtualización lógica&quot;)           ;[.I123]           ; IF(EXACT([.J123];&quot;Sí. Virtualización física&quot;)               ;VLOOKUP([.$F123];[$datos.$R$2:.$S$33];2;0)*[.L12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0" table:content-validation-name="val17"/>
          <table:table-cell table:style-name="ce45" table:content-validation-name="val7" table:formula="of:=VLOOKUP([.Z12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4];[$datos.$R$2:.$S$33];2;0)*[.G124]*[.H12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4];&quot;No&quot;)      ;&quot;&quot;      ; IF(EXACT([.J124];&quot;Sí. Virtualización lógica&quot;)           ;[.I124]           ; IF(EXACT([.J124];&quot;Sí. Virtualización física&quot;)               ;VLOOKUP([.$F124];[$datos.$R$2:.$S$33];2;0)*[.L12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1" table:content-validation-name="val17"/>
          <table:table-cell table:style-name="ce45" table:content-validation-name="val7" table:formula="of:=VLOOKUP([.Z12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5];[$datos.$R$2:.$S$33];2;0)*[.G125]*[.H12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5];&quot;No&quot;)      ;&quot;&quot;      ; IF(EXACT([.J125];&quot;Sí. Virtualización lógica&quot;)           ;[.I125]           ; IF(EXACT([.J125];&quot;Sí. Virtualización física&quot;)               ;VLOOKUP([.$F125];[$datos.$R$2:.$S$33];2;0)*[.L12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2" table:content-validation-name="val17"/>
          <table:table-cell table:style-name="ce45" table:content-validation-name="val7" table:formula="of:=VLOOKUP([.Z12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6];[$datos.$R$2:.$S$33];2;0)*[.G126]*[.H12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6];&quot;No&quot;)      ;&quot;&quot;      ; IF(EXACT([.J126];&quot;Sí. Virtualización lógica&quot;)           ;[.I126]           ; IF(EXACT([.J126];&quot;Sí. Virtualización física&quot;)               ;VLOOKUP([.$F126];[$datos.$R$2:.$S$33];2;0)*[.L12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3" table:content-validation-name="val17"/>
          <table:table-cell table:style-name="ce45" table:content-validation-name="val7" table:formula="of:=VLOOKUP([.Z12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7];[$datos.$R$2:.$S$33];2;0)*[.G127]*[.H12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7];&quot;No&quot;)      ;&quot;&quot;      ; IF(EXACT([.J127];&quot;Sí. Virtualización lógica&quot;)           ;[.I127]           ; IF(EXACT([.J127];&quot;Sí. Virtualización física&quot;)               ;VLOOKUP([.$F127];[$datos.$R$2:.$S$33];2;0)*[.L12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4" table:content-validation-name="val17"/>
          <table:table-cell table:style-name="ce45" table:content-validation-name="val7" table:formula="of:=VLOOKUP([.Z12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8];[$datos.$R$2:.$S$33];2;0)*[.G128]*[.H12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8];&quot;No&quot;)      ;&quot;&quot;      ; IF(EXACT([.J128];&quot;Sí. Virtualización lógica&quot;)           ;[.I128]           ; IF(EXACT([.J128];&quot;Sí. Virtualización física&quot;)               ;VLOOKUP([.$F128];[$datos.$R$2:.$S$33];2;0)*[.L12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5" table:content-validation-name="val17"/>
          <table:table-cell table:style-name="ce45" table:content-validation-name="val7" table:formula="of:=VLOOKUP([.Z12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29];[$datos.$R$2:.$S$33];2;0)*[.G129]*[.H12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29];&quot;No&quot;)      ;&quot;&quot;      ; IF(EXACT([.J129];&quot;Sí. Virtualización lógica&quot;)           ;[.I129]           ; IF(EXACT([.J129];&quot;Sí. Virtualización física&quot;)               ;VLOOKUP([.$F129];[$datos.$R$2:.$S$33];2;0)*[.L12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2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6" table:content-validation-name="val17"/>
          <table:table-cell table:style-name="ce45" table:content-validation-name="val7" table:formula="of:=VLOOKUP([.Z12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2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0];[$datos.$R$2:.$S$33];2;0)*[.G130]*[.H13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0];&quot;No&quot;)      ;&quot;&quot;      ; IF(EXACT([.J130];&quot;Sí. Virtualización lógica&quot;)           ;[.I130]           ; IF(EXACT([.J130];&quot;Sí. Virtualización física&quot;)               ;VLOOKUP([.$F130];[$datos.$R$2:.$S$33];2;0)*[.L13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7" table:content-validation-name="val17"/>
          <table:table-cell table:style-name="ce45" table:content-validation-name="val7" table:formula="of:=VLOOKUP([.Z13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1];[$datos.$R$2:.$S$33];2;0)*[.G131]*[.H13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1];&quot;No&quot;)      ;&quot;&quot;      ; IF(EXACT([.J131];&quot;Sí. Virtualización lógica&quot;)           ;[.I131]           ; IF(EXACT([.J131];&quot;Sí. Virtualización física&quot;)               ;VLOOKUP([.$F131];[$datos.$R$2:.$S$33];2;0)*[.L13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8" table:content-validation-name="val17"/>
          <table:table-cell table:style-name="ce45" table:content-validation-name="val7" table:formula="of:=VLOOKUP([.Z13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2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2];[$datos.$R$2:.$S$33];2;0)*[.G132]*[.H13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2];&quot;No&quot;)      ;&quot;&quot;      ; IF(EXACT([.J132];&quot;Sí. Virtualización lógica&quot;)           ;[.I132]           ; IF(EXACT([.J132];&quot;Sí. Virtualización física&quot;)               ;VLOOKUP([.$F132];[$datos.$R$2:.$S$33];2;0)*[.L13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79" table:content-validation-name="val17"/>
          <table:table-cell table:style-name="ce45" table:content-validation-name="val7" table:formula="of:=VLOOKUP([.Z13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2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3];[$datos.$R$2:.$S$33];2;0)*[.G133]*[.H13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3];&quot;No&quot;)      ;&quot;&quot;      ; IF(EXACT([.J133];&quot;Sí. Virtualización lógica&quot;)           ;[.I133]           ; IF(EXACT([.J133];&quot;Sí. Virtualización física&quot;)               ;VLOOKUP([.$F133];[$datos.$R$2:.$S$33];2;0)*[.L13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0" table:content-validation-name="val17"/>
          <table:table-cell table:style-name="ce45" table:content-validation-name="val7" table:formula="of:=VLOOKUP([.Z13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4];[$datos.$R$2:.$S$33];2;0)*[.G134]*[.H13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4];&quot;No&quot;)      ;&quot;&quot;      ; IF(EXACT([.J134];&quot;Sí. Virtualización lógica&quot;)           ;[.I134]           ; IF(EXACT([.J134];&quot;Sí. Virtualización física&quot;)               ;VLOOKUP([.$F134];[$datos.$R$2:.$S$33];2;0)*[.L13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1" table:content-validation-name="val17"/>
          <table:table-cell table:style-name="ce45" table:content-validation-name="val7" table:formula="of:=VLOOKUP([.Z13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5];[$datos.$R$2:.$S$33];2;0)*[.G135]*[.H13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5];&quot;No&quot;)      ;&quot;&quot;      ; IF(EXACT([.J135];&quot;Sí. Virtualización lógica&quot;)           ;[.I135]           ; IF(EXACT([.J135];&quot;Sí. Virtualización física&quot;)               ;VLOOKUP([.$F135];[$datos.$R$2:.$S$33];2;0)*[.L13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2" table:content-validation-name="val17"/>
          <table:table-cell table:style-name="ce45" table:content-validation-name="val7" table:formula="of:=VLOOKUP([.Z13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6];[$datos.$R$2:.$S$33];2;0)*[.G136]*[.H13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6];&quot;No&quot;)      ;&quot;&quot;      ; IF(EXACT([.J136];&quot;Sí. Virtualización lógica&quot;)           ;[.I136]           ; IF(EXACT([.J136];&quot;Sí. Virtualización física&quot;)               ;VLOOKUP([.$F136];[$datos.$R$2:.$S$33];2;0)*[.L13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3" table:content-validation-name="val17"/>
          <table:table-cell table:style-name="ce45" table:content-validation-name="val7" table:formula="of:=VLOOKUP([.Z13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7];[$datos.$R$2:.$S$33];2;0)*[.G137]*[.H13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7];&quot;No&quot;)      ;&quot;&quot;      ; IF(EXACT([.J137];&quot;Sí. Virtualización lógica&quot;)           ;[.I137]           ; IF(EXACT([.J137];&quot;Sí. Virtualización física&quot;)               ;VLOOKUP([.$F137];[$datos.$R$2:.$S$33];2;0)*[.L13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4" table:content-validation-name="val17"/>
          <table:table-cell table:style-name="ce45" table:content-validation-name="val7" table:formula="of:=VLOOKUP([.Z13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8];[$datos.$R$2:.$S$33];2;0)*[.G138]*[.H13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8];&quot;No&quot;)      ;&quot;&quot;      ; IF(EXACT([.J138];&quot;Sí. Virtualización lógica&quot;)           ;[.I138]           ; IF(EXACT([.J138];&quot;Sí. Virtualización física&quot;)               ;VLOOKUP([.$F138];[$datos.$R$2:.$S$33];2;0)*[.L13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5" table:content-validation-name="val17"/>
          <table:table-cell table:style-name="ce45" table:content-validation-name="val7" table:formula="of:=VLOOKUP([.Z13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39];[$datos.$R$2:.$S$33];2;0)*[.G139]*[.H13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39];&quot;No&quot;)      ;&quot;&quot;      ; IF(EXACT([.J139];&quot;Sí. Virtualización lógica&quot;)           ;[.I139]           ; IF(EXACT([.J139];&quot;Sí. Virtualización física&quot;)               ;VLOOKUP([.$F139];[$datos.$R$2:.$S$33];2;0)*[.L13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3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6" table:content-validation-name="val17"/>
          <table:table-cell table:style-name="ce45" table:content-validation-name="val7" table:formula="of:=VLOOKUP([.Z13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3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0];[$datos.$R$2:.$S$33];2;0)*[.G140]*[.H14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0];&quot;No&quot;)      ;&quot;&quot;      ; IF(EXACT([.J140];&quot;Sí. Virtualización lógica&quot;)           ;[.I140]           ; IF(EXACT([.J140];&quot;Sí. Virtualización física&quot;)               ;VLOOKUP([.$F140];[$datos.$R$2:.$S$33];2;0)*[.L14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7" table:content-validation-name="val17"/>
          <table:table-cell table:style-name="ce45" table:content-validation-name="val7" table:formula="of:=VLOOKUP([.Z14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0"/>
          <table:table-cell table:number-columns-repeated="985"/>
        </table:table-row>
        <table:table-row table:style-name="ro5">
          <table:table-cell office:value-type="string" calcext:value-type="string">
            <text:p>13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1];[$datos.$R$2:.$S$33];2;0)*[.G141]*[.H14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1];&quot;No&quot;)      ;&quot;&quot;      ; IF(EXACT([.J141];&quot;Sí. Virtualización lógica&quot;)           ;[.I141]           ; IF(EXACT([.J141];&quot;Sí. Virtualización física&quot;)               ;VLOOKUP([.$F141];[$datos.$R$2:.$S$33];2;0)*[.L14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8" table:content-validation-name="val17"/>
          <table:table-cell table:style-name="ce45" table:content-validation-name="val7" table:formula="of:=VLOOKUP([.Z14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3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2];[$datos.$R$2:.$S$33];2;0)*[.G142]*[.H14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2];&quot;No&quot;)      ;&quot;&quot;      ; IF(EXACT([.J142];&quot;Sí. Virtualización lógica&quot;)           ;[.I142]           ; IF(EXACT([.J142];&quot;Sí. Virtualización física&quot;)               ;VLOOKUP([.$F142];[$datos.$R$2:.$S$33];2;0)*[.L14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89" table:content-validation-name="val17"/>
          <table:table-cell table:style-name="ce45" table:content-validation-name="val7" table:formula="of:=VLOOKUP([.Z14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3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3];[$datos.$R$2:.$S$33];2;0)*[.G143]*[.H14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3];&quot;No&quot;)      ;&quot;&quot;      ; IF(EXACT([.J143];&quot;Sí. Virtualización lógica&quot;)           ;[.I143]           ; IF(EXACT([.J143];&quot;Sí. Virtualización física&quot;)               ;VLOOKUP([.$F143];[$datos.$R$2:.$S$33];2;0)*[.L14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0" table:content-validation-name="val17"/>
          <table:table-cell table:style-name="ce45" table:content-validation-name="val7" table:formula="of:=VLOOKUP([.Z14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4];[$datos.$R$2:.$S$33];2;0)*[.G144]*[.H14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4];&quot;No&quot;)      ;&quot;&quot;      ; IF(EXACT([.J144];&quot;Sí. Virtualización lógica&quot;)           ;[.I144]           ; IF(EXACT([.J144];&quot;Sí. Virtualización física&quot;)               ;VLOOKUP([.$F144];[$datos.$R$2:.$S$33];2;0)*[.L14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1" table:content-validation-name="val17"/>
          <table:table-cell table:style-name="ce45" table:content-validation-name="val7" table:formula="of:=VLOOKUP([.Z14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5];[$datos.$R$2:.$S$33];2;0)*[.G145]*[.H14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5];&quot;No&quot;)      ;&quot;&quot;      ; IF(EXACT([.J145];&quot;Sí. Virtualización lógica&quot;)           ;[.I145]           ; IF(EXACT([.J145];&quot;Sí. Virtualización física&quot;)               ;VLOOKUP([.$F145];[$datos.$R$2:.$S$33];2;0)*[.L14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2" table:content-validation-name="val17"/>
          <table:table-cell table:style-name="ce45" table:content-validation-name="val7" table:formula="of:=VLOOKUP([.Z14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6];[$datos.$R$2:.$S$33];2;0)*[.G146]*[.H14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6];&quot;No&quot;)      ;&quot;&quot;      ; IF(EXACT([.J146];&quot;Sí. Virtualización lógica&quot;)           ;[.I146]           ; IF(EXACT([.J146];&quot;Sí. Virtualización física&quot;)               ;VLOOKUP([.$F146];[$datos.$R$2:.$S$33];2;0)*[.L14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3" table:content-validation-name="val17"/>
          <table:table-cell table:style-name="ce45" table:content-validation-name="val7" table:formula="of:=VLOOKUP([.Z14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7];[$datos.$R$2:.$S$33];2;0)*[.G147]*[.H14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7];&quot;No&quot;)      ;&quot;&quot;      ; IF(EXACT([.J147];&quot;Sí. Virtualización lógica&quot;)           ;[.I147]           ; IF(EXACT([.J147];&quot;Sí. Virtualización física&quot;)               ;VLOOKUP([.$F147];[$datos.$R$2:.$S$33];2;0)*[.L14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4" table:content-validation-name="val17"/>
          <table:table-cell table:style-name="ce45" table:content-validation-name="val7" table:formula="of:=VLOOKUP([.Z14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8];[$datos.$R$2:.$S$33];2;0)*[.G148]*[.H14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8];&quot;No&quot;)      ;&quot;&quot;      ; IF(EXACT([.J148];&quot;Sí. Virtualización lógica&quot;)           ;[.I148]           ; IF(EXACT([.J148];&quot;Sí. Virtualización física&quot;)               ;VLOOKUP([.$F148];[$datos.$R$2:.$S$33];2;0)*[.L14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5" table:content-validation-name="val17"/>
          <table:table-cell table:style-name="ce45" table:content-validation-name="val7" table:formula="of:=VLOOKUP([.Z14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49];[$datos.$R$2:.$S$33];2;0)*[.G149]*[.H14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49];&quot;No&quot;)      ;&quot;&quot;      ; IF(EXACT([.J149];&quot;Sí. Virtualización lógica&quot;)           ;[.I149]           ; IF(EXACT([.J149];&quot;Sí. Virtualización física&quot;)               ;VLOOKUP([.$F149];[$datos.$R$2:.$S$33];2;0)*[.L14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4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6" table:content-validation-name="val17"/>
          <table:table-cell table:style-name="ce45" table:content-validation-name="val7" table:formula="of:=VLOOKUP([.Z14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4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0];[$datos.$R$2:.$S$33];2;0)*[.G150]*[.H15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0];&quot;No&quot;)      ;&quot;&quot;      ; IF(EXACT([.J150];&quot;Sí. Virtualización lógica&quot;)           ;[.I150]           ; IF(EXACT([.J150];&quot;Sí. Virtualización física&quot;)               ;VLOOKUP([.$F150];[$datos.$R$2:.$S$33];2;0)*[.L15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7" table:content-validation-name="val17"/>
          <table:table-cell table:style-name="ce45" table:content-validation-name="val7" table:formula="of:=VLOOKUP([.Z15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1];[$datos.$R$2:.$S$33];2;0)*[.G151]*[.H15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1];&quot;No&quot;)      ;&quot;&quot;      ; IF(EXACT([.J151];&quot;Sí. Virtualización lógica&quot;)           ;[.I151]           ; IF(EXACT([.J151];&quot;Sí. Virtualización física&quot;)               ;VLOOKUP([.$F151];[$datos.$R$2:.$S$33];2;0)*[.L15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8" table:content-validation-name="val17"/>
          <table:table-cell table:style-name="ce45" table:content-validation-name="val7" table:formula="of:=VLOOKUP([.Z15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2];[$datos.$R$2:.$S$33];2;0)*[.G152]*[.H15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2];&quot;No&quot;)      ;&quot;&quot;      ; IF(EXACT([.J152];&quot;Sí. Virtualización lógica&quot;)           ;[.I152]           ; IF(EXACT([.J152];&quot;Sí. Virtualización física&quot;)               ;VLOOKUP([.$F152];[$datos.$R$2:.$S$33];2;0)*[.L15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199" table:content-validation-name="val17"/>
          <table:table-cell table:style-name="ce45" table:content-validation-name="val7" table:formula="of:=VLOOKUP([.Z15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4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3];[$datos.$R$2:.$S$33];2;0)*[.G153]*[.H15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3];&quot;No&quot;)      ;&quot;&quot;      ; IF(EXACT([.J153];&quot;Sí. Virtualización lógica&quot;)           ;[.I153]           ; IF(EXACT([.J153];&quot;Sí. Virtualización física&quot;)               ;VLOOKUP([.$F153];[$datos.$R$2:.$S$33];2;0)*[.L15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0" table:content-validation-name="val17"/>
          <table:table-cell table:style-name="ce45" table:content-validation-name="val7" table:formula="of:=VLOOKUP([.Z15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5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4];[$datos.$R$2:.$S$33];2;0)*[.G154]*[.H15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4];&quot;No&quot;)      ;&quot;&quot;      ; IF(EXACT([.J154];&quot;Sí. Virtualización lógica&quot;)           ;[.I154]           ; IF(EXACT([.J154];&quot;Sí. Virtualización física&quot;)               ;VLOOKUP([.$F154];[$datos.$R$2:.$S$33];2;0)*[.L15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1" table:content-validation-name="val17"/>
          <table:table-cell table:style-name="ce45" table:content-validation-name="val7" table:formula="of:=VLOOKUP([.Z15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5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5];[$datos.$R$2:.$S$33];2;0)*[.G155]*[.H15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5];&quot;No&quot;)      ;&quot;&quot;      ; IF(EXACT([.J155];&quot;Sí. Virtualización lógica&quot;)           ;[.I155]           ; IF(EXACT([.J155];&quot;Sí. Virtualización física&quot;)               ;VLOOKUP([.$F155];[$datos.$R$2:.$S$33];2;0)*[.L15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2" table:content-validation-name="val17"/>
          <table:table-cell table:style-name="ce45" table:content-validation-name="val7" table:formula="of:=VLOOKUP([.Z15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6"/>
          <table:table-cell table:style-name="ce451"/>
          <table:table-cell table:number-columns-repeated="985"/>
        </table:table-row>
        <table:table-row table:style-name="ro5">
          <table:table-cell office:value-type="string" calcext:value-type="string">
            <text:p>15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6];[$datos.$R$2:.$S$33];2;0)*[.G156]*[.H15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6];&quot;No&quot;)      ;&quot;&quot;      ; IF(EXACT([.J156];&quot;Sí. Virtualización lógica&quot;)           ;[.I156]           ; IF(EXACT([.J156];&quot;Sí. Virtualización física&quot;)               ;VLOOKUP([.$F156];[$datos.$R$2:.$S$33];2;0)*[.L15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3" table:content-validation-name="val17"/>
          <table:table-cell table:style-name="ce45" table:content-validation-name="val7" table:formula="of:=VLOOKUP([.Z15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7];[$datos.$R$2:.$S$33];2;0)*[.G157]*[.H15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7];&quot;No&quot;)      ;&quot;&quot;      ; IF(EXACT([.J157];&quot;Sí. Virtualización lógica&quot;)           ;[.I157]           ; IF(EXACT([.J157];&quot;Sí. Virtualización física&quot;)               ;VLOOKUP([.$F157];[$datos.$R$2:.$S$33];2;0)*[.L15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4" table:content-validation-name="val17"/>
          <table:table-cell table:style-name="ce45" table:content-validation-name="val7" table:formula="of:=VLOOKUP([.Z15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8];[$datos.$R$2:.$S$33];2;0)*[.G158]*[.H15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8];&quot;No&quot;)      ;&quot;&quot;      ; IF(EXACT([.J158];&quot;Sí. Virtualización lógica&quot;)           ;[.I158]           ; IF(EXACT([.J158];&quot;Sí. Virtualización física&quot;)               ;VLOOKUP([.$F158];[$datos.$R$2:.$S$33];2;0)*[.L15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5" table:content-validation-name="val17"/>
          <table:table-cell table:style-name="ce45" table:content-validation-name="val7" table:formula="of:=VLOOKUP([.Z15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59];[$datos.$R$2:.$S$33];2;0)*[.G159]*[.H15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59];&quot;No&quot;)      ;&quot;&quot;      ; IF(EXACT([.J159];&quot;Sí. Virtualización lógica&quot;)           ;[.I159]           ; IF(EXACT([.J159];&quot;Sí. Virtualización física&quot;)               ;VLOOKUP([.$F159];[$datos.$R$2:.$S$33];2;0)*[.L15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5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6" table:content-validation-name="val17"/>
          <table:table-cell table:style-name="ce45" table:content-validation-name="val7" table:formula="of:=VLOOKUP([.Z15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5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0];[$datos.$R$2:.$S$33];2;0)*[.G160]*[.H16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0];&quot;No&quot;)      ;&quot;&quot;      ; IF(EXACT([.J160];&quot;Sí. Virtualización lógica&quot;)           ;[.I160]           ; IF(EXACT([.J160];&quot;Sí. Virtualización física&quot;)               ;VLOOKUP([.$F160];[$datos.$R$2:.$S$33];2;0)*[.L16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7" table:content-validation-name="val17"/>
          <table:table-cell table:style-name="ce45" table:content-validation-name="val7" table:formula="of:=VLOOKUP([.Z16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1];[$datos.$R$2:.$S$33];2;0)*[.G161]*[.H16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1];&quot;No&quot;)      ;&quot;&quot;      ; IF(EXACT([.J161];&quot;Sí. Virtualización lógica&quot;)           ;[.I161]           ; IF(EXACT([.J161];&quot;Sí. Virtualización física&quot;)               ;VLOOKUP([.$F161];[$datos.$R$2:.$S$33];2;0)*[.L16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8" table:content-validation-name="val17"/>
          <table:table-cell table:style-name="ce45" table:content-validation-name="val7" table:formula="of:=VLOOKUP([.Z16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2];[$datos.$R$2:.$S$33];2;0)*[.G162]*[.H16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2];&quot;No&quot;)      ;&quot;&quot;      ; IF(EXACT([.J162];&quot;Sí. Virtualización lógica&quot;)           ;[.I162]           ; IF(EXACT([.J162];&quot;Sí. Virtualización física&quot;)               ;VLOOKUP([.$F162];[$datos.$R$2:.$S$33];2;0)*[.L16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09" table:content-validation-name="val17"/>
          <table:table-cell table:style-name="ce45" table:content-validation-name="val7" table:formula="of:=VLOOKUP([.Z16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5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3];[$datos.$R$2:.$S$33];2;0)*[.G163]*[.H16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3];&quot;No&quot;)      ;&quot;&quot;      ; IF(EXACT([.J163];&quot;Sí. Virtualización lógica&quot;)           ;[.I163]           ; IF(EXACT([.J163];&quot;Sí. Virtualización física&quot;)               ;VLOOKUP([.$F163];[$datos.$R$2:.$S$33];2;0)*[.L16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0" table:content-validation-name="val17"/>
          <table:table-cell table:style-name="ce45" table:content-validation-name="val7" table:formula="of:=VLOOKUP([.Z16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4];[$datos.$R$2:.$S$33];2;0)*[.G164]*[.H16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4];&quot;No&quot;)      ;&quot;&quot;      ; IF(EXACT([.J164];&quot;Sí. Virtualización lógica&quot;)           ;[.I164]           ; IF(EXACT([.J164];&quot;Sí. Virtualización física&quot;)               ;VLOOKUP([.$F164];[$datos.$R$2:.$S$33];2;0)*[.L16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1" table:content-validation-name="val17"/>
          <table:table-cell table:style-name="ce45" table:content-validation-name="val7" table:formula="of:=VLOOKUP([.Z16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5];[$datos.$R$2:.$S$33];2;0)*[.G165]*[.H16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5];&quot;No&quot;)      ;&quot;&quot;      ; IF(EXACT([.J165];&quot;Sí. Virtualización lógica&quot;)           ;[.I165]           ; IF(EXACT([.J165];&quot;Sí. Virtualización física&quot;)               ;VLOOKUP([.$F165];[$datos.$R$2:.$S$33];2;0)*[.L16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2" table:content-validation-name="val17"/>
          <table:table-cell table:style-name="ce45" table:content-validation-name="val7" table:formula="of:=VLOOKUP([.Z16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6];[$datos.$R$2:.$S$33];2;0)*[.G166]*[.H16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6];&quot;No&quot;)      ;&quot;&quot;      ; IF(EXACT([.J166];&quot;Sí. Virtualización lógica&quot;)           ;[.I166]           ; IF(EXACT([.J166];&quot;Sí. Virtualización física&quot;)               ;VLOOKUP([.$F166];[$datos.$R$2:.$S$33];2;0)*[.L16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3" table:content-validation-name="val17"/>
          <table:table-cell table:style-name="ce45" table:content-validation-name="val7" table:formula="of:=VLOOKUP([.Z16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7];[$datos.$R$2:.$S$33];2;0)*[.G167]*[.H16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7];&quot;No&quot;)      ;&quot;&quot;      ; IF(EXACT([.J167];&quot;Sí. Virtualización lógica&quot;)           ;[.I167]           ; IF(EXACT([.J167];&quot;Sí. Virtualización física&quot;)               ;VLOOKUP([.$F167];[$datos.$R$2:.$S$33];2;0)*[.L16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4" table:content-validation-name="val17"/>
          <table:table-cell table:style-name="ce45" table:content-validation-name="val7" table:formula="of:=VLOOKUP([.Z16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8];[$datos.$R$2:.$S$33];2;0)*[.G168]*[.H16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8];&quot;No&quot;)      ;&quot;&quot;      ; IF(EXACT([.J168];&quot;Sí. Virtualización lógica&quot;)           ;[.I168]           ; IF(EXACT([.J168];&quot;Sí. Virtualización física&quot;)               ;VLOOKUP([.$F168];[$datos.$R$2:.$S$33];2;0)*[.L16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5" table:content-validation-name="val17"/>
          <table:table-cell table:style-name="ce45" table:content-validation-name="val7" table:formula="of:=VLOOKUP([.Z16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69];[$datos.$R$2:.$S$33];2;0)*[.G169]*[.H16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69];&quot;No&quot;)      ;&quot;&quot;      ; IF(EXACT([.J169];&quot;Sí. Virtualización lógica&quot;)           ;[.I169]           ; IF(EXACT([.J169];&quot;Sí. Virtualización física&quot;)               ;VLOOKUP([.$F169];[$datos.$R$2:.$S$33];2;0)*[.L16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6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6" table:content-validation-name="val17"/>
          <table:table-cell table:style-name="ce45" table:content-validation-name="val7" table:formula="of:=VLOOKUP([.Z16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6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0];[$datos.$R$2:.$S$33];2;0)*[.G170]*[.H17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0];&quot;No&quot;)      ;&quot;&quot;      ; IF(EXACT([.J170];&quot;Sí. Virtualización lógica&quot;)           ;[.I170]           ; IF(EXACT([.J170];&quot;Sí. Virtualización física&quot;)               ;VLOOKUP([.$F170];[$datos.$R$2:.$S$33];2;0)*[.L17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7" table:content-validation-name="val17"/>
          <table:table-cell table:style-name="ce45" table:content-validation-name="val7" table:formula="of:=VLOOKUP([.Z17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1];[$datos.$R$2:.$S$33];2;0)*[.G171]*[.H17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1];&quot;No&quot;)      ;&quot;&quot;      ; IF(EXACT([.J171];&quot;Sí. Virtualización lógica&quot;)           ;[.I171]           ; IF(EXACT([.J171];&quot;Sí. Virtualización física&quot;)               ;VLOOKUP([.$F171];[$datos.$R$2:.$S$33];2;0)*[.L17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8" table:content-validation-name="val17"/>
          <table:table-cell table:style-name="ce45" table:content-validation-name="val7" table:formula="of:=VLOOKUP([.Z17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2];[$datos.$R$2:.$S$33];2;0)*[.G172]*[.H17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2];&quot;No&quot;)      ;&quot;&quot;      ; IF(EXACT([.J172];&quot;Sí. Virtualización lógica&quot;)           ;[.I172]           ; IF(EXACT([.J172];&quot;Sí. Virtualización física&quot;)               ;VLOOKUP([.$F172];[$datos.$R$2:.$S$33];2;0)*[.L17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19" table:content-validation-name="val17"/>
          <table:table-cell table:style-name="ce45" table:content-validation-name="val7" table:formula="of:=VLOOKUP([.Z17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6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3];[$datos.$R$2:.$S$33];2;0)*[.G173]*[.H17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3];&quot;No&quot;)      ;&quot;&quot;      ; IF(EXACT([.J173];&quot;Sí. Virtualización lógica&quot;)           ;[.I173]           ; IF(EXACT([.J173];&quot;Sí. Virtualización física&quot;)               ;VLOOKUP([.$F173];[$datos.$R$2:.$S$33];2;0)*[.L17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0" table:content-validation-name="val17"/>
          <table:table-cell table:style-name="ce45" table:content-validation-name="val7" table:formula="of:=VLOOKUP([.Z17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4];[$datos.$R$2:.$S$33];2;0)*[.G174]*[.H17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4];&quot;No&quot;)      ;&quot;&quot;      ; IF(EXACT([.J174];&quot;Sí. Virtualización lógica&quot;)           ;[.I174]           ; IF(EXACT([.J174];&quot;Sí. Virtualización física&quot;)               ;VLOOKUP([.$F174];[$datos.$R$2:.$S$33];2;0)*[.L17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1" table:content-validation-name="val17"/>
          <table:table-cell table:style-name="ce45" table:content-validation-name="val7" table:formula="of:=VLOOKUP([.Z17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5];[$datos.$R$2:.$S$33];2;0)*[.G175]*[.H17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5];&quot;No&quot;)      ;&quot;&quot;      ; IF(EXACT([.J175];&quot;Sí. Virtualización lógica&quot;)           ;[.I175]           ; IF(EXACT([.J175];&quot;Sí. Virtualización física&quot;)               ;VLOOKUP([.$F175];[$datos.$R$2:.$S$33];2;0)*[.L17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2" table:content-validation-name="val17"/>
          <table:table-cell table:style-name="ce45" table:content-validation-name="val7" table:formula="of:=VLOOKUP([.Z17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6];[$datos.$R$2:.$S$33];2;0)*[.G176]*[.H17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6];&quot;No&quot;)      ;&quot;&quot;      ; IF(EXACT([.J176];&quot;Sí. Virtualización lógica&quot;)           ;[.I176]           ; IF(EXACT([.J176];&quot;Sí. Virtualización física&quot;)               ;VLOOKUP([.$F176];[$datos.$R$2:.$S$33];2;0)*[.L17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3" table:content-validation-name="val17"/>
          <table:table-cell table:style-name="ce45" table:content-validation-name="val7" table:formula="of:=VLOOKUP([.Z17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7];[$datos.$R$2:.$S$33];2;0)*[.G177]*[.H17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7];&quot;No&quot;)      ;&quot;&quot;      ; IF(EXACT([.J177];&quot;Sí. Virtualización lógica&quot;)           ;[.I177]           ; IF(EXACT([.J177];&quot;Sí. Virtualización física&quot;)               ;VLOOKUP([.$F177];[$datos.$R$2:.$S$33];2;0)*[.L17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4" table:content-validation-name="val17"/>
          <table:table-cell table:style-name="ce45" table:content-validation-name="val7" table:formula="of:=VLOOKUP([.Z17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8];[$datos.$R$2:.$S$33];2;0)*[.G178]*[.H17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8];&quot;No&quot;)      ;&quot;&quot;      ; IF(EXACT([.J178];&quot;Sí. Virtualización lógica&quot;)           ;[.I178]           ; IF(EXACT([.J178];&quot;Sí. Virtualización física&quot;)               ;VLOOKUP([.$F178];[$datos.$R$2:.$S$33];2;0)*[.L17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5" table:content-validation-name="val17"/>
          <table:table-cell table:style-name="ce45" table:content-validation-name="val7" table:formula="of:=VLOOKUP([.Z17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79];[$datos.$R$2:.$S$33];2;0)*[.G179]*[.H17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79];&quot;No&quot;)      ;&quot;&quot;      ; IF(EXACT([.J179];&quot;Sí. Virtualización lógica&quot;)           ;[.I179]           ; IF(EXACT([.J179];&quot;Sí. Virtualización física&quot;)               ;VLOOKUP([.$F179];[$datos.$R$2:.$S$33];2;0)*[.L17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7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6" table:content-validation-name="val17"/>
          <table:table-cell table:style-name="ce45" table:content-validation-name="val7" table:formula="of:=VLOOKUP([.Z17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7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0];[$datos.$R$2:.$S$33];2;0)*[.G180]*[.H18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0];&quot;No&quot;)      ;&quot;&quot;      ; IF(EXACT([.J180];&quot;Sí. Virtualización lógica&quot;)           ;[.I180]           ; IF(EXACT([.J180];&quot;Sí. Virtualización física&quot;)               ;VLOOKUP([.$F180];[$datos.$R$2:.$S$33];2;0)*[.L18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7" table:content-validation-name="val17"/>
          <table:table-cell table:style-name="ce45" table:content-validation-name="val7" table:formula="of:=VLOOKUP([.Z18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1];[$datos.$R$2:.$S$33];2;0)*[.G181]*[.H18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1];&quot;No&quot;)      ;&quot;&quot;      ; IF(EXACT([.J181];&quot;Sí. Virtualización lógica&quot;)           ;[.I181]           ; IF(EXACT([.J181];&quot;Sí. Virtualización física&quot;)               ;VLOOKUP([.$F181];[$datos.$R$2:.$S$33];2;0)*[.L18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8" table:content-validation-name="val17"/>
          <table:table-cell table:style-name="ce45" table:content-validation-name="val7" table:formula="of:=VLOOKUP([.Z18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2];[$datos.$R$2:.$S$33];2;0)*[.G182]*[.H18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2];&quot;No&quot;)      ;&quot;&quot;      ; IF(EXACT([.J182];&quot;Sí. Virtualización lógica&quot;)           ;[.I182]           ; IF(EXACT([.J182];&quot;Sí. Virtualización física&quot;)               ;VLOOKUP([.$F182];[$datos.$R$2:.$S$33];2;0)*[.L18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29" table:content-validation-name="val17"/>
          <table:table-cell table:style-name="ce45" table:content-validation-name="val7" table:formula="of:=VLOOKUP([.Z18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7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3];[$datos.$R$2:.$S$33];2;0)*[.G183]*[.H18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3];&quot;No&quot;)      ;&quot;&quot;      ; IF(EXACT([.J183];&quot;Sí. Virtualización lógica&quot;)           ;[.I183]           ; IF(EXACT([.J183];&quot;Sí. Virtualización física&quot;)               ;VLOOKUP([.$F183];[$datos.$R$2:.$S$33];2;0)*[.L18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0" table:content-validation-name="val17"/>
          <table:table-cell table:style-name="ce45" table:content-validation-name="val7" table:formula="of:=VLOOKUP([.Z18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4];[$datos.$R$2:.$S$33];2;0)*[.G184]*[.H18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4];&quot;No&quot;)      ;&quot;&quot;      ; IF(EXACT([.J184];&quot;Sí. Virtualización lógica&quot;)           ;[.I184]           ; IF(EXACT([.J184];&quot;Sí. Virtualización física&quot;)               ;VLOOKUP([.$F184];[$datos.$R$2:.$S$33];2;0)*[.L18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1" table:content-validation-name="val17"/>
          <table:table-cell table:style-name="ce45" table:content-validation-name="val7" table:formula="of:=VLOOKUP([.Z18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5];[$datos.$R$2:.$S$33];2;0)*[.G185]*[.H18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5];&quot;No&quot;)      ;&quot;&quot;      ; IF(EXACT([.J185];&quot;Sí. Virtualización lógica&quot;)           ;[.I185]           ; IF(EXACT([.J185];&quot;Sí. Virtualización física&quot;)               ;VLOOKUP([.$F185];[$datos.$R$2:.$S$33];2;0)*[.L18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2" table:content-validation-name="val17"/>
          <table:table-cell table:style-name="ce45" table:content-validation-name="val7" table:formula="of:=VLOOKUP([.Z18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6];[$datos.$R$2:.$S$33];2;0)*[.G186]*[.H18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6];&quot;No&quot;)      ;&quot;&quot;      ; IF(EXACT([.J186];&quot;Sí. Virtualización lógica&quot;)           ;[.I186]           ; IF(EXACT([.J186];&quot;Sí. Virtualización física&quot;)               ;VLOOKUP([.$F186];[$datos.$R$2:.$S$33];2;0)*[.L18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3" table:content-validation-name="val17"/>
          <table:table-cell table:style-name="ce45" table:content-validation-name="val7" table:formula="of:=VLOOKUP([.Z18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7];[$datos.$R$2:.$S$33];2;0)*[.G187]*[.H18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7];&quot;No&quot;)      ;&quot;&quot;      ; IF(EXACT([.J187];&quot;Sí. Virtualización lógica&quot;)           ;[.I187]           ; IF(EXACT([.J187];&quot;Sí. Virtualización física&quot;)               ;VLOOKUP([.$F187];[$datos.$R$2:.$S$33];2;0)*[.L18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4" table:content-validation-name="val17"/>
          <table:table-cell table:style-name="ce45" table:content-validation-name="val7" table:formula="of:=VLOOKUP([.Z18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8];[$datos.$R$2:.$S$33];2;0)*[.G188]*[.H18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8];&quot;No&quot;)      ;&quot;&quot;      ; IF(EXACT([.J188];&quot;Sí. Virtualización lógica&quot;)           ;[.I188]           ; IF(EXACT([.J188];&quot;Sí. Virtualización física&quot;)               ;VLOOKUP([.$F188];[$datos.$R$2:.$S$33];2;0)*[.L18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5" table:content-validation-name="val17"/>
          <table:table-cell table:style-name="ce45" table:content-validation-name="val7" table:formula="of:=VLOOKUP([.Z18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89];[$datos.$R$2:.$S$33];2;0)*[.G189]*[.H18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89];&quot;No&quot;)      ;&quot;&quot;      ; IF(EXACT([.J189];&quot;Sí. Virtualización lógica&quot;)           ;[.I189]           ; IF(EXACT([.J189];&quot;Sí. Virtualización física&quot;)               ;VLOOKUP([.$F189];[$datos.$R$2:.$S$33];2;0)*[.L18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8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6" table:content-validation-name="val17"/>
          <table:table-cell table:style-name="ce45" table:content-validation-name="val7" table:formula="of:=VLOOKUP([.Z18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8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0];[$datos.$R$2:.$S$33];2;0)*[.G190]*[.H19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0];&quot;No&quot;)      ;&quot;&quot;      ; IF(EXACT([.J190];&quot;Sí. Virtualización lógica&quot;)           ;[.I190]           ; IF(EXACT([.J190];&quot;Sí. Virtualización física&quot;)               ;VLOOKUP([.$F190];[$datos.$R$2:.$S$33];2;0)*[.L19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7" table:content-validation-name="val17"/>
          <table:table-cell table:style-name="ce45" table:content-validation-name="val7" table:formula="of:=VLOOKUP([.Z19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1];[$datos.$R$2:.$S$33];2;0)*[.G191]*[.H19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1];&quot;No&quot;)      ;&quot;&quot;      ; IF(EXACT([.J191];&quot;Sí. Virtualización lógica&quot;)           ;[.I191]           ; IF(EXACT([.J191];&quot;Sí. Virtualización física&quot;)               ;VLOOKUP([.$F191];[$datos.$R$2:.$S$33];2;0)*[.L19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8" table:content-validation-name="val17"/>
          <table:table-cell table:style-name="ce45" table:content-validation-name="val7" table:formula="of:=VLOOKUP([.Z19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2];[$datos.$R$2:.$S$33];2;0)*[.G192]*[.H19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2];&quot;No&quot;)      ;&quot;&quot;      ; IF(EXACT([.J192];&quot;Sí. Virtualización lógica&quot;)           ;[.I192]           ; IF(EXACT([.J192];&quot;Sí. Virtualización física&quot;)               ;VLOOKUP([.$F192];[$datos.$R$2:.$S$33];2;0)*[.L19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39" table:content-validation-name="val17"/>
          <table:table-cell table:style-name="ce45" table:content-validation-name="val7" table:formula="of:=VLOOKUP([.Z19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8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3];[$datos.$R$2:.$S$33];2;0)*[.G193]*[.H19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3];&quot;No&quot;)      ;&quot;&quot;      ; IF(EXACT([.J193];&quot;Sí. Virtualización lógica&quot;)           ;[.I193]           ; IF(EXACT([.J193];&quot;Sí. Virtualización física&quot;)               ;VLOOKUP([.$F193];[$datos.$R$2:.$S$33];2;0)*[.L19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0" table:content-validation-name="val17"/>
          <table:table-cell table:style-name="ce45" table:content-validation-name="val7" table:formula="of:=VLOOKUP([.Z19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4];[$datos.$R$2:.$S$33];2;0)*[.G194]*[.H19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4];&quot;No&quot;)      ;&quot;&quot;      ; IF(EXACT([.J194];&quot;Sí. Virtualización lógica&quot;)           ;[.I194]           ; IF(EXACT([.J194];&quot;Sí. Virtualización física&quot;)               ;VLOOKUP([.$F194];[$datos.$R$2:.$S$33];2;0)*[.L19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1" table:content-validation-name="val17"/>
          <table:table-cell table:style-name="ce45" table:content-validation-name="val7" table:formula="of:=VLOOKUP([.Z19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5];[$datos.$R$2:.$S$33];2;0)*[.G195]*[.H19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5];&quot;No&quot;)      ;&quot;&quot;      ; IF(EXACT([.J195];&quot;Sí. Virtualización lógica&quot;)           ;[.I195]           ; IF(EXACT([.J195];&quot;Sí. Virtualización física&quot;)               ;VLOOKUP([.$F195];[$datos.$R$2:.$S$33];2;0)*[.L19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2" table:content-validation-name="val17"/>
          <table:table-cell table:style-name="ce45" table:content-validation-name="val7" table:formula="of:=VLOOKUP([.Z19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6];[$datos.$R$2:.$S$33];2;0)*[.G196]*[.H19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6];&quot;No&quot;)      ;&quot;&quot;      ; IF(EXACT([.J196];&quot;Sí. Virtualización lógica&quot;)           ;[.I196]           ; IF(EXACT([.J196];&quot;Sí. Virtualización física&quot;)               ;VLOOKUP([.$F196];[$datos.$R$2:.$S$33];2;0)*[.L19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3" table:content-validation-name="val17"/>
          <table:table-cell table:style-name="ce45" table:content-validation-name="val7" table:formula="of:=VLOOKUP([.Z19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7];[$datos.$R$2:.$S$33];2;0)*[.G197]*[.H19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7];&quot;No&quot;)      ;&quot;&quot;      ; IF(EXACT([.J197];&quot;Sí. Virtualización lógica&quot;)           ;[.I197]           ; IF(EXACT([.J197];&quot;Sí. Virtualización física&quot;)               ;VLOOKUP([.$F197];[$datos.$R$2:.$S$33];2;0)*[.L19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4" table:content-validation-name="val17"/>
          <table:table-cell table:style-name="ce45" table:content-validation-name="val7" table:formula="of:=VLOOKUP([.Z19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8];[$datos.$R$2:.$S$33];2;0)*[.G198]*[.H19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8];&quot;No&quot;)      ;&quot;&quot;      ; IF(EXACT([.J198];&quot;Sí. Virtualización lógica&quot;)           ;[.I198]           ; IF(EXACT([.J198];&quot;Sí. Virtualización física&quot;)               ;VLOOKUP([.$F198];[$datos.$R$2:.$S$33];2;0)*[.L19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5" table:content-validation-name="val17"/>
          <table:table-cell table:style-name="ce45" table:content-validation-name="val7" table:formula="of:=VLOOKUP([.Z19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199];[$datos.$R$2:.$S$33];2;0)*[.G199]*[.H19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199];&quot;No&quot;)      ;&quot;&quot;      ; IF(EXACT([.J199];&quot;Sí. Virtualización lógica&quot;)           ;[.I199]           ; IF(EXACT([.J199];&quot;Sí. Virtualización física&quot;)               ;VLOOKUP([.$F199];[$datos.$R$2:.$S$33];2;0)*[.L19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19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6" table:content-validation-name="val17"/>
          <table:table-cell table:style-name="ce45" table:content-validation-name="val7" table:formula="of:=VLOOKUP([.Z19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19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0];[$datos.$R$2:.$S$33];2;0)*[.G200]*[.H20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0];&quot;No&quot;)      ;&quot;&quot;      ; IF(EXACT([.J200];&quot;Sí. Virtualización lógica&quot;)           ;[.I200]           ; IF(EXACT([.J200];&quot;Sí. Virtualización física&quot;)               ;VLOOKUP([.$F200];[$datos.$R$2:.$S$33];2;0)*[.L20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7" table:content-validation-name="val17"/>
          <table:table-cell table:style-name="ce45" table:content-validation-name="val7" table:formula="of:=VLOOKUP([.Z20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1];[$datos.$R$2:.$S$33];2;0)*[.G201]*[.H20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1];&quot;No&quot;)      ;&quot;&quot;      ; IF(EXACT([.J201];&quot;Sí. Virtualización lógica&quot;)           ;[.I201]           ; IF(EXACT([.J201];&quot;Sí. Virtualización física&quot;)               ;VLOOKUP([.$F201];[$datos.$R$2:.$S$33];2;0)*[.L20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8" table:content-validation-name="val17"/>
          <table:table-cell table:style-name="ce45" table:content-validation-name="val7" table:formula="of:=VLOOKUP([.Z20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2];[$datos.$R$2:.$S$33];2;0)*[.G202]*[.H20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2];&quot;No&quot;)      ;&quot;&quot;      ; IF(EXACT([.J202];&quot;Sí. Virtualización lógica&quot;)           ;[.I202]           ; IF(EXACT([.J202];&quot;Sí. Virtualización física&quot;)               ;VLOOKUP([.$F202];[$datos.$R$2:.$S$33];2;0)*[.L20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49" table:content-validation-name="val17"/>
          <table:table-cell table:style-name="ce45" table:content-validation-name="val7" table:formula="of:=VLOOKUP([.Z20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19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3];[$datos.$R$2:.$S$33];2;0)*[.G203]*[.H20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3];&quot;No&quot;)      ;&quot;&quot;      ; IF(EXACT([.J203];&quot;Sí. Virtualización lógica&quot;)           ;[.I203]           ; IF(EXACT([.J203];&quot;Sí. Virtualización física&quot;)               ;VLOOKUP([.$F203];[$datos.$R$2:.$S$33];2;0)*[.L20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0" table:content-validation-name="val17"/>
          <table:table-cell table:style-name="ce45" table:content-validation-name="val7" table:formula="of:=VLOOKUP([.Z20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4];[$datos.$R$2:.$S$33];2;0)*[.G204]*[.H20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4];&quot;No&quot;)      ;&quot;&quot;      ; IF(EXACT([.J204];&quot;Sí. Virtualización lógica&quot;)           ;[.I204]           ; IF(EXACT([.J204];&quot;Sí. Virtualización física&quot;)               ;VLOOKUP([.$F204];[$datos.$R$2:.$S$33];2;0)*[.L20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1" table:content-validation-name="val17"/>
          <table:table-cell table:style-name="ce45" table:content-validation-name="val7" table:formula="of:=VLOOKUP([.Z20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5];[$datos.$R$2:.$S$33];2;0)*[.G205]*[.H20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5];&quot;No&quot;)      ;&quot;&quot;      ; IF(EXACT([.J205];&quot;Sí. Virtualización lógica&quot;)           ;[.I205]           ; IF(EXACT([.J205];&quot;Sí. Virtualización física&quot;)               ;VLOOKUP([.$F205];[$datos.$R$2:.$S$33];2;0)*[.L20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2" table:content-validation-name="val17"/>
          <table:table-cell table:style-name="ce45" table:content-validation-name="val7" table:formula="of:=VLOOKUP([.Z20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6];[$datos.$R$2:.$S$33];2;0)*[.G206]*[.H20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6];&quot;No&quot;)      ;&quot;&quot;      ; IF(EXACT([.J206];&quot;Sí. Virtualización lógica&quot;)           ;[.I206]           ; IF(EXACT([.J206];&quot;Sí. Virtualización física&quot;)               ;VLOOKUP([.$F206];[$datos.$R$2:.$S$33];2;0)*[.L20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3" table:content-validation-name="val17"/>
          <table:table-cell table:style-name="ce45" table:content-validation-name="val7" table:formula="of:=VLOOKUP([.Z20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7];[$datos.$R$2:.$S$33];2;0)*[.G207]*[.H20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7];&quot;No&quot;)      ;&quot;&quot;      ; IF(EXACT([.J207];&quot;Sí. Virtualización lógica&quot;)           ;[.I207]           ; IF(EXACT([.J207];&quot;Sí. Virtualización física&quot;)               ;VLOOKUP([.$F207];[$datos.$R$2:.$S$33];2;0)*[.L20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4" table:content-validation-name="val17"/>
          <table:table-cell table:style-name="ce45" table:content-validation-name="val7" table:formula="of:=VLOOKUP([.Z20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8];[$datos.$R$2:.$S$33];2;0)*[.G208]*[.H20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8];&quot;No&quot;)      ;&quot;&quot;      ; IF(EXACT([.J208];&quot;Sí. Virtualización lógica&quot;)           ;[.I208]           ; IF(EXACT([.J208];&quot;Sí. Virtualización física&quot;)               ;VLOOKUP([.$F208];[$datos.$R$2:.$S$33];2;0)*[.L20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5" table:content-validation-name="val17"/>
          <table:table-cell table:style-name="ce45" table:content-validation-name="val7" table:formula="of:=VLOOKUP([.Z20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09];[$datos.$R$2:.$S$33];2;0)*[.G209]*[.H20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09];&quot;No&quot;)      ;&quot;&quot;      ; IF(EXACT([.J209];&quot;Sí. Virtualización lógica&quot;)           ;[.I209]           ; IF(EXACT([.J209];&quot;Sí. Virtualización física&quot;)               ;VLOOKUP([.$F209];[$datos.$R$2:.$S$33];2;0)*[.L20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0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6" table:content-validation-name="val17"/>
          <table:table-cell table:style-name="ce45" table:content-validation-name="val7" table:formula="of:=VLOOKUP([.Z20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0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0];[$datos.$R$2:.$S$33];2;0)*[.G210]*[.H21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0];&quot;No&quot;)      ;&quot;&quot;      ; IF(EXACT([.J210];&quot;Sí. Virtualización lógica&quot;)           ;[.I210]           ; IF(EXACT([.J210];&quot;Sí. Virtualización física&quot;)               ;VLOOKUP([.$F210];[$datos.$R$2:.$S$33];2;0)*[.L21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7" table:content-validation-name="val17"/>
          <table:table-cell table:style-name="ce45" table:content-validation-name="val7" table:formula="of:=VLOOKUP([.Z21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1];[$datos.$R$2:.$S$33];2;0)*[.G211]*[.H21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1];&quot;No&quot;)      ;&quot;&quot;      ; IF(EXACT([.J211];&quot;Sí. Virtualización lógica&quot;)           ;[.I211]           ; IF(EXACT([.J211];&quot;Sí. Virtualización física&quot;)               ;VLOOKUP([.$F211];[$datos.$R$2:.$S$33];2;0)*[.L21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8" table:content-validation-name="val17"/>
          <table:table-cell table:style-name="ce45" table:content-validation-name="val7" table:formula="of:=VLOOKUP([.Z21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2];[$datos.$R$2:.$S$33];2;0)*[.G212]*[.H21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2];&quot;No&quot;)      ;&quot;&quot;      ; IF(EXACT([.J212];&quot;Sí. Virtualización lógica&quot;)           ;[.I212]           ; IF(EXACT([.J212];&quot;Sí. Virtualización física&quot;)               ;VLOOKUP([.$F212];[$datos.$R$2:.$S$33];2;0)*[.L21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59" table:content-validation-name="val17"/>
          <table:table-cell table:style-name="ce45" table:content-validation-name="val7" table:formula="of:=VLOOKUP([.Z21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0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3];[$datos.$R$2:.$S$33];2;0)*[.G213]*[.H21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3];&quot;No&quot;)      ;&quot;&quot;      ; IF(EXACT([.J213];&quot;Sí. Virtualización lógica&quot;)           ;[.I213]           ; IF(EXACT([.J213];&quot;Sí. Virtualización física&quot;)               ;VLOOKUP([.$F213];[$datos.$R$2:.$S$33];2;0)*[.L21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0" table:content-validation-name="val17"/>
          <table:table-cell table:style-name="ce45" table:content-validation-name="val7" table:formula="of:=VLOOKUP([.Z21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4];[$datos.$R$2:.$S$33];2;0)*[.G214]*[.H21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4];&quot;No&quot;)      ;&quot;&quot;      ; IF(EXACT([.J214];&quot;Sí. Virtualización lógica&quot;)           ;[.I214]           ; IF(EXACT([.J214];&quot;Sí. Virtualización física&quot;)               ;VLOOKUP([.$F214];[$datos.$R$2:.$S$33];2;0)*[.L21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1" table:content-validation-name="val17"/>
          <table:table-cell table:style-name="ce45" table:content-validation-name="val7" table:formula="of:=VLOOKUP([.Z21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5];[$datos.$R$2:.$S$33];2;0)*[.G215]*[.H21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5];&quot;No&quot;)      ;&quot;&quot;      ; IF(EXACT([.J215];&quot;Sí. Virtualización lógica&quot;)           ;[.I215]           ; IF(EXACT([.J215];&quot;Sí. Virtualización física&quot;)               ;VLOOKUP([.$F215];[$datos.$R$2:.$S$33];2;0)*[.L21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2" table:content-validation-name="val17"/>
          <table:table-cell table:style-name="ce45" table:content-validation-name="val7" table:formula="of:=VLOOKUP([.Z21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6];[$datos.$R$2:.$S$33];2;0)*[.G216]*[.H21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6];&quot;No&quot;)      ;&quot;&quot;      ; IF(EXACT([.J216];&quot;Sí. Virtualización lógica&quot;)           ;[.I216]           ; IF(EXACT([.J216];&quot;Sí. Virtualización física&quot;)               ;VLOOKUP([.$F216];[$datos.$R$2:.$S$33];2;0)*[.L21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3" table:content-validation-name="val17"/>
          <table:table-cell table:style-name="ce45" table:content-validation-name="val7" table:formula="of:=VLOOKUP([.Z21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7];[$datos.$R$2:.$S$33];2;0)*[.G217]*[.H21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7];&quot;No&quot;)      ;&quot;&quot;      ; IF(EXACT([.J217];&quot;Sí. Virtualización lógica&quot;)           ;[.I217]           ; IF(EXACT([.J217];&quot;Sí. Virtualización física&quot;)               ;VLOOKUP([.$F217];[$datos.$R$2:.$S$33];2;0)*[.L21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4" table:content-validation-name="val17"/>
          <table:table-cell table:style-name="ce45" table:content-validation-name="val7" table:formula="of:=VLOOKUP([.Z21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8];[$datos.$R$2:.$S$33];2;0)*[.G218]*[.H21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8];&quot;No&quot;)      ;&quot;&quot;      ; IF(EXACT([.J218];&quot;Sí. Virtualización lógica&quot;)           ;[.I218]           ; IF(EXACT([.J218];&quot;Sí. Virtualización física&quot;)               ;VLOOKUP([.$F218];[$datos.$R$2:.$S$33];2;0)*[.L21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5" table:content-validation-name="val17"/>
          <table:table-cell table:style-name="ce45" table:content-validation-name="val7" table:formula="of:=VLOOKUP([.Z21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19];[$datos.$R$2:.$S$33];2;0)*[.G219]*[.H21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19];&quot;No&quot;)      ;&quot;&quot;      ; IF(EXACT([.J219];&quot;Sí. Virtualización lógica&quot;)           ;[.I219]           ; IF(EXACT([.J219];&quot;Sí. Virtualización física&quot;)               ;VLOOKUP([.$F219];[$datos.$R$2:.$S$33];2;0)*[.L21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1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6" table:content-validation-name="val17"/>
          <table:table-cell table:style-name="ce45" table:content-validation-name="val7" table:formula="of:=VLOOKUP([.Z21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1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0];[$datos.$R$2:.$S$33];2;0)*[.G220]*[.H22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0];&quot;No&quot;)      ;&quot;&quot;      ; IF(EXACT([.J220];&quot;Sí. Virtualización lógica&quot;)           ;[.I220]           ; IF(EXACT([.J220];&quot;Sí. Virtualización física&quot;)               ;VLOOKUP([.$F220];[$datos.$R$2:.$S$33];2;0)*[.L22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7" table:content-validation-name="val17"/>
          <table:table-cell table:style-name="ce45" table:content-validation-name="val7" table:formula="of:=VLOOKUP([.Z22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1];[$datos.$R$2:.$S$33];2;0)*[.G221]*[.H22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1];&quot;No&quot;)      ;&quot;&quot;      ; IF(EXACT([.J221];&quot;Sí. Virtualización lógica&quot;)           ;[.I221]           ; IF(EXACT([.J221];&quot;Sí. Virtualización física&quot;)               ;VLOOKUP([.$F221];[$datos.$R$2:.$S$33];2;0)*[.L22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8" table:content-validation-name="val17"/>
          <table:table-cell table:style-name="ce45" table:content-validation-name="val7" table:formula="of:=VLOOKUP([.Z22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2];[$datos.$R$2:.$S$33];2;0)*[.G222]*[.H22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2];&quot;No&quot;)      ;&quot;&quot;      ; IF(EXACT([.J222];&quot;Sí. Virtualización lógica&quot;)           ;[.I222]           ; IF(EXACT([.J222];&quot;Sí. Virtualización física&quot;)               ;VLOOKUP([.$F222];[$datos.$R$2:.$S$33];2;0)*[.L22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69" table:content-validation-name="val17"/>
          <table:table-cell table:style-name="ce45" table:content-validation-name="val7" table:formula="of:=VLOOKUP([.Z22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1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3];[$datos.$R$2:.$S$33];2;0)*[.G223]*[.H22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3];&quot;No&quot;)      ;&quot;&quot;      ; IF(EXACT([.J223];&quot;Sí. Virtualización lógica&quot;)           ;[.I223]           ; IF(EXACT([.J223];&quot;Sí. Virtualización física&quot;)               ;VLOOKUP([.$F223];[$datos.$R$2:.$S$33];2;0)*[.L22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0" table:content-validation-name="val17"/>
          <table:table-cell table:style-name="ce45" table:content-validation-name="val7" table:formula="of:=VLOOKUP([.Z22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4];[$datos.$R$2:.$S$33];2;0)*[.G224]*[.H22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4];&quot;No&quot;)      ;&quot;&quot;      ; IF(EXACT([.J224];&quot;Sí. Virtualización lógica&quot;)           ;[.I224]           ; IF(EXACT([.J224];&quot;Sí. Virtualización física&quot;)               ;VLOOKUP([.$F224];[$datos.$R$2:.$S$33];2;0)*[.L22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1" table:content-validation-name="val17"/>
          <table:table-cell table:style-name="ce45" table:content-validation-name="val7" table:formula="of:=VLOOKUP([.Z22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5];[$datos.$R$2:.$S$33];2;0)*[.G225]*[.H22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5];&quot;No&quot;)      ;&quot;&quot;      ; IF(EXACT([.J225];&quot;Sí. Virtualización lógica&quot;)           ;[.I225]           ; IF(EXACT([.J225];&quot;Sí. Virtualización física&quot;)               ;VLOOKUP([.$F225];[$datos.$R$2:.$S$33];2;0)*[.L22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2" table:content-validation-name="val17"/>
          <table:table-cell table:style-name="ce45" table:content-validation-name="val7" table:formula="of:=VLOOKUP([.Z22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6];[$datos.$R$2:.$S$33];2;0)*[.G226]*[.H22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6];&quot;No&quot;)      ;&quot;&quot;      ; IF(EXACT([.J226];&quot;Sí. Virtualización lógica&quot;)           ;[.I226]           ; IF(EXACT([.J226];&quot;Sí. Virtualización física&quot;)               ;VLOOKUP([.$F226];[$datos.$R$2:.$S$33];2;0)*[.L22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3" table:content-validation-name="val17"/>
          <table:table-cell table:style-name="ce45" table:content-validation-name="val7" table:formula="of:=VLOOKUP([.Z22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7];[$datos.$R$2:.$S$33];2;0)*[.G227]*[.H22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7];&quot;No&quot;)      ;&quot;&quot;      ; IF(EXACT([.J227];&quot;Sí. Virtualización lógica&quot;)           ;[.I227]           ; IF(EXACT([.J227];&quot;Sí. Virtualización física&quot;)               ;VLOOKUP([.$F227];[$datos.$R$2:.$S$33];2;0)*[.L22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4" table:content-validation-name="val17"/>
          <table:table-cell table:style-name="ce45" table:content-validation-name="val7" table:formula="of:=VLOOKUP([.Z22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8];[$datos.$R$2:.$S$33];2;0)*[.G228]*[.H22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8];&quot;No&quot;)      ;&quot;&quot;      ; IF(EXACT([.J228];&quot;Sí. Virtualización lógica&quot;)           ;[.I228]           ; IF(EXACT([.J228];&quot;Sí. Virtualización física&quot;)               ;VLOOKUP([.$F228];[$datos.$R$2:.$S$33];2;0)*[.L22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5" table:content-validation-name="val17"/>
          <table:table-cell table:style-name="ce45" table:content-validation-name="val7" table:formula="of:=VLOOKUP([.Z22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29];[$datos.$R$2:.$S$33];2;0)*[.G229]*[.H22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29];&quot;No&quot;)      ;&quot;&quot;      ; IF(EXACT([.J229];&quot;Sí. Virtualización lógica&quot;)           ;[.I229]           ; IF(EXACT([.J229];&quot;Sí. Virtualización física&quot;)               ;VLOOKUP([.$F229];[$datos.$R$2:.$S$33];2;0)*[.L22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2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6" table:content-validation-name="val17"/>
          <table:table-cell table:style-name="ce45" table:content-validation-name="val7" table:formula="of:=VLOOKUP([.Z22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2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0];[$datos.$R$2:.$S$33];2;0)*[.G230]*[.H23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0];&quot;No&quot;)      ;&quot;&quot;      ; IF(EXACT([.J230];&quot;Sí. Virtualización lógica&quot;)           ;[.I230]           ; IF(EXACT([.J230];&quot;Sí. Virtualización física&quot;)               ;VLOOKUP([.$F230];[$datos.$R$2:.$S$33];2;0)*[.L23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7" table:content-validation-name="val17"/>
          <table:table-cell table:style-name="ce45" table:content-validation-name="val7" table:formula="of:=VLOOKUP([.Z23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1];[$datos.$R$2:.$S$33];2;0)*[.G231]*[.H23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1];&quot;No&quot;)      ;&quot;&quot;      ; IF(EXACT([.J231];&quot;Sí. Virtualización lógica&quot;)           ;[.I231]           ; IF(EXACT([.J231];&quot;Sí. Virtualización física&quot;)               ;VLOOKUP([.$F231];[$datos.$R$2:.$S$33];2;0)*[.L23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8" table:content-validation-name="val17"/>
          <table:table-cell table:style-name="ce45" table:content-validation-name="val7" table:formula="of:=VLOOKUP([.Z23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2];[$datos.$R$2:.$S$33];2;0)*[.G232]*[.H23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2];&quot;No&quot;)      ;&quot;&quot;      ; IF(EXACT([.J232];&quot;Sí. Virtualización lógica&quot;)           ;[.I232]           ; IF(EXACT([.J232];&quot;Sí. Virtualización física&quot;)               ;VLOOKUP([.$F232];[$datos.$R$2:.$S$33];2;0)*[.L23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79" table:content-validation-name="val17"/>
          <table:table-cell table:style-name="ce45" table:content-validation-name="val7" table:formula="of:=VLOOKUP([.Z23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2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3];[$datos.$R$2:.$S$33];2;0)*[.G233]*[.H23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3];&quot;No&quot;)      ;&quot;&quot;      ; IF(EXACT([.J233];&quot;Sí. Virtualización lógica&quot;)           ;[.I233]           ; IF(EXACT([.J233];&quot;Sí. Virtualización física&quot;)               ;VLOOKUP([.$F233];[$datos.$R$2:.$S$33];2;0)*[.L23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0" table:content-validation-name="val17"/>
          <table:table-cell table:style-name="ce45" table:content-validation-name="val7" table:formula="of:=VLOOKUP([.Z23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4];[$datos.$R$2:.$S$33];2;0)*[.G234]*[.H23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4];&quot;No&quot;)      ;&quot;&quot;      ; IF(EXACT([.J234];&quot;Sí. Virtualización lógica&quot;)           ;[.I234]           ; IF(EXACT([.J234];&quot;Sí. Virtualización física&quot;)               ;VLOOKUP([.$F234];[$datos.$R$2:.$S$33];2;0)*[.L23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1" table:content-validation-name="val17"/>
          <table:table-cell table:style-name="ce45" table:content-validation-name="val7" table:formula="of:=VLOOKUP([.Z23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5];[$datos.$R$2:.$S$33];2;0)*[.G235]*[.H23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5];&quot;No&quot;)      ;&quot;&quot;      ; IF(EXACT([.J235];&quot;Sí. Virtualización lógica&quot;)           ;[.I235]           ; IF(EXACT([.J235];&quot;Sí. Virtualización física&quot;)               ;VLOOKUP([.$F235];[$datos.$R$2:.$S$33];2;0)*[.L23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2" table:content-validation-name="val17"/>
          <table:table-cell table:style-name="ce45" table:content-validation-name="val7" table:formula="of:=VLOOKUP([.Z23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6];[$datos.$R$2:.$S$33];2;0)*[.G236]*[.H23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6];&quot;No&quot;)      ;&quot;&quot;      ; IF(EXACT([.J236];&quot;Sí. Virtualización lógica&quot;)           ;[.I236]           ; IF(EXACT([.J236];&quot;Sí. Virtualización física&quot;)               ;VLOOKUP([.$F236];[$datos.$R$2:.$S$33];2;0)*[.L23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3" table:content-validation-name="val17"/>
          <table:table-cell table:style-name="ce45" table:content-validation-name="val7" table:formula="of:=VLOOKUP([.Z23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7];[$datos.$R$2:.$S$33];2;0)*[.G237]*[.H23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7];&quot;No&quot;)      ;&quot;&quot;      ; IF(EXACT([.J237];&quot;Sí. Virtualización lógica&quot;)           ;[.I237]           ; IF(EXACT([.J237];&quot;Sí. Virtualización física&quot;)               ;VLOOKUP([.$F237];[$datos.$R$2:.$S$33];2;0)*[.L23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4" table:content-validation-name="val17"/>
          <table:table-cell table:style-name="ce45" table:content-validation-name="val7" table:formula="of:=VLOOKUP([.Z23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8];[$datos.$R$2:.$S$33];2;0)*[.G238]*[.H23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8];&quot;No&quot;)      ;&quot;&quot;      ; IF(EXACT([.J238];&quot;Sí. Virtualización lógica&quot;)           ;[.I238]           ; IF(EXACT([.J238];&quot;Sí. Virtualización física&quot;)               ;VLOOKUP([.$F238];[$datos.$R$2:.$S$33];2;0)*[.L23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5" table:content-validation-name="val17"/>
          <table:table-cell table:style-name="ce45" table:content-validation-name="val7" table:formula="of:=VLOOKUP([.Z23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39];[$datos.$R$2:.$S$33];2;0)*[.G239]*[.H23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39];&quot;No&quot;)      ;&quot;&quot;      ; IF(EXACT([.J239];&quot;Sí. Virtualización lógica&quot;)           ;[.I239]           ; IF(EXACT([.J239];&quot;Sí. Virtualización física&quot;)               ;VLOOKUP([.$F239];[$datos.$R$2:.$S$33];2;0)*[.L23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3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6" table:content-validation-name="val17"/>
          <table:table-cell table:style-name="ce45" table:content-validation-name="val7" table:formula="of:=VLOOKUP([.Z23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3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0];[$datos.$R$2:.$S$33];2;0)*[.G240]*[.H24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0];&quot;No&quot;)      ;&quot;&quot;      ; IF(EXACT([.J240];&quot;Sí. Virtualización lógica&quot;)           ;[.I240]           ; IF(EXACT([.J240];&quot;Sí. Virtualización física&quot;)               ;VLOOKUP([.$F240];[$datos.$R$2:.$S$33];2;0)*[.L24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7" table:content-validation-name="val17"/>
          <table:table-cell table:style-name="ce45" table:content-validation-name="val7" table:formula="of:=VLOOKUP([.Z24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1];[$datos.$R$2:.$S$33];2;0)*[.G241]*[.H24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1];&quot;No&quot;)      ;&quot;&quot;      ; IF(EXACT([.J241];&quot;Sí. Virtualización lógica&quot;)           ;[.I241]           ; IF(EXACT([.J241];&quot;Sí. Virtualización física&quot;)               ;VLOOKUP([.$F241];[$datos.$R$2:.$S$33];2;0)*[.L24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8" table:content-validation-name="val17"/>
          <table:table-cell table:style-name="ce45" table:content-validation-name="val7" table:formula="of:=VLOOKUP([.Z24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2];[$datos.$R$2:.$S$33];2;0)*[.G242]*[.H24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2];&quot;No&quot;)      ;&quot;&quot;      ; IF(EXACT([.J242];&quot;Sí. Virtualización lógica&quot;)           ;[.I242]           ; IF(EXACT([.J242];&quot;Sí. Virtualización física&quot;)               ;VLOOKUP([.$F242];[$datos.$R$2:.$S$33];2;0)*[.L24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89" table:content-validation-name="val17"/>
          <table:table-cell table:style-name="ce45" table:content-validation-name="val7" table:formula="of:=VLOOKUP([.Z24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3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3];[$datos.$R$2:.$S$33];2;0)*[.G243]*[.H24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3];&quot;No&quot;)      ;&quot;&quot;      ; IF(EXACT([.J243];&quot;Sí. Virtualización lógica&quot;)           ;[.I243]           ; IF(EXACT([.J243];&quot;Sí. Virtualización física&quot;)               ;VLOOKUP([.$F243];[$datos.$R$2:.$S$33];2;0)*[.L24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0" table:content-validation-name="val17"/>
          <table:table-cell table:style-name="ce45" table:content-validation-name="val7" table:formula="of:=VLOOKUP([.Z24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4];[$datos.$R$2:.$S$33];2;0)*[.G244]*[.H24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4];&quot;No&quot;)      ;&quot;&quot;      ; IF(EXACT([.J244];&quot;Sí. Virtualización lógica&quot;)           ;[.I244]           ; IF(EXACT([.J244];&quot;Sí. Virtualización física&quot;)               ;VLOOKUP([.$F244];[$datos.$R$2:.$S$33];2;0)*[.L24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1" table:content-validation-name="val17"/>
          <table:table-cell table:style-name="ce45" table:content-validation-name="val7" table:formula="of:=VLOOKUP([.Z24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5];[$datos.$R$2:.$S$33];2;0)*[.G245]*[.H24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5];&quot;No&quot;)      ;&quot;&quot;      ; IF(EXACT([.J245];&quot;Sí. Virtualización lógica&quot;)           ;[.I245]           ; IF(EXACT([.J245];&quot;Sí. Virtualización física&quot;)               ;VLOOKUP([.$F245];[$datos.$R$2:.$S$33];2;0)*[.L24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2" table:content-validation-name="val17"/>
          <table:table-cell table:style-name="ce45" table:content-validation-name="val7" table:formula="of:=VLOOKUP([.Z24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6];[$datos.$R$2:.$S$33];2;0)*[.G246]*[.H24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6];&quot;No&quot;)      ;&quot;&quot;      ; IF(EXACT([.J246];&quot;Sí. Virtualización lógica&quot;)           ;[.I246]           ; IF(EXACT([.J246];&quot;Sí. Virtualización física&quot;)               ;VLOOKUP([.$F246];[$datos.$R$2:.$S$33];2;0)*[.L24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3" table:content-validation-name="val17"/>
          <table:table-cell table:style-name="ce45" table:content-validation-name="val7" table:formula="of:=VLOOKUP([.Z24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7];[$datos.$R$2:.$S$33];2;0)*[.G247]*[.H24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7];&quot;No&quot;)      ;&quot;&quot;      ; IF(EXACT([.J247];&quot;Sí. Virtualización lógica&quot;)           ;[.I247]           ; IF(EXACT([.J247];&quot;Sí. Virtualización física&quot;)               ;VLOOKUP([.$F247];[$datos.$R$2:.$S$33];2;0)*[.L24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4" table:content-validation-name="val17"/>
          <table:table-cell table:style-name="ce45" table:content-validation-name="val7" table:formula="of:=VLOOKUP([.Z24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8];[$datos.$R$2:.$S$33];2;0)*[.G248]*[.H24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8];&quot;No&quot;)      ;&quot;&quot;      ; IF(EXACT([.J248];&quot;Sí. Virtualización lógica&quot;)           ;[.I248]           ; IF(EXACT([.J248];&quot;Sí. Virtualización física&quot;)               ;VLOOKUP([.$F248];[$datos.$R$2:.$S$33];2;0)*[.L24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5" table:content-validation-name="val17"/>
          <table:table-cell table:style-name="ce45" table:content-validation-name="val7" table:formula="of:=VLOOKUP([.Z24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49];[$datos.$R$2:.$S$33];2;0)*[.G249]*[.H24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49];&quot;No&quot;)      ;&quot;&quot;      ; IF(EXACT([.J249];&quot;Sí. Virtualización lógica&quot;)           ;[.I249]           ; IF(EXACT([.J249];&quot;Sí. Virtualización física&quot;)               ;VLOOKUP([.$F249];[$datos.$R$2:.$S$33];2;0)*[.L24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4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6" table:content-validation-name="val17"/>
          <table:table-cell table:style-name="ce45" table:content-validation-name="val7" table:formula="of:=VLOOKUP([.Z24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4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0];[$datos.$R$2:.$S$33];2;0)*[.G250]*[.H25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0];&quot;No&quot;)      ;&quot;&quot;      ; IF(EXACT([.J250];&quot;Sí. Virtualización lógica&quot;)           ;[.I250]           ; IF(EXACT([.J250];&quot;Sí. Virtualización física&quot;)               ;VLOOKUP([.$F250];[$datos.$R$2:.$S$33];2;0)*[.L25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7" table:content-validation-name="val17"/>
          <table:table-cell table:style-name="ce45" table:content-validation-name="val7" table:formula="of:=VLOOKUP([.Z25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1];[$datos.$R$2:.$S$33];2;0)*[.G251]*[.H25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1];&quot;No&quot;)      ;&quot;&quot;      ; IF(EXACT([.J251];&quot;Sí. Virtualización lógica&quot;)           ;[.I251]           ; IF(EXACT([.J251];&quot;Sí. Virtualización física&quot;)               ;VLOOKUP([.$F251];[$datos.$R$2:.$S$33];2;0)*[.L25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8" table:content-validation-name="val17"/>
          <table:table-cell table:style-name="ce45" table:content-validation-name="val7" table:formula="of:=VLOOKUP([.Z25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2];[$datos.$R$2:.$S$33];2;0)*[.G252]*[.H25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2];&quot;No&quot;)      ;&quot;&quot;      ; IF(EXACT([.J252];&quot;Sí. Virtualización lógica&quot;)           ;[.I252]           ; IF(EXACT([.J252];&quot;Sí. Virtualización física&quot;)               ;VLOOKUP([.$F252];[$datos.$R$2:.$S$33];2;0)*[.L25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299" table:content-validation-name="val17"/>
          <table:table-cell table:style-name="ce45" table:content-validation-name="val7" table:formula="of:=VLOOKUP([.Z25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4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3];[$datos.$R$2:.$S$33];2;0)*[.G253]*[.H25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3];&quot;No&quot;)      ;&quot;&quot;      ; IF(EXACT([.J253];&quot;Sí. Virtualización lógica&quot;)           ;[.I253]           ; IF(EXACT([.J253];&quot;Sí. Virtualización física&quot;)               ;VLOOKUP([.$F253];[$datos.$R$2:.$S$33];2;0)*[.L25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0" table:content-validation-name="val17"/>
          <table:table-cell table:style-name="ce45" table:content-validation-name="val7" table:formula="of:=VLOOKUP([.Z25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4];[$datos.$R$2:.$S$33];2;0)*[.G254]*[.H25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4];&quot;No&quot;)      ;&quot;&quot;      ; IF(EXACT([.J254];&quot;Sí. Virtualización lógica&quot;)           ;[.I254]           ; IF(EXACT([.J254];&quot;Sí. Virtualización física&quot;)               ;VLOOKUP([.$F254];[$datos.$R$2:.$S$33];2;0)*[.L25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1" table:content-validation-name="val17"/>
          <table:table-cell table:style-name="ce45" table:content-validation-name="val7" table:formula="of:=VLOOKUP([.Z25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5];[$datos.$R$2:.$S$33];2;0)*[.G255]*[.H25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5];&quot;No&quot;)      ;&quot;&quot;      ; IF(EXACT([.J255];&quot;Sí. Virtualización lógica&quot;)           ;[.I255]           ; IF(EXACT([.J255];&quot;Sí. Virtualización física&quot;)               ;VLOOKUP([.$F255];[$datos.$R$2:.$S$33];2;0)*[.L25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2" table:content-validation-name="val17"/>
          <table:table-cell table:style-name="ce45" table:content-validation-name="val7" table:formula="of:=VLOOKUP([.Z25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6];[$datos.$R$2:.$S$33];2;0)*[.G256]*[.H25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6];&quot;No&quot;)      ;&quot;&quot;      ; IF(EXACT([.J256];&quot;Sí. Virtualización lógica&quot;)           ;[.I256]           ; IF(EXACT([.J256];&quot;Sí. Virtualización física&quot;)               ;VLOOKUP([.$F256];[$datos.$R$2:.$S$33];2;0)*[.L25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3" table:content-validation-name="val17"/>
          <table:table-cell table:style-name="ce45" table:content-validation-name="val7" table:formula="of:=VLOOKUP([.Z25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7];[$datos.$R$2:.$S$33];2;0)*[.G257]*[.H25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7];&quot;No&quot;)      ;&quot;&quot;      ; IF(EXACT([.J257];&quot;Sí. Virtualización lógica&quot;)           ;[.I257]           ; IF(EXACT([.J257];&quot;Sí. Virtualización física&quot;)               ;VLOOKUP([.$F257];[$datos.$R$2:.$S$33];2;0)*[.L25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4" table:content-validation-name="val17"/>
          <table:table-cell table:style-name="ce45" table:content-validation-name="val7" table:formula="of:=VLOOKUP([.Z25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8];[$datos.$R$2:.$S$33];2;0)*[.G258]*[.H25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8];&quot;No&quot;)      ;&quot;&quot;      ; IF(EXACT([.J258];&quot;Sí. Virtualización lógica&quot;)           ;[.I258]           ; IF(EXACT([.J258];&quot;Sí. Virtualización física&quot;)               ;VLOOKUP([.$F258];[$datos.$R$2:.$S$33];2;0)*[.L25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5" table:content-validation-name="val17"/>
          <table:table-cell table:style-name="ce45" table:content-validation-name="val7" table:formula="of:=VLOOKUP([.Z25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59];[$datos.$R$2:.$S$33];2;0)*[.G259]*[.H25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59];&quot;No&quot;)      ;&quot;&quot;      ; IF(EXACT([.J259];&quot;Sí. Virtualización lógica&quot;)           ;[.I259]           ; IF(EXACT([.J259];&quot;Sí. Virtualización física&quot;)               ;VLOOKUP([.$F259];[$datos.$R$2:.$S$33];2;0)*[.L25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5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6" table:content-validation-name="val17"/>
          <table:table-cell table:style-name="ce45" table:content-validation-name="val7" table:formula="of:=VLOOKUP([.Z25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5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0];[$datos.$R$2:.$S$33];2;0)*[.G260]*[.H26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0];&quot;No&quot;)      ;&quot;&quot;      ; IF(EXACT([.J260];&quot;Sí. Virtualización lógica&quot;)           ;[.I260]           ; IF(EXACT([.J260];&quot;Sí. Virtualización física&quot;)               ;VLOOKUP([.$F260];[$datos.$R$2:.$S$33];2;0)*[.L26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7" table:content-validation-name="val17"/>
          <table:table-cell table:style-name="ce45" table:content-validation-name="val7" table:formula="of:=VLOOKUP([.Z26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1];[$datos.$R$2:.$S$33];2;0)*[.G261]*[.H26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1];&quot;No&quot;)      ;&quot;&quot;      ; IF(EXACT([.J261];&quot;Sí. Virtualización lógica&quot;)           ;[.I261]           ; IF(EXACT([.J261];&quot;Sí. Virtualización física&quot;)               ;VLOOKUP([.$F261];[$datos.$R$2:.$S$33];2;0)*[.L26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8" table:content-validation-name="val17"/>
          <table:table-cell table:style-name="ce45" table:content-validation-name="val7" table:formula="of:=VLOOKUP([.Z26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2];[$datos.$R$2:.$S$33];2;0)*[.G262]*[.H26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2];&quot;No&quot;)      ;&quot;&quot;      ; IF(EXACT([.J262];&quot;Sí. Virtualización lógica&quot;)           ;[.I262]           ; IF(EXACT([.J262];&quot;Sí. Virtualización física&quot;)               ;VLOOKUP([.$F262];[$datos.$R$2:.$S$33];2;0)*[.L26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09" table:content-validation-name="val17"/>
          <table:table-cell table:style-name="ce45" table:content-validation-name="val7" table:formula="of:=VLOOKUP([.Z26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5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3];[$datos.$R$2:.$S$33];2;0)*[.G263]*[.H26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3];&quot;No&quot;)      ;&quot;&quot;      ; IF(EXACT([.J263];&quot;Sí. Virtualización lógica&quot;)           ;[.I263]           ; IF(EXACT([.J263];&quot;Sí. Virtualización física&quot;)               ;VLOOKUP([.$F263];[$datos.$R$2:.$S$33];2;0)*[.L26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0" table:content-validation-name="val17"/>
          <table:table-cell table:style-name="ce45" table:content-validation-name="val7" table:formula="of:=VLOOKUP([.Z26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4];[$datos.$R$2:.$S$33];2;0)*[.G264]*[.H26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4];&quot;No&quot;)      ;&quot;&quot;      ; IF(EXACT([.J264];&quot;Sí. Virtualización lógica&quot;)           ;[.I264]           ; IF(EXACT([.J264];&quot;Sí. Virtualización física&quot;)               ;VLOOKUP([.$F264];[$datos.$R$2:.$S$33];2;0)*[.L26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1" table:content-validation-name="val17"/>
          <table:table-cell table:style-name="ce45" table:content-validation-name="val7" table:formula="of:=VLOOKUP([.Z26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5];[$datos.$R$2:.$S$33];2;0)*[.G265]*[.H26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5];&quot;No&quot;)      ;&quot;&quot;      ; IF(EXACT([.J265];&quot;Sí. Virtualización lógica&quot;)           ;[.I265]           ; IF(EXACT([.J265];&quot;Sí. Virtualización física&quot;)               ;VLOOKUP([.$F265];[$datos.$R$2:.$S$33];2;0)*[.L26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2" table:content-validation-name="val17"/>
          <table:table-cell table:style-name="ce45" table:content-validation-name="val7" table:formula="of:=VLOOKUP([.Z26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6];[$datos.$R$2:.$S$33];2;0)*[.G266]*[.H26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6];&quot;No&quot;)      ;&quot;&quot;      ; IF(EXACT([.J266];&quot;Sí. Virtualización lógica&quot;)           ;[.I266]           ; IF(EXACT([.J266];&quot;Sí. Virtualización física&quot;)               ;VLOOKUP([.$F266];[$datos.$R$2:.$S$33];2;0)*[.L26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3" table:content-validation-name="val17"/>
          <table:table-cell table:style-name="ce45" table:content-validation-name="val7" table:formula="of:=VLOOKUP([.Z26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7];[$datos.$R$2:.$S$33];2;0)*[.G267]*[.H26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7];&quot;No&quot;)      ;&quot;&quot;      ; IF(EXACT([.J267];&quot;Sí. Virtualización lógica&quot;)           ;[.I267]           ; IF(EXACT([.J267];&quot;Sí. Virtualización física&quot;)               ;VLOOKUP([.$F267];[$datos.$R$2:.$S$33];2;0)*[.L26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4" table:content-validation-name="val17"/>
          <table:table-cell table:style-name="ce45" table:content-validation-name="val7" table:formula="of:=VLOOKUP([.Z26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8];[$datos.$R$2:.$S$33];2;0)*[.G268]*[.H26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8];&quot;No&quot;)      ;&quot;&quot;      ; IF(EXACT([.J268];&quot;Sí. Virtualización lógica&quot;)           ;[.I268]           ; IF(EXACT([.J268];&quot;Sí. Virtualización física&quot;)               ;VLOOKUP([.$F268];[$datos.$R$2:.$S$33];2;0)*[.L26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5" table:content-validation-name="val17"/>
          <table:table-cell table:style-name="ce45" table:content-validation-name="val7" table:formula="of:=VLOOKUP([.Z26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69];[$datos.$R$2:.$S$33];2;0)*[.G269]*[.H26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69];&quot;No&quot;)      ;&quot;&quot;      ; IF(EXACT([.J269];&quot;Sí. Virtualización lógica&quot;)           ;[.I269]           ; IF(EXACT([.J269];&quot;Sí. Virtualización física&quot;)               ;VLOOKUP([.$F269];[$datos.$R$2:.$S$33];2;0)*[.L26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6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6" table:content-validation-name="val17"/>
          <table:table-cell table:style-name="ce45" table:content-validation-name="val7" table:formula="of:=VLOOKUP([.Z26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6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0];[$datos.$R$2:.$S$33];2;0)*[.G270]*[.H27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0];&quot;No&quot;)      ;&quot;&quot;      ; IF(EXACT([.J270];&quot;Sí. Virtualización lógica&quot;)           ;[.I270]           ; IF(EXACT([.J270];&quot;Sí. Virtualización física&quot;)               ;VLOOKUP([.$F270];[$datos.$R$2:.$S$33];2;0)*[.L27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7" table:content-validation-name="val17"/>
          <table:table-cell table:style-name="ce45" table:content-validation-name="val7" table:formula="of:=VLOOKUP([.Z27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1];[$datos.$R$2:.$S$33];2;0)*[.G271]*[.H27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1];&quot;No&quot;)      ;&quot;&quot;      ; IF(EXACT([.J271];&quot;Sí. Virtualización lógica&quot;)           ;[.I271]           ; IF(EXACT([.J271];&quot;Sí. Virtualización física&quot;)               ;VLOOKUP([.$F271];[$datos.$R$2:.$S$33];2;0)*[.L27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8" table:content-validation-name="val17"/>
          <table:table-cell table:style-name="ce45" table:content-validation-name="val7" table:formula="of:=VLOOKUP([.Z27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2];[$datos.$R$2:.$S$33];2;0)*[.G272]*[.H27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2];&quot;No&quot;)      ;&quot;&quot;      ; IF(EXACT([.J272];&quot;Sí. Virtualización lógica&quot;)           ;[.I272]           ; IF(EXACT([.J272];&quot;Sí. Virtualización física&quot;)               ;VLOOKUP([.$F272];[$datos.$R$2:.$S$33];2;0)*[.L27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19" table:content-validation-name="val17"/>
          <table:table-cell table:style-name="ce45" table:content-validation-name="val7" table:formula="of:=VLOOKUP([.Z27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6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3];[$datos.$R$2:.$S$33];2;0)*[.G273]*[.H27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3];&quot;No&quot;)      ;&quot;&quot;      ; IF(EXACT([.J273];&quot;Sí. Virtualización lógica&quot;)           ;[.I273]           ; IF(EXACT([.J273];&quot;Sí. Virtualización física&quot;)               ;VLOOKUP([.$F273];[$datos.$R$2:.$S$33];2;0)*[.L27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0" table:content-validation-name="val17"/>
          <table:table-cell table:style-name="ce45" table:content-validation-name="val7" table:formula="of:=VLOOKUP([.Z27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4];[$datos.$R$2:.$S$33];2;0)*[.G274]*[.H27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4];&quot;No&quot;)      ;&quot;&quot;      ; IF(EXACT([.J274];&quot;Sí. Virtualización lógica&quot;)           ;[.I274]           ; IF(EXACT([.J274];&quot;Sí. Virtualización física&quot;)               ;VLOOKUP([.$F274];[$datos.$R$2:.$S$33];2;0)*[.L27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1" table:content-validation-name="val17"/>
          <table:table-cell table:style-name="ce45" table:content-validation-name="val7" table:formula="of:=VLOOKUP([.Z27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5];[$datos.$R$2:.$S$33];2;0)*[.G275]*[.H27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5];&quot;No&quot;)      ;&quot;&quot;      ; IF(EXACT([.J275];&quot;Sí. Virtualización lógica&quot;)           ;[.I275]           ; IF(EXACT([.J275];&quot;Sí. Virtualización física&quot;)               ;VLOOKUP([.$F275];[$datos.$R$2:.$S$33];2;0)*[.L27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2" table:content-validation-name="val17"/>
          <table:table-cell table:style-name="ce45" table:content-validation-name="val7" table:formula="of:=VLOOKUP([.Z27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6];[$datos.$R$2:.$S$33];2;0)*[.G276]*[.H27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6];&quot;No&quot;)      ;&quot;&quot;      ; IF(EXACT([.J276];&quot;Sí. Virtualización lógica&quot;)           ;[.I276]           ; IF(EXACT([.J276];&quot;Sí. Virtualización física&quot;)               ;VLOOKUP([.$F276];[$datos.$R$2:.$S$33];2;0)*[.L27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3" table:content-validation-name="val17"/>
          <table:table-cell table:style-name="ce45" table:content-validation-name="val7" table:formula="of:=VLOOKUP([.Z27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7];[$datos.$R$2:.$S$33];2;0)*[.G277]*[.H27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7];&quot;No&quot;)      ;&quot;&quot;      ; IF(EXACT([.J277];&quot;Sí. Virtualización lógica&quot;)           ;[.I277]           ; IF(EXACT([.J277];&quot;Sí. Virtualización física&quot;)               ;VLOOKUP([.$F277];[$datos.$R$2:.$S$33];2;0)*[.L27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4" table:content-validation-name="val17"/>
          <table:table-cell table:style-name="ce45" table:content-validation-name="val7" table:formula="of:=VLOOKUP([.Z27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8];[$datos.$R$2:.$S$33];2;0)*[.G278]*[.H27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8];&quot;No&quot;)      ;&quot;&quot;      ; IF(EXACT([.J278];&quot;Sí. Virtualización lógica&quot;)           ;[.I278]           ; IF(EXACT([.J278];&quot;Sí. Virtualización física&quot;)               ;VLOOKUP([.$F278];[$datos.$R$2:.$S$33];2;0)*[.L27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5" table:content-validation-name="val17"/>
          <table:table-cell table:style-name="ce45" table:content-validation-name="val7" table:formula="of:=VLOOKUP([.Z27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79];[$datos.$R$2:.$S$33];2;0)*[.G279]*[.H27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79];&quot;No&quot;)      ;&quot;&quot;      ; IF(EXACT([.J279];&quot;Sí. Virtualización lógica&quot;)           ;[.I279]           ; IF(EXACT([.J279];&quot;Sí. Virtualización física&quot;)               ;VLOOKUP([.$F279];[$datos.$R$2:.$S$33];2;0)*[.L27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7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6" table:content-validation-name="val17"/>
          <table:table-cell table:style-name="ce45" table:content-validation-name="val7" table:formula="of:=VLOOKUP([.Z27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7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0];[$datos.$R$2:.$S$33];2;0)*[.G280]*[.H28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0];&quot;No&quot;)      ;&quot;&quot;      ; IF(EXACT([.J280];&quot;Sí. Virtualización lógica&quot;)           ;[.I280]           ; IF(EXACT([.J280];&quot;Sí. Virtualización física&quot;)               ;VLOOKUP([.$F280];[$datos.$R$2:.$S$33];2;0)*[.L28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7" table:content-validation-name="val17"/>
          <table:table-cell table:style-name="ce45" table:content-validation-name="val7" table:formula="of:=VLOOKUP([.Z28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1];[$datos.$R$2:.$S$33];2;0)*[.G281]*[.H28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1];&quot;No&quot;)      ;&quot;&quot;      ; IF(EXACT([.J281];&quot;Sí. Virtualización lógica&quot;)           ;[.I281]           ; IF(EXACT([.J281];&quot;Sí. Virtualización física&quot;)               ;VLOOKUP([.$F281];[$datos.$R$2:.$S$33];2;0)*[.L28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8" table:content-validation-name="val17"/>
          <table:table-cell table:style-name="ce45" table:content-validation-name="val7" table:formula="of:=VLOOKUP([.Z28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2];[$datos.$R$2:.$S$33];2;0)*[.G282]*[.H28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2];&quot;No&quot;)      ;&quot;&quot;      ; IF(EXACT([.J282];&quot;Sí. Virtualización lógica&quot;)           ;[.I282]           ; IF(EXACT([.J282];&quot;Sí. Virtualización física&quot;)               ;VLOOKUP([.$F282];[$datos.$R$2:.$S$33];2;0)*[.L28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29" table:content-validation-name="val17"/>
          <table:table-cell table:style-name="ce45" table:content-validation-name="val7" table:formula="of:=VLOOKUP([.Z28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7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3];[$datos.$R$2:.$S$33];2;0)*[.G283]*[.H28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3];&quot;No&quot;)      ;&quot;&quot;      ; IF(EXACT([.J283];&quot;Sí. Virtualización lógica&quot;)           ;[.I283]           ; IF(EXACT([.J283];&quot;Sí. Virtualización física&quot;)               ;VLOOKUP([.$F283];[$datos.$R$2:.$S$33];2;0)*[.L28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0" table:content-validation-name="val17"/>
          <table:table-cell table:style-name="ce45" table:content-validation-name="val7" table:formula="of:=VLOOKUP([.Z28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4];[$datos.$R$2:.$S$33];2;0)*[.G284]*[.H28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4];&quot;No&quot;)      ;&quot;&quot;      ; IF(EXACT([.J284];&quot;Sí. Virtualización lógica&quot;)           ;[.I284]           ; IF(EXACT([.J284];&quot;Sí. Virtualización física&quot;)               ;VLOOKUP([.$F284];[$datos.$R$2:.$S$33];2;0)*[.L28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1" table:content-validation-name="val17"/>
          <table:table-cell table:style-name="ce45" table:content-validation-name="val7" table:formula="of:=VLOOKUP([.Z28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5];[$datos.$R$2:.$S$33];2;0)*[.G285]*[.H28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5];&quot;No&quot;)      ;&quot;&quot;      ; IF(EXACT([.J285];&quot;Sí. Virtualización lógica&quot;)           ;[.I285]           ; IF(EXACT([.J285];&quot;Sí. Virtualización física&quot;)               ;VLOOKUP([.$F285];[$datos.$R$2:.$S$33];2;0)*[.L28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2" table:content-validation-name="val17"/>
          <table:table-cell table:style-name="ce45" table:content-validation-name="val7" table:formula="of:=VLOOKUP([.Z28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6];[$datos.$R$2:.$S$33];2;0)*[.G286]*[.H28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6];&quot;No&quot;)      ;&quot;&quot;      ; IF(EXACT([.J286];&quot;Sí. Virtualización lógica&quot;)           ;[.I286]           ; IF(EXACT([.J286];&quot;Sí. Virtualización física&quot;)               ;VLOOKUP([.$F286];[$datos.$R$2:.$S$33];2;0)*[.L28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3" table:content-validation-name="val17"/>
          <table:table-cell table:style-name="ce45" table:content-validation-name="val7" table:formula="of:=VLOOKUP([.Z28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7];[$datos.$R$2:.$S$33];2;0)*[.G287]*[.H28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7];&quot;No&quot;)      ;&quot;&quot;      ; IF(EXACT([.J287];&quot;Sí. Virtualización lógica&quot;)           ;[.I287]           ; IF(EXACT([.J287];&quot;Sí. Virtualización física&quot;)               ;VLOOKUP([.$F287];[$datos.$R$2:.$S$33];2;0)*[.L28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4" table:content-validation-name="val17"/>
          <table:table-cell table:style-name="ce45" table:content-validation-name="val7" table:formula="of:=VLOOKUP([.Z28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8];[$datos.$R$2:.$S$33];2;0)*[.G288]*[.H28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8];&quot;No&quot;)      ;&quot;&quot;      ; IF(EXACT([.J288];&quot;Sí. Virtualización lógica&quot;)           ;[.I288]           ; IF(EXACT([.J288];&quot;Sí. Virtualización física&quot;)               ;VLOOKUP([.$F288];[$datos.$R$2:.$S$33];2;0)*[.L28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5" table:content-validation-name="val17"/>
          <table:table-cell table:style-name="ce45" table:content-validation-name="val7" table:formula="of:=VLOOKUP([.Z28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89];[$datos.$R$2:.$S$33];2;0)*[.G289]*[.H28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89];&quot;No&quot;)      ;&quot;&quot;      ; IF(EXACT([.J289];&quot;Sí. Virtualización lógica&quot;)           ;[.I289]           ; IF(EXACT([.J289];&quot;Sí. Virtualización física&quot;)               ;VLOOKUP([.$F289];[$datos.$R$2:.$S$33];2;0)*[.L28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8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6" table:content-validation-name="val17"/>
          <table:table-cell table:style-name="ce45" table:content-validation-name="val7" table:formula="of:=VLOOKUP([.Z28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8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0];[$datos.$R$2:.$S$33];2;0)*[.G290]*[.H29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0];&quot;No&quot;)      ;&quot;&quot;      ; IF(EXACT([.J290];&quot;Sí. Virtualización lógica&quot;)           ;[.I290]           ; IF(EXACT([.J290];&quot;Sí. Virtualización física&quot;)               ;VLOOKUP([.$F290];[$datos.$R$2:.$S$33];2;0)*[.L29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7" table:content-validation-name="val17"/>
          <table:table-cell table:style-name="ce45" table:content-validation-name="val7" table:formula="of:=VLOOKUP([.Z29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1];[$datos.$R$2:.$S$33];2;0)*[.G291]*[.H29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1];&quot;No&quot;)      ;&quot;&quot;      ; IF(EXACT([.J291];&quot;Sí. Virtualización lógica&quot;)           ;[.I291]           ; IF(EXACT([.J291];&quot;Sí. Virtualización física&quot;)               ;VLOOKUP([.$F291];[$datos.$R$2:.$S$33];2;0)*[.L29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8" table:content-validation-name="val17"/>
          <table:table-cell table:style-name="ce45" table:content-validation-name="val7" table:formula="of:=VLOOKUP([.Z29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2];[$datos.$R$2:.$S$33];2;0)*[.G292]*[.H29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2];&quot;No&quot;)      ;&quot;&quot;      ; IF(EXACT([.J292];&quot;Sí. Virtualización lógica&quot;)           ;[.I292]           ; IF(EXACT([.J292];&quot;Sí. Virtualización física&quot;)               ;VLOOKUP([.$F292];[$datos.$R$2:.$S$33];2;0)*[.L29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39" table:content-validation-name="val17"/>
          <table:table-cell table:style-name="ce45" table:content-validation-name="val7" table:formula="of:=VLOOKUP([.Z29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8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3];[$datos.$R$2:.$S$33];2;0)*[.G293]*[.H29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3];&quot;No&quot;)      ;&quot;&quot;      ; IF(EXACT([.J293];&quot;Sí. Virtualización lógica&quot;)           ;[.I293]           ; IF(EXACT([.J293];&quot;Sí. Virtualización física&quot;)               ;VLOOKUP([.$F293];[$datos.$R$2:.$S$33];2;0)*[.L29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0" table:content-validation-name="val17"/>
          <table:table-cell table:style-name="ce45" table:content-validation-name="val7" table:formula="of:=VLOOKUP([.Z29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4];[$datos.$R$2:.$S$33];2;0)*[.G294]*[.H29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4];&quot;No&quot;)      ;&quot;&quot;      ; IF(EXACT([.J294];&quot;Sí. Virtualización lógica&quot;)           ;[.I294]           ; IF(EXACT([.J294];&quot;Sí. Virtualización física&quot;)               ;VLOOKUP([.$F294];[$datos.$R$2:.$S$33];2;0)*[.L29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1" table:content-validation-name="val17"/>
          <table:table-cell table:style-name="ce45" table:content-validation-name="val7" table:formula="of:=VLOOKUP([.Z29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5];[$datos.$R$2:.$S$33];2;0)*[.G295]*[.H29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5];&quot;No&quot;)      ;&quot;&quot;      ; IF(EXACT([.J295];&quot;Sí. Virtualización lógica&quot;)           ;[.I295]           ; IF(EXACT([.J295];&quot;Sí. Virtualización física&quot;)               ;VLOOKUP([.$F295];[$datos.$R$2:.$S$33];2;0)*[.L29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2" table:content-validation-name="val17"/>
          <table:table-cell table:style-name="ce45" table:content-validation-name="val7" table:formula="of:=VLOOKUP([.Z29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6];[$datos.$R$2:.$S$33];2;0)*[.G296]*[.H29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6];&quot;No&quot;)      ;&quot;&quot;      ; IF(EXACT([.J296];&quot;Sí. Virtualización lógica&quot;)           ;[.I296]           ; IF(EXACT([.J296];&quot;Sí. Virtualización física&quot;)               ;VLOOKUP([.$F296];[$datos.$R$2:.$S$33];2;0)*[.L29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3" table:content-validation-name="val17"/>
          <table:table-cell table:style-name="ce45" table:content-validation-name="val7" table:formula="of:=VLOOKUP([.Z29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7];[$datos.$R$2:.$S$33];2;0)*[.G297]*[.H29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7];&quot;No&quot;)      ;&quot;&quot;      ; IF(EXACT([.J297];&quot;Sí. Virtualización lógica&quot;)           ;[.I297]           ; IF(EXACT([.J297];&quot;Sí. Virtualización física&quot;)               ;VLOOKUP([.$F297];[$datos.$R$2:.$S$33];2;0)*[.L29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4" table:content-validation-name="val17"/>
          <table:table-cell table:style-name="ce45" table:content-validation-name="val7" table:formula="of:=VLOOKUP([.Z29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8];[$datos.$R$2:.$S$33];2;0)*[.G298]*[.H29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8];&quot;No&quot;)      ;&quot;&quot;      ; IF(EXACT([.J298];&quot;Sí. Virtualización lógica&quot;)           ;[.I298]           ; IF(EXACT([.J298];&quot;Sí. Virtualización física&quot;)               ;VLOOKUP([.$F298];[$datos.$R$2:.$S$33];2;0)*[.L29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5" table:content-validation-name="val17"/>
          <table:table-cell table:style-name="ce45" table:content-validation-name="val7" table:formula="of:=VLOOKUP([.Z29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299];[$datos.$R$2:.$S$33];2;0)*[.G299]*[.H29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299];&quot;No&quot;)      ;&quot;&quot;      ; IF(EXACT([.J299];&quot;Sí. Virtualización lógica&quot;)           ;[.I299]           ; IF(EXACT([.J299];&quot;Sí. Virtualización física&quot;)               ;VLOOKUP([.$F299];[$datos.$R$2:.$S$33];2;0)*[.L29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29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6" table:content-validation-name="val17"/>
          <table:table-cell table:style-name="ce45" table:content-validation-name="val7" table:formula="of:=VLOOKUP([.Z29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29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0];[$datos.$R$2:.$S$33];2;0)*[.G300]*[.H30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0];&quot;No&quot;)      ;&quot;&quot;      ; IF(EXACT([.J300];&quot;Sí. Virtualización lógica&quot;)           ;[.I300]           ; IF(EXACT([.J300];&quot;Sí. Virtualización física&quot;)               ;VLOOKUP([.$F300];[$datos.$R$2:.$S$33];2;0)*[.L30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7" table:content-validation-name="val17"/>
          <table:table-cell table:style-name="ce45" table:content-validation-name="val7" table:formula="of:=VLOOKUP([.Z30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1];[$datos.$R$2:.$S$33];2;0)*[.G301]*[.H30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1];&quot;No&quot;)      ;&quot;&quot;      ; IF(EXACT([.J301];&quot;Sí. Virtualización lógica&quot;)           ;[.I301]           ; IF(EXACT([.J301];&quot;Sí. Virtualización física&quot;)               ;VLOOKUP([.$F301];[$datos.$R$2:.$S$33];2;0)*[.L30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8" table:content-validation-name="val17"/>
          <table:table-cell table:style-name="ce45" table:content-validation-name="val7" table:formula="of:=VLOOKUP([.Z30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2];[$datos.$R$2:.$S$33];2;0)*[.G302]*[.H30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2];&quot;No&quot;)      ;&quot;&quot;      ; IF(EXACT([.J302];&quot;Sí. Virtualización lógica&quot;)           ;[.I302]           ; IF(EXACT([.J302];&quot;Sí. Virtualización física&quot;)               ;VLOOKUP([.$F302];[$datos.$R$2:.$S$33];2;0)*[.L30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49" table:content-validation-name="val17"/>
          <table:table-cell table:style-name="ce45" table:content-validation-name="val7" table:formula="of:=VLOOKUP([.Z30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29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3];[$datos.$R$2:.$S$33];2;0)*[.G303]*[.H30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3];&quot;No&quot;)      ;&quot;&quot;      ; IF(EXACT([.J303];&quot;Sí. Virtualización lógica&quot;)           ;[.I303]           ; IF(EXACT([.J303];&quot;Sí. Virtualización física&quot;)               ;VLOOKUP([.$F303];[$datos.$R$2:.$S$33];2;0)*[.L30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0" table:content-validation-name="val17"/>
          <table:table-cell table:style-name="ce45" table:content-validation-name="val7" table:formula="of:=VLOOKUP([.Z30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4];[$datos.$R$2:.$S$33];2;0)*[.G304]*[.H30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4];&quot;No&quot;)      ;&quot;&quot;      ; IF(EXACT([.J304];&quot;Sí. Virtualización lógica&quot;)           ;[.I304]           ; IF(EXACT([.J304];&quot;Sí. Virtualización física&quot;)               ;VLOOKUP([.$F304];[$datos.$R$2:.$S$33];2;0)*[.L30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1" table:content-validation-name="val17"/>
          <table:table-cell table:style-name="ce45" table:content-validation-name="val7" table:formula="of:=VLOOKUP([.Z30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5];[$datos.$R$2:.$S$33];2;0)*[.G305]*[.H30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5];&quot;No&quot;)      ;&quot;&quot;      ; IF(EXACT([.J305];&quot;Sí. Virtualización lógica&quot;)           ;[.I305]           ; IF(EXACT([.J305];&quot;Sí. Virtualización física&quot;)               ;VLOOKUP([.$F305];[$datos.$R$2:.$S$33];2;0)*[.L30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2" table:content-validation-name="val17"/>
          <table:table-cell table:style-name="ce45" table:content-validation-name="val7" table:formula="of:=VLOOKUP([.Z30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6];[$datos.$R$2:.$S$33];2;0)*[.G306]*[.H30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6];&quot;No&quot;)      ;&quot;&quot;      ; IF(EXACT([.J306];&quot;Sí. Virtualización lógica&quot;)           ;[.I306]           ; IF(EXACT([.J306];&quot;Sí. Virtualización física&quot;)               ;VLOOKUP([.$F306];[$datos.$R$2:.$S$33];2;0)*[.L30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3" table:content-validation-name="val17"/>
          <table:table-cell table:style-name="ce45" table:content-validation-name="val7" table:formula="of:=VLOOKUP([.Z30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7];[$datos.$R$2:.$S$33];2;0)*[.G307]*[.H30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7];&quot;No&quot;)      ;&quot;&quot;      ; IF(EXACT([.J307];&quot;Sí. Virtualización lógica&quot;)           ;[.I307]           ; IF(EXACT([.J307];&quot;Sí. Virtualización física&quot;)               ;VLOOKUP([.$F307];[$datos.$R$2:.$S$33];2;0)*[.L30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4" table:content-validation-name="val17"/>
          <table:table-cell table:style-name="ce45" table:content-validation-name="val7" table:formula="of:=VLOOKUP([.Z30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8];[$datos.$R$2:.$S$33];2;0)*[.G308]*[.H30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8];&quot;No&quot;)      ;&quot;&quot;      ; IF(EXACT([.J308];&quot;Sí. Virtualización lógica&quot;)           ;[.I308]           ; IF(EXACT([.J308];&quot;Sí. Virtualización física&quot;)               ;VLOOKUP([.$F308];[$datos.$R$2:.$S$33];2;0)*[.L30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5" table:content-validation-name="val17"/>
          <table:table-cell table:style-name="ce45" table:content-validation-name="val7" table:formula="of:=VLOOKUP([.Z30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09];[$datos.$R$2:.$S$33];2;0)*[.G309]*[.H30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09];&quot;No&quot;)      ;&quot;&quot;      ; IF(EXACT([.J309];&quot;Sí. Virtualización lógica&quot;)           ;[.I309]           ; IF(EXACT([.J309];&quot;Sí. Virtualización física&quot;)               ;VLOOKUP([.$F309];[$datos.$R$2:.$S$33];2;0)*[.L30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0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6" table:content-validation-name="val17"/>
          <table:table-cell table:style-name="ce45" table:content-validation-name="val7" table:formula="of:=VLOOKUP([.Z30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0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0];[$datos.$R$2:.$S$33];2;0)*[.G310]*[.H31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0];&quot;No&quot;)      ;&quot;&quot;      ; IF(EXACT([.J310];&quot;Sí. Virtualización lógica&quot;)           ;[.I310]           ; IF(EXACT([.J310];&quot;Sí. Virtualización física&quot;)               ;VLOOKUP([.$F310];[$datos.$R$2:.$S$33];2;0)*[.L31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7" table:content-validation-name="val17"/>
          <table:table-cell table:style-name="ce45" table:content-validation-name="val7" table:formula="of:=VLOOKUP([.Z31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1];[$datos.$R$2:.$S$33];2;0)*[.G311]*[.H31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1];&quot;No&quot;)      ;&quot;&quot;      ; IF(EXACT([.J311];&quot;Sí. Virtualización lógica&quot;)           ;[.I311]           ; IF(EXACT([.J311];&quot;Sí. Virtualización física&quot;)               ;VLOOKUP([.$F311];[$datos.$R$2:.$S$33];2;0)*[.L31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8" table:content-validation-name="val17"/>
          <table:table-cell table:style-name="ce45" table:content-validation-name="val7" table:formula="of:=VLOOKUP([.Z31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2];[$datos.$R$2:.$S$33];2;0)*[.G312]*[.H31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2];&quot;No&quot;)      ;&quot;&quot;      ; IF(EXACT([.J312];&quot;Sí. Virtualización lógica&quot;)           ;[.I312]           ; IF(EXACT([.J312];&quot;Sí. Virtualización física&quot;)               ;VLOOKUP([.$F312];[$datos.$R$2:.$S$33];2;0)*[.L31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59" table:content-validation-name="val17"/>
          <table:table-cell table:style-name="ce45" table:content-validation-name="val7" table:formula="of:=VLOOKUP([.Z31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0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3];[$datos.$R$2:.$S$33];2;0)*[.G313]*[.H31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3];&quot;No&quot;)      ;&quot;&quot;      ; IF(EXACT([.J313];&quot;Sí. Virtualización lógica&quot;)           ;[.I313]           ; IF(EXACT([.J313];&quot;Sí. Virtualización física&quot;)               ;VLOOKUP([.$F313];[$datos.$R$2:.$S$33];2;0)*[.L31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0" table:content-validation-name="val17"/>
          <table:table-cell table:style-name="ce45" table:content-validation-name="val7" table:formula="of:=VLOOKUP([.Z31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4];[$datos.$R$2:.$S$33];2;0)*[.G314]*[.H31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4];&quot;No&quot;)      ;&quot;&quot;      ; IF(EXACT([.J314];&quot;Sí. Virtualización lógica&quot;)           ;[.I314]           ; IF(EXACT([.J314];&quot;Sí. Virtualización física&quot;)               ;VLOOKUP([.$F314];[$datos.$R$2:.$S$33];2;0)*[.L31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1" table:content-validation-name="val17"/>
          <table:table-cell table:style-name="ce45" table:content-validation-name="val7" table:formula="of:=VLOOKUP([.Z31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5];[$datos.$R$2:.$S$33];2;0)*[.G315]*[.H31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5];&quot;No&quot;)      ;&quot;&quot;      ; IF(EXACT([.J315];&quot;Sí. Virtualización lógica&quot;)           ;[.I315]           ; IF(EXACT([.J315];&quot;Sí. Virtualización física&quot;)               ;VLOOKUP([.$F315];[$datos.$R$2:.$S$33];2;0)*[.L31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2" table:content-validation-name="val17"/>
          <table:table-cell table:style-name="ce45" table:content-validation-name="val7" table:formula="of:=VLOOKUP([.Z31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6];[$datos.$R$2:.$S$33];2;0)*[.G316]*[.H31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6];&quot;No&quot;)      ;&quot;&quot;      ; IF(EXACT([.J316];&quot;Sí. Virtualización lógica&quot;)           ;[.I316]           ; IF(EXACT([.J316];&quot;Sí. Virtualización física&quot;)               ;VLOOKUP([.$F316];[$datos.$R$2:.$S$33];2;0)*[.L31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3" table:content-validation-name="val17"/>
          <table:table-cell table:style-name="ce45" table:content-validation-name="val7" table:formula="of:=VLOOKUP([.Z31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7];[$datos.$R$2:.$S$33];2;0)*[.G317]*[.H31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7];&quot;No&quot;)      ;&quot;&quot;      ; IF(EXACT([.J317];&quot;Sí. Virtualización lógica&quot;)           ;[.I317]           ; IF(EXACT([.J317];&quot;Sí. Virtualización física&quot;)               ;VLOOKUP([.$F317];[$datos.$R$2:.$S$33];2;0)*[.L31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4" table:content-validation-name="val17"/>
          <table:table-cell table:style-name="ce45" table:content-validation-name="val7" table:formula="of:=VLOOKUP([.Z31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8];[$datos.$R$2:.$S$33];2;0)*[.G318]*[.H31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8];&quot;No&quot;)      ;&quot;&quot;      ; IF(EXACT([.J318];&quot;Sí. Virtualización lógica&quot;)           ;[.I318]           ; IF(EXACT([.J318];&quot;Sí. Virtualización física&quot;)               ;VLOOKUP([.$F318];[$datos.$R$2:.$S$33];2;0)*[.L31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5" table:content-validation-name="val17"/>
          <table:table-cell table:style-name="ce45" table:content-validation-name="val7" table:formula="of:=VLOOKUP([.Z31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19];[$datos.$R$2:.$S$33];2;0)*[.G319]*[.H31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19];&quot;No&quot;)      ;&quot;&quot;      ; IF(EXACT([.J319];&quot;Sí. Virtualización lógica&quot;)           ;[.I319]           ; IF(EXACT([.J319];&quot;Sí. Virtualización física&quot;)               ;VLOOKUP([.$F319];[$datos.$R$2:.$S$33];2;0)*[.L31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1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6" table:content-validation-name="val17"/>
          <table:table-cell table:style-name="ce45" table:content-validation-name="val7" table:formula="of:=VLOOKUP([.Z31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1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0];[$datos.$R$2:.$S$33];2;0)*[.G320]*[.H32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0];&quot;No&quot;)      ;&quot;&quot;      ; IF(EXACT([.J320];&quot;Sí. Virtualización lógica&quot;)           ;[.I320]           ; IF(EXACT([.J320];&quot;Sí. Virtualización física&quot;)               ;VLOOKUP([.$F320];[$datos.$R$2:.$S$33];2;0)*[.L32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7" table:content-validation-name="val17"/>
          <table:table-cell table:style-name="ce45" table:content-validation-name="val7" table:formula="of:=VLOOKUP([.Z32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1];[$datos.$R$2:.$S$33];2;0)*[.G321]*[.H32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1];&quot;No&quot;)      ;&quot;&quot;      ; IF(EXACT([.J321];&quot;Sí. Virtualización lógica&quot;)           ;[.I321]           ; IF(EXACT([.J321];&quot;Sí. Virtualización física&quot;)               ;VLOOKUP([.$F321];[$datos.$R$2:.$S$33];2;0)*[.L32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8" table:content-validation-name="val17"/>
          <table:table-cell table:style-name="ce45" table:content-validation-name="val7" table:formula="of:=VLOOKUP([.Z32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2];[$datos.$R$2:.$S$33];2;0)*[.G322]*[.H32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2];&quot;No&quot;)      ;&quot;&quot;      ; IF(EXACT([.J322];&quot;Sí. Virtualización lógica&quot;)           ;[.I322]           ; IF(EXACT([.J322];&quot;Sí. Virtualización física&quot;)               ;VLOOKUP([.$F322];[$datos.$R$2:.$S$33];2;0)*[.L32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69" table:content-validation-name="val17"/>
          <table:table-cell table:style-name="ce45" table:content-validation-name="val7" table:formula="of:=VLOOKUP([.Z32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1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3];[$datos.$R$2:.$S$33];2;0)*[.G323]*[.H32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3];&quot;No&quot;)      ;&quot;&quot;      ; IF(EXACT([.J323];&quot;Sí. Virtualización lógica&quot;)           ;[.I323]           ; IF(EXACT([.J323];&quot;Sí. Virtualización física&quot;)               ;VLOOKUP([.$F323];[$datos.$R$2:.$S$33];2;0)*[.L32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0" table:content-validation-name="val17"/>
          <table:table-cell table:style-name="ce45" table:content-validation-name="val7" table:formula="of:=VLOOKUP([.Z32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4];[$datos.$R$2:.$S$33];2;0)*[.G324]*[.H32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4];&quot;No&quot;)      ;&quot;&quot;      ; IF(EXACT([.J324];&quot;Sí. Virtualización lógica&quot;)           ;[.I324]           ; IF(EXACT([.J324];&quot;Sí. Virtualización física&quot;)               ;VLOOKUP([.$F324];[$datos.$R$2:.$S$33];2;0)*[.L32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1" table:content-validation-name="val17"/>
          <table:table-cell table:style-name="ce45" table:content-validation-name="val7" table:formula="of:=VLOOKUP([.Z32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5];[$datos.$R$2:.$S$33];2;0)*[.G325]*[.H32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5];&quot;No&quot;)      ;&quot;&quot;      ; IF(EXACT([.J325];&quot;Sí. Virtualización lógica&quot;)           ;[.I325]           ; IF(EXACT([.J325];&quot;Sí. Virtualización física&quot;)               ;VLOOKUP([.$F325];[$datos.$R$2:.$S$33];2;0)*[.L32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2" table:content-validation-name="val17"/>
          <table:table-cell table:style-name="ce45" table:content-validation-name="val7" table:formula="of:=VLOOKUP([.Z32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6];[$datos.$R$2:.$S$33];2;0)*[.G326]*[.H32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6];&quot;No&quot;)      ;&quot;&quot;      ; IF(EXACT([.J326];&quot;Sí. Virtualización lógica&quot;)           ;[.I326]           ; IF(EXACT([.J326];&quot;Sí. Virtualización física&quot;)               ;VLOOKUP([.$F326];[$datos.$R$2:.$S$33];2;0)*[.L32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3" table:content-validation-name="val17"/>
          <table:table-cell table:style-name="ce45" table:content-validation-name="val7" table:formula="of:=VLOOKUP([.Z32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7];[$datos.$R$2:.$S$33];2;0)*[.G327]*[.H32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7];&quot;No&quot;)      ;&quot;&quot;      ; IF(EXACT([.J327];&quot;Sí. Virtualización lógica&quot;)           ;[.I327]           ; IF(EXACT([.J327];&quot;Sí. Virtualización física&quot;)               ;VLOOKUP([.$F327];[$datos.$R$2:.$S$33];2;0)*[.L32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4" table:content-validation-name="val17"/>
          <table:table-cell table:style-name="ce45" table:content-validation-name="val7" table:formula="of:=VLOOKUP([.Z32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8];[$datos.$R$2:.$S$33];2;0)*[.G328]*[.H32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8];&quot;No&quot;)      ;&quot;&quot;      ; IF(EXACT([.J328];&quot;Sí. Virtualización lógica&quot;)           ;[.I328]           ; IF(EXACT([.J328];&quot;Sí. Virtualización física&quot;)               ;VLOOKUP([.$F328];[$datos.$R$2:.$S$33];2;0)*[.L32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5" table:content-validation-name="val17"/>
          <table:table-cell table:style-name="ce45" table:content-validation-name="val7" table:formula="of:=VLOOKUP([.Z32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29];[$datos.$R$2:.$S$33];2;0)*[.G329]*[.H32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29];&quot;No&quot;)      ;&quot;&quot;      ; IF(EXACT([.J329];&quot;Sí. Virtualización lógica&quot;)           ;[.I329]           ; IF(EXACT([.J329];&quot;Sí. Virtualización física&quot;)               ;VLOOKUP([.$F329];[$datos.$R$2:.$S$33];2;0)*[.L32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2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6" table:content-validation-name="val17"/>
          <table:table-cell table:style-name="ce45" table:content-validation-name="val7" table:formula="of:=VLOOKUP([.Z32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2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0];[$datos.$R$2:.$S$33];2;0)*[.G330]*[.H33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0];&quot;No&quot;)      ;&quot;&quot;      ; IF(EXACT([.J330];&quot;Sí. Virtualización lógica&quot;)           ;[.I330]           ; IF(EXACT([.J330];&quot;Sí. Virtualización física&quot;)               ;VLOOKUP([.$F330];[$datos.$R$2:.$S$33];2;0)*[.L33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7" table:content-validation-name="val17"/>
          <table:table-cell table:style-name="ce45" table:content-validation-name="val7" table:formula="of:=VLOOKUP([.Z33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1];[$datos.$R$2:.$S$33];2;0)*[.G331]*[.H33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1];&quot;No&quot;)      ;&quot;&quot;      ; IF(EXACT([.J331];&quot;Sí. Virtualización lógica&quot;)           ;[.I331]           ; IF(EXACT([.J331];&quot;Sí. Virtualización física&quot;)               ;VLOOKUP([.$F331];[$datos.$R$2:.$S$33];2;0)*[.L33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8" table:content-validation-name="val17"/>
          <table:table-cell table:style-name="ce45" table:content-validation-name="val7" table:formula="of:=VLOOKUP([.Z33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2];[$datos.$R$2:.$S$33];2;0)*[.G332]*[.H33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2];&quot;No&quot;)      ;&quot;&quot;      ; IF(EXACT([.J332];&quot;Sí. Virtualización lógica&quot;)           ;[.I332]           ; IF(EXACT([.J332];&quot;Sí. Virtualización física&quot;)               ;VLOOKUP([.$F332];[$datos.$R$2:.$S$33];2;0)*[.L33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79" table:content-validation-name="val17"/>
          <table:table-cell table:style-name="ce45" table:content-validation-name="val7" table:formula="of:=VLOOKUP([.Z33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2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3];[$datos.$R$2:.$S$33];2;0)*[.G333]*[.H33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3];&quot;No&quot;)      ;&quot;&quot;      ; IF(EXACT([.J333];&quot;Sí. Virtualización lógica&quot;)           ;[.I333]           ; IF(EXACT([.J333];&quot;Sí. Virtualización física&quot;)               ;VLOOKUP([.$F333];[$datos.$R$2:.$S$33];2;0)*[.L33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0" table:content-validation-name="val17"/>
          <table:table-cell table:style-name="ce45" table:content-validation-name="val7" table:formula="of:=VLOOKUP([.Z33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4];[$datos.$R$2:.$S$33];2;0)*[.G334]*[.H33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4];&quot;No&quot;)      ;&quot;&quot;      ; IF(EXACT([.J334];&quot;Sí. Virtualización lógica&quot;)           ;[.I334]           ; IF(EXACT([.J334];&quot;Sí. Virtualización física&quot;)               ;VLOOKUP([.$F334];[$datos.$R$2:.$S$33];2;0)*[.L33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1" table:content-validation-name="val17"/>
          <table:table-cell table:style-name="ce45" table:content-validation-name="val7" table:formula="of:=VLOOKUP([.Z33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5];[$datos.$R$2:.$S$33];2;0)*[.G335]*[.H33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5];&quot;No&quot;)      ;&quot;&quot;      ; IF(EXACT([.J335];&quot;Sí. Virtualización lógica&quot;)           ;[.I335]           ; IF(EXACT([.J335];&quot;Sí. Virtualización física&quot;)               ;VLOOKUP([.$F335];[$datos.$R$2:.$S$33];2;0)*[.L33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2" table:content-validation-name="val17"/>
          <table:table-cell table:style-name="ce45" table:content-validation-name="val7" table:formula="of:=VLOOKUP([.Z33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6];[$datos.$R$2:.$S$33];2;0)*[.G336]*[.H33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6];&quot;No&quot;)      ;&quot;&quot;      ; IF(EXACT([.J336];&quot;Sí. Virtualización lógica&quot;)           ;[.I336]           ; IF(EXACT([.J336];&quot;Sí. Virtualización física&quot;)               ;VLOOKUP([.$F336];[$datos.$R$2:.$S$33];2;0)*[.L33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3" table:content-validation-name="val17"/>
          <table:table-cell table:style-name="ce45" table:content-validation-name="val7" table:formula="of:=VLOOKUP([.Z33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7];[$datos.$R$2:.$S$33];2;0)*[.G337]*[.H33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7];&quot;No&quot;)      ;&quot;&quot;      ; IF(EXACT([.J337];&quot;Sí. Virtualización lógica&quot;)           ;[.I337]           ; IF(EXACT([.J337];&quot;Sí. Virtualización física&quot;)               ;VLOOKUP([.$F337];[$datos.$R$2:.$S$33];2;0)*[.L33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4" table:content-validation-name="val17"/>
          <table:table-cell table:style-name="ce45" table:content-validation-name="val7" table:formula="of:=VLOOKUP([.Z33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8];[$datos.$R$2:.$S$33];2;0)*[.G338]*[.H33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8];&quot;No&quot;)      ;&quot;&quot;      ; IF(EXACT([.J338];&quot;Sí. Virtualización lógica&quot;)           ;[.I338]           ; IF(EXACT([.J338];&quot;Sí. Virtualización física&quot;)               ;VLOOKUP([.$F338];[$datos.$R$2:.$S$33];2;0)*[.L33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5" table:content-validation-name="val17"/>
          <table:table-cell table:style-name="ce45" table:content-validation-name="val7" table:formula="of:=VLOOKUP([.Z33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39];[$datos.$R$2:.$S$33];2;0)*[.G339]*[.H33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39];&quot;No&quot;)      ;&quot;&quot;      ; IF(EXACT([.J339];&quot;Sí. Virtualización lógica&quot;)           ;[.I339]           ; IF(EXACT([.J339];&quot;Sí. Virtualización física&quot;)               ;VLOOKUP([.$F339];[$datos.$R$2:.$S$33];2;0)*[.L33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3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6" table:content-validation-name="val17"/>
          <table:table-cell table:style-name="ce45" table:content-validation-name="val7" table:formula="of:=VLOOKUP([.Z33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3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0];[$datos.$R$2:.$S$33];2;0)*[.G340]*[.H34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0];&quot;No&quot;)      ;&quot;&quot;      ; IF(EXACT([.J340];&quot;Sí. Virtualización lógica&quot;)           ;[.I340]           ; IF(EXACT([.J340];&quot;Sí. Virtualización física&quot;)               ;VLOOKUP([.$F340];[$datos.$R$2:.$S$33];2;0)*[.L34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7" table:content-validation-name="val17"/>
          <table:table-cell table:style-name="ce45" table:content-validation-name="val7" table:formula="of:=VLOOKUP([.Z34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1];[$datos.$R$2:.$S$33];2;0)*[.G341]*[.H34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1];&quot;No&quot;)      ;&quot;&quot;      ; IF(EXACT([.J341];&quot;Sí. Virtualización lógica&quot;)           ;[.I341]           ; IF(EXACT([.J341];&quot;Sí. Virtualización física&quot;)               ;VLOOKUP([.$F341];[$datos.$R$2:.$S$33];2;0)*[.L34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8" table:content-validation-name="val17"/>
          <table:table-cell table:style-name="ce45" table:content-validation-name="val7" table:formula="of:=VLOOKUP([.Z34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2];[$datos.$R$2:.$S$33];2;0)*[.G342]*[.H34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2];&quot;No&quot;)      ;&quot;&quot;      ; IF(EXACT([.J342];&quot;Sí. Virtualización lógica&quot;)           ;[.I342]           ; IF(EXACT([.J342];&quot;Sí. Virtualización física&quot;)               ;VLOOKUP([.$F342];[$datos.$R$2:.$S$33];2;0)*[.L34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89" table:content-validation-name="val17"/>
          <table:table-cell table:style-name="ce45" table:content-validation-name="val7" table:formula="of:=VLOOKUP([.Z34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3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3];[$datos.$R$2:.$S$33];2;0)*[.G343]*[.H34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3];&quot;No&quot;)      ;&quot;&quot;      ; IF(EXACT([.J343];&quot;Sí. Virtualización lógica&quot;)           ;[.I343]           ; IF(EXACT([.J343];&quot;Sí. Virtualización física&quot;)               ;VLOOKUP([.$F343];[$datos.$R$2:.$S$33];2;0)*[.L34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0" table:content-validation-name="val17"/>
          <table:table-cell table:style-name="ce45" table:content-validation-name="val7" table:formula="of:=VLOOKUP([.Z34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4];[$datos.$R$2:.$S$33];2;0)*[.G344]*[.H34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4];&quot;No&quot;)      ;&quot;&quot;      ; IF(EXACT([.J344];&quot;Sí. Virtualización lógica&quot;)           ;[.I344]           ; IF(EXACT([.J344];&quot;Sí. Virtualización física&quot;)               ;VLOOKUP([.$F344];[$datos.$R$2:.$S$33];2;0)*[.L34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1" table:content-validation-name="val17"/>
          <table:table-cell table:style-name="ce45" table:content-validation-name="val7" table:formula="of:=VLOOKUP([.Z34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5];[$datos.$R$2:.$S$33];2;0)*[.G345]*[.H34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5];&quot;No&quot;)      ;&quot;&quot;      ; IF(EXACT([.J345];&quot;Sí. Virtualización lógica&quot;)           ;[.I345]           ; IF(EXACT([.J345];&quot;Sí. Virtualización física&quot;)               ;VLOOKUP([.$F345];[$datos.$R$2:.$S$33];2;0)*[.L34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2" table:content-validation-name="val17"/>
          <table:table-cell table:style-name="ce45" table:content-validation-name="val7" table:formula="of:=VLOOKUP([.Z34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6];[$datos.$R$2:.$S$33];2;0)*[.G346]*[.H34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6];&quot;No&quot;)      ;&quot;&quot;      ; IF(EXACT([.J346];&quot;Sí. Virtualización lógica&quot;)           ;[.I346]           ; IF(EXACT([.J346];&quot;Sí. Virtualización física&quot;)               ;VLOOKUP([.$F346];[$datos.$R$2:.$S$33];2;0)*[.L34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3" table:content-validation-name="val17"/>
          <table:table-cell table:style-name="ce45" table:content-validation-name="val7" table:formula="of:=VLOOKUP([.Z34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7];[$datos.$R$2:.$S$33];2;0)*[.G347]*[.H34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7];&quot;No&quot;)      ;&quot;&quot;      ; IF(EXACT([.J347];&quot;Sí. Virtualización lógica&quot;)           ;[.I347]           ; IF(EXACT([.J347];&quot;Sí. Virtualización física&quot;)               ;VLOOKUP([.$F347];[$datos.$R$2:.$S$33];2;0)*[.L34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4" table:content-validation-name="val17"/>
          <table:table-cell table:style-name="ce45" table:content-validation-name="val7" table:formula="of:=VLOOKUP([.Z34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8];[$datos.$R$2:.$S$33];2;0)*[.G348]*[.H34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8];&quot;No&quot;)      ;&quot;&quot;      ; IF(EXACT([.J348];&quot;Sí. Virtualización lógica&quot;)           ;[.I348]           ; IF(EXACT([.J348];&quot;Sí. Virtualización física&quot;)               ;VLOOKUP([.$F348];[$datos.$R$2:.$S$33];2;0)*[.L34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5" table:content-validation-name="val17"/>
          <table:table-cell table:style-name="ce45" table:content-validation-name="val7" table:formula="of:=VLOOKUP([.Z34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49];[$datos.$R$2:.$S$33];2;0)*[.G349]*[.H34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49];&quot;No&quot;)      ;&quot;&quot;      ; IF(EXACT([.J349];&quot;Sí. Virtualización lógica&quot;)           ;[.I349]           ; IF(EXACT([.J349];&quot;Sí. Virtualización física&quot;)               ;VLOOKUP([.$F349];[$datos.$R$2:.$S$33];2;0)*[.L34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4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6" table:content-validation-name="val17"/>
          <table:table-cell table:style-name="ce45" table:content-validation-name="val7" table:formula="of:=VLOOKUP([.Z34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4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0];[$datos.$R$2:.$S$33];2;0)*[.G350]*[.H35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0];&quot;No&quot;)      ;&quot;&quot;      ; IF(EXACT([.J350];&quot;Sí. Virtualización lógica&quot;)           ;[.I350]           ; IF(EXACT([.J350];&quot;Sí. Virtualización física&quot;)               ;VLOOKUP([.$F350];[$datos.$R$2:.$S$33];2;0)*[.L35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7" table:content-validation-name="val17"/>
          <table:table-cell table:style-name="ce45" table:content-validation-name="val7" table:formula="of:=VLOOKUP([.Z35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1];[$datos.$R$2:.$S$33];2;0)*[.G351]*[.H35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1];&quot;No&quot;)      ;&quot;&quot;      ; IF(EXACT([.J351];&quot;Sí. Virtualización lógica&quot;)           ;[.I351]           ; IF(EXACT([.J351];&quot;Sí. Virtualización física&quot;)               ;VLOOKUP([.$F351];[$datos.$R$2:.$S$33];2;0)*[.L35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8" table:content-validation-name="val17"/>
          <table:table-cell table:style-name="ce45" table:content-validation-name="val7" table:formula="of:=VLOOKUP([.Z35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2];[$datos.$R$2:.$S$33];2;0)*[.G352]*[.H35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2];&quot;No&quot;)      ;&quot;&quot;      ; IF(EXACT([.J352];&quot;Sí. Virtualización lógica&quot;)           ;[.I352]           ; IF(EXACT([.J352];&quot;Sí. Virtualización física&quot;)               ;VLOOKUP([.$F352];[$datos.$R$2:.$S$33];2;0)*[.L35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399" table:content-validation-name="val17"/>
          <table:table-cell table:style-name="ce45" table:content-validation-name="val7" table:formula="of:=VLOOKUP([.Z35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4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3];[$datos.$R$2:.$S$33];2;0)*[.G353]*[.H35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3];&quot;No&quot;)      ;&quot;&quot;      ; IF(EXACT([.J353];&quot;Sí. Virtualización lógica&quot;)           ;[.I353]           ; IF(EXACT([.J353];&quot;Sí. Virtualización física&quot;)               ;VLOOKUP([.$F353];[$datos.$R$2:.$S$33];2;0)*[.L35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0" table:content-validation-name="val17"/>
          <table:table-cell table:style-name="ce45" table:content-validation-name="val7" table:formula="of:=VLOOKUP([.Z35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4];[$datos.$R$2:.$S$33];2;0)*[.G354]*[.H35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4];&quot;No&quot;)      ;&quot;&quot;      ; IF(EXACT([.J354];&quot;Sí. Virtualización lógica&quot;)           ;[.I354]           ; IF(EXACT([.J354];&quot;Sí. Virtualización física&quot;)               ;VLOOKUP([.$F354];[$datos.$R$2:.$S$33];2;0)*[.L35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1" table:content-validation-name="val17"/>
          <table:table-cell table:style-name="ce45" table:content-validation-name="val7" table:formula="of:=VLOOKUP([.Z35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5];[$datos.$R$2:.$S$33];2;0)*[.G355]*[.H35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5];&quot;No&quot;)      ;&quot;&quot;      ; IF(EXACT([.J355];&quot;Sí. Virtualización lógica&quot;)           ;[.I355]           ; IF(EXACT([.J355];&quot;Sí. Virtualización física&quot;)               ;VLOOKUP([.$F355];[$datos.$R$2:.$S$33];2;0)*[.L35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2" table:content-validation-name="val17"/>
          <table:table-cell table:style-name="ce45" table:content-validation-name="val7" table:formula="of:=VLOOKUP([.Z35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6];[$datos.$R$2:.$S$33];2;0)*[.G356]*[.H35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6];&quot;No&quot;)      ;&quot;&quot;      ; IF(EXACT([.J356];&quot;Sí. Virtualización lógica&quot;)           ;[.I356]           ; IF(EXACT([.J356];&quot;Sí. Virtualización física&quot;)               ;VLOOKUP([.$F356];[$datos.$R$2:.$S$33];2;0)*[.L35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3" table:content-validation-name="val17"/>
          <table:table-cell table:style-name="ce45" table:content-validation-name="val7" table:formula="of:=VLOOKUP([.Z35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7];[$datos.$R$2:.$S$33];2;0)*[.G357]*[.H35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7];&quot;No&quot;)      ;&quot;&quot;      ; IF(EXACT([.J357];&quot;Sí. Virtualización lógica&quot;)           ;[.I357]           ; IF(EXACT([.J357];&quot;Sí. Virtualización física&quot;)               ;VLOOKUP([.$F357];[$datos.$R$2:.$S$33];2;0)*[.L35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4" table:content-validation-name="val17"/>
          <table:table-cell table:style-name="ce45" table:content-validation-name="val7" table:formula="of:=VLOOKUP([.Z35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8];[$datos.$R$2:.$S$33];2;0)*[.G358]*[.H35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8];&quot;No&quot;)      ;&quot;&quot;      ; IF(EXACT([.J358];&quot;Sí. Virtualización lógica&quot;)           ;[.I358]           ; IF(EXACT([.J358];&quot;Sí. Virtualización física&quot;)               ;VLOOKUP([.$F358];[$datos.$R$2:.$S$33];2;0)*[.L35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5" table:content-validation-name="val17"/>
          <table:table-cell table:style-name="ce45" table:content-validation-name="val7" table:formula="of:=VLOOKUP([.Z35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59];[$datos.$R$2:.$S$33];2;0)*[.G359]*[.H35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59];&quot;No&quot;)      ;&quot;&quot;      ; IF(EXACT([.J359];&quot;Sí. Virtualización lógica&quot;)           ;[.I359]           ; IF(EXACT([.J359];&quot;Sí. Virtualización física&quot;)               ;VLOOKUP([.$F359];[$datos.$R$2:.$S$33];2;0)*[.L35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5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6" table:content-validation-name="val17"/>
          <table:table-cell table:style-name="ce45" table:content-validation-name="val7" table:formula="of:=VLOOKUP([.Z35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5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0];[$datos.$R$2:.$S$33];2;0)*[.G360]*[.H36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0];&quot;No&quot;)      ;&quot;&quot;      ; IF(EXACT([.J360];&quot;Sí. Virtualización lógica&quot;)           ;[.I360]           ; IF(EXACT([.J360];&quot;Sí. Virtualización física&quot;)               ;VLOOKUP([.$F360];[$datos.$R$2:.$S$33];2;0)*[.L36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7" table:content-validation-name="val17"/>
          <table:table-cell table:style-name="ce45" table:content-validation-name="val7" table:formula="of:=VLOOKUP([.Z36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1];[$datos.$R$2:.$S$33];2;0)*[.G361]*[.H36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1];&quot;No&quot;)      ;&quot;&quot;      ; IF(EXACT([.J361];&quot;Sí. Virtualización lógica&quot;)           ;[.I361]           ; IF(EXACT([.J361];&quot;Sí. Virtualización física&quot;)               ;VLOOKUP([.$F361];[$datos.$R$2:.$S$33];2;0)*[.L36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8" table:content-validation-name="val17"/>
          <table:table-cell table:style-name="ce45" table:content-validation-name="val7" table:formula="of:=VLOOKUP([.Z36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2];[$datos.$R$2:.$S$33];2;0)*[.G362]*[.H36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2];&quot;No&quot;)      ;&quot;&quot;      ; IF(EXACT([.J362];&quot;Sí. Virtualización lógica&quot;)           ;[.I362]           ; IF(EXACT([.J362];&quot;Sí. Virtualización física&quot;)               ;VLOOKUP([.$F362];[$datos.$R$2:.$S$33];2;0)*[.L36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09" table:content-validation-name="val17"/>
          <table:table-cell table:style-name="ce45" table:content-validation-name="val7" table:formula="of:=VLOOKUP([.Z36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5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3];[$datos.$R$2:.$S$33];2;0)*[.G363]*[.H36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3];&quot;No&quot;)      ;&quot;&quot;      ; IF(EXACT([.J363];&quot;Sí. Virtualización lógica&quot;)           ;[.I363]           ; IF(EXACT([.J363];&quot;Sí. Virtualización física&quot;)               ;VLOOKUP([.$F363];[$datos.$R$2:.$S$33];2;0)*[.L36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0" table:content-validation-name="val17"/>
          <table:table-cell table:style-name="ce45" table:content-validation-name="val7" table:formula="of:=VLOOKUP([.Z36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4];[$datos.$R$2:.$S$33];2;0)*[.G364]*[.H36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4];&quot;No&quot;)      ;&quot;&quot;      ; IF(EXACT([.J364];&quot;Sí. Virtualización lógica&quot;)           ;[.I364]           ; IF(EXACT([.J364];&quot;Sí. Virtualización física&quot;)               ;VLOOKUP([.$F364];[$datos.$R$2:.$S$33];2;0)*[.L36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1" table:content-validation-name="val17"/>
          <table:table-cell table:style-name="ce45" table:content-validation-name="val7" table:formula="of:=VLOOKUP([.Z36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5];[$datos.$R$2:.$S$33];2;0)*[.G365]*[.H36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5];&quot;No&quot;)      ;&quot;&quot;      ; IF(EXACT([.J365];&quot;Sí. Virtualización lógica&quot;)           ;[.I365]           ; IF(EXACT([.J365];&quot;Sí. Virtualización física&quot;)               ;VLOOKUP([.$F365];[$datos.$R$2:.$S$33];2;0)*[.L36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2" table:content-validation-name="val17"/>
          <table:table-cell table:style-name="ce45" table:content-validation-name="val7" table:formula="of:=VLOOKUP([.Z36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6];[$datos.$R$2:.$S$33];2;0)*[.G366]*[.H36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6];&quot;No&quot;)      ;&quot;&quot;      ; IF(EXACT([.J366];&quot;Sí. Virtualización lógica&quot;)           ;[.I366]           ; IF(EXACT([.J366];&quot;Sí. Virtualización física&quot;)               ;VLOOKUP([.$F366];[$datos.$R$2:.$S$33];2;0)*[.L36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3" table:content-validation-name="val17"/>
          <table:table-cell table:style-name="ce45" table:content-validation-name="val7" table:formula="of:=VLOOKUP([.Z36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7];[$datos.$R$2:.$S$33];2;0)*[.G367]*[.H36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7];&quot;No&quot;)      ;&quot;&quot;      ; IF(EXACT([.J367];&quot;Sí. Virtualización lógica&quot;)           ;[.I367]           ; IF(EXACT([.J367];&quot;Sí. Virtualización física&quot;)               ;VLOOKUP([.$F367];[$datos.$R$2:.$S$33];2;0)*[.L36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4" table:content-validation-name="val17"/>
          <table:table-cell table:style-name="ce45" table:content-validation-name="val7" table:formula="of:=VLOOKUP([.Z36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8];[$datos.$R$2:.$S$33];2;0)*[.G368]*[.H36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8];&quot;No&quot;)      ;&quot;&quot;      ; IF(EXACT([.J368];&quot;Sí. Virtualización lógica&quot;)           ;[.I368]           ; IF(EXACT([.J368];&quot;Sí. Virtualización física&quot;)               ;VLOOKUP([.$F368];[$datos.$R$2:.$S$33];2;0)*[.L36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5" table:content-validation-name="val17"/>
          <table:table-cell table:style-name="ce45" table:content-validation-name="val7" table:formula="of:=VLOOKUP([.Z36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69];[$datos.$R$2:.$S$33];2;0)*[.G369]*[.H36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69];&quot;No&quot;)      ;&quot;&quot;      ; IF(EXACT([.J369];&quot;Sí. Virtualización lógica&quot;)           ;[.I369]           ; IF(EXACT([.J369];&quot;Sí. Virtualización física&quot;)               ;VLOOKUP([.$F369];[$datos.$R$2:.$S$33];2;0)*[.L36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6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6" table:content-validation-name="val17"/>
          <table:table-cell table:style-name="ce45" table:content-validation-name="val7" table:formula="of:=VLOOKUP([.Z36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6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0];[$datos.$R$2:.$S$33];2;0)*[.G370]*[.H37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0];&quot;No&quot;)      ;&quot;&quot;      ; IF(EXACT([.J370];&quot;Sí. Virtualización lógica&quot;)           ;[.I370]           ; IF(EXACT([.J370];&quot;Sí. Virtualización física&quot;)               ;VLOOKUP([.$F370];[$datos.$R$2:.$S$33];2;0)*[.L37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7" table:content-validation-name="val17"/>
          <table:table-cell table:style-name="ce45" table:content-validation-name="val7" table:formula="of:=VLOOKUP([.Z37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1];[$datos.$R$2:.$S$33];2;0)*[.G371]*[.H37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1];&quot;No&quot;)      ;&quot;&quot;      ; IF(EXACT([.J371];&quot;Sí. Virtualización lógica&quot;)           ;[.I371]           ; IF(EXACT([.J371];&quot;Sí. Virtualización física&quot;)               ;VLOOKUP([.$F371];[$datos.$R$2:.$S$33];2;0)*[.L37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8" table:content-validation-name="val17"/>
          <table:table-cell table:style-name="ce45" table:content-validation-name="val7" table:formula="of:=VLOOKUP([.Z37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2];[$datos.$R$2:.$S$33];2;0)*[.G372]*[.H37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2];&quot;No&quot;)      ;&quot;&quot;      ; IF(EXACT([.J372];&quot;Sí. Virtualización lógica&quot;)           ;[.I372]           ; IF(EXACT([.J372];&quot;Sí. Virtualización física&quot;)               ;VLOOKUP([.$F372];[$datos.$R$2:.$S$33];2;0)*[.L37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19" table:content-validation-name="val17"/>
          <table:table-cell table:style-name="ce45" table:content-validation-name="val7" table:formula="of:=VLOOKUP([.Z37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6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3];[$datos.$R$2:.$S$33];2;0)*[.G373]*[.H37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3];&quot;No&quot;)      ;&quot;&quot;      ; IF(EXACT([.J373];&quot;Sí. Virtualización lógica&quot;)           ;[.I373]           ; IF(EXACT([.J373];&quot;Sí. Virtualización física&quot;)               ;VLOOKUP([.$F373];[$datos.$R$2:.$S$33];2;0)*[.L37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0" table:content-validation-name="val17"/>
          <table:table-cell table:style-name="ce45" table:content-validation-name="val7" table:formula="of:=VLOOKUP([.Z37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4];[$datos.$R$2:.$S$33];2;0)*[.G374]*[.H37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4];&quot;No&quot;)      ;&quot;&quot;      ; IF(EXACT([.J374];&quot;Sí. Virtualización lógica&quot;)           ;[.I374]           ; IF(EXACT([.J374];&quot;Sí. Virtualización física&quot;)               ;VLOOKUP([.$F374];[$datos.$R$2:.$S$33];2;0)*[.L37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1" table:content-validation-name="val17"/>
          <table:table-cell table:style-name="ce45" table:content-validation-name="val7" table:formula="of:=VLOOKUP([.Z37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5];[$datos.$R$2:.$S$33];2;0)*[.G375]*[.H37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5];&quot;No&quot;)      ;&quot;&quot;      ; IF(EXACT([.J375];&quot;Sí. Virtualización lógica&quot;)           ;[.I375]           ; IF(EXACT([.J375];&quot;Sí. Virtualización física&quot;)               ;VLOOKUP([.$F375];[$datos.$R$2:.$S$33];2;0)*[.L37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2" table:content-validation-name="val17"/>
          <table:table-cell table:style-name="ce45" table:content-validation-name="val7" table:formula="of:=VLOOKUP([.Z37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6];[$datos.$R$2:.$S$33];2;0)*[.G376]*[.H37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6];&quot;No&quot;)      ;&quot;&quot;      ; IF(EXACT([.J376];&quot;Sí. Virtualización lógica&quot;)           ;[.I376]           ; IF(EXACT([.J376];&quot;Sí. Virtualización física&quot;)               ;VLOOKUP([.$F376];[$datos.$R$2:.$S$33];2;0)*[.L37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3" table:content-validation-name="val17"/>
          <table:table-cell table:style-name="ce45" table:content-validation-name="val7" table:formula="of:=VLOOKUP([.Z37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7];[$datos.$R$2:.$S$33];2;0)*[.G377]*[.H37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7];&quot;No&quot;)      ;&quot;&quot;      ; IF(EXACT([.J377];&quot;Sí. Virtualización lógica&quot;)           ;[.I377]           ; IF(EXACT([.J377];&quot;Sí. Virtualización física&quot;)               ;VLOOKUP([.$F377];[$datos.$R$2:.$S$33];2;0)*[.L37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4" table:content-validation-name="val17"/>
          <table:table-cell table:style-name="ce45" table:content-validation-name="val7" table:formula="of:=VLOOKUP([.Z37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8];[$datos.$R$2:.$S$33];2;0)*[.G378]*[.H37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8];&quot;No&quot;)      ;&quot;&quot;      ; IF(EXACT([.J378];&quot;Sí. Virtualización lógica&quot;)           ;[.I378]           ; IF(EXACT([.J378];&quot;Sí. Virtualización física&quot;)               ;VLOOKUP([.$F378];[$datos.$R$2:.$S$33];2;0)*[.L37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5" table:content-validation-name="val17"/>
          <table:table-cell table:style-name="ce45" table:content-validation-name="val7" table:formula="of:=VLOOKUP([.Z37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79];[$datos.$R$2:.$S$33];2;0)*[.G379]*[.H37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79];&quot;No&quot;)      ;&quot;&quot;      ; IF(EXACT([.J379];&quot;Sí. Virtualización lógica&quot;)           ;[.I379]           ; IF(EXACT([.J379];&quot;Sí. Virtualización física&quot;)               ;VLOOKUP([.$F379];[$datos.$R$2:.$S$33];2;0)*[.L37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7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6" table:content-validation-name="val17"/>
          <table:table-cell table:style-name="ce45" table:content-validation-name="val7" table:formula="of:=VLOOKUP([.Z37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7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0];[$datos.$R$2:.$S$33];2;0)*[.G380]*[.H38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0];&quot;No&quot;)      ;&quot;&quot;      ; IF(EXACT([.J380];&quot;Sí. Virtualización lógica&quot;)           ;[.I380]           ; IF(EXACT([.J380];&quot;Sí. Virtualización física&quot;)               ;VLOOKUP([.$F380];[$datos.$R$2:.$S$33];2;0)*[.L38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7" table:content-validation-name="val17"/>
          <table:table-cell table:style-name="ce45" table:content-validation-name="val7" table:formula="of:=VLOOKUP([.Z38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1];[$datos.$R$2:.$S$33];2;0)*[.G381]*[.H38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1];&quot;No&quot;)      ;&quot;&quot;      ; IF(EXACT([.J381];&quot;Sí. Virtualización lógica&quot;)           ;[.I381]           ; IF(EXACT([.J381];&quot;Sí. Virtualización física&quot;)               ;VLOOKUP([.$F381];[$datos.$R$2:.$S$33];2;0)*[.L38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8" table:content-validation-name="val17"/>
          <table:table-cell table:style-name="ce45" table:content-validation-name="val7" table:formula="of:=VLOOKUP([.Z38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2];[$datos.$R$2:.$S$33];2;0)*[.G382]*[.H38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2];&quot;No&quot;)      ;&quot;&quot;      ; IF(EXACT([.J382];&quot;Sí. Virtualización lógica&quot;)           ;[.I382]           ; IF(EXACT([.J382];&quot;Sí. Virtualización física&quot;)               ;VLOOKUP([.$F382];[$datos.$R$2:.$S$33];2;0)*[.L38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29" table:content-validation-name="val17"/>
          <table:table-cell table:style-name="ce45" table:content-validation-name="val7" table:formula="of:=VLOOKUP([.Z38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7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3];[$datos.$R$2:.$S$33];2;0)*[.G383]*[.H38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3];&quot;No&quot;)      ;&quot;&quot;      ; IF(EXACT([.J383];&quot;Sí. Virtualización lógica&quot;)           ;[.I383]           ; IF(EXACT([.J383];&quot;Sí. Virtualización física&quot;)               ;VLOOKUP([.$F383];[$datos.$R$2:.$S$33];2;0)*[.L38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0" table:content-validation-name="val17"/>
          <table:table-cell table:style-name="ce45" table:content-validation-name="val7" table:formula="of:=VLOOKUP([.Z38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4];[$datos.$R$2:.$S$33];2;0)*[.G384]*[.H38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4];&quot;No&quot;)      ;&quot;&quot;      ; IF(EXACT([.J384];&quot;Sí. Virtualización lógica&quot;)           ;[.I384]           ; IF(EXACT([.J384];&quot;Sí. Virtualización física&quot;)               ;VLOOKUP([.$F384];[$datos.$R$2:.$S$33];2;0)*[.L38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1" table:content-validation-name="val17"/>
          <table:table-cell table:style-name="ce45" table:content-validation-name="val7" table:formula="of:=VLOOKUP([.Z38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5];[$datos.$R$2:.$S$33];2;0)*[.G385]*[.H38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5];&quot;No&quot;)      ;&quot;&quot;      ; IF(EXACT([.J385];&quot;Sí. Virtualización lógica&quot;)           ;[.I385]           ; IF(EXACT([.J385];&quot;Sí. Virtualización física&quot;)               ;VLOOKUP([.$F385];[$datos.$R$2:.$S$33];2;0)*[.L38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2" table:content-validation-name="val17"/>
          <table:table-cell table:style-name="ce45" table:content-validation-name="val7" table:formula="of:=VLOOKUP([.Z38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6];[$datos.$R$2:.$S$33];2;0)*[.G386]*[.H38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6];&quot;No&quot;)      ;&quot;&quot;      ; IF(EXACT([.J386];&quot;Sí. Virtualización lógica&quot;)           ;[.I386]           ; IF(EXACT([.J386];&quot;Sí. Virtualización física&quot;)               ;VLOOKUP([.$F386];[$datos.$R$2:.$S$33];2;0)*[.L38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3" table:content-validation-name="val17"/>
          <table:table-cell table:style-name="ce45" table:content-validation-name="val7" table:formula="of:=VLOOKUP([.Z38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7];[$datos.$R$2:.$S$33];2;0)*[.G387]*[.H38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7];&quot;No&quot;)      ;&quot;&quot;      ; IF(EXACT([.J387];&quot;Sí. Virtualización lógica&quot;)           ;[.I387]           ; IF(EXACT([.J387];&quot;Sí. Virtualización física&quot;)               ;VLOOKUP([.$F387];[$datos.$R$2:.$S$33];2;0)*[.L38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4" table:content-validation-name="val17"/>
          <table:table-cell table:style-name="ce45" table:content-validation-name="val7" table:formula="of:=VLOOKUP([.Z38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8];[$datos.$R$2:.$S$33];2;0)*[.G388]*[.H38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8];&quot;No&quot;)      ;&quot;&quot;      ; IF(EXACT([.J388];&quot;Sí. Virtualización lógica&quot;)           ;[.I388]           ; IF(EXACT([.J388];&quot;Sí. Virtualización física&quot;)               ;VLOOKUP([.$F388];[$datos.$R$2:.$S$33];2;0)*[.L38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5" table:content-validation-name="val17"/>
          <table:table-cell table:style-name="ce45" table:content-validation-name="val7" table:formula="of:=VLOOKUP([.Z38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89];[$datos.$R$2:.$S$33];2;0)*[.G389]*[.H38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89];&quot;No&quot;)      ;&quot;&quot;      ; IF(EXACT([.J389];&quot;Sí. Virtualización lógica&quot;)           ;[.I389]           ; IF(EXACT([.J389];&quot;Sí. Virtualización física&quot;)               ;VLOOKUP([.$F389];[$datos.$R$2:.$S$33];2;0)*[.L38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8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6" table:content-validation-name="val17"/>
          <table:table-cell table:style-name="ce45" table:content-validation-name="val7" table:formula="of:=VLOOKUP([.Z38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8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0];[$datos.$R$2:.$S$33];2;0)*[.G390]*[.H39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0];&quot;No&quot;)      ;&quot;&quot;      ; IF(EXACT([.J390];&quot;Sí. Virtualización lógica&quot;)           ;[.I390]           ; IF(EXACT([.J390];&quot;Sí. Virtualización física&quot;)               ;VLOOKUP([.$F390];[$datos.$R$2:.$S$33];2;0)*[.L39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7" table:content-validation-name="val17"/>
          <table:table-cell table:style-name="ce45" table:content-validation-name="val7" table:formula="of:=VLOOKUP([.Z39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1];[$datos.$R$2:.$S$33];2;0)*[.G391]*[.H391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1];&quot;No&quot;)      ;&quot;&quot;      ; IF(EXACT([.J391];&quot;Sí. Virtualización lógica&quot;)           ;[.I391]           ; IF(EXACT([.J391];&quot;Sí. Virtualización física&quot;)               ;VLOOKUP([.$F391];[$datos.$R$2:.$S$33];2;0)*[.L39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8" table:content-validation-name="val17"/>
          <table:table-cell table:style-name="ce45" table:content-validation-name="val7" table:formula="of:=VLOOKUP([.Z39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8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2];[$datos.$R$2:.$S$33];2;0)*[.G392]*[.H392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2];&quot;No&quot;)      ;&quot;&quot;      ; IF(EXACT([.J392];&quot;Sí. Virtualización lógica&quot;)           ;[.I392]           ; IF(EXACT([.J392];&quot;Sí. Virtualización física&quot;)               ;VLOOKUP([.$F392];[$datos.$R$2:.$S$33];2;0)*[.L392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2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39" table:content-validation-name="val17"/>
          <table:table-cell table:style-name="ce45" table:content-validation-name="val7" table:formula="of:=VLOOKUP([.Z392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2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89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3];[$datos.$R$2:.$S$33];2;0)*[.G393]*[.H393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3];&quot;No&quot;)      ;&quot;&quot;      ; IF(EXACT([.J393];&quot;Sí. Virtualización lógica&quot;)           ;[.I393]           ; IF(EXACT([.J393];&quot;Sí. Virtualización física&quot;)               ;VLOOKUP([.$F393];[$datos.$R$2:.$S$33];2;0)*[.L393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3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0" table:content-validation-name="val17"/>
          <table:table-cell table:style-name="ce45" table:content-validation-name="val7" table:formula="of:=VLOOKUP([.Z393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3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0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4];[$datos.$R$2:.$S$33];2;0)*[.G394]*[.H394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4];&quot;No&quot;)      ;&quot;&quot;      ; IF(EXACT([.J394];&quot;Sí. Virtualización lógica&quot;)           ;[.I394]           ; IF(EXACT([.J394];&quot;Sí. Virtualización física&quot;)               ;VLOOKUP([.$F394];[$datos.$R$2:.$S$33];2;0)*[.L394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4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1" table:content-validation-name="val17"/>
          <table:table-cell table:style-name="ce45" table:content-validation-name="val7" table:formula="of:=VLOOKUP([.Z394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4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1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5];[$datos.$R$2:.$S$33];2;0)*[.G395]*[.H395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5];&quot;No&quot;)      ;&quot;&quot;      ; IF(EXACT([.J395];&quot;Sí. Virtualización lógica&quot;)           ;[.I395]           ; IF(EXACT([.J395];&quot;Sí. Virtualización física&quot;)               ;VLOOKUP([.$F395];[$datos.$R$2:.$S$33];2;0)*[.L395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5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2" table:content-validation-name="val17"/>
          <table:table-cell table:style-name="ce45" table:content-validation-name="val7" table:formula="of:=VLOOKUP([.Z395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5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2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6];[$datos.$R$2:.$S$33];2;0)*[.G396]*[.H396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6];&quot;No&quot;)      ;&quot;&quot;      ; IF(EXACT([.J396];&quot;Sí. Virtualización lógica&quot;)           ;[.I396]           ; IF(EXACT([.J396];&quot;Sí. Virtualización física&quot;)               ;VLOOKUP([.$F396];[$datos.$R$2:.$S$33];2;0)*[.L396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6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3" table:content-validation-name="val17"/>
          <table:table-cell table:style-name="ce45" table:content-validation-name="val7" table:formula="of:=VLOOKUP([.Z396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6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3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7];[$datos.$R$2:.$S$33];2;0)*[.G397]*[.H397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7];&quot;No&quot;)      ;&quot;&quot;      ; IF(EXACT([.J397];&quot;Sí. Virtualización lógica&quot;)           ;[.I397]           ; IF(EXACT([.J397];&quot;Sí. Virtualización física&quot;)               ;VLOOKUP([.$F397];[$datos.$R$2:.$S$33];2;0)*[.L397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7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4" table:content-validation-name="val17"/>
          <table:table-cell table:style-name="ce45" table:content-validation-name="val7" table:formula="of:=VLOOKUP([.Z397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7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4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8];[$datos.$R$2:.$S$33];2;0)*[.G398]*[.H398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8];&quot;No&quot;)      ;&quot;&quot;      ; IF(EXACT([.J398];&quot;Sí. Virtualización lógica&quot;)           ;[.I398]           ; IF(EXACT([.J398];&quot;Sí. Virtualización física&quot;)               ;VLOOKUP([.$F398];[$datos.$R$2:.$S$33];2;0)*[.L398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8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5" table:content-validation-name="val17"/>
          <table:table-cell table:style-name="ce45" table:content-validation-name="val7" table:formula="of:=VLOOKUP([.Z398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8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5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399];[$datos.$R$2:.$S$33];2;0)*[.G399]*[.H399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399];&quot;No&quot;)      ;&quot;&quot;      ; IF(EXACT([.J399];&quot;Sí. Virtualización lógica&quot;)           ;[.I399]           ; IF(EXACT([.J399];&quot;Sí. Virtualización física&quot;)               ;VLOOKUP([.$F399];[$datos.$R$2:.$S$33];2;0)*[.L399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399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6" table:content-validation-name="val17"/>
          <table:table-cell table:style-name="ce45" table:content-validation-name="val7" table:formula="of:=VLOOKUP([.Z399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399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6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00];[$datos.$R$2:.$S$33];2;0)*[.G400]*[.H400]" office:value-type="string" office:string-value="" calcext:value-type="error">
            <text:p>#N/D</text:p>
          </table:table-cell>
          <table:table-cell table:style-name="ce32" table:content-validation-name="val5" office:value-type="string" calcext:value-type="string">
            <text:p>No</text:p>
          </table:table-cell>
          <table:table-cell table:style-name="ce36"/>
          <table:table-cell table:style-name="ce19"/>
          <table:table-cell table:style-name="ce41" table:formula="of:=IF(EXACT([.J400];&quot;No&quot;)      ;&quot;&quot;      ; IF(EXACT([.J400];&quot;Sí. Virtualización lógica&quot;)           ;[.I400]           ; IF(EXACT([.J400];&quot;Sí. Virtualización física&quot;)               ;VLOOKUP([.$F400];[$datos.$R$2:.$S$33];2;0)*[.L400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00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7" table:content-validation-name="val17"/>
          <table:table-cell table:style-name="ce45" table:content-validation-name="val7" table:formula="of:=VLOOKUP([.Z400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00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>
          <table:table-cell office:value-type="string" calcext:value-type="string">
            <text:p>397.</text:p>
          </table:table-cell>
          <table:table-cell table:style-name="ce19" table:content-validation-name="val2"/>
          <table:table-cell table:style-name="ce22" table:content-validation-name="val3"/>
          <table:table-cell table:style-name="ce25"/>
          <table:table-cell table:style-name="ce19"/>
          <table:table-cell table:style-name="ce27" table:content-validation-name="val4"/>
          <table:table-cell table:style-name="ce19" table:number-columns-repeated="2"/>
          <table:table-cell table:style-name="ce29" table:formula="of:=VLOOKUP([.$F401];[$datos.$R$2:.$S$33];2;0)*[.G401]*[.H401]" office:value-type="string" office:string-value="" calcext:value-type="error">
            <text:p>#N/D</text:p>
          </table:table-cell>
          <table:table-cell table:style-name="ce33" table:content-validation-name="val5" office:value-type="string" calcext:value-type="string">
            <text:p>No</text:p>
          </table:table-cell>
          <table:table-cell table:style-name="ce37"/>
          <table:table-cell table:style-name="ce38"/>
          <table:table-cell table:style-name="ce42" table:formula="of:=IF(EXACT([.J401];&quot;No&quot;)      ;&quot;&quot;      ; IF(EXACT([.J401];&quot;Sí. Virtualización lógica&quot;)           ;[.I401]           ; IF(EXACT([.J401];&quot;Sí. Virtualización física&quot;)               ;VLOOKUP([.$F401];[$datos.$R$2:.$S$33];2;0)*[.L401]               ;&quot;Error&quot;)          )     )">
            <text:p/>
          </table:table-cell>
          <table:table-cell table:style-name="ce22"/>
          <table:table-cell table:style-name="ce22" table:content-validation-name="val6"/>
          <table:table-cell table:style-name="ce46" table:content-validation-name="val7" table:formula="of:=VLOOKUP([.O401];[$datos.$D$2:.$E$7];2;0)" office:value-type="string" office:string-value="" calcext:value-type="error">
            <text:p>#N/D</text:p>
          </table:table-cell>
          <table:table-cell table:style-name="ce19" table:content-validation-name="val11"/>
          <table:table-cell table:style-name="ce47" table:content-validation-name="val9"/>
          <table:table-cell table:style-name="ce47" table:content-validation-name="val10"/>
          <table:table-cell table:style-name="ce47" table:content-validation-name="val12"/>
          <table:table-cell table:style-name="ce47" table:number-columns-repeated="2"/>
          <table:table-cell table:style-name="ce22" table:content-validation-name="val14"/>
          <table:table-cell table:style-name="ce22" table:content-validation-name="val13"/>
          <table:table-cell table:style-name="ce19" table:content-validation-name="val16"/>
          <table:table-cell table:style-name="ce448" table:content-validation-name="val17"/>
          <table:table-cell table:style-name="ce45" table:content-validation-name="val7" table:formula="of:=VLOOKUP([.Z401];[$datos.$F$2:.$H$30];2;0)" office:value-type="string" office:string-value="" calcext:value-type="error">
            <text:p>#N/D</text:p>
          </table:table-cell>
          <table:table-cell table:style-name="ce45" table:content-validation-name="val7" table:formula="of:=VLOOKUP([.Z401];[$datos.$F$2:.$H$30];3;0)" office:value-type="string" office:string-value="" calcext:value-type="error">
            <text:p>#N/D</text:p>
          </table:table-cell>
          <table:table-cell table:style-name="ce47" table:content-validation-name="val15"/>
          <table:table-cell table:style-name="ce19" table:content-validation-name="val7"/>
          <table:table-cell table:style-name="ce22"/>
          <table:table-cell table:style-name="ce19"/>
          <table:table-cell table:number-columns-repeated="992"/>
        </table:table-row>
        <table:table-row table:style-name="ro5" table:number-rows-repeated="271">
          <table:table-cell table:number-columns-repeated="10"/>
          <table:table-cell table:content-validation-name="val6"/>
          <table:table-cell table:content-validation-name="val7"/>
          <table:table-cell table:style-name="ce43" table:content-validation-name="val8"/>
          <table:table-cell table:content-validation-name="val9"/>
          <table:table-cell table:content-validation-name="val10"/>
          <table:table-cell/>
          <table:table-cell table:style-name="ce20"/>
          <table:table-cell table:number-columns-repeated="2"/>
          <table:table-cell table:content-validation-name="val13"/>
          <table:table-cell table:number-columns-repeated="2"/>
          <table:table-cell table:content-validation-name="val15"/>
          <table:table-cell table:number-columns-repeated="5"/>
          <table:table-cell table:style-name="Default" table:number-columns-repeated="4"/>
          <table:table-cell table:number-columns-repeated="2"/>
          <table:table-cell table:style-name="ce20"/>
          <table:table-cell table:style-name="ce449" table:number-columns-repeated="4"/>
          <table:table-cell table:number-columns-repeated="978"/>
          <table:table-cell table:style-name="Default" table:number-columns-repeated="4"/>
          <table:table-cell table:number-columns-repeated="3"/>
        </table:table-row>
        <table:table-row table:style-name="ro5" table:number-rows-repeated="131">
          <table:table-cell table:number-columns-repeated="10"/>
          <table:table-cell table:content-validation-name="val6"/>
          <table:table-cell table:content-validation-name="val7"/>
          <table:table-cell table:style-name="ce43" table:content-validation-name="val8"/>
          <table:table-cell table:content-validation-name="val9"/>
          <table:table-cell table:content-validation-name="val10"/>
          <table:table-cell/>
          <table:table-cell table:style-name="ce20"/>
          <table:table-cell table:number-columns-repeated="2"/>
          <table:table-cell table:content-validation-name="val13"/>
          <table:table-cell table:number-columns-repeated="2"/>
          <table:table-cell table:content-validation-name="val15"/>
          <table:table-cell table:number-columns-repeated="5"/>
          <table:table-cell table:content-validation-name="val15"/>
          <table:table-cell/>
          <table:table-cell table:style-name="Default" table:number-columns-repeated="2"/>
          <table:table-cell table:number-columns-repeated="2"/>
          <table:table-cell table:style-name="ce20"/>
          <table:table-cell table:style-name="ce449" table:number-columns-repeated="4"/>
          <table:table-cell table:number-columns-repeated="978"/>
          <table:table-cell table:style-name="Default" table:number-columns-repeated="4"/>
          <table:table-cell table:number-columns-repeated="3"/>
        </table:table-row>
        <table:table-row table:style-name="ro5" table:number-rows-repeated="1047772">
          <table:table-cell table:number-columns-repeated="1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4"/>
          <table:table-cell table:content-validation-name="val13"/>
          <table:table-cell table:number-columns-repeated="4"/>
          <table:table-cell table:content-validation-name="val15"/>
          <table:table-cell table:number-columns-repeated="995"/>
        </table:table-row>
        <table:table-row table:style-name="ro5">
          <table:table-cell table:number-columns-repeated="1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4"/>
          <table:table-cell table:content-validation-name="val13"/>
          <table:table-cell table:number-columns-repeated="4"/>
          <table:table-cell table:content-validation-name="val15"/>
          <table:table-cell table:number-columns-repeated="995"/>
        </table:table-row>
        <calcext:conditional-formats>
          <calcext:conditional-format calcext:target-range-address="BBDD.Z2:BBDD.Z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:BBDD.Z3">
            <calcext:condition calcext:apply-style-name="ERROR" calcext:value="=&quot;-- NO ENCUENTRO MI OPCIÓN --&quot;" calcext:base-cell-address="BBDD.Z2"/>
          </calcext:conditional-format>
          <calcext:conditional-format calcext:target-range-address="BBDD.Z4:BBDD.Z4">
            <calcext:condition calcext:apply-style-name="ERROR" calcext:value="=&quot;-- NO ENCUENTRO MI OPCIÓN --&quot;" calcext:base-cell-address="BBDD.Z2"/>
          </calcext:conditional-format>
          <calcext:conditional-format calcext:target-range-address="BBDD.Z5:BBDD.Z5">
            <calcext:condition calcext:apply-style-name="ERROR" calcext:value="=&quot;-- NO ENCUENTRO MI OPCIÓN --&quot;" calcext:base-cell-address="BBDD.Z2"/>
          </calcext:conditional-format>
          <calcext:conditional-format calcext:target-range-address="BBDD.Z6:BBDD.Z6">
            <calcext:condition calcext:apply-style-name="ERROR" calcext:value="=&quot;-- NO ENCUENTRO MI OPCIÓN --&quot;" calcext:base-cell-address="BBDD.Z2"/>
          </calcext:conditional-format>
          <calcext:conditional-format calcext:target-range-address="BBDD.Z7:BBDD.Z7">
            <calcext:condition calcext:apply-style-name="ERROR" calcext:value="=&quot;-- NO ENCUENTRO MI OPCIÓN --&quot;" calcext:base-cell-address="BBDD.Z2"/>
          </calcext:conditional-format>
          <calcext:conditional-format calcext:target-range-address="BBDD.Z8:BBDD.Z8">
            <calcext:condition calcext:apply-style-name="ERROR" calcext:value="=&quot;-- NO ENCUENTRO MI OPCIÓN --&quot;" calcext:base-cell-address="BBDD.Z2"/>
          </calcext:conditional-format>
          <calcext:conditional-format calcext:target-range-address="BBDD.Z9:BBDD.Z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:BBDD.Z1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:BBDD.Z1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:BBDD.Z1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:BBDD.Z1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:BBDD.Z1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:BBDD.Z1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:BBDD.Z1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:BBDD.Z1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:BBDD.Z1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:BBDD.Z1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:BBDD.Z2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:BBDD.Z2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:BBDD.Z2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:BBDD.Z2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:BBDD.Z2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:BBDD.Z2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:BBDD.Z2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:BBDD.Z2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:BBDD.Z2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:BBDD.Z2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:BBDD.Z3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:BBDD.Z3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:BBDD.Z3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:BBDD.Z3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:BBDD.Z3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:BBDD.Z3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:BBDD.Z3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:BBDD.Z3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:BBDD.Z3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:BBDD.Z39">
            <calcext:condition calcext:apply-style-name="ERROR" calcext:value="=&quot;-- NO ENCUENTRO MI OPCIÓN --&quot;" calcext:base-cell-address="BBDD.Z2"/>
          </calcext:conditional-format>
          <calcext:conditional-format calcext:target-range-address="BBDD.Z40:BBDD.Z40">
            <calcext:condition calcext:apply-style-name="ERROR" calcext:value="=&quot;-- NO ENCUENTRO MI OPCIÓN --&quot;" calcext:base-cell-address="BBDD.Z2"/>
          </calcext:conditional-format>
          <calcext:conditional-format calcext:target-range-address="BBDD.Z41:BBDD.Z41">
            <calcext:condition calcext:apply-style-name="ERROR" calcext:value="=&quot;-- NO ENCUENTRO MI OPCIÓN --&quot;" calcext:base-cell-address="BBDD.Z2"/>
          </calcext:conditional-format>
          <calcext:conditional-format calcext:target-range-address="BBDD.Z42:BBDD.Z42">
            <calcext:condition calcext:apply-style-name="ERROR" calcext:value="=&quot;-- NO ENCUENTRO MI OPCIÓN --&quot;" calcext:base-cell-address="BBDD.Z2"/>
          </calcext:conditional-format>
          <calcext:conditional-format calcext:target-range-address="BBDD.Z43:BBDD.Z43">
            <calcext:condition calcext:apply-style-name="ERROR" calcext:value="=&quot;-- NO ENCUENTRO MI OPCIÓN --&quot;" calcext:base-cell-address="BBDD.Z2"/>
          </calcext:conditional-format>
          <calcext:conditional-format calcext:target-range-address="BBDD.Z44:BBDD.Z44">
            <calcext:condition calcext:apply-style-name="ERROR" calcext:value="=&quot;-- NO ENCUENTRO MI OPCIÓN --&quot;" calcext:base-cell-address="BBDD.Z2"/>
          </calcext:conditional-format>
          <calcext:conditional-format calcext:target-range-address="BBDD.Z45:BBDD.Z45">
            <calcext:condition calcext:apply-style-name="ERROR" calcext:value="=&quot;-- NO ENCUENTRO MI OPCIÓN --&quot;" calcext:base-cell-address="BBDD.Z2"/>
          </calcext:conditional-format>
          <calcext:conditional-format calcext:target-range-address="BBDD.Z46:BBDD.Z46">
            <calcext:condition calcext:apply-style-name="ERROR" calcext:value="=&quot;-- NO ENCUENTRO MI OPCIÓN --&quot;" calcext:base-cell-address="BBDD.Z2"/>
          </calcext:conditional-format>
          <calcext:conditional-format calcext:target-range-address="BBDD.Z47:BBDD.Z47">
            <calcext:condition calcext:apply-style-name="ERROR" calcext:value="=&quot;-- NO ENCUENTRO MI OPCIÓN --&quot;" calcext:base-cell-address="BBDD.Z2"/>
          </calcext:conditional-format>
          <calcext:conditional-format calcext:target-range-address="BBDD.Z48:BBDD.Z48">
            <calcext:condition calcext:apply-style-name="ERROR" calcext:value="=&quot;-- NO ENCUENTRO MI OPCIÓN --&quot;" calcext:base-cell-address="BBDD.Z2"/>
          </calcext:conditional-format>
          <calcext:conditional-format calcext:target-range-address="BBDD.Z49:BBDD.Z49">
            <calcext:condition calcext:apply-style-name="ERROR" calcext:value="=&quot;-- NO ENCUENTRO MI OPCIÓN --&quot;" calcext:base-cell-address="BBDD.Z2"/>
          </calcext:conditional-format>
          <calcext:conditional-format calcext:target-range-address="BBDD.Z50:BBDD.Z50">
            <calcext:condition calcext:apply-style-name="ERROR" calcext:value="=&quot;-- NO ENCUENTRO MI OPCIÓN --&quot;" calcext:base-cell-address="BBDD.Z2"/>
          </calcext:conditional-format>
          <calcext:conditional-format calcext:target-range-address="BBDD.Z51:BBDD.Z51">
            <calcext:condition calcext:apply-style-name="ERROR" calcext:value="=&quot;-- NO ENCUENTRO MI OPCIÓN --&quot;" calcext:base-cell-address="BBDD.Z2"/>
          </calcext:conditional-format>
          <calcext:conditional-format calcext:target-range-address="BBDD.Z52:BBDD.Z52">
            <calcext:condition calcext:apply-style-name="ERROR" calcext:value="=&quot;-- NO ENCUENTRO MI OPCIÓN --&quot;" calcext:base-cell-address="BBDD.Z2"/>
          </calcext:conditional-format>
          <calcext:conditional-format calcext:target-range-address="BBDD.Z53:BBDD.Z53">
            <calcext:condition calcext:apply-style-name="ERROR" calcext:value="=&quot;-- NO ENCUENTRO MI OPCIÓN --&quot;" calcext:base-cell-address="BBDD.Z2"/>
          </calcext:conditional-format>
          <calcext:conditional-format calcext:target-range-address="BBDD.Z54:BBDD.Z54">
            <calcext:condition calcext:apply-style-name="ERROR" calcext:value="=&quot;-- NO ENCUENTRO MI OPCIÓN --&quot;" calcext:base-cell-address="BBDD.Z2"/>
          </calcext:conditional-format>
          <calcext:conditional-format calcext:target-range-address="BBDD.Z55:BBDD.Z55">
            <calcext:condition calcext:apply-style-name="ERROR" calcext:value="=&quot;-- NO ENCUENTRO MI OPCIÓN --&quot;" calcext:base-cell-address="BBDD.Z2"/>
          </calcext:conditional-format>
          <calcext:conditional-format calcext:target-range-address="BBDD.Z56:BBDD.Z56">
            <calcext:condition calcext:apply-style-name="ERROR" calcext:value="=&quot;-- NO ENCUENTRO MI OPCIÓN --&quot;" calcext:base-cell-address="BBDD.Z2"/>
          </calcext:conditional-format>
          <calcext:conditional-format calcext:target-range-address="BBDD.Z57:BBDD.Z57">
            <calcext:condition calcext:apply-style-name="ERROR" calcext:value="=&quot;-- NO ENCUENTRO MI OPCIÓN --&quot;" calcext:base-cell-address="BBDD.Z2"/>
          </calcext:conditional-format>
          <calcext:conditional-format calcext:target-range-address="BBDD.Z58:BBDD.Z58">
            <calcext:condition calcext:apply-style-name="ERROR" calcext:value="=&quot;-- NO ENCUENTRO MI OPCIÓN --&quot;" calcext:base-cell-address="BBDD.Z2"/>
          </calcext:conditional-format>
          <calcext:conditional-format calcext:target-range-address="BBDD.Z59:BBDD.Z59">
            <calcext:condition calcext:apply-style-name="ERROR" calcext:value="=&quot;-- NO ENCUENTRO MI OPCIÓN --&quot;" calcext:base-cell-address="BBDD.Z2"/>
          </calcext:conditional-format>
          <calcext:conditional-format calcext:target-range-address="BBDD.Z60:BBDD.Z60">
            <calcext:condition calcext:apply-style-name="ERROR" calcext:value="=&quot;-- NO ENCUENTRO MI OPCIÓN --&quot;" calcext:base-cell-address="BBDD.Z2"/>
          </calcext:conditional-format>
          <calcext:conditional-format calcext:target-range-address="BBDD.Z61:BBDD.Z61">
            <calcext:condition calcext:apply-style-name="ERROR" calcext:value="=&quot;-- NO ENCUENTRO MI OPCIÓN --&quot;" calcext:base-cell-address="BBDD.Z2"/>
          </calcext:conditional-format>
          <calcext:conditional-format calcext:target-range-address="BBDD.Z62:BBDD.Z62">
            <calcext:condition calcext:apply-style-name="ERROR" calcext:value="=&quot;-- NO ENCUENTRO MI OPCIÓN --&quot;" calcext:base-cell-address="BBDD.Z2"/>
          </calcext:conditional-format>
          <calcext:conditional-format calcext:target-range-address="BBDD.Z63:BBDD.Z63">
            <calcext:condition calcext:apply-style-name="ERROR" calcext:value="=&quot;-- NO ENCUENTRO MI OPCIÓN --&quot;" calcext:base-cell-address="BBDD.Z2"/>
          </calcext:conditional-format>
          <calcext:conditional-format calcext:target-range-address="BBDD.Z64:BBDD.Z64">
            <calcext:condition calcext:apply-style-name="ERROR" calcext:value="=&quot;-- NO ENCUENTRO MI OPCIÓN --&quot;" calcext:base-cell-address="BBDD.Z2"/>
          </calcext:conditional-format>
          <calcext:conditional-format calcext:target-range-address="BBDD.Z65:BBDD.Z65">
            <calcext:condition calcext:apply-style-name="ERROR" calcext:value="=&quot;-- NO ENCUENTRO MI OPCIÓN --&quot;" calcext:base-cell-address="BBDD.Z2"/>
          </calcext:conditional-format>
          <calcext:conditional-format calcext:target-range-address="BBDD.Z66:BBDD.Z66">
            <calcext:condition calcext:apply-style-name="ERROR" calcext:value="=&quot;-- NO ENCUENTRO MI OPCIÓN --&quot;" calcext:base-cell-address="BBDD.Z2"/>
          </calcext:conditional-format>
          <calcext:conditional-format calcext:target-range-address="BBDD.Z67:BBDD.Z67">
            <calcext:condition calcext:apply-style-name="ERROR" calcext:value="=&quot;-- NO ENCUENTRO MI OPCIÓN --&quot;" calcext:base-cell-address="BBDD.Z2"/>
          </calcext:conditional-format>
          <calcext:conditional-format calcext:target-range-address="BBDD.Z68:BBDD.Z68">
            <calcext:condition calcext:apply-style-name="ERROR" calcext:value="=&quot;-- NO ENCUENTRO MI OPCIÓN --&quot;" calcext:base-cell-address="BBDD.Z2"/>
          </calcext:conditional-format>
          <calcext:conditional-format calcext:target-range-address="BBDD.Z69:BBDD.Z69">
            <calcext:condition calcext:apply-style-name="ERROR" calcext:value="=&quot;-- NO ENCUENTRO MI OPCIÓN --&quot;" calcext:base-cell-address="BBDD.Z2"/>
          </calcext:conditional-format>
          <calcext:conditional-format calcext:target-range-address="BBDD.Z70:BBDD.Z70">
            <calcext:condition calcext:apply-style-name="ERROR" calcext:value="=&quot;-- NO ENCUENTRO MI OPCIÓN --&quot;" calcext:base-cell-address="BBDD.Z2"/>
          </calcext:conditional-format>
          <calcext:conditional-format calcext:target-range-address="BBDD.Z71:BBDD.Z71">
            <calcext:condition calcext:apply-style-name="ERROR" calcext:value="=&quot;-- NO ENCUENTRO MI OPCIÓN --&quot;" calcext:base-cell-address="BBDD.Z2"/>
          </calcext:conditional-format>
          <calcext:conditional-format calcext:target-range-address="BBDD.Z72:BBDD.Z72">
            <calcext:condition calcext:apply-style-name="ERROR" calcext:value="=&quot;-- NO ENCUENTRO MI OPCIÓN --&quot;" calcext:base-cell-address="BBDD.Z2"/>
          </calcext:conditional-format>
          <calcext:conditional-format calcext:target-range-address="BBDD.Z73:BBDD.Z73">
            <calcext:condition calcext:apply-style-name="ERROR" calcext:value="=&quot;-- NO ENCUENTRO MI OPCIÓN --&quot;" calcext:base-cell-address="BBDD.Z2"/>
          </calcext:conditional-format>
          <calcext:conditional-format calcext:target-range-address="BBDD.Z74:BBDD.Z74">
            <calcext:condition calcext:apply-style-name="ERROR" calcext:value="=&quot;-- NO ENCUENTRO MI OPCIÓN --&quot;" calcext:base-cell-address="BBDD.Z2"/>
          </calcext:conditional-format>
          <calcext:conditional-format calcext:target-range-address="BBDD.Z75:BBDD.Z75">
            <calcext:condition calcext:apply-style-name="ERROR" calcext:value="=&quot;-- NO ENCUENTRO MI OPCIÓN --&quot;" calcext:base-cell-address="BBDD.Z2"/>
          </calcext:conditional-format>
          <calcext:conditional-format calcext:target-range-address="BBDD.Z76:BBDD.Z76">
            <calcext:condition calcext:apply-style-name="ERROR" calcext:value="=&quot;-- NO ENCUENTRO MI OPCIÓN --&quot;" calcext:base-cell-address="BBDD.Z2"/>
          </calcext:conditional-format>
          <calcext:conditional-format calcext:target-range-address="BBDD.Z77:BBDD.Z77">
            <calcext:condition calcext:apply-style-name="ERROR" calcext:value="=&quot;-- NO ENCUENTRO MI OPCIÓN --&quot;" calcext:base-cell-address="BBDD.Z2"/>
          </calcext:conditional-format>
          <calcext:conditional-format calcext:target-range-address="BBDD.Z78:BBDD.Z78">
            <calcext:condition calcext:apply-style-name="ERROR" calcext:value="=&quot;-- NO ENCUENTRO MI OPCIÓN --&quot;" calcext:base-cell-address="BBDD.Z2"/>
          </calcext:conditional-format>
          <calcext:conditional-format calcext:target-range-address="BBDD.Z79:BBDD.Z79">
            <calcext:condition calcext:apply-style-name="ERROR" calcext:value="=&quot;-- NO ENCUENTRO MI OPCIÓN --&quot;" calcext:base-cell-address="BBDD.Z2"/>
          </calcext:conditional-format>
          <calcext:conditional-format calcext:target-range-address="BBDD.Z80:BBDD.Z80">
            <calcext:condition calcext:apply-style-name="ERROR" calcext:value="=&quot;-- NO ENCUENTRO MI OPCIÓN --&quot;" calcext:base-cell-address="BBDD.Z2"/>
          </calcext:conditional-format>
          <calcext:conditional-format calcext:target-range-address="BBDD.Z81:BBDD.Z81">
            <calcext:condition calcext:apply-style-name="ERROR" calcext:value="=&quot;-- NO ENCUENTRO MI OPCIÓN --&quot;" calcext:base-cell-address="BBDD.Z2"/>
          </calcext:conditional-format>
          <calcext:conditional-format calcext:target-range-address="BBDD.Z82:BBDD.Z82">
            <calcext:condition calcext:apply-style-name="ERROR" calcext:value="=&quot;-- NO ENCUENTRO MI OPCIÓN --&quot;" calcext:base-cell-address="BBDD.Z2"/>
          </calcext:conditional-format>
          <calcext:conditional-format calcext:target-range-address="BBDD.Z83:BBDD.Z83">
            <calcext:condition calcext:apply-style-name="ERROR" calcext:value="=&quot;-- NO ENCUENTRO MI OPCIÓN --&quot;" calcext:base-cell-address="BBDD.Z2"/>
          </calcext:conditional-format>
          <calcext:conditional-format calcext:target-range-address="BBDD.Z84:BBDD.Z84">
            <calcext:condition calcext:apply-style-name="ERROR" calcext:value="=&quot;-- NO ENCUENTRO MI OPCIÓN --&quot;" calcext:base-cell-address="BBDD.Z2"/>
          </calcext:conditional-format>
          <calcext:conditional-format calcext:target-range-address="BBDD.Z85:BBDD.Z85">
            <calcext:condition calcext:apply-style-name="ERROR" calcext:value="=&quot;-- NO ENCUENTRO MI OPCIÓN --&quot;" calcext:base-cell-address="BBDD.Z2"/>
          </calcext:conditional-format>
          <calcext:conditional-format calcext:target-range-address="BBDD.Z86:BBDD.Z86">
            <calcext:condition calcext:apply-style-name="ERROR" calcext:value="=&quot;-- NO ENCUENTRO MI OPCIÓN --&quot;" calcext:base-cell-address="BBDD.Z2"/>
          </calcext:conditional-format>
          <calcext:conditional-format calcext:target-range-address="BBDD.Z87:BBDD.Z87">
            <calcext:condition calcext:apply-style-name="ERROR" calcext:value="=&quot;-- NO ENCUENTRO MI OPCIÓN --&quot;" calcext:base-cell-address="BBDD.Z2"/>
          </calcext:conditional-format>
          <calcext:conditional-format calcext:target-range-address="BBDD.Z88:BBDD.Z88">
            <calcext:condition calcext:apply-style-name="ERROR" calcext:value="=&quot;-- NO ENCUENTRO MI OPCIÓN --&quot;" calcext:base-cell-address="BBDD.Z2"/>
          </calcext:conditional-format>
          <calcext:conditional-format calcext:target-range-address="BBDD.Z89:BBDD.Z89">
            <calcext:condition calcext:apply-style-name="ERROR" calcext:value="=&quot;-- NO ENCUENTRO MI OPCIÓN --&quot;" calcext:base-cell-address="BBDD.Z2"/>
          </calcext:conditional-format>
          <calcext:conditional-format calcext:target-range-address="BBDD.Z90:BBDD.Z90">
            <calcext:condition calcext:apply-style-name="ERROR" calcext:value="=&quot;-- NO ENCUENTRO MI OPCIÓN --&quot;" calcext:base-cell-address="BBDD.Z2"/>
          </calcext:conditional-format>
          <calcext:conditional-format calcext:target-range-address="BBDD.Z91:BBDD.Z91">
            <calcext:condition calcext:apply-style-name="ERROR" calcext:value="=&quot;-- NO ENCUENTRO MI OPCIÓN --&quot;" calcext:base-cell-address="BBDD.Z2"/>
          </calcext:conditional-format>
          <calcext:conditional-format calcext:target-range-address="BBDD.Z92:BBDD.Z92">
            <calcext:condition calcext:apply-style-name="ERROR" calcext:value="=&quot;-- NO ENCUENTRO MI OPCIÓN --&quot;" calcext:base-cell-address="BBDD.Z2"/>
          </calcext:conditional-format>
          <calcext:conditional-format calcext:target-range-address="BBDD.Z93:BBDD.Z93">
            <calcext:condition calcext:apply-style-name="ERROR" calcext:value="=&quot;-- NO ENCUENTRO MI OPCIÓN --&quot;" calcext:base-cell-address="BBDD.Z2"/>
          </calcext:conditional-format>
          <calcext:conditional-format calcext:target-range-address="BBDD.Z94:BBDD.Z94">
            <calcext:condition calcext:apply-style-name="ERROR" calcext:value="=&quot;-- NO ENCUENTRO MI OPCIÓN --&quot;" calcext:base-cell-address="BBDD.Z2"/>
          </calcext:conditional-format>
          <calcext:conditional-format calcext:target-range-address="BBDD.Z95:BBDD.Z95">
            <calcext:condition calcext:apply-style-name="ERROR" calcext:value="=&quot;-- NO ENCUENTRO MI OPCIÓN --&quot;" calcext:base-cell-address="BBDD.Z2"/>
          </calcext:conditional-format>
          <calcext:conditional-format calcext:target-range-address="BBDD.Z96:BBDD.Z96">
            <calcext:condition calcext:apply-style-name="ERROR" calcext:value="=&quot;-- NO ENCUENTRO MI OPCIÓN --&quot;" calcext:base-cell-address="BBDD.Z2"/>
          </calcext:conditional-format>
          <calcext:conditional-format calcext:target-range-address="BBDD.Z97:BBDD.Z97">
            <calcext:condition calcext:apply-style-name="ERROR" calcext:value="=&quot;-- NO ENCUENTRO MI OPCIÓN --&quot;" calcext:base-cell-address="BBDD.Z2"/>
          </calcext:conditional-format>
          <calcext:conditional-format calcext:target-range-address="BBDD.Z98:BBDD.Z98">
            <calcext:condition calcext:apply-style-name="ERROR" calcext:value="=&quot;-- NO ENCUENTRO MI OPCIÓN --&quot;" calcext:base-cell-address="BBDD.Z2"/>
          </calcext:conditional-format>
          <calcext:conditional-format calcext:target-range-address="BBDD.Z99:BBDD.Z9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0:BBDD.Z10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1:BBDD.Z10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2:BBDD.Z10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3:BBDD.Z10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4:BBDD.Z10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5:BBDD.Z10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6:BBDD.Z10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7:BBDD.Z10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8:BBDD.Z10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09:BBDD.Z10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0:BBDD.Z11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1:BBDD.Z11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2:BBDD.Z11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3:BBDD.Z11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4:BBDD.Z11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5:BBDD.Z11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6:BBDD.Z11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7:BBDD.Z11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8:BBDD.Z11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19:BBDD.Z11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0:BBDD.Z12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1:BBDD.Z12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2:BBDD.Z12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3:BBDD.Z12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4:BBDD.Z12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5:BBDD.Z12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6:BBDD.Z12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7:BBDD.Z12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8:BBDD.Z12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29:BBDD.Z12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0:BBDD.Z13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1:BBDD.Z13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2:BBDD.Z13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3:BBDD.Z13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4:BBDD.Z13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5:BBDD.Z13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6:BBDD.Z13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7:BBDD.Z13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8:BBDD.Z13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39:BBDD.Z13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0:BBDD.Z14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1:BBDD.Z14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2:BBDD.Z14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3:BBDD.Z14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4:BBDD.Z14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5:BBDD.Z14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6:BBDD.Z14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7:BBDD.Z14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8:BBDD.Z14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49:BBDD.Z14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0:BBDD.Z15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1:BBDD.Z15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2:BBDD.Z15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3:BBDD.Z15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4:BBDD.Z15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5:BBDD.Z15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6:BBDD.Z15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7:BBDD.Z15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8:BBDD.Z15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59:BBDD.Z15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0:BBDD.Z16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1:BBDD.Z16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2:BBDD.Z16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3:BBDD.Z16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4:BBDD.Z16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5:BBDD.Z16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6:BBDD.Z16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7:BBDD.Z16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8:BBDD.Z16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69:BBDD.Z16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0:BBDD.Z17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1:BBDD.Z17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2:BBDD.Z17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3:BBDD.Z17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4:BBDD.Z17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5:BBDD.Z17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6:BBDD.Z17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7:BBDD.Z17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8:BBDD.Z17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79:BBDD.Z17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0:BBDD.Z18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1:BBDD.Z18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2:BBDD.Z18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3:BBDD.Z18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4:BBDD.Z18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5:BBDD.Z18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6:BBDD.Z18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7:BBDD.Z18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8:BBDD.Z18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89:BBDD.Z189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0:BBDD.Z190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1:BBDD.Z191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2:BBDD.Z192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3:BBDD.Z193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4:BBDD.Z194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5:BBDD.Z195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6:BBDD.Z196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7:BBDD.Z197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8:BBDD.Z198">
            <calcext:condition calcext:apply-style-name="ERROR" calcext:value="=&quot;-- NO ENCUENTRO MI OPCIÓN --&quot;" calcext:base-cell-address="BBDD.Z2"/>
          </calcext:conditional-format>
          <calcext:conditional-format calcext:target-range-address="BBDD.Z199:BBDD.Z19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0:BBDD.Z20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1:BBDD.Z20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2:BBDD.Z20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3:BBDD.Z20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4:BBDD.Z20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5:BBDD.Z20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6:BBDD.Z20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7:BBDD.Z20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8:BBDD.Z20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09:BBDD.Z20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0:BBDD.Z21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1:BBDD.Z21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2:BBDD.Z21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3:BBDD.Z21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4:BBDD.Z21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5:BBDD.Z21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6:BBDD.Z21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7:BBDD.Z21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8:BBDD.Z21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19:BBDD.Z21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0:BBDD.Z22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1:BBDD.Z22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2:BBDD.Z22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3:BBDD.Z22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4:BBDD.Z22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5:BBDD.Z22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6:BBDD.Z22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7:BBDD.Z22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8:BBDD.Z22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29:BBDD.Z22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0:BBDD.Z23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1:BBDD.Z23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2:BBDD.Z23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3:BBDD.Z23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4:BBDD.Z23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5:BBDD.Z23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6:BBDD.Z23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7:BBDD.Z23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8:BBDD.Z23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39:BBDD.Z23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0:BBDD.Z24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1:BBDD.Z24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2:BBDD.Z24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3:BBDD.Z24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4:BBDD.Z24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5:BBDD.Z24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6:BBDD.Z24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7:BBDD.Z24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8:BBDD.Z24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49:BBDD.Z24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0:BBDD.Z25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1:BBDD.Z25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2:BBDD.Z25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3:BBDD.Z25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4:BBDD.Z25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5:BBDD.Z25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6:BBDD.Z25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7:BBDD.Z25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8:BBDD.Z25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59:BBDD.Z25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0:BBDD.Z26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1:BBDD.Z26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2:BBDD.Z26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3:BBDD.Z26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4:BBDD.Z26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5:BBDD.Z26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6:BBDD.Z26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7:BBDD.Z26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8:BBDD.Z26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69:BBDD.Z26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0:BBDD.Z27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1:BBDD.Z27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2:BBDD.Z27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3:BBDD.Z27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4:BBDD.Z27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5:BBDD.Z27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6:BBDD.Z27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7:BBDD.Z27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8:BBDD.Z27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79:BBDD.Z27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0:BBDD.Z28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1:BBDD.Z28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2:BBDD.Z28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3:BBDD.Z28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4:BBDD.Z28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5:BBDD.Z28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6:BBDD.Z28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7:BBDD.Z28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8:BBDD.Z28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89:BBDD.Z289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0:BBDD.Z290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1:BBDD.Z291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2:BBDD.Z292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3:BBDD.Z293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4:BBDD.Z294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5:BBDD.Z295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6:BBDD.Z296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7:BBDD.Z297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8:BBDD.Z298">
            <calcext:condition calcext:apply-style-name="ERROR" calcext:value="=&quot;-- NO ENCUENTRO MI OPCIÓN --&quot;" calcext:base-cell-address="BBDD.Z2"/>
          </calcext:conditional-format>
          <calcext:conditional-format calcext:target-range-address="BBDD.Z299:BBDD.Z29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0:BBDD.Z30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1:BBDD.Z30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2:BBDD.Z30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3:BBDD.Z30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4:BBDD.Z30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5:BBDD.Z30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6:BBDD.Z30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7:BBDD.Z30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8:BBDD.Z30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09:BBDD.Z30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0:BBDD.Z31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1:BBDD.Z31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2:BBDD.Z31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3:BBDD.Z31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4:BBDD.Z31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5:BBDD.Z31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6:BBDD.Z31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7:BBDD.Z31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8:BBDD.Z31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19:BBDD.Z31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0:BBDD.Z32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1:BBDD.Z32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2:BBDD.Z32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3:BBDD.Z32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4:BBDD.Z32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5:BBDD.Z32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6:BBDD.Z32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7:BBDD.Z32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8:BBDD.Z32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29:BBDD.Z32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0:BBDD.Z33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1:BBDD.Z33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2:BBDD.Z33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3:BBDD.Z33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4:BBDD.Z33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5:BBDD.Z33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6:BBDD.Z33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7:BBDD.Z33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8:BBDD.Z33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39:BBDD.Z33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0:BBDD.Z34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1:BBDD.Z34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2:BBDD.Z34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3:BBDD.Z34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4:BBDD.Z34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5:BBDD.Z34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6:BBDD.Z34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7:BBDD.Z34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8:BBDD.Z34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49:BBDD.Z34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0:BBDD.Z35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1:BBDD.Z35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2:BBDD.Z35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3:BBDD.Z35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4:BBDD.Z35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5:BBDD.Z35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6:BBDD.Z35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7:BBDD.Z35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8:BBDD.Z35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59:BBDD.Z35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0:BBDD.Z36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1:BBDD.Z36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2:BBDD.Z36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3:BBDD.Z36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4:BBDD.Z36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5:BBDD.Z36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6:BBDD.Z36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7:BBDD.Z36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8:BBDD.Z36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69:BBDD.Z36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0:BBDD.Z37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1:BBDD.Z37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2:BBDD.Z37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3:BBDD.Z37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4:BBDD.Z37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5:BBDD.Z37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6:BBDD.Z37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7:BBDD.Z37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8:BBDD.Z37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79:BBDD.Z37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0:BBDD.Z38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1:BBDD.Z38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2:BBDD.Z38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3:BBDD.Z38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4:BBDD.Z38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5:BBDD.Z38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6:BBDD.Z38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7:BBDD.Z38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8:BBDD.Z38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89:BBDD.Z389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0:BBDD.Z390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1:BBDD.Z391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2:BBDD.Z392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3:BBDD.Z393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4:BBDD.Z394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5:BBDD.Z395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6:BBDD.Z396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7:BBDD.Z397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8:BBDD.Z398">
            <calcext:condition calcext:apply-style-name="ERROR" calcext:value="=&quot;-- NO ENCUENTRO MI OPCIÓN --&quot;" calcext:base-cell-address="BBDD.Z2"/>
          </calcext:conditional-format>
          <calcext:conditional-format calcext:target-range-address="BBDD.Z399:BBDD.Z399">
            <calcext:condition calcext:apply-style-name="ERROR" calcext:value="=&quot;-- NO ENCUENTRO MI OPCIÓN --&quot;" calcext:base-cell-address="BBDD.Z2"/>
          </calcext:conditional-format>
          <calcext:conditional-format calcext:target-range-address="BBDD.Z400:BBDD.Z400">
            <calcext:condition calcext:apply-style-name="ERROR" calcext:value="=&quot;-- NO ENCUENTRO MI OPCIÓN --&quot;" calcext:base-cell-address="BBDD.Z2"/>
          </calcext:conditional-format>
          <calcext:conditional-format calcext:target-range-address="BBDD.Z401:BBDD.Z401">
            <calcext:condition calcext:apply-style-name="ERROR" calcext:value="=&quot;-- NO ENCUENTRO MI OPCIÓN --&quot;" calcext:base-cell-address="BBDD.Z2"/>
          </calcext:conditional-format>
        </calcext:conditional-formats>
      </table:table>
      <table:table table:name="Servidores de aplicaciones" table:style-name="ta3" table:print="false">
        <office:forms form:automatic-focus="false" form:apply-design-mode="false"/>
        <table:table-column table:style-name="co4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9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5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27" table:number-columns-repeated="1002" table:default-cell-style-name="ce20"/>
        <table:table-row table:style-name="ro7">
          <table:table-cell table:style-name="Default" office:value-type="string" calcext:value-type="string">
            <text:p>#</text:p>
          </table:table-cell>
          <table:table-cell table:style-name="ce17" office:value-type="string" calcext:value-type="string">
            <text:p>Organismo Titular</text:p>
          </table:table-cell>
          <table:table-cell table:style-name="ce17" office:value-type="string" calcext:value-type="string">
            <text:p>Organismo Gestor</text:p>
          </table:table-cell>
          <table:table-cell table:style-name="ce17" office:value-type="string" calcext:value-type="string">
            <text:p>Nombre del servidor físico / Hostname</text:p>
          </table:table-cell>
          <table:table-cell table:style-name="ce17" office:value-type="string" calcext:value-type="string">
            <text:p>Modelo servidor</text:p>
          </table:table-cell>
          <table:table-cell table:style-name="ce17" office:value-type="string" calcext:value-type="string">
            <text:p>Tecnología servidor</text:p>
          </table:table-cell>
          <table:table-cell table:style-name="ce17" office:value-type="string" calcext:value-type="string">
            <text:p>Nº Procesadores Reportado</text:p>
          </table:table-cell>
          <table:table-cell table:style-name="ce17" office:value-type="string" calcext:value-type="string">
            <text:p>Nº Cores por Procesador Reportado</text:p>
          </table:table-cell>
          <table:table-cell table:style-name="ce17" office:value-type="string" calcext:value-type="string">
            <text:p>Nº Cores Normalizados</text:p>
          </table:table-cell>
          <table:table-cell table:style-name="ce30" office:value-type="string" calcext:value-type="string">
            <text:p>Virtualizado</text:p>
          </table:table-cell>
          <table:table-cell table:style-name="ce34" office:value-type="string" calcext:value-type="string">
            <text:p>Host virtual</text:p>
          </table:table-cell>
          <table:table-cell table:style-name="ce34" office:value-type="string" calcext:value-type="string">
            <text:p>Nº Cores por Procesador Reportado – Virtuales</text:p>
          </table:table-cell>
          <table:table-cell table:style-name="ce39" office:value-type="string" calcext:value-type="string">
            <text:p>Total Cores a Contabilizar – Virtuales</text:p>
          </table:table-cell>
          <table:table-cell table:style-name="ce17" office:value-type="string" calcext:value-type="string">
            <text:p>I.P.</text:p>
          </table:table-cell>
          <table:table-cell table:style-name="ce17" office:value-type="string" calcext:value-type="string">
            <text:p>Entorno</text:p>
          </table:table-cell>
          <table:table-cell table:style-name="ce17" office:value-type="string" calcext:value-type="string">
            <text:p>Entorno_Normalizado</text:p>
          </table:table-cell>
          <table:table-cell table:style-name="ce48" office:value-type="string" calcext:value-type="string">
            <text:p>Nombre_Servicio_TI_de_Negocio <text:s/>(Aplicación Soportada)</text:p>
          </table:table-cell>
          <table:table-cell table:style-name="ce48" office:value-type="string" calcext:value-type="string">
            <text:p>Descripcion_Servicio_TI_de_Negocio <text:s/></text:p>
          </table:table-cell>
          <table:table-cell table:style-name="ce48" office:value-type="string" calcext:value-type="string">
            <text:p>Criticidad</text:p>
          </table:table-cell>
          <table:table-cell table:style-name="ce48" office:value-type="string" calcext:value-type="string">
            <text:p>Disponibilidad</text:p>
          </table:table-cell>
          <table:table-cell table:style-name="ce48" office:value-type="string" calcext:value-type="string">
            <text:p>Sistema Operativo</text:p>
          </table:table-cell>
          <table:table-cell table:style-name="ce48" office:value-type="string" calcext:value-type="string">
            <text:p>Versión</text:p>
          </table:table-cell>
          <table:table-cell table:style-name="ce48" office:value-type="string" calcext:value-type="string">
            <text:p>Producto</text:p>
          </table:table-cell>
          <table:table-cell table:style-name="ce48" office:value-type="string" calcext:value-type="string">
            <text:p>Versión Mayor</text:p>
          </table:table-cell>
          <table:table-cell table:style-name="ce48" office:value-type="string" calcext:value-type="string">
            <text:p>Versión Menor</text:p>
          </table:table-cell>
          <table:table-cell table:style-name="ce48" office:value-type="string" calcext:value-type="string">
            <text:p>Periodo de Alta Carga</text:p>
          </table:table-cell>
          <table:table-cell table:style-name="ce48" office:value-type="string" calcext:value-type="string">
            <text:p>Comentarios de interés (siebel, PSFT,spatial, streams, réplica avanzada, etc.)</text:p>
          </table:table-cell>
          <table:table-cell table:style-name="ce452" table:number-columns-repeated="993"/>
          <table:table-cell table:style-name="Default" table:number-columns-repeated="4"/>
        </table:table-row>
        <table:table-row table:style-name="ro8">
          <table:table-cell table:style-name="Default" office:value-type="string" calcext:value-type="string">
            <text:p>Ej.</text:p>
          </table:table-cell>
          <table:table-cell table:style-name="ce18" table:content-validation-name="val1" office:value-type="string" calcext:value-type="string">
            <text:p>SAE</text:p>
          </table:table-cell>
          <table:table-cell table:style-name="ce21" table:content-validation-name="val3" office:value-type="string" calcext:value-type="string">
            <text:p>SAE</text:p>
          </table:table-cell>
          <table:table-cell table:style-name="ce21" table:content-validation-name="val3" office:value-type="string" calcext:value-type="string">
            <text:p>hwlsap01</text:p>
          </table:table-cell>
          <table:table-cell table:style-name="ce24" office:value-type="string" calcext:value-type="string">
            <text:p>ProLiant BL465c G7</text:p>
          </table:table-cell>
          <table:table-cell table:style-name="ce26" table:content-validation-name="val4" office:value-type="string" calcext:value-type="string">
            <text:p>AMD Opteron Models 13XX, 23XX, 24XX, 32XX, 41XX, 42XX, 61XX, 62XX, 83XX, 84XX or earlier Multicore chips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VLOOKUP([.$F2];[$datos.$R$2:.$S$33];2;0)*[.G2]*[.H2]" office:value-type="float" office:value="12" calcext:value-type="float">
            <text:p>12</text:p>
          </table:table-cell>
          <table:table-cell table:style-name="ce31" table:content-validation-name="val5" office:value-type="string" calcext:value-type="string">
            <text:p>Sí. Virtualización física</text:p>
          </table:table-cell>
          <table:table-cell table:style-name="ce35" office:value-type="string" calcext:value-type="string">
            <text:p>GridControl</text:p>
          </table:table-cell>
          <table:table-cell table:style-name="ce18" office:value-type="float" office:value="2" calcext:value-type="float">
            <text:p>2</text:p>
          </table:table-cell>
          <table:table-cell table:style-name="ce40" table:formula="of:=IF(EXACT([.J2];&quot;No&quot;)      ;&quot;&quot;      ; IF(EXACT([.J2];&quot;Sí. Virtualización lógica&quot;)           ;[.I2]           ; IF(EXACT([.J2];&quot;Sí. Virtualización física&quot;)               ;VLOOKUP([.$F2];[$datos.$R$2:.$S$33];2;0)*[.L2]               ;&quot;Error&quot;)          )     )" office:value-type="float" office:value="1" calcext:value-type="float">
            <text:p>1</text:p>
          </table:table-cell>
          <table:table-cell table:style-name="ce18" office:value-type="string" calcext:value-type="string">
            <text:p>192.168.1.133</text:p>
          </table:table-cell>
          <table:table-cell table:style-name="ce21" table:content-validation-name="val6" office:value-type="string" calcext:value-type="string">
            <text:p>PRODUCCIÓN</text:p>
          </table:table-cell>
          <table:table-cell table:style-name="ce45" table:content-validation-name="val7" table:formula="of:=VLOOKUP([.O2];[$datos.$D$2:.$E$7];2;0)" office:value-type="string" office:string-value="PRODUCCIÓN" calcext:value-type="string">
            <text:p>PRODUCCIÓN</text:p>
          </table:table-cell>
          <table:table-cell table:style-name="ce24" office:value-type="string" calcext:value-type="string">
            <text:p>SI SSCC SAE</text:p>
          </table:table-cell>
          <table:table-cell table:style-name="ce18" office:value-type="string" calcext:value-type="string">
            <text:p>--</text:p>
          </table:table-cell>
          <table:table-cell table:style-name="ce21" table:content-validation-name="val14" office:value-type="string" calcext:value-type="string">
            <text:p>ALTA </text:p>
          </table:table-cell>
          <table:table-cell table:style-name="ce21" table:content-validation-name="val13" office:value-type="string" calcext:value-type="string">
            <text:p>24x7</text:p>
          </table:table-cell>
          <table:table-cell table:style-name="ce18" table:content-validation-name="val16" office:value-type="string" calcext:value-type="string">
            <text:p>Red Hat Enterprise Linux ES release 4</text:p>
          </table:table-cell>
          <table:table-cell table:style-name="ce18" table:content-validation-name="val18" office:value-type="string" calcext:value-type="string">
            <text:p>OAS 1.0.0.0</text:p>
          </table:table-cell>
          <table:table-cell table:style-name="ce460" table:formula="of:=VLOOKUP([.V2];[$datos.$I$2:.$L$30];2;0)" office:value-type="string" office:string-value="OAS" calcext:value-type="string">
            <text:p>OAS</text:p>
          </table:table-cell>
          <table:table-cell table:style-name="ce460" table:formula="of:=VLOOKUP([.V2];[$datos.$I$2:.$L$30];3;0)" office:value-type="string" office:string-value="1.0" calcext:value-type="string">
            <text:p>1.0</text:p>
          </table:table-cell>
          <table:table-cell table:style-name="ce460" table:formula="of:=VLOOKUP([.V2];[$datos.$I$2:.$L$30];4;0)" office:value-type="string" office:string-value="0.0" calcext:value-type="string">
            <text:p>0.0</text:p>
          </table:table-cell>
          <table:table-cell table:style-name="ce21" office:value-type="string" calcext:value-type="string">
            <text:p>TODO EL AÑO</text:p>
          </table:table-cell>
          <table:table-cell table:style-name="ce18" office:value-type="string" calcext:value-type="string">
            <text:p>N/A</text:p>
          </table:table-cell>
          <table:table-cell table:style-name="ce452" table:number-columns-repeated="993"/>
          <table:table-cell table:style-name="Default" table:number-columns-repeated="4"/>
        </table:table-row>
        <table:table-row table:style-name="ro9">
          <table:table-cell table:style-name="ce452" office:value-type="string" calcext:value-type="string">
            <text:p>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];[$datos.$R$2:.$S$33];2;0)*[.G3]*[.H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];&quot;No&quot;)      ;&quot;&quot;      ; IF(EXACT([.J3];&quot;Sí. Virtualización lógica&quot;)           ;[.I3]           ; IF(EXACT([.J3];&quot;Sí. Virtualización física&quot;)               ;VLOOKUP([.$F3];[$datos.$R$2:.$S$33];2;0)*[.L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 office:value-type="string" calcext:value-type="string">
            <text:p>Web logic 1.0.0.1</text:p>
          </table:table-cell>
          <table:table-cell table:style-name="ce460" table:formula="of:=VLOOKUP([.V3];[$datos.$I$2:.$L$30];2;0)" office:value-type="string" office:string-value="Web logic" calcext:value-type="string">
            <text:p>Web logic</text:p>
          </table:table-cell>
          <table:table-cell table:style-name="ce460" table:formula="of:=VLOOKUP([.V3];[$datos.$I$2:.$L$30];3;0)" office:value-type="string" office:string-value="1.0" calcext:value-type="string">
            <text:p>1.0</text:p>
          </table:table-cell>
          <table:table-cell table:style-name="ce460" table:formula="of:=VLOOKUP([.V3];[$datos.$I$2:.$L$30];4;0)" office:value-type="string" office:string-value="0.1" calcext:value-type="string">
            <text:p>0.1</text:p>
          </table:table-cell>
          <table:table-cell table:style-name="ce454"/>
          <table:table-cell table:style-name="ce453"/>
          <table:table-cell table:style-name="ce452" table:number-columns-repeated="997"/>
        </table:table-row>
        <table:table-row table:style-name="ro9">
          <table:table-cell office:value-type="string" calcext:value-type="string">
            <text:p>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];[$datos.$R$2:.$S$33];2;0)*[.G4]*[.H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];&quot;No&quot;)      ;&quot;&quot;      ; IF(EXACT([.J4];&quot;Sí. Virtualización lógica&quot;)           ;[.I4]           ; IF(EXACT([.J4];&quot;Sí. Virtualización física&quot;)               ;VLOOKUP([.$F4];[$datos.$R$2:.$S$33];2;0)*[.L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 office:value-type="string" calcext:value-type="string">
            <text:p>Web logic 1.0.2.1</text:p>
          </table:table-cell>
          <table:table-cell table:style-name="ce460" table:formula="of:=VLOOKUP([.V4];[$datos.$I$2:.$L$30];2;0)" office:value-type="string" office:string-value="Web logic" calcext:value-type="string">
            <text:p>Web logic</text:p>
          </table:table-cell>
          <table:table-cell table:style-name="ce460" table:formula="of:=VLOOKUP([.V4];[$datos.$I$2:.$L$30];3;0)" office:value-type="string" office:string-value="1.0" calcext:value-type="string">
            <text:p>1.0</text:p>
          </table:table-cell>
          <table:table-cell table:style-name="ce460" table:formula="of:=VLOOKUP([.V4];[$datos.$I$2:.$L$30];4;0)" office:value-type="string" office:string-value="2.1" calcext:value-type="string">
            <text:p>2.1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];[$datos.$R$2:.$S$33];2;0)*[.G5]*[.H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];&quot;No&quot;)      ;&quot;&quot;      ; IF(EXACT([.J5];&quot;Sí. Virtualización lógica&quot;)           ;[.I5]           ; IF(EXACT([.J5];&quot;Sí. Virtualización física&quot;)               ;VLOOKUP([.$F5];[$datos.$R$2:.$S$33];2;0)*[.L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];[$datos.$I$2:.$L$30];2;0)" office:value-type="string" office:string-value="" calcext:value-type="error">
            <text:p>#N/D</text:p>
          </table:table-cell>
          <table:table-cell table:style-name="ce460" table:formula="of:=VLOOKUP([.V5];[$datos.$I$2:.$L$30];3;0)" office:value-type="string" office:string-value="" calcext:value-type="error">
            <text:p>#N/D</text:p>
          </table:table-cell>
          <table:table-cell table:style-name="ce460" table:formula="of:=VLOOKUP([.V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];[$datos.$R$2:.$S$33];2;0)*[.G6]*[.H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];&quot;No&quot;)      ;&quot;&quot;      ; IF(EXACT([.J6];&quot;Sí. Virtualización lógica&quot;)           ;[.I6]           ; IF(EXACT([.J6];&quot;Sí. Virtualización física&quot;)               ;VLOOKUP([.$F6];[$datos.$R$2:.$S$33];2;0)*[.L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];[$datos.$I$2:.$L$30];2;0)" office:value-type="string" office:string-value="" calcext:value-type="error">
            <text:p>#N/D</text:p>
          </table:table-cell>
          <table:table-cell table:style-name="ce460" table:formula="of:=VLOOKUP([.V6];[$datos.$I$2:.$L$30];3;0)" office:value-type="string" office:string-value="" calcext:value-type="error">
            <text:p>#N/D</text:p>
          </table:table-cell>
          <table:table-cell table:style-name="ce460" table:formula="of:=VLOOKUP([.V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];[$datos.$R$2:.$S$33];2;0)*[.G7]*[.H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];&quot;No&quot;)      ;&quot;&quot;      ; IF(EXACT([.J7];&quot;Sí. Virtualización lógica&quot;)           ;[.I7]           ; IF(EXACT([.J7];&quot;Sí. Virtualización física&quot;)               ;VLOOKUP([.$F7];[$datos.$R$2:.$S$33];2;0)*[.L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];[$datos.$I$2:.$L$30];2;0)" office:value-type="string" office:string-value="" calcext:value-type="error">
            <text:p>#N/D</text:p>
          </table:table-cell>
          <table:table-cell table:style-name="ce460" table:formula="of:=VLOOKUP([.V7];[$datos.$I$2:.$L$30];3;0)" office:value-type="string" office:string-value="" calcext:value-type="error">
            <text:p>#N/D</text:p>
          </table:table-cell>
          <table:table-cell table:style-name="ce460" table:formula="of:=VLOOKUP([.V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];[$datos.$R$2:.$S$33];2;0)*[.G8]*[.H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];&quot;No&quot;)      ;&quot;&quot;      ; IF(EXACT([.J8];&quot;Sí. Virtualización lógica&quot;)           ;[.I8]           ; IF(EXACT([.J8];&quot;Sí. Virtualización física&quot;)               ;VLOOKUP([.$F8];[$datos.$R$2:.$S$33];2;0)*[.L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];[$datos.$I$2:.$L$30];2;0)" office:value-type="string" office:string-value="" calcext:value-type="error">
            <text:p>#N/D</text:p>
          </table:table-cell>
          <table:table-cell table:style-name="ce460" table:formula="of:=VLOOKUP([.V8];[$datos.$I$2:.$L$30];3;0)" office:value-type="string" office:string-value="" calcext:value-type="error">
            <text:p>#N/D</text:p>
          </table:table-cell>
          <table:table-cell table:style-name="ce460" table:formula="of:=VLOOKUP([.V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];[$datos.$R$2:.$S$33];2;0)*[.G9]*[.H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];&quot;No&quot;)      ;&quot;&quot;      ; IF(EXACT([.J9];&quot;Sí. Virtualización lógica&quot;)           ;[.I9]           ; IF(EXACT([.J9];&quot;Sí. Virtualización física&quot;)               ;VLOOKUP([.$F9];[$datos.$R$2:.$S$33];2;0)*[.L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];[$datos.$I$2:.$L$30];2;0)" office:value-type="string" office:string-value="" calcext:value-type="error">
            <text:p>#N/D</text:p>
          </table:table-cell>
          <table:table-cell table:style-name="ce460" table:formula="of:=VLOOKUP([.V9];[$datos.$I$2:.$L$30];3;0)" office:value-type="string" office:string-value="" calcext:value-type="error">
            <text:p>#N/D</text:p>
          </table:table-cell>
          <table:table-cell table:style-name="ce460" table:formula="of:=VLOOKUP([.V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];[$datos.$R$2:.$S$33];2;0)*[.G10]*[.H1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0];&quot;No&quot;)      ;&quot;&quot;      ; IF(EXACT([.J10];&quot;Sí. Virtualización lógica&quot;)           ;[.I10]           ; IF(EXACT([.J10];&quot;Sí. Virtualización física&quot;)               ;VLOOKUP([.$F10];[$datos.$R$2:.$S$33];2;0)*[.L1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];[$datos.$I$2:.$L$30];2;0)" office:value-type="string" office:string-value="" calcext:value-type="error">
            <text:p>#N/D</text:p>
          </table:table-cell>
          <table:table-cell table:style-name="ce460" table:formula="of:=VLOOKUP([.V10];[$datos.$I$2:.$L$30];3;0)" office:value-type="string" office:string-value="" calcext:value-type="error">
            <text:p>#N/D</text:p>
          </table:table-cell>
          <table:table-cell table:style-name="ce460" table:formula="of:=VLOOKUP([.V1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];[$datos.$R$2:.$S$33];2;0)*[.G11]*[.H1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1];&quot;No&quot;)      ;&quot;&quot;      ; IF(EXACT([.J11];&quot;Sí. Virtualización lógica&quot;)           ;[.I11]           ; IF(EXACT([.J11];&quot;Sí. Virtualización física&quot;)               ;VLOOKUP([.$F11];[$datos.$R$2:.$S$33];2;0)*[.L1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];[$datos.$I$2:.$L$30];2;0)" office:value-type="string" office:string-value="" calcext:value-type="error">
            <text:p>#N/D</text:p>
          </table:table-cell>
          <table:table-cell table:style-name="ce460" table:formula="of:=VLOOKUP([.V11];[$datos.$I$2:.$L$30];3;0)" office:value-type="string" office:string-value="" calcext:value-type="error">
            <text:p>#N/D</text:p>
          </table:table-cell>
          <table:table-cell table:style-name="ce460" table:formula="of:=VLOOKUP([.V1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1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];[$datos.$R$2:.$S$33];2;0)*[.G12]*[.H1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2];&quot;No&quot;)      ;&quot;&quot;      ; IF(EXACT([.J12];&quot;Sí. Virtualización lógica&quot;)           ;[.I12]           ; IF(EXACT([.J12];&quot;Sí. Virtualización física&quot;)               ;VLOOKUP([.$F12];[$datos.$R$2:.$S$33];2;0)*[.L1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];[$datos.$I$2:.$L$30];2;0)" office:value-type="string" office:string-value="" calcext:value-type="error">
            <text:p>#N/D</text:p>
          </table:table-cell>
          <table:table-cell table:style-name="ce460" table:formula="of:=VLOOKUP([.V12];[$datos.$I$2:.$L$30];3;0)" office:value-type="string" office:string-value="" calcext:value-type="error">
            <text:p>#N/D</text:p>
          </table:table-cell>
          <table:table-cell table:style-name="ce460" table:formula="of:=VLOOKUP([.V1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1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];[$datos.$R$2:.$S$33];2;0)*[.G13]*[.H1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3];&quot;No&quot;)      ;&quot;&quot;      ; IF(EXACT([.J13];&quot;Sí. Virtualización lógica&quot;)           ;[.I13]           ; IF(EXACT([.J13];&quot;Sí. Virtualización física&quot;)               ;VLOOKUP([.$F13];[$datos.$R$2:.$S$33];2;0)*[.L1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];[$datos.$I$2:.$L$30];2;0)" office:value-type="string" office:string-value="" calcext:value-type="error">
            <text:p>#N/D</text:p>
          </table:table-cell>
          <table:table-cell table:style-name="ce460" table:formula="of:=VLOOKUP([.V13];[$datos.$I$2:.$L$30];3;0)" office:value-type="string" office:string-value="" calcext:value-type="error">
            <text:p>#N/D</text:p>
          </table:table-cell>
          <table:table-cell table:style-name="ce460" table:formula="of:=VLOOKUP([.V1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1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];[$datos.$R$2:.$S$33];2;0)*[.G14]*[.H1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4];&quot;No&quot;)      ;&quot;&quot;      ; IF(EXACT([.J14];&quot;Sí. Virtualización lógica&quot;)           ;[.I14]           ; IF(EXACT([.J14];&quot;Sí. Virtualización física&quot;)               ;VLOOKUP([.$F14];[$datos.$R$2:.$S$33];2;0)*[.L1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];[$datos.$I$2:.$L$30];2;0)" office:value-type="string" office:string-value="" calcext:value-type="error">
            <text:p>#N/D</text:p>
          </table:table-cell>
          <table:table-cell table:style-name="ce460" table:formula="of:=VLOOKUP([.V14];[$datos.$I$2:.$L$30];3;0)" office:value-type="string" office:string-value="" calcext:value-type="error">
            <text:p>#N/D</text:p>
          </table:table-cell>
          <table:table-cell table:style-name="ce460" table:formula="of:=VLOOKUP([.V1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1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5];[$datos.$R$2:.$S$33];2;0)*[.G15]*[.H1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5];&quot;No&quot;)      ;&quot;&quot;      ; IF(EXACT([.J15];&quot;Sí. Virtualización lógica&quot;)           ;[.I15]           ; IF(EXACT([.J15];&quot;Sí. Virtualización física&quot;)               ;VLOOKUP([.$F15];[$datos.$R$2:.$S$33];2;0)*[.L1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5];[$datos.$I$2:.$L$30];2;0)" office:value-type="string" office:string-value="" calcext:value-type="error">
            <text:p>#N/D</text:p>
          </table:table-cell>
          <table:table-cell table:style-name="ce460" table:formula="of:=VLOOKUP([.V15];[$datos.$I$2:.$L$30];3;0)" office:value-type="string" office:string-value="" calcext:value-type="error">
            <text:p>#N/D</text:p>
          </table:table-cell>
          <table:table-cell table:style-name="ce460" table:formula="of:=VLOOKUP([.V1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1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6];[$datos.$R$2:.$S$33];2;0)*[.G16]*[.H1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6];&quot;No&quot;)      ;&quot;&quot;      ; IF(EXACT([.J16];&quot;Sí. Virtualización lógica&quot;)           ;[.I16]           ; IF(EXACT([.J16];&quot;Sí. Virtualización física&quot;)               ;VLOOKUP([.$F16];[$datos.$R$2:.$S$33];2;0)*[.L1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6];[$datos.$I$2:.$L$30];2;0)" office:value-type="string" office:string-value="" calcext:value-type="error">
            <text:p>#N/D</text:p>
          </table:table-cell>
          <table:table-cell table:style-name="ce460" table:formula="of:=VLOOKUP([.V16];[$datos.$I$2:.$L$30];3;0)" office:value-type="string" office:string-value="" calcext:value-type="error">
            <text:p>#N/D</text:p>
          </table:table-cell>
          <table:table-cell table:style-name="ce460" table:formula="of:=VLOOKUP([.V1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1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7];[$datos.$R$2:.$S$33];2;0)*[.G17]*[.H1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7];&quot;No&quot;)      ;&quot;&quot;      ; IF(EXACT([.J17];&quot;Sí. Virtualización lógica&quot;)           ;[.I17]           ; IF(EXACT([.J17];&quot;Sí. Virtualización física&quot;)               ;VLOOKUP([.$F17];[$datos.$R$2:.$S$33];2;0)*[.L1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7];[$datos.$I$2:.$L$30];2;0)" office:value-type="string" office:string-value="" calcext:value-type="error">
            <text:p>#N/D</text:p>
          </table:table-cell>
          <table:table-cell table:style-name="ce460" table:formula="of:=VLOOKUP([.V17];[$datos.$I$2:.$L$30];3;0)" office:value-type="string" office:string-value="" calcext:value-type="error">
            <text:p>#N/D</text:p>
          </table:table-cell>
          <table:table-cell table:style-name="ce460" table:formula="of:=VLOOKUP([.V1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1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8];[$datos.$R$2:.$S$33];2;0)*[.G18]*[.H1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8];&quot;No&quot;)      ;&quot;&quot;      ; IF(EXACT([.J18];&quot;Sí. Virtualización lógica&quot;)           ;[.I18]           ; IF(EXACT([.J18];&quot;Sí. Virtualización física&quot;)               ;VLOOKUP([.$F18];[$datos.$R$2:.$S$33];2;0)*[.L1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8];[$datos.$I$2:.$L$30];2;0)" office:value-type="string" office:string-value="" calcext:value-type="error">
            <text:p>#N/D</text:p>
          </table:table-cell>
          <table:table-cell table:style-name="ce460" table:formula="of:=VLOOKUP([.V18];[$datos.$I$2:.$L$30];3;0)" office:value-type="string" office:string-value="" calcext:value-type="error">
            <text:p>#N/D</text:p>
          </table:table-cell>
          <table:table-cell table:style-name="ce460" table:formula="of:=VLOOKUP([.V1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1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9];[$datos.$R$2:.$S$33];2;0)*[.G19]*[.H1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19];&quot;No&quot;)      ;&quot;&quot;      ; IF(EXACT([.J19];&quot;Sí. Virtualización lógica&quot;)           ;[.I19]           ; IF(EXACT([.J19];&quot;Sí. Virtualización física&quot;)               ;VLOOKUP([.$F19];[$datos.$R$2:.$S$33];2;0)*[.L1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1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9];[$datos.$I$2:.$L$30];2;0)" office:value-type="string" office:string-value="" calcext:value-type="error">
            <text:p>#N/D</text:p>
          </table:table-cell>
          <table:table-cell table:style-name="ce460" table:formula="of:=VLOOKUP([.V19];[$datos.$I$2:.$L$30];3;0)" office:value-type="string" office:string-value="" calcext:value-type="error">
            <text:p>#N/D</text:p>
          </table:table-cell>
          <table:table-cell table:style-name="ce460" table:formula="of:=VLOOKUP([.V1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1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0];[$datos.$R$2:.$S$33];2;0)*[.G20]*[.H2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0];&quot;No&quot;)      ;&quot;&quot;      ; IF(EXACT([.J20];&quot;Sí. Virtualización lógica&quot;)           ;[.I20]           ; IF(EXACT([.J20];&quot;Sí. Virtualización física&quot;)               ;VLOOKUP([.$F20];[$datos.$R$2:.$S$33];2;0)*[.L2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0];[$datos.$I$2:.$L$30];2;0)" office:value-type="string" office:string-value="" calcext:value-type="error">
            <text:p>#N/D</text:p>
          </table:table-cell>
          <table:table-cell table:style-name="ce460" table:formula="of:=VLOOKUP([.V20];[$datos.$I$2:.$L$30];3;0)" office:value-type="string" office:string-value="" calcext:value-type="error">
            <text:p>#N/D</text:p>
          </table:table-cell>
          <table:table-cell table:style-name="ce460" table:formula="of:=VLOOKUP([.V2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1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1];[$datos.$R$2:.$S$33];2;0)*[.G21]*[.H2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1];&quot;No&quot;)      ;&quot;&quot;      ; IF(EXACT([.J21];&quot;Sí. Virtualización lógica&quot;)           ;[.I21]           ; IF(EXACT([.J21];&quot;Sí. Virtualización física&quot;)               ;VLOOKUP([.$F21];[$datos.$R$2:.$S$33];2;0)*[.L2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1];[$datos.$I$2:.$L$30];2;0)" office:value-type="string" office:string-value="" calcext:value-type="error">
            <text:p>#N/D</text:p>
          </table:table-cell>
          <table:table-cell table:style-name="ce460" table:formula="of:=VLOOKUP([.V21];[$datos.$I$2:.$L$30];3;0)" office:value-type="string" office:string-value="" calcext:value-type="error">
            <text:p>#N/D</text:p>
          </table:table-cell>
          <table:table-cell table:style-name="ce460" table:formula="of:=VLOOKUP([.V2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2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2];[$datos.$R$2:.$S$33];2;0)*[.G22]*[.H2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2];&quot;No&quot;)      ;&quot;&quot;      ; IF(EXACT([.J22];&quot;Sí. Virtualización lógica&quot;)           ;[.I22]           ; IF(EXACT([.J22];&quot;Sí. Virtualización física&quot;)               ;VLOOKUP([.$F22];[$datos.$R$2:.$S$33];2;0)*[.L2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2];[$datos.$I$2:.$L$30];2;0)" office:value-type="string" office:string-value="" calcext:value-type="error">
            <text:p>#N/D</text:p>
          </table:table-cell>
          <table:table-cell table:style-name="ce460" table:formula="of:=VLOOKUP([.V22];[$datos.$I$2:.$L$30];3;0)" office:value-type="string" office:string-value="" calcext:value-type="error">
            <text:p>#N/D</text:p>
          </table:table-cell>
          <table:table-cell table:style-name="ce460" table:formula="of:=VLOOKUP([.V2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2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3];[$datos.$R$2:.$S$33];2;0)*[.G23]*[.H2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3];&quot;No&quot;)      ;&quot;&quot;      ; IF(EXACT([.J23];&quot;Sí. Virtualización lógica&quot;)           ;[.I23]           ; IF(EXACT([.J23];&quot;Sí. Virtualización física&quot;)               ;VLOOKUP([.$F23];[$datos.$R$2:.$S$33];2;0)*[.L2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3];[$datos.$I$2:.$L$30];2;0)" office:value-type="string" office:string-value="" calcext:value-type="error">
            <text:p>#N/D</text:p>
          </table:table-cell>
          <table:table-cell table:style-name="ce460" table:formula="of:=VLOOKUP([.V23];[$datos.$I$2:.$L$30];3;0)" office:value-type="string" office:string-value="" calcext:value-type="error">
            <text:p>#N/D</text:p>
          </table:table-cell>
          <table:table-cell table:style-name="ce460" table:formula="of:=VLOOKUP([.V2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2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4];[$datos.$R$2:.$S$33];2;0)*[.G24]*[.H2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4];&quot;No&quot;)      ;&quot;&quot;      ; IF(EXACT([.J24];&quot;Sí. Virtualización lógica&quot;)           ;[.I24]           ; IF(EXACT([.J24];&quot;Sí. Virtualización física&quot;)               ;VLOOKUP([.$F24];[$datos.$R$2:.$S$33];2;0)*[.L2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4];[$datos.$I$2:.$L$30];2;0)" office:value-type="string" office:string-value="" calcext:value-type="error">
            <text:p>#N/D</text:p>
          </table:table-cell>
          <table:table-cell table:style-name="ce460" table:formula="of:=VLOOKUP([.V24];[$datos.$I$2:.$L$30];3;0)" office:value-type="string" office:string-value="" calcext:value-type="error">
            <text:p>#N/D</text:p>
          </table:table-cell>
          <table:table-cell table:style-name="ce460" table:formula="of:=VLOOKUP([.V2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2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5];[$datos.$R$2:.$S$33];2;0)*[.G25]*[.H2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5];&quot;No&quot;)      ;&quot;&quot;      ; IF(EXACT([.J25];&quot;Sí. Virtualización lógica&quot;)           ;[.I25]           ; IF(EXACT([.J25];&quot;Sí. Virtualización física&quot;)               ;VLOOKUP([.$F25];[$datos.$R$2:.$S$33];2;0)*[.L2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5];[$datos.$I$2:.$L$30];2;0)" office:value-type="string" office:string-value="" calcext:value-type="error">
            <text:p>#N/D</text:p>
          </table:table-cell>
          <table:table-cell table:style-name="ce460" table:formula="of:=VLOOKUP([.V25];[$datos.$I$2:.$L$30];3;0)" office:value-type="string" office:string-value="" calcext:value-type="error">
            <text:p>#N/D</text:p>
          </table:table-cell>
          <table:table-cell table:style-name="ce460" table:formula="of:=VLOOKUP([.V2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2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6];[$datos.$R$2:.$S$33];2;0)*[.G26]*[.H2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6];&quot;No&quot;)      ;&quot;&quot;      ; IF(EXACT([.J26];&quot;Sí. Virtualización lógica&quot;)           ;[.I26]           ; IF(EXACT([.J26];&quot;Sí. Virtualización física&quot;)               ;VLOOKUP([.$F26];[$datos.$R$2:.$S$33];2;0)*[.L2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6];[$datos.$I$2:.$L$30];2;0)" office:value-type="string" office:string-value="" calcext:value-type="error">
            <text:p>#N/D</text:p>
          </table:table-cell>
          <table:table-cell table:style-name="ce460" table:formula="of:=VLOOKUP([.V26];[$datos.$I$2:.$L$30];3;0)" office:value-type="string" office:string-value="" calcext:value-type="error">
            <text:p>#N/D</text:p>
          </table:table-cell>
          <table:table-cell table:style-name="ce460" table:formula="of:=VLOOKUP([.V2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2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7];[$datos.$R$2:.$S$33];2;0)*[.G27]*[.H2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7];&quot;No&quot;)      ;&quot;&quot;      ; IF(EXACT([.J27];&quot;Sí. Virtualización lógica&quot;)           ;[.I27]           ; IF(EXACT([.J27];&quot;Sí. Virtualización física&quot;)               ;VLOOKUP([.$F27];[$datos.$R$2:.$S$33];2;0)*[.L2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7];[$datos.$I$2:.$L$30];2;0)" office:value-type="string" office:string-value="" calcext:value-type="error">
            <text:p>#N/D</text:p>
          </table:table-cell>
          <table:table-cell table:style-name="ce460" table:formula="of:=VLOOKUP([.V27];[$datos.$I$2:.$L$30];3;0)" office:value-type="string" office:string-value="" calcext:value-type="error">
            <text:p>#N/D</text:p>
          </table:table-cell>
          <table:table-cell table:style-name="ce460" table:formula="of:=VLOOKUP([.V2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2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8];[$datos.$R$2:.$S$33];2;0)*[.G28]*[.H2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8];&quot;No&quot;)      ;&quot;&quot;      ; IF(EXACT([.J28];&quot;Sí. Virtualización lógica&quot;)           ;[.I28]           ; IF(EXACT([.J28];&quot;Sí. Virtualización física&quot;)               ;VLOOKUP([.$F28];[$datos.$R$2:.$S$33];2;0)*[.L2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8];[$datos.$I$2:.$L$30];2;0)" office:value-type="string" office:string-value="" calcext:value-type="error">
            <text:p>#N/D</text:p>
          </table:table-cell>
          <table:table-cell table:style-name="ce460" table:formula="of:=VLOOKUP([.V28];[$datos.$I$2:.$L$30];3;0)" office:value-type="string" office:string-value="" calcext:value-type="error">
            <text:p>#N/D</text:p>
          </table:table-cell>
          <table:table-cell table:style-name="ce460" table:formula="of:=VLOOKUP([.V2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2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29];[$datos.$R$2:.$S$33];2;0)*[.G29]*[.H2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29];&quot;No&quot;)      ;&quot;&quot;      ; IF(EXACT([.J29];&quot;Sí. Virtualización lógica&quot;)           ;[.I29]           ; IF(EXACT([.J29];&quot;Sí. Virtualización física&quot;)               ;VLOOKUP([.$F29];[$datos.$R$2:.$S$33];2;0)*[.L2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2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29];[$datos.$I$2:.$L$30];2;0)" office:value-type="string" office:string-value="" calcext:value-type="error">
            <text:p>#N/D</text:p>
          </table:table-cell>
          <table:table-cell table:style-name="ce460" table:formula="of:=VLOOKUP([.V29];[$datos.$I$2:.$L$30];3;0)" office:value-type="string" office:string-value="" calcext:value-type="error">
            <text:p>#N/D</text:p>
          </table:table-cell>
          <table:table-cell table:style-name="ce460" table:formula="of:=VLOOKUP([.V2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2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0];[$datos.$R$2:.$S$33];2;0)*[.G30]*[.H3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0];&quot;No&quot;)      ;&quot;&quot;      ; IF(EXACT([.J30];&quot;Sí. Virtualización lógica&quot;)           ;[.I30]           ; IF(EXACT([.J30];&quot;Sí. Virtualización física&quot;)               ;VLOOKUP([.$F30];[$datos.$R$2:.$S$33];2;0)*[.L3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0];[$datos.$I$2:.$L$30];2;0)" office:value-type="string" office:string-value="" calcext:value-type="error">
            <text:p>#N/D</text:p>
          </table:table-cell>
          <table:table-cell table:style-name="ce460" table:formula="of:=VLOOKUP([.V30];[$datos.$I$2:.$L$30];3;0)" office:value-type="string" office:string-value="" calcext:value-type="error">
            <text:p>#N/D</text:p>
          </table:table-cell>
          <table:table-cell table:style-name="ce460" table:formula="of:=VLOOKUP([.V3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2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1];[$datos.$R$2:.$S$33];2;0)*[.G31]*[.H3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1];&quot;No&quot;)      ;&quot;&quot;      ; IF(EXACT([.J31];&quot;Sí. Virtualización lógica&quot;)           ;[.I31]           ; IF(EXACT([.J31];&quot;Sí. Virtualización física&quot;)               ;VLOOKUP([.$F31];[$datos.$R$2:.$S$33];2;0)*[.L3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1];[$datos.$I$2:.$L$30];2;0)" office:value-type="string" office:string-value="" calcext:value-type="error">
            <text:p>#N/D</text:p>
          </table:table-cell>
          <table:table-cell table:style-name="ce460" table:formula="of:=VLOOKUP([.V31];[$datos.$I$2:.$L$30];3;0)" office:value-type="string" office:string-value="" calcext:value-type="error">
            <text:p>#N/D</text:p>
          </table:table-cell>
          <table:table-cell table:style-name="ce460" table:formula="of:=VLOOKUP([.V3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3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2];[$datos.$R$2:.$S$33];2;0)*[.G32]*[.H3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2];&quot;No&quot;)      ;&quot;&quot;      ; IF(EXACT([.J32];&quot;Sí. Virtualización lógica&quot;)           ;[.I32]           ; IF(EXACT([.J32];&quot;Sí. Virtualización física&quot;)               ;VLOOKUP([.$F32];[$datos.$R$2:.$S$33];2;0)*[.L3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2];[$datos.$I$2:.$L$30];2;0)" office:value-type="string" office:string-value="" calcext:value-type="error">
            <text:p>#N/D</text:p>
          </table:table-cell>
          <table:table-cell table:style-name="ce460" table:formula="of:=VLOOKUP([.V32];[$datos.$I$2:.$L$30];3;0)" office:value-type="string" office:string-value="" calcext:value-type="error">
            <text:p>#N/D</text:p>
          </table:table-cell>
          <table:table-cell table:style-name="ce460" table:formula="of:=VLOOKUP([.V3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452" office:value-type="string" calcext:value-type="string">
            <text:p>3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3];[$datos.$R$2:.$S$33];2;0)*[.G33]*[.H3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3];&quot;No&quot;)      ;&quot;&quot;      ; IF(EXACT([.J33];&quot;Sí. Virtualización lógica&quot;)           ;[.I33]           ; IF(EXACT([.J33];&quot;Sí. Virtualización física&quot;)               ;VLOOKUP([.$F33];[$datos.$R$2:.$S$33];2;0)*[.L3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3];[$datos.$I$2:.$L$30];2;0)" office:value-type="string" office:string-value="" calcext:value-type="error">
            <text:p>#N/D</text:p>
          </table:table-cell>
          <table:table-cell table:style-name="ce460" table:formula="of:=VLOOKUP([.V33];[$datos.$I$2:.$L$30];3;0)" office:value-type="string" office:string-value="" calcext:value-type="error">
            <text:p>#N/D</text:p>
          </table:table-cell>
          <table:table-cell table:style-name="ce460" table:formula="of:=VLOOKUP([.V3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3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4];[$datos.$R$2:.$S$33];2;0)*[.G34]*[.H3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4];&quot;No&quot;)      ;&quot;&quot;      ; IF(EXACT([.J34];&quot;Sí. Virtualización lógica&quot;)           ;[.I34]           ; IF(EXACT([.J34];&quot;Sí. Virtualización física&quot;)               ;VLOOKUP([.$F34];[$datos.$R$2:.$S$33];2;0)*[.L3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4];[$datos.$I$2:.$L$30];2;0)" office:value-type="string" office:string-value="" calcext:value-type="error">
            <text:p>#N/D</text:p>
          </table:table-cell>
          <table:table-cell table:style-name="ce460" table:formula="of:=VLOOKUP([.V34];[$datos.$I$2:.$L$30];3;0)" office:value-type="string" office:string-value="" calcext:value-type="error">
            <text:p>#N/D</text:p>
          </table:table-cell>
          <table:table-cell table:style-name="ce460" table:formula="of:=VLOOKUP([.V3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3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5];[$datos.$R$2:.$S$33];2;0)*[.G35]*[.H3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5];&quot;No&quot;)      ;&quot;&quot;      ; IF(EXACT([.J35];&quot;Sí. Virtualización lógica&quot;)           ;[.I35]           ; IF(EXACT([.J35];&quot;Sí. Virtualización física&quot;)               ;VLOOKUP([.$F35];[$datos.$R$2:.$S$33];2;0)*[.L3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5];[$datos.$I$2:.$L$30];2;0)" office:value-type="string" office:string-value="" calcext:value-type="error">
            <text:p>#N/D</text:p>
          </table:table-cell>
          <table:table-cell table:style-name="ce460" table:formula="of:=VLOOKUP([.V35];[$datos.$I$2:.$L$30];3;0)" office:value-type="string" office:string-value="" calcext:value-type="error">
            <text:p>#N/D</text:p>
          </table:table-cell>
          <table:table-cell table:style-name="ce460" table:formula="of:=VLOOKUP([.V3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3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6];[$datos.$R$2:.$S$33];2;0)*[.G36]*[.H3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6];&quot;No&quot;)      ;&quot;&quot;      ; IF(EXACT([.J36];&quot;Sí. Virtualización lógica&quot;)           ;[.I36]           ; IF(EXACT([.J36];&quot;Sí. Virtualización física&quot;)               ;VLOOKUP([.$F36];[$datos.$R$2:.$S$33];2;0)*[.L3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6];[$datos.$I$2:.$L$30];2;0)" office:value-type="string" office:string-value="" calcext:value-type="error">
            <text:p>#N/D</text:p>
          </table:table-cell>
          <table:table-cell table:style-name="ce460" table:formula="of:=VLOOKUP([.V36];[$datos.$I$2:.$L$30];3;0)" office:value-type="string" office:string-value="" calcext:value-type="error">
            <text:p>#N/D</text:p>
          </table:table-cell>
          <table:table-cell table:style-name="ce460" table:formula="of:=VLOOKUP([.V3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3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7];[$datos.$R$2:.$S$33];2;0)*[.G37]*[.H3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7];&quot;No&quot;)      ;&quot;&quot;      ; IF(EXACT([.J37];&quot;Sí. Virtualización lógica&quot;)           ;[.I37]           ; IF(EXACT([.J37];&quot;Sí. Virtualización física&quot;)               ;VLOOKUP([.$F37];[$datos.$R$2:.$S$33];2;0)*[.L3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7];[$datos.$I$2:.$L$30];2;0)" office:value-type="string" office:string-value="" calcext:value-type="error">
            <text:p>#N/D</text:p>
          </table:table-cell>
          <table:table-cell table:style-name="ce460" table:formula="of:=VLOOKUP([.V37];[$datos.$I$2:.$L$30];3;0)" office:value-type="string" office:string-value="" calcext:value-type="error">
            <text:p>#N/D</text:p>
          </table:table-cell>
          <table:table-cell table:style-name="ce460" table:formula="of:=VLOOKUP([.V3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3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8];[$datos.$R$2:.$S$33];2;0)*[.G38]*[.H3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8];&quot;No&quot;)      ;&quot;&quot;      ; IF(EXACT([.J38];&quot;Sí. Virtualización lógica&quot;)           ;[.I38]           ; IF(EXACT([.J38];&quot;Sí. Virtualización física&quot;)               ;VLOOKUP([.$F38];[$datos.$R$2:.$S$33];2;0)*[.L3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8];[$datos.$I$2:.$L$30];2;0)" office:value-type="string" office:string-value="" calcext:value-type="error">
            <text:p>#N/D</text:p>
          </table:table-cell>
          <table:table-cell table:style-name="ce460" table:formula="of:=VLOOKUP([.V38];[$datos.$I$2:.$L$30];3;0)" office:value-type="string" office:string-value="" calcext:value-type="error">
            <text:p>#N/D</text:p>
          </table:table-cell>
          <table:table-cell table:style-name="ce460" table:formula="of:=VLOOKUP([.V3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3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39];[$datos.$R$2:.$S$33];2;0)*[.G39]*[.H3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39];&quot;No&quot;)      ;&quot;&quot;      ; IF(EXACT([.J39];&quot;Sí. Virtualización lógica&quot;)           ;[.I39]           ; IF(EXACT([.J39];&quot;Sí. Virtualización física&quot;)               ;VLOOKUP([.$F39];[$datos.$R$2:.$S$33];2;0)*[.L3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3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39];[$datos.$I$2:.$L$30];2;0)" office:value-type="string" office:string-value="" calcext:value-type="error">
            <text:p>#N/D</text:p>
          </table:table-cell>
          <table:table-cell table:style-name="ce460" table:formula="of:=VLOOKUP([.V39];[$datos.$I$2:.$L$30];3;0)" office:value-type="string" office:string-value="" calcext:value-type="error">
            <text:p>#N/D</text:p>
          </table:table-cell>
          <table:table-cell table:style-name="ce460" table:formula="of:=VLOOKUP([.V3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3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0];[$datos.$R$2:.$S$33];2;0)*[.G40]*[.H4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0];&quot;No&quot;)      ;&quot;&quot;      ; IF(EXACT([.J40];&quot;Sí. Virtualización lógica&quot;)           ;[.I40]           ; IF(EXACT([.J40];&quot;Sí. Virtualización física&quot;)               ;VLOOKUP([.$F40];[$datos.$R$2:.$S$33];2;0)*[.L4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0];[$datos.$I$2:.$L$30];2;0)" office:value-type="string" office:string-value="" calcext:value-type="error">
            <text:p>#N/D</text:p>
          </table:table-cell>
          <table:table-cell table:style-name="ce460" table:formula="of:=VLOOKUP([.V40];[$datos.$I$2:.$L$30];3;0)" office:value-type="string" office:string-value="" calcext:value-type="error">
            <text:p>#N/D</text:p>
          </table:table-cell>
          <table:table-cell table:style-name="ce460" table:formula="of:=VLOOKUP([.V4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3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1];[$datos.$R$2:.$S$33];2;0)*[.G41]*[.H4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1];&quot;No&quot;)      ;&quot;&quot;      ; IF(EXACT([.J41];&quot;Sí. Virtualización lógica&quot;)           ;[.I41]           ; IF(EXACT([.J41];&quot;Sí. Virtualización física&quot;)               ;VLOOKUP([.$F41];[$datos.$R$2:.$S$33];2;0)*[.L4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1];[$datos.$I$2:.$L$30];2;0)" office:value-type="string" office:string-value="" calcext:value-type="error">
            <text:p>#N/D</text:p>
          </table:table-cell>
          <table:table-cell table:style-name="ce460" table:formula="of:=VLOOKUP([.V41];[$datos.$I$2:.$L$30];3;0)" office:value-type="string" office:string-value="" calcext:value-type="error">
            <text:p>#N/D</text:p>
          </table:table-cell>
          <table:table-cell table:style-name="ce460" table:formula="of:=VLOOKUP([.V4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4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2];[$datos.$R$2:.$S$33];2;0)*[.G42]*[.H4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2];&quot;No&quot;)      ;&quot;&quot;      ; IF(EXACT([.J42];&quot;Sí. Virtualización lógica&quot;)           ;[.I42]           ; IF(EXACT([.J42];&quot;Sí. Virtualización física&quot;)               ;VLOOKUP([.$F42];[$datos.$R$2:.$S$33];2;0)*[.L4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2];[$datos.$I$2:.$L$30];2;0)" office:value-type="string" office:string-value="" calcext:value-type="error">
            <text:p>#N/D</text:p>
          </table:table-cell>
          <table:table-cell table:style-name="ce460" table:formula="of:=VLOOKUP([.V42];[$datos.$I$2:.$L$30];3;0)" office:value-type="string" office:string-value="" calcext:value-type="error">
            <text:p>#N/D</text:p>
          </table:table-cell>
          <table:table-cell table:style-name="ce460" table:formula="of:=VLOOKUP([.V4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4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3];[$datos.$R$2:.$S$33];2;0)*[.G43]*[.H4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3];&quot;No&quot;)      ;&quot;&quot;      ; IF(EXACT([.J43];&quot;Sí. Virtualización lógica&quot;)           ;[.I43]           ; IF(EXACT([.J43];&quot;Sí. Virtualización física&quot;)               ;VLOOKUP([.$F43];[$datos.$R$2:.$S$33];2;0)*[.L4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3];[$datos.$I$2:.$L$30];2;0)" office:value-type="string" office:string-value="" calcext:value-type="error">
            <text:p>#N/D</text:p>
          </table:table-cell>
          <table:table-cell table:style-name="ce460" table:formula="of:=VLOOKUP([.V43];[$datos.$I$2:.$L$30];3;0)" office:value-type="string" office:string-value="" calcext:value-type="error">
            <text:p>#N/D</text:p>
          </table:table-cell>
          <table:table-cell table:style-name="ce460" table:formula="of:=VLOOKUP([.V4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4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4];[$datos.$R$2:.$S$33];2;0)*[.G44]*[.H4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4];&quot;No&quot;)      ;&quot;&quot;      ; IF(EXACT([.J44];&quot;Sí. Virtualización lógica&quot;)           ;[.I44]           ; IF(EXACT([.J44];&quot;Sí. Virtualización física&quot;)               ;VLOOKUP([.$F44];[$datos.$R$2:.$S$33];2;0)*[.L4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4];[$datos.$I$2:.$L$30];2;0)" office:value-type="string" office:string-value="" calcext:value-type="error">
            <text:p>#N/D</text:p>
          </table:table-cell>
          <table:table-cell table:style-name="ce460" table:formula="of:=VLOOKUP([.V44];[$datos.$I$2:.$L$30];3;0)" office:value-type="string" office:string-value="" calcext:value-type="error">
            <text:p>#N/D</text:p>
          </table:table-cell>
          <table:table-cell table:style-name="ce460" table:formula="of:=VLOOKUP([.V4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4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5];[$datos.$R$2:.$S$33];2;0)*[.G45]*[.H4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5];&quot;No&quot;)      ;&quot;&quot;      ; IF(EXACT([.J45];&quot;Sí. Virtualización lógica&quot;)           ;[.I45]           ; IF(EXACT([.J45];&quot;Sí. Virtualización física&quot;)               ;VLOOKUP([.$F45];[$datos.$R$2:.$S$33];2;0)*[.L4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5];[$datos.$I$2:.$L$30];2;0)" office:value-type="string" office:string-value="" calcext:value-type="error">
            <text:p>#N/D</text:p>
          </table:table-cell>
          <table:table-cell table:style-name="ce460" table:formula="of:=VLOOKUP([.V45];[$datos.$I$2:.$L$30];3;0)" office:value-type="string" office:string-value="" calcext:value-type="error">
            <text:p>#N/D</text:p>
          </table:table-cell>
          <table:table-cell table:style-name="ce460" table:formula="of:=VLOOKUP([.V4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4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6];[$datos.$R$2:.$S$33];2;0)*[.G46]*[.H4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6];&quot;No&quot;)      ;&quot;&quot;      ; IF(EXACT([.J46];&quot;Sí. Virtualización lógica&quot;)           ;[.I46]           ; IF(EXACT([.J46];&quot;Sí. Virtualización física&quot;)               ;VLOOKUP([.$F46];[$datos.$R$2:.$S$33];2;0)*[.L4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6];[$datos.$I$2:.$L$30];2;0)" office:value-type="string" office:string-value="" calcext:value-type="error">
            <text:p>#N/D</text:p>
          </table:table-cell>
          <table:table-cell table:style-name="ce460" table:formula="of:=VLOOKUP([.V46];[$datos.$I$2:.$L$30];3;0)" office:value-type="string" office:string-value="" calcext:value-type="error">
            <text:p>#N/D</text:p>
          </table:table-cell>
          <table:table-cell table:style-name="ce460" table:formula="of:=VLOOKUP([.V4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4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7];[$datos.$R$2:.$S$33];2;0)*[.G47]*[.H4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7];&quot;No&quot;)      ;&quot;&quot;      ; IF(EXACT([.J47];&quot;Sí. Virtualización lógica&quot;)           ;[.I47]           ; IF(EXACT([.J47];&quot;Sí. Virtualización física&quot;)               ;VLOOKUP([.$F47];[$datos.$R$2:.$S$33];2;0)*[.L4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7];[$datos.$I$2:.$L$30];2;0)" office:value-type="string" office:string-value="" calcext:value-type="error">
            <text:p>#N/D</text:p>
          </table:table-cell>
          <table:table-cell table:style-name="ce460" table:formula="of:=VLOOKUP([.V47];[$datos.$I$2:.$L$30];3;0)" office:value-type="string" office:string-value="" calcext:value-type="error">
            <text:p>#N/D</text:p>
          </table:table-cell>
          <table:table-cell table:style-name="ce460" table:formula="of:=VLOOKUP([.V4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4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8];[$datos.$R$2:.$S$33];2;0)*[.G48]*[.H4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8];&quot;No&quot;)      ;&quot;&quot;      ; IF(EXACT([.J48];&quot;Sí. Virtualización lógica&quot;)           ;[.I48]           ; IF(EXACT([.J48];&quot;Sí. Virtualización física&quot;)               ;VLOOKUP([.$F48];[$datos.$R$2:.$S$33];2;0)*[.L4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8];[$datos.$I$2:.$L$30];2;0)" office:value-type="string" office:string-value="" calcext:value-type="error">
            <text:p>#N/D</text:p>
          </table:table-cell>
          <table:table-cell table:style-name="ce460" table:formula="of:=VLOOKUP([.V48];[$datos.$I$2:.$L$30];3;0)" office:value-type="string" office:string-value="" calcext:value-type="error">
            <text:p>#N/D</text:p>
          </table:table-cell>
          <table:table-cell table:style-name="ce460" table:formula="of:=VLOOKUP([.V4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4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49];[$datos.$R$2:.$S$33];2;0)*[.G49]*[.H4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49];&quot;No&quot;)      ;&quot;&quot;      ; IF(EXACT([.J49];&quot;Sí. Virtualización lógica&quot;)           ;[.I49]           ; IF(EXACT([.J49];&quot;Sí. Virtualización física&quot;)               ;VLOOKUP([.$F49];[$datos.$R$2:.$S$33];2;0)*[.L4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4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49];[$datos.$I$2:.$L$30];2;0)" office:value-type="string" office:string-value="" calcext:value-type="error">
            <text:p>#N/D</text:p>
          </table:table-cell>
          <table:table-cell table:style-name="ce460" table:formula="of:=VLOOKUP([.V49];[$datos.$I$2:.$L$30];3;0)" office:value-type="string" office:string-value="" calcext:value-type="error">
            <text:p>#N/D</text:p>
          </table:table-cell>
          <table:table-cell table:style-name="ce460" table:formula="of:=VLOOKUP([.V4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4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0];[$datos.$R$2:.$S$33];2;0)*[.G50]*[.H5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0];&quot;No&quot;)      ;&quot;&quot;      ; IF(EXACT([.J50];&quot;Sí. Virtualización lógica&quot;)           ;[.I50]           ; IF(EXACT([.J50];&quot;Sí. Virtualización física&quot;)               ;VLOOKUP([.$F50];[$datos.$R$2:.$S$33];2;0)*[.L5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0];[$datos.$I$2:.$L$30];2;0)" office:value-type="string" office:string-value="" calcext:value-type="error">
            <text:p>#N/D</text:p>
          </table:table-cell>
          <table:table-cell table:style-name="ce460" table:formula="of:=VLOOKUP([.V50];[$datos.$I$2:.$L$30];3;0)" office:value-type="string" office:string-value="" calcext:value-type="error">
            <text:p>#N/D</text:p>
          </table:table-cell>
          <table:table-cell table:style-name="ce460" table:formula="of:=VLOOKUP([.V5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4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1];[$datos.$R$2:.$S$33];2;0)*[.G51]*[.H5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1];&quot;No&quot;)      ;&quot;&quot;      ; IF(EXACT([.J51];&quot;Sí. Virtualización lógica&quot;)           ;[.I51]           ; IF(EXACT([.J51];&quot;Sí. Virtualización física&quot;)               ;VLOOKUP([.$F51];[$datos.$R$2:.$S$33];2;0)*[.L5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1];[$datos.$I$2:.$L$30];2;0)" office:value-type="string" office:string-value="" calcext:value-type="error">
            <text:p>#N/D</text:p>
          </table:table-cell>
          <table:table-cell table:style-name="ce460" table:formula="of:=VLOOKUP([.V51];[$datos.$I$2:.$L$30];3;0)" office:value-type="string" office:string-value="" calcext:value-type="error">
            <text:p>#N/D</text:p>
          </table:table-cell>
          <table:table-cell table:style-name="ce460" table:formula="of:=VLOOKUP([.V5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5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2];[$datos.$R$2:.$S$33];2;0)*[.G52]*[.H5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2];&quot;No&quot;)      ;&quot;&quot;      ; IF(EXACT([.J52];&quot;Sí. Virtualización lógica&quot;)           ;[.I52]           ; IF(EXACT([.J52];&quot;Sí. Virtualización física&quot;)               ;VLOOKUP([.$F52];[$datos.$R$2:.$S$33];2;0)*[.L5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2];[$datos.$I$2:.$L$30];2;0)" office:value-type="string" office:string-value="" calcext:value-type="error">
            <text:p>#N/D</text:p>
          </table:table-cell>
          <table:table-cell table:style-name="ce460" table:formula="of:=VLOOKUP([.V52];[$datos.$I$2:.$L$30];3;0)" office:value-type="string" office:string-value="" calcext:value-type="error">
            <text:p>#N/D</text:p>
          </table:table-cell>
          <table:table-cell table:style-name="ce460" table:formula="of:=VLOOKUP([.V5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5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3];[$datos.$R$2:.$S$33];2;0)*[.G53]*[.H5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3];&quot;No&quot;)      ;&quot;&quot;      ; IF(EXACT([.J53];&quot;Sí. Virtualización lógica&quot;)           ;[.I53]           ; IF(EXACT([.J53];&quot;Sí. Virtualización física&quot;)               ;VLOOKUP([.$F53];[$datos.$R$2:.$S$33];2;0)*[.L5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3];[$datos.$I$2:.$L$30];2;0)" office:value-type="string" office:string-value="" calcext:value-type="error">
            <text:p>#N/D</text:p>
          </table:table-cell>
          <table:table-cell table:style-name="ce460" table:formula="of:=VLOOKUP([.V53];[$datos.$I$2:.$L$30];3;0)" office:value-type="string" office:string-value="" calcext:value-type="error">
            <text:p>#N/D</text:p>
          </table:table-cell>
          <table:table-cell table:style-name="ce460" table:formula="of:=VLOOKUP([.V5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5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4];[$datos.$R$2:.$S$33];2;0)*[.G54]*[.H5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4];&quot;No&quot;)      ;&quot;&quot;      ; IF(EXACT([.J54];&quot;Sí. Virtualización lógica&quot;)           ;[.I54]           ; IF(EXACT([.J54];&quot;Sí. Virtualización física&quot;)               ;VLOOKUP([.$F54];[$datos.$R$2:.$S$33];2;0)*[.L5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4];[$datos.$I$2:.$L$30];2;0)" office:value-type="string" office:string-value="" calcext:value-type="error">
            <text:p>#N/D</text:p>
          </table:table-cell>
          <table:table-cell table:style-name="ce460" table:formula="of:=VLOOKUP([.V54];[$datos.$I$2:.$L$30];3;0)" office:value-type="string" office:string-value="" calcext:value-type="error">
            <text:p>#N/D</text:p>
          </table:table-cell>
          <table:table-cell table:style-name="ce460" table:formula="of:=VLOOKUP([.V5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5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5];[$datos.$R$2:.$S$33];2;0)*[.G55]*[.H5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5];&quot;No&quot;)      ;&quot;&quot;      ; IF(EXACT([.J55];&quot;Sí. Virtualización lógica&quot;)           ;[.I55]           ; IF(EXACT([.J55];&quot;Sí. Virtualización física&quot;)               ;VLOOKUP([.$F55];[$datos.$R$2:.$S$33];2;0)*[.L5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5];[$datos.$I$2:.$L$30];2;0)" office:value-type="string" office:string-value="" calcext:value-type="error">
            <text:p>#N/D</text:p>
          </table:table-cell>
          <table:table-cell table:style-name="ce460" table:formula="of:=VLOOKUP([.V55];[$datos.$I$2:.$L$30];3;0)" office:value-type="string" office:string-value="" calcext:value-type="error">
            <text:p>#N/D</text:p>
          </table:table-cell>
          <table:table-cell table:style-name="ce460" table:formula="of:=VLOOKUP([.V5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5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6];[$datos.$R$2:.$S$33];2;0)*[.G56]*[.H5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6];&quot;No&quot;)      ;&quot;&quot;      ; IF(EXACT([.J56];&quot;Sí. Virtualización lógica&quot;)           ;[.I56]           ; IF(EXACT([.J56];&quot;Sí. Virtualización física&quot;)               ;VLOOKUP([.$F56];[$datos.$R$2:.$S$33];2;0)*[.L5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6];[$datos.$I$2:.$L$30];2;0)" office:value-type="string" office:string-value="" calcext:value-type="error">
            <text:p>#N/D</text:p>
          </table:table-cell>
          <table:table-cell table:style-name="ce460" table:formula="of:=VLOOKUP([.V56];[$datos.$I$2:.$L$30];3;0)" office:value-type="string" office:string-value="" calcext:value-type="error">
            <text:p>#N/D</text:p>
          </table:table-cell>
          <table:table-cell table:style-name="ce460" table:formula="of:=VLOOKUP([.V5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5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7];[$datos.$R$2:.$S$33];2;0)*[.G57]*[.H5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7];&quot;No&quot;)      ;&quot;&quot;      ; IF(EXACT([.J57];&quot;Sí. Virtualización lógica&quot;)           ;[.I57]           ; IF(EXACT([.J57];&quot;Sí. Virtualización física&quot;)               ;VLOOKUP([.$F57];[$datos.$R$2:.$S$33];2;0)*[.L5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7];[$datos.$I$2:.$L$30];2;0)" office:value-type="string" office:string-value="" calcext:value-type="error">
            <text:p>#N/D</text:p>
          </table:table-cell>
          <table:table-cell table:style-name="ce460" table:formula="of:=VLOOKUP([.V57];[$datos.$I$2:.$L$30];3;0)" office:value-type="string" office:string-value="" calcext:value-type="error">
            <text:p>#N/D</text:p>
          </table:table-cell>
          <table:table-cell table:style-name="ce460" table:formula="of:=VLOOKUP([.V5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5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8];[$datos.$R$2:.$S$33];2;0)*[.G58]*[.H5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8];&quot;No&quot;)      ;&quot;&quot;      ; IF(EXACT([.J58];&quot;Sí. Virtualización lógica&quot;)           ;[.I58]           ; IF(EXACT([.J58];&quot;Sí. Virtualización física&quot;)               ;VLOOKUP([.$F58];[$datos.$R$2:.$S$33];2;0)*[.L5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8];[$datos.$I$2:.$L$30];2;0)" office:value-type="string" office:string-value="" calcext:value-type="error">
            <text:p>#N/D</text:p>
          </table:table-cell>
          <table:table-cell table:style-name="ce460" table:formula="of:=VLOOKUP([.V58];[$datos.$I$2:.$L$30];3;0)" office:value-type="string" office:string-value="" calcext:value-type="error">
            <text:p>#N/D</text:p>
          </table:table-cell>
          <table:table-cell table:style-name="ce460" table:formula="of:=VLOOKUP([.V5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5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59];[$datos.$R$2:.$S$33];2;0)*[.G59]*[.H5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59];&quot;No&quot;)      ;&quot;&quot;      ; IF(EXACT([.J59];&quot;Sí. Virtualización lógica&quot;)           ;[.I59]           ; IF(EXACT([.J59];&quot;Sí. Virtualización física&quot;)               ;VLOOKUP([.$F59];[$datos.$R$2:.$S$33];2;0)*[.L5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5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59];[$datos.$I$2:.$L$30];2;0)" office:value-type="string" office:string-value="" calcext:value-type="error">
            <text:p>#N/D</text:p>
          </table:table-cell>
          <table:table-cell table:style-name="ce460" table:formula="of:=VLOOKUP([.V59];[$datos.$I$2:.$L$30];3;0)" office:value-type="string" office:string-value="" calcext:value-type="error">
            <text:p>#N/D</text:p>
          </table:table-cell>
          <table:table-cell table:style-name="ce460" table:formula="of:=VLOOKUP([.V5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5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0];[$datos.$R$2:.$S$33];2;0)*[.G60]*[.H6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0];&quot;No&quot;)      ;&quot;&quot;      ; IF(EXACT([.J60];&quot;Sí. Virtualización lógica&quot;)           ;[.I60]           ; IF(EXACT([.J60];&quot;Sí. Virtualización física&quot;)               ;VLOOKUP([.$F60];[$datos.$R$2:.$S$33];2;0)*[.L6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0];[$datos.$I$2:.$L$30];2;0)" office:value-type="string" office:string-value="" calcext:value-type="error">
            <text:p>#N/D</text:p>
          </table:table-cell>
          <table:table-cell table:style-name="ce460" table:formula="of:=VLOOKUP([.V60];[$datos.$I$2:.$L$30];3;0)" office:value-type="string" office:string-value="" calcext:value-type="error">
            <text:p>#N/D</text:p>
          </table:table-cell>
          <table:table-cell table:style-name="ce460" table:formula="of:=VLOOKUP([.V6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5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1];[$datos.$R$2:.$S$33];2;0)*[.G61]*[.H6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1];&quot;No&quot;)      ;&quot;&quot;      ; IF(EXACT([.J61];&quot;Sí. Virtualización lógica&quot;)           ;[.I61]           ; IF(EXACT([.J61];&quot;Sí. Virtualización física&quot;)               ;VLOOKUP([.$F61];[$datos.$R$2:.$S$33];2;0)*[.L6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1];[$datos.$I$2:.$L$30];2;0)" office:value-type="string" office:string-value="" calcext:value-type="error">
            <text:p>#N/D</text:p>
          </table:table-cell>
          <table:table-cell table:style-name="ce460" table:formula="of:=VLOOKUP([.V61];[$datos.$I$2:.$L$30];3;0)" office:value-type="string" office:string-value="" calcext:value-type="error">
            <text:p>#N/D</text:p>
          </table:table-cell>
          <table:table-cell table:style-name="ce460" table:formula="of:=VLOOKUP([.V6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6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2];[$datos.$R$2:.$S$33];2;0)*[.G62]*[.H6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2];&quot;No&quot;)      ;&quot;&quot;      ; IF(EXACT([.J62];&quot;Sí. Virtualización lógica&quot;)           ;[.I62]           ; IF(EXACT([.J62];&quot;Sí. Virtualización física&quot;)               ;VLOOKUP([.$F62];[$datos.$R$2:.$S$33];2;0)*[.L6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2];[$datos.$I$2:.$L$30];2;0)" office:value-type="string" office:string-value="" calcext:value-type="error">
            <text:p>#N/D</text:p>
          </table:table-cell>
          <table:table-cell table:style-name="ce460" table:formula="of:=VLOOKUP([.V62];[$datos.$I$2:.$L$30];3;0)" office:value-type="string" office:string-value="" calcext:value-type="error">
            <text:p>#N/D</text:p>
          </table:table-cell>
          <table:table-cell table:style-name="ce460" table:formula="of:=VLOOKUP([.V6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6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3];[$datos.$R$2:.$S$33];2;0)*[.G63]*[.H6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3];&quot;No&quot;)      ;&quot;&quot;      ; IF(EXACT([.J63];&quot;Sí. Virtualización lógica&quot;)           ;[.I63]           ; IF(EXACT([.J63];&quot;Sí. Virtualización física&quot;)               ;VLOOKUP([.$F63];[$datos.$R$2:.$S$33];2;0)*[.L6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3];[$datos.$I$2:.$L$30];2;0)" office:value-type="string" office:string-value="" calcext:value-type="error">
            <text:p>#N/D</text:p>
          </table:table-cell>
          <table:table-cell table:style-name="ce460" table:formula="of:=VLOOKUP([.V63];[$datos.$I$2:.$L$30];3;0)" office:value-type="string" office:string-value="" calcext:value-type="error">
            <text:p>#N/D</text:p>
          </table:table-cell>
          <table:table-cell table:style-name="ce460" table:formula="of:=VLOOKUP([.V6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6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4];[$datos.$R$2:.$S$33];2;0)*[.G64]*[.H6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4];&quot;No&quot;)      ;&quot;&quot;      ; IF(EXACT([.J64];&quot;Sí. Virtualización lógica&quot;)           ;[.I64]           ; IF(EXACT([.J64];&quot;Sí. Virtualización física&quot;)               ;VLOOKUP([.$F64];[$datos.$R$2:.$S$33];2;0)*[.L6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4];[$datos.$I$2:.$L$30];2;0)" office:value-type="string" office:string-value="" calcext:value-type="error">
            <text:p>#N/D</text:p>
          </table:table-cell>
          <table:table-cell table:style-name="ce460" table:formula="of:=VLOOKUP([.V64];[$datos.$I$2:.$L$30];3;0)" office:value-type="string" office:string-value="" calcext:value-type="error">
            <text:p>#N/D</text:p>
          </table:table-cell>
          <table:table-cell table:style-name="ce460" table:formula="of:=VLOOKUP([.V6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6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5];[$datos.$R$2:.$S$33];2;0)*[.G65]*[.H6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5];&quot;No&quot;)      ;&quot;&quot;      ; IF(EXACT([.J65];&quot;Sí. Virtualización lógica&quot;)           ;[.I65]           ; IF(EXACT([.J65];&quot;Sí. Virtualización física&quot;)               ;VLOOKUP([.$F65];[$datos.$R$2:.$S$33];2;0)*[.L6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5];[$datos.$I$2:.$L$30];2;0)" office:value-type="string" office:string-value="" calcext:value-type="error">
            <text:p>#N/D</text:p>
          </table:table-cell>
          <table:table-cell table:style-name="ce460" table:formula="of:=VLOOKUP([.V65];[$datos.$I$2:.$L$30];3;0)" office:value-type="string" office:string-value="" calcext:value-type="error">
            <text:p>#N/D</text:p>
          </table:table-cell>
          <table:table-cell table:style-name="ce460" table:formula="of:=VLOOKUP([.V6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6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6];[$datos.$R$2:.$S$33];2;0)*[.G66]*[.H6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6];&quot;No&quot;)      ;&quot;&quot;      ; IF(EXACT([.J66];&quot;Sí. Virtualización lógica&quot;)           ;[.I66]           ; IF(EXACT([.J66];&quot;Sí. Virtualización física&quot;)               ;VLOOKUP([.$F66];[$datos.$R$2:.$S$33];2;0)*[.L6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6];[$datos.$I$2:.$L$30];2;0)" office:value-type="string" office:string-value="" calcext:value-type="error">
            <text:p>#N/D</text:p>
          </table:table-cell>
          <table:table-cell table:style-name="ce460" table:formula="of:=VLOOKUP([.V66];[$datos.$I$2:.$L$30];3;0)" office:value-type="string" office:string-value="" calcext:value-type="error">
            <text:p>#N/D</text:p>
          </table:table-cell>
          <table:table-cell table:style-name="ce460" table:formula="of:=VLOOKUP([.V6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6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7];[$datos.$R$2:.$S$33];2;0)*[.G67]*[.H6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7];&quot;No&quot;)      ;&quot;&quot;      ; IF(EXACT([.J67];&quot;Sí. Virtualización lógica&quot;)           ;[.I67]           ; IF(EXACT([.J67];&quot;Sí. Virtualización física&quot;)               ;VLOOKUP([.$F67];[$datos.$R$2:.$S$33];2;0)*[.L6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7];[$datos.$I$2:.$L$30];2;0)" office:value-type="string" office:string-value="" calcext:value-type="error">
            <text:p>#N/D</text:p>
          </table:table-cell>
          <table:table-cell table:style-name="ce460" table:formula="of:=VLOOKUP([.V67];[$datos.$I$2:.$L$30];3;0)" office:value-type="string" office:string-value="" calcext:value-type="error">
            <text:p>#N/D</text:p>
          </table:table-cell>
          <table:table-cell table:style-name="ce460" table:formula="of:=VLOOKUP([.V6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6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8];[$datos.$R$2:.$S$33];2;0)*[.G68]*[.H6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8];&quot;No&quot;)      ;&quot;&quot;      ; IF(EXACT([.J68];&quot;Sí. Virtualización lógica&quot;)           ;[.I68]           ; IF(EXACT([.J68];&quot;Sí. Virtualización física&quot;)               ;VLOOKUP([.$F68];[$datos.$R$2:.$S$33];2;0)*[.L6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8];[$datos.$I$2:.$L$30];2;0)" office:value-type="string" office:string-value="" calcext:value-type="error">
            <text:p>#N/D</text:p>
          </table:table-cell>
          <table:table-cell table:style-name="ce460" table:formula="of:=VLOOKUP([.V68];[$datos.$I$2:.$L$30];3;0)" office:value-type="string" office:string-value="" calcext:value-type="error">
            <text:p>#N/D</text:p>
          </table:table-cell>
          <table:table-cell table:style-name="ce460" table:formula="of:=VLOOKUP([.V6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6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69];[$datos.$R$2:.$S$33];2;0)*[.G69]*[.H6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69];&quot;No&quot;)      ;&quot;&quot;      ; IF(EXACT([.J69];&quot;Sí. Virtualización lógica&quot;)           ;[.I69]           ; IF(EXACT([.J69];&quot;Sí. Virtualización física&quot;)               ;VLOOKUP([.$F69];[$datos.$R$2:.$S$33];2;0)*[.L6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6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69];[$datos.$I$2:.$L$30];2;0)" office:value-type="string" office:string-value="" calcext:value-type="error">
            <text:p>#N/D</text:p>
          </table:table-cell>
          <table:table-cell table:style-name="ce460" table:formula="of:=VLOOKUP([.V69];[$datos.$I$2:.$L$30];3;0)" office:value-type="string" office:string-value="" calcext:value-type="error">
            <text:p>#N/D</text:p>
          </table:table-cell>
          <table:table-cell table:style-name="ce460" table:formula="of:=VLOOKUP([.V6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6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0];[$datos.$R$2:.$S$33];2;0)*[.G70]*[.H7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0];&quot;No&quot;)      ;&quot;&quot;      ; IF(EXACT([.J70];&quot;Sí. Virtualización lógica&quot;)           ;[.I70]           ; IF(EXACT([.J70];&quot;Sí. Virtualización física&quot;)               ;VLOOKUP([.$F70];[$datos.$R$2:.$S$33];2;0)*[.L7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0];[$datos.$I$2:.$L$30];2;0)" office:value-type="string" office:string-value="" calcext:value-type="error">
            <text:p>#N/D</text:p>
          </table:table-cell>
          <table:table-cell table:style-name="ce460" table:formula="of:=VLOOKUP([.V70];[$datos.$I$2:.$L$30];3;0)" office:value-type="string" office:string-value="" calcext:value-type="error">
            <text:p>#N/D</text:p>
          </table:table-cell>
          <table:table-cell table:style-name="ce460" table:formula="of:=VLOOKUP([.V7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6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1];[$datos.$R$2:.$S$33];2;0)*[.G71]*[.H7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1];&quot;No&quot;)      ;&quot;&quot;      ; IF(EXACT([.J71];&quot;Sí. Virtualización lógica&quot;)           ;[.I71]           ; IF(EXACT([.J71];&quot;Sí. Virtualización física&quot;)               ;VLOOKUP([.$F71];[$datos.$R$2:.$S$33];2;0)*[.L7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1];[$datos.$I$2:.$L$30];2;0)" office:value-type="string" office:string-value="" calcext:value-type="error">
            <text:p>#N/D</text:p>
          </table:table-cell>
          <table:table-cell table:style-name="ce460" table:formula="of:=VLOOKUP([.V71];[$datos.$I$2:.$L$30];3;0)" office:value-type="string" office:string-value="" calcext:value-type="error">
            <text:p>#N/D</text:p>
          </table:table-cell>
          <table:table-cell table:style-name="ce460" table:formula="of:=VLOOKUP([.V7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7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2];[$datos.$R$2:.$S$33];2;0)*[.G72]*[.H7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2];&quot;No&quot;)      ;&quot;&quot;      ; IF(EXACT([.J72];&quot;Sí. Virtualización lógica&quot;)           ;[.I72]           ; IF(EXACT([.J72];&quot;Sí. Virtualización física&quot;)               ;VLOOKUP([.$F72];[$datos.$R$2:.$S$33];2;0)*[.L7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2];[$datos.$I$2:.$L$30];2;0)" office:value-type="string" office:string-value="" calcext:value-type="error">
            <text:p>#N/D</text:p>
          </table:table-cell>
          <table:table-cell table:style-name="ce460" table:formula="of:=VLOOKUP([.V72];[$datos.$I$2:.$L$30];3;0)" office:value-type="string" office:string-value="" calcext:value-type="error">
            <text:p>#N/D</text:p>
          </table:table-cell>
          <table:table-cell table:style-name="ce460" table:formula="of:=VLOOKUP([.V7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7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3];[$datos.$R$2:.$S$33];2;0)*[.G73]*[.H7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3];&quot;No&quot;)      ;&quot;&quot;      ; IF(EXACT([.J73];&quot;Sí. Virtualización lógica&quot;)           ;[.I73]           ; IF(EXACT([.J73];&quot;Sí. Virtualización física&quot;)               ;VLOOKUP([.$F73];[$datos.$R$2:.$S$33];2;0)*[.L7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3];[$datos.$I$2:.$L$30];2;0)" office:value-type="string" office:string-value="" calcext:value-type="error">
            <text:p>#N/D</text:p>
          </table:table-cell>
          <table:table-cell table:style-name="ce460" table:formula="of:=VLOOKUP([.V73];[$datos.$I$2:.$L$30];3;0)" office:value-type="string" office:string-value="" calcext:value-type="error">
            <text:p>#N/D</text:p>
          </table:table-cell>
          <table:table-cell table:style-name="ce460" table:formula="of:=VLOOKUP([.V7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7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4];[$datos.$R$2:.$S$33];2;0)*[.G74]*[.H7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4];&quot;No&quot;)      ;&quot;&quot;      ; IF(EXACT([.J74];&quot;Sí. Virtualización lógica&quot;)           ;[.I74]           ; IF(EXACT([.J74];&quot;Sí. Virtualización física&quot;)               ;VLOOKUP([.$F74];[$datos.$R$2:.$S$33];2;0)*[.L7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4];[$datos.$I$2:.$L$30];2;0)" office:value-type="string" office:string-value="" calcext:value-type="error">
            <text:p>#N/D</text:p>
          </table:table-cell>
          <table:table-cell table:style-name="ce460" table:formula="of:=VLOOKUP([.V74];[$datos.$I$2:.$L$30];3;0)" office:value-type="string" office:string-value="" calcext:value-type="error">
            <text:p>#N/D</text:p>
          </table:table-cell>
          <table:table-cell table:style-name="ce460" table:formula="of:=VLOOKUP([.V7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7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5];[$datos.$R$2:.$S$33];2;0)*[.G75]*[.H7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5];&quot;No&quot;)      ;&quot;&quot;      ; IF(EXACT([.J75];&quot;Sí. Virtualización lógica&quot;)           ;[.I75]           ; IF(EXACT([.J75];&quot;Sí. Virtualización física&quot;)               ;VLOOKUP([.$F75];[$datos.$R$2:.$S$33];2;0)*[.L7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5];[$datos.$I$2:.$L$30];2;0)" office:value-type="string" office:string-value="" calcext:value-type="error">
            <text:p>#N/D</text:p>
          </table:table-cell>
          <table:table-cell table:style-name="ce460" table:formula="of:=VLOOKUP([.V75];[$datos.$I$2:.$L$30];3;0)" office:value-type="string" office:string-value="" calcext:value-type="error">
            <text:p>#N/D</text:p>
          </table:table-cell>
          <table:table-cell table:style-name="ce460" table:formula="of:=VLOOKUP([.V7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7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6];[$datos.$R$2:.$S$33];2;0)*[.G76]*[.H7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6];&quot;No&quot;)      ;&quot;&quot;      ; IF(EXACT([.J76];&quot;Sí. Virtualización lógica&quot;)           ;[.I76]           ; IF(EXACT([.J76];&quot;Sí. Virtualización física&quot;)               ;VLOOKUP([.$F76];[$datos.$R$2:.$S$33];2;0)*[.L7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6];[$datos.$I$2:.$L$30];2;0)" office:value-type="string" office:string-value="" calcext:value-type="error">
            <text:p>#N/D</text:p>
          </table:table-cell>
          <table:table-cell table:style-name="ce460" table:formula="of:=VLOOKUP([.V76];[$datos.$I$2:.$L$30];3;0)" office:value-type="string" office:string-value="" calcext:value-type="error">
            <text:p>#N/D</text:p>
          </table:table-cell>
          <table:table-cell table:style-name="ce460" table:formula="of:=VLOOKUP([.V7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7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7];[$datos.$R$2:.$S$33];2;0)*[.G77]*[.H7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7];&quot;No&quot;)      ;&quot;&quot;      ; IF(EXACT([.J77];&quot;Sí. Virtualización lógica&quot;)           ;[.I77]           ; IF(EXACT([.J77];&quot;Sí. Virtualización física&quot;)               ;VLOOKUP([.$F77];[$datos.$R$2:.$S$33];2;0)*[.L7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7];[$datos.$I$2:.$L$30];2;0)" office:value-type="string" office:string-value="" calcext:value-type="error">
            <text:p>#N/D</text:p>
          </table:table-cell>
          <table:table-cell table:style-name="ce460" table:formula="of:=VLOOKUP([.V77];[$datos.$I$2:.$L$30];3;0)" office:value-type="string" office:string-value="" calcext:value-type="error">
            <text:p>#N/D</text:p>
          </table:table-cell>
          <table:table-cell table:style-name="ce460" table:formula="of:=VLOOKUP([.V7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7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8];[$datos.$R$2:.$S$33];2;0)*[.G78]*[.H7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8];&quot;No&quot;)      ;&quot;&quot;      ; IF(EXACT([.J78];&quot;Sí. Virtualización lógica&quot;)           ;[.I78]           ; IF(EXACT([.J78];&quot;Sí. Virtualización física&quot;)               ;VLOOKUP([.$F78];[$datos.$R$2:.$S$33];2;0)*[.L7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8];[$datos.$I$2:.$L$30];2;0)" office:value-type="string" office:string-value="" calcext:value-type="error">
            <text:p>#N/D</text:p>
          </table:table-cell>
          <table:table-cell table:style-name="ce460" table:formula="of:=VLOOKUP([.V78];[$datos.$I$2:.$L$30];3;0)" office:value-type="string" office:string-value="" calcext:value-type="error">
            <text:p>#N/D</text:p>
          </table:table-cell>
          <table:table-cell table:style-name="ce460" table:formula="of:=VLOOKUP([.V7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7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79];[$datos.$R$2:.$S$33];2;0)*[.G79]*[.H7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79];&quot;No&quot;)      ;&quot;&quot;      ; IF(EXACT([.J79];&quot;Sí. Virtualización lógica&quot;)           ;[.I79]           ; IF(EXACT([.J79];&quot;Sí. Virtualización física&quot;)               ;VLOOKUP([.$F79];[$datos.$R$2:.$S$33];2;0)*[.L7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7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79];[$datos.$I$2:.$L$30];2;0)" office:value-type="string" office:string-value="" calcext:value-type="error">
            <text:p>#N/D</text:p>
          </table:table-cell>
          <table:table-cell table:style-name="ce460" table:formula="of:=VLOOKUP([.V79];[$datos.$I$2:.$L$30];3;0)" office:value-type="string" office:string-value="" calcext:value-type="error">
            <text:p>#N/D</text:p>
          </table:table-cell>
          <table:table-cell table:style-name="ce460" table:formula="of:=VLOOKUP([.V7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7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0];[$datos.$R$2:.$S$33];2;0)*[.G80]*[.H8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0];&quot;No&quot;)      ;&quot;&quot;      ; IF(EXACT([.J80];&quot;Sí. Virtualización lógica&quot;)           ;[.I80]           ; IF(EXACT([.J80];&quot;Sí. Virtualización física&quot;)               ;VLOOKUP([.$F80];[$datos.$R$2:.$S$33];2;0)*[.L8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0];[$datos.$I$2:.$L$30];2;0)" office:value-type="string" office:string-value="" calcext:value-type="error">
            <text:p>#N/D</text:p>
          </table:table-cell>
          <table:table-cell table:style-name="ce460" table:formula="of:=VLOOKUP([.V80];[$datos.$I$2:.$L$30];3;0)" office:value-type="string" office:string-value="" calcext:value-type="error">
            <text:p>#N/D</text:p>
          </table:table-cell>
          <table:table-cell table:style-name="ce460" table:formula="of:=VLOOKUP([.V8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7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1];[$datos.$R$2:.$S$33];2;0)*[.G81]*[.H8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1];&quot;No&quot;)      ;&quot;&quot;      ; IF(EXACT([.J81];&quot;Sí. Virtualización lógica&quot;)           ;[.I81]           ; IF(EXACT([.J81];&quot;Sí. Virtualización física&quot;)               ;VLOOKUP([.$F81];[$datos.$R$2:.$S$33];2;0)*[.L8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1];[$datos.$I$2:.$L$30];2;0)" office:value-type="string" office:string-value="" calcext:value-type="error">
            <text:p>#N/D</text:p>
          </table:table-cell>
          <table:table-cell table:style-name="ce460" table:formula="of:=VLOOKUP([.V81];[$datos.$I$2:.$L$30];3;0)" office:value-type="string" office:string-value="" calcext:value-type="error">
            <text:p>#N/D</text:p>
          </table:table-cell>
          <table:table-cell table:style-name="ce460" table:formula="of:=VLOOKUP([.V8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8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2];[$datos.$R$2:.$S$33];2;0)*[.G82]*[.H8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2];&quot;No&quot;)      ;&quot;&quot;      ; IF(EXACT([.J82];&quot;Sí. Virtualización lógica&quot;)           ;[.I82]           ; IF(EXACT([.J82];&quot;Sí. Virtualización física&quot;)               ;VLOOKUP([.$F82];[$datos.$R$2:.$S$33];2;0)*[.L8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2];[$datos.$I$2:.$L$30];2;0)" office:value-type="string" office:string-value="" calcext:value-type="error">
            <text:p>#N/D</text:p>
          </table:table-cell>
          <table:table-cell table:style-name="ce460" table:formula="of:=VLOOKUP([.V82];[$datos.$I$2:.$L$30];3;0)" office:value-type="string" office:string-value="" calcext:value-type="error">
            <text:p>#N/D</text:p>
          </table:table-cell>
          <table:table-cell table:style-name="ce460" table:formula="of:=VLOOKUP([.V8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8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3];[$datos.$R$2:.$S$33];2;0)*[.G83]*[.H8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3];&quot;No&quot;)      ;&quot;&quot;      ; IF(EXACT([.J83];&quot;Sí. Virtualización lógica&quot;)           ;[.I83]           ; IF(EXACT([.J83];&quot;Sí. Virtualización física&quot;)               ;VLOOKUP([.$F83];[$datos.$R$2:.$S$33];2;0)*[.L8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3];[$datos.$I$2:.$L$30];2;0)" office:value-type="string" office:string-value="" calcext:value-type="error">
            <text:p>#N/D</text:p>
          </table:table-cell>
          <table:table-cell table:style-name="ce460" table:formula="of:=VLOOKUP([.V83];[$datos.$I$2:.$L$30];3;0)" office:value-type="string" office:string-value="" calcext:value-type="error">
            <text:p>#N/D</text:p>
          </table:table-cell>
          <table:table-cell table:style-name="ce460" table:formula="of:=VLOOKUP([.V8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8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4];[$datos.$R$2:.$S$33];2;0)*[.G84]*[.H8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4];&quot;No&quot;)      ;&quot;&quot;      ; IF(EXACT([.J84];&quot;Sí. Virtualización lógica&quot;)           ;[.I84]           ; IF(EXACT([.J84];&quot;Sí. Virtualización física&quot;)               ;VLOOKUP([.$F84];[$datos.$R$2:.$S$33];2;0)*[.L8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4];[$datos.$I$2:.$L$30];2;0)" office:value-type="string" office:string-value="" calcext:value-type="error">
            <text:p>#N/D</text:p>
          </table:table-cell>
          <table:table-cell table:style-name="ce460" table:formula="of:=VLOOKUP([.V84];[$datos.$I$2:.$L$30];3;0)" office:value-type="string" office:string-value="" calcext:value-type="error">
            <text:p>#N/D</text:p>
          </table:table-cell>
          <table:table-cell table:style-name="ce460" table:formula="of:=VLOOKUP([.V8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8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5];[$datos.$R$2:.$S$33];2;0)*[.G85]*[.H8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5];&quot;No&quot;)      ;&quot;&quot;      ; IF(EXACT([.J85];&quot;Sí. Virtualización lógica&quot;)           ;[.I85]           ; IF(EXACT([.J85];&quot;Sí. Virtualización física&quot;)               ;VLOOKUP([.$F85];[$datos.$R$2:.$S$33];2;0)*[.L8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5];[$datos.$I$2:.$L$30];2;0)" office:value-type="string" office:string-value="" calcext:value-type="error">
            <text:p>#N/D</text:p>
          </table:table-cell>
          <table:table-cell table:style-name="ce460" table:formula="of:=VLOOKUP([.V85];[$datos.$I$2:.$L$30];3;0)" office:value-type="string" office:string-value="" calcext:value-type="error">
            <text:p>#N/D</text:p>
          </table:table-cell>
          <table:table-cell table:style-name="ce460" table:formula="of:=VLOOKUP([.V8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8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6];[$datos.$R$2:.$S$33];2;0)*[.G86]*[.H8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6];&quot;No&quot;)      ;&quot;&quot;      ; IF(EXACT([.J86];&quot;Sí. Virtualización lógica&quot;)           ;[.I86]           ; IF(EXACT([.J86];&quot;Sí. Virtualización física&quot;)               ;VLOOKUP([.$F86];[$datos.$R$2:.$S$33];2;0)*[.L8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6];[$datos.$I$2:.$L$30];2;0)" office:value-type="string" office:string-value="" calcext:value-type="error">
            <text:p>#N/D</text:p>
          </table:table-cell>
          <table:table-cell table:style-name="ce460" table:formula="of:=VLOOKUP([.V86];[$datos.$I$2:.$L$30];3;0)" office:value-type="string" office:string-value="" calcext:value-type="error">
            <text:p>#N/D</text:p>
          </table:table-cell>
          <table:table-cell table:style-name="ce460" table:formula="of:=VLOOKUP([.V8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8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7];[$datos.$R$2:.$S$33];2;0)*[.G87]*[.H8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7];&quot;No&quot;)      ;&quot;&quot;      ; IF(EXACT([.J87];&quot;Sí. Virtualización lógica&quot;)           ;[.I87]           ; IF(EXACT([.J87];&quot;Sí. Virtualización física&quot;)               ;VLOOKUP([.$F87];[$datos.$R$2:.$S$33];2;0)*[.L8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7];[$datos.$I$2:.$L$30];2;0)" office:value-type="string" office:string-value="" calcext:value-type="error">
            <text:p>#N/D</text:p>
          </table:table-cell>
          <table:table-cell table:style-name="ce460" table:formula="of:=VLOOKUP([.V87];[$datos.$I$2:.$L$30];3;0)" office:value-type="string" office:string-value="" calcext:value-type="error">
            <text:p>#N/D</text:p>
          </table:table-cell>
          <table:table-cell table:style-name="ce460" table:formula="of:=VLOOKUP([.V8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8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8];[$datos.$R$2:.$S$33];2;0)*[.G88]*[.H8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8];&quot;No&quot;)      ;&quot;&quot;      ; IF(EXACT([.J88];&quot;Sí. Virtualización lógica&quot;)           ;[.I88]           ; IF(EXACT([.J88];&quot;Sí. Virtualización física&quot;)               ;VLOOKUP([.$F88];[$datos.$R$2:.$S$33];2;0)*[.L8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8];[$datos.$I$2:.$L$30];2;0)" office:value-type="string" office:string-value="" calcext:value-type="error">
            <text:p>#N/D</text:p>
          </table:table-cell>
          <table:table-cell table:style-name="ce460" table:formula="of:=VLOOKUP([.V88];[$datos.$I$2:.$L$30];3;0)" office:value-type="string" office:string-value="" calcext:value-type="error">
            <text:p>#N/D</text:p>
          </table:table-cell>
          <table:table-cell table:style-name="ce460" table:formula="of:=VLOOKUP([.V8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8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89];[$datos.$R$2:.$S$33];2;0)*[.G89]*[.H8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89];&quot;No&quot;)      ;&quot;&quot;      ; IF(EXACT([.J89];&quot;Sí. Virtualización lógica&quot;)           ;[.I89]           ; IF(EXACT([.J89];&quot;Sí. Virtualización física&quot;)               ;VLOOKUP([.$F89];[$datos.$R$2:.$S$33];2;0)*[.L8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8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89];[$datos.$I$2:.$L$30];2;0)" office:value-type="string" office:string-value="" calcext:value-type="error">
            <text:p>#N/D</text:p>
          </table:table-cell>
          <table:table-cell table:style-name="ce460" table:formula="of:=VLOOKUP([.V89];[$datos.$I$2:.$L$30];3;0)" office:value-type="string" office:string-value="" calcext:value-type="error">
            <text:p>#N/D</text:p>
          </table:table-cell>
          <table:table-cell table:style-name="ce460" table:formula="of:=VLOOKUP([.V8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8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0];[$datos.$R$2:.$S$33];2;0)*[.G90]*[.H90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0];&quot;No&quot;)      ;&quot;&quot;      ; IF(EXACT([.J90];&quot;Sí. Virtualización lógica&quot;)           ;[.I90]           ; IF(EXACT([.J90];&quot;Sí. Virtualización física&quot;)               ;VLOOKUP([.$F90];[$datos.$R$2:.$S$33];2;0)*[.L90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0];[$datos.$I$2:.$L$30];2;0)" office:value-type="string" office:string-value="" calcext:value-type="error">
            <text:p>#N/D</text:p>
          </table:table-cell>
          <table:table-cell table:style-name="ce460" table:formula="of:=VLOOKUP([.V90];[$datos.$I$2:.$L$30];3;0)" office:value-type="string" office:string-value="" calcext:value-type="error">
            <text:p>#N/D</text:p>
          </table:table-cell>
          <table:table-cell table:style-name="ce460" table:formula="of:=VLOOKUP([.V9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8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1];[$datos.$R$2:.$S$33];2;0)*[.G91]*[.H91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1];&quot;No&quot;)      ;&quot;&quot;      ; IF(EXACT([.J91];&quot;Sí. Virtualización lógica&quot;)           ;[.I91]           ; IF(EXACT([.J91];&quot;Sí. Virtualización física&quot;)               ;VLOOKUP([.$F91];[$datos.$R$2:.$S$33];2;0)*[.L91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1];[$datos.$I$2:.$L$30];2;0)" office:value-type="string" office:string-value="" calcext:value-type="error">
            <text:p>#N/D</text:p>
          </table:table-cell>
          <table:table-cell table:style-name="ce460" table:formula="of:=VLOOKUP([.V91];[$datos.$I$2:.$L$30];3;0)" office:value-type="string" office:string-value="" calcext:value-type="error">
            <text:p>#N/D</text:p>
          </table:table-cell>
          <table:table-cell table:style-name="ce460" table:formula="of:=VLOOKUP([.V9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9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2];[$datos.$R$2:.$S$33];2;0)*[.G92]*[.H92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2];&quot;No&quot;)      ;&quot;&quot;      ; IF(EXACT([.J92];&quot;Sí. Virtualización lógica&quot;)           ;[.I92]           ; IF(EXACT([.J92];&quot;Sí. Virtualización física&quot;)               ;VLOOKUP([.$F92];[$datos.$R$2:.$S$33];2;0)*[.L92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2];[$datos.$I$2:.$L$30];2;0)" office:value-type="string" office:string-value="" calcext:value-type="error">
            <text:p>#N/D</text:p>
          </table:table-cell>
          <table:table-cell table:style-name="ce460" table:formula="of:=VLOOKUP([.V92];[$datos.$I$2:.$L$30];3;0)" office:value-type="string" office:string-value="" calcext:value-type="error">
            <text:p>#N/D</text:p>
          </table:table-cell>
          <table:table-cell table:style-name="ce460" table:formula="of:=VLOOKUP([.V9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9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3];[$datos.$R$2:.$S$33];2;0)*[.G93]*[.H93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3];&quot;No&quot;)      ;&quot;&quot;      ; IF(EXACT([.J93];&quot;Sí. Virtualización lógica&quot;)           ;[.I93]           ; IF(EXACT([.J93];&quot;Sí. Virtualización física&quot;)               ;VLOOKUP([.$F93];[$datos.$R$2:.$S$33];2;0)*[.L93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3];[$datos.$I$2:.$L$30];2;0)" office:value-type="string" office:string-value="" calcext:value-type="error">
            <text:p>#N/D</text:p>
          </table:table-cell>
          <table:table-cell table:style-name="ce460" table:formula="of:=VLOOKUP([.V93];[$datos.$I$2:.$L$30];3;0)" office:value-type="string" office:string-value="" calcext:value-type="error">
            <text:p>#N/D</text:p>
          </table:table-cell>
          <table:table-cell table:style-name="ce460" table:formula="of:=VLOOKUP([.V9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9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4];[$datos.$R$2:.$S$33];2;0)*[.G94]*[.H94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4];&quot;No&quot;)      ;&quot;&quot;      ; IF(EXACT([.J94];&quot;Sí. Virtualización lógica&quot;)           ;[.I94]           ; IF(EXACT([.J94];&quot;Sí. Virtualización física&quot;)               ;VLOOKUP([.$F94];[$datos.$R$2:.$S$33];2;0)*[.L94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4];[$datos.$I$2:.$L$30];2;0)" office:value-type="string" office:string-value="" calcext:value-type="error">
            <text:p>#N/D</text:p>
          </table:table-cell>
          <table:table-cell table:style-name="ce460" table:formula="of:=VLOOKUP([.V94];[$datos.$I$2:.$L$30];3;0)" office:value-type="string" office:string-value="" calcext:value-type="error">
            <text:p>#N/D</text:p>
          </table:table-cell>
          <table:table-cell table:style-name="ce460" table:formula="of:=VLOOKUP([.V9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9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5];[$datos.$R$2:.$S$33];2;0)*[.G95]*[.H95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5];&quot;No&quot;)      ;&quot;&quot;      ; IF(EXACT([.J95];&quot;Sí. Virtualización lógica&quot;)           ;[.I95]           ; IF(EXACT([.J95];&quot;Sí. Virtualización física&quot;)               ;VLOOKUP([.$F95];[$datos.$R$2:.$S$33];2;0)*[.L95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5];[$datos.$I$2:.$L$30];2;0)" office:value-type="string" office:string-value="" calcext:value-type="error">
            <text:p>#N/D</text:p>
          </table:table-cell>
          <table:table-cell table:style-name="ce460" table:formula="of:=VLOOKUP([.V95];[$datos.$I$2:.$L$30];3;0)" office:value-type="string" office:string-value="" calcext:value-type="error">
            <text:p>#N/D</text:p>
          </table:table-cell>
          <table:table-cell table:style-name="ce460" table:formula="of:=VLOOKUP([.V9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9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6];[$datos.$R$2:.$S$33];2;0)*[.G96]*[.H96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6];&quot;No&quot;)      ;&quot;&quot;      ; IF(EXACT([.J96];&quot;Sí. Virtualización lógica&quot;)           ;[.I96]           ; IF(EXACT([.J96];&quot;Sí. Virtualización física&quot;)               ;VLOOKUP([.$F96];[$datos.$R$2:.$S$33];2;0)*[.L96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6];[$datos.$I$2:.$L$30];2;0)" office:value-type="string" office:string-value="" calcext:value-type="error">
            <text:p>#N/D</text:p>
          </table:table-cell>
          <table:table-cell table:style-name="ce460" table:formula="of:=VLOOKUP([.V96];[$datos.$I$2:.$L$30];3;0)" office:value-type="string" office:string-value="" calcext:value-type="error">
            <text:p>#N/D</text:p>
          </table:table-cell>
          <table:table-cell table:style-name="ce460" table:formula="of:=VLOOKUP([.V9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table:style-name="ce452" office:value-type="string" calcext:value-type="string">
            <text:p>9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7];[$datos.$R$2:.$S$33];2;0)*[.G97]*[.H97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7];&quot;No&quot;)      ;&quot;&quot;      ; IF(EXACT([.J97];&quot;Sí. Virtualización lógica&quot;)           ;[.I97]           ; IF(EXACT([.J97];&quot;Sí. Virtualización física&quot;)               ;VLOOKUP([.$F97];[$datos.$R$2:.$S$33];2;0)*[.L97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7];[$datos.$I$2:.$L$30];2;0)" office:value-type="string" office:string-value="" calcext:value-type="error">
            <text:p>#N/D</text:p>
          </table:table-cell>
          <table:table-cell table:style-name="ce460" table:formula="of:=VLOOKUP([.V97];[$datos.$I$2:.$L$30];3;0)" office:value-type="string" office:string-value="" calcext:value-type="error">
            <text:p>#N/D</text:p>
          </table:table-cell>
          <table:table-cell table:style-name="ce460" table:formula="of:=VLOOKUP([.V9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9">
          <table:table-cell office:value-type="string" calcext:value-type="string">
            <text:p>9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8];[$datos.$R$2:.$S$33];2;0)*[.G98]*[.H98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8];&quot;No&quot;)      ;&quot;&quot;      ; IF(EXACT([.J98];&quot;Sí. Virtualización lógica&quot;)           ;[.I98]           ; IF(EXACT([.J98];&quot;Sí. Virtualización física&quot;)               ;VLOOKUP([.$F98];[$datos.$R$2:.$S$33];2;0)*[.L98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8];[$datos.$I$2:.$L$30];2;0)" office:value-type="string" office:string-value="" calcext:value-type="error">
            <text:p>#N/D</text:p>
          </table:table-cell>
          <table:table-cell table:style-name="ce460" table:formula="of:=VLOOKUP([.V98];[$datos.$I$2:.$L$30];3;0)" office:value-type="string" office:string-value="" calcext:value-type="error">
            <text:p>#N/D</text:p>
          </table:table-cell>
          <table:table-cell table:style-name="ce460" table:formula="of:=VLOOKUP([.V9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9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99];[$datos.$R$2:.$S$33];2;0)*[.G99]*[.H99]" office:value-type="string" office:string-value="" calcext:value-type="error">
            <text:p>#N/D</text:p>
          </table:table-cell>
          <table:table-cell table:style-name="ce457" table:content-validation-name="val5" office:value-type="string" calcext:value-type="string">
            <text:p>No</text:p>
          </table:table-cell>
          <table:table-cell table:style-name="ce458"/>
          <table:table-cell table:style-name="ce453"/>
          <table:table-cell table:style-name="ce459" table:formula="of:=IF(EXACT([.J99];&quot;No&quot;)      ;&quot;&quot;      ; IF(EXACT([.J99];&quot;Sí. Virtualización lógica&quot;)           ;[.I99]           ; IF(EXACT([.J99];&quot;Sí. Virtualización física&quot;)               ;VLOOKUP([.$F99];[$datos.$R$2:.$S$33];2;0)*[.L99]               ;&quot;Error&quot;)          )     )">
            <text:p/>
          </table:table-cell>
          <table:table-cell table:style-name="ce453"/>
          <table:table-cell table:style-name="ce454" table:content-validation-name="val6"/>
          <table:table-cell table:style-name="ce45" table:content-validation-name="val7" table:formula="of:=VLOOKUP([.O9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99];[$datos.$I$2:.$L$30];2;0)" office:value-type="string" office:string-value="" calcext:value-type="error">
            <text:p>#N/D</text:p>
          </table:table-cell>
          <table:table-cell table:style-name="ce460" table:formula="of:=VLOOKUP([.V99];[$datos.$I$2:.$L$30];3;0)" office:value-type="string" office:string-value="" calcext:value-type="error">
            <text:p>#N/D</text:p>
          </table:table-cell>
          <table:table-cell table:style-name="ce460" table:formula="of:=VLOOKUP([.V9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9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0];[$datos.$R$2:.$S$33];2;0)*[.G100]*[.H100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0];[$datos.$I$2:.$L$30];2;0)" office:value-type="string" office:string-value="" calcext:value-type="error">
            <text:p>#N/D</text:p>
          </table:table-cell>
          <table:table-cell table:style-name="ce460" table:formula="of:=VLOOKUP([.V100];[$datos.$I$2:.$L$30];3;0)" office:value-type="string" office:string-value="" calcext:value-type="error">
            <text:p>#N/D</text:p>
          </table:table-cell>
          <table:table-cell table:style-name="ce460" table:formula="of:=VLOOKUP([.V10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9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1];[$datos.$R$2:.$S$33];2;0)*[.G101]*[.H101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1];[$datos.$I$2:.$L$30];2;0)" office:value-type="string" office:string-value="" calcext:value-type="error">
            <text:p>#N/D</text:p>
          </table:table-cell>
          <table:table-cell table:style-name="ce460" table:formula="of:=VLOOKUP([.V101];[$datos.$I$2:.$L$30];3;0)" office:value-type="string" office:string-value="" calcext:value-type="error">
            <text:p>#N/D</text:p>
          </table:table-cell>
          <table:table-cell table:style-name="ce460" table:formula="of:=VLOOKUP([.V10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2];[$datos.$R$2:.$S$33];2;0)*[.G102]*[.H102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2];[$datos.$I$2:.$L$30];2;0)" office:value-type="string" office:string-value="" calcext:value-type="error">
            <text:p>#N/D</text:p>
          </table:table-cell>
          <table:table-cell table:style-name="ce460" table:formula="of:=VLOOKUP([.V102];[$datos.$I$2:.$L$30];3;0)" office:value-type="string" office:string-value="" calcext:value-type="error">
            <text:p>#N/D</text:p>
          </table:table-cell>
          <table:table-cell table:style-name="ce460" table:formula="of:=VLOOKUP([.V10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3];[$datos.$R$2:.$S$33];2;0)*[.G103]*[.H103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3];[$datos.$I$2:.$L$30];2;0)" office:value-type="string" office:string-value="" calcext:value-type="error">
            <text:p>#N/D</text:p>
          </table:table-cell>
          <table:table-cell table:style-name="ce460" table:formula="of:=VLOOKUP([.V103];[$datos.$I$2:.$L$30];3;0)" office:value-type="string" office:string-value="" calcext:value-type="error">
            <text:p>#N/D</text:p>
          </table:table-cell>
          <table:table-cell table:style-name="ce460" table:formula="of:=VLOOKUP([.V10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4];[$datos.$R$2:.$S$33];2;0)*[.G104]*[.H104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4];[$datos.$I$2:.$L$30];2;0)" office:value-type="string" office:string-value="" calcext:value-type="error">
            <text:p>#N/D</text:p>
          </table:table-cell>
          <table:table-cell table:style-name="ce460" table:formula="of:=VLOOKUP([.V104];[$datos.$I$2:.$L$30];3;0)" office:value-type="string" office:string-value="" calcext:value-type="error">
            <text:p>#N/D</text:p>
          </table:table-cell>
          <table:table-cell table:style-name="ce460" table:formula="of:=VLOOKUP([.V10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5];[$datos.$R$2:.$S$33];2;0)*[.G105]*[.H105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5];[$datos.$I$2:.$L$30];2;0)" office:value-type="string" office:string-value="" calcext:value-type="error">
            <text:p>#N/D</text:p>
          </table:table-cell>
          <table:table-cell table:style-name="ce460" table:formula="of:=VLOOKUP([.V105];[$datos.$I$2:.$L$30];3;0)" office:value-type="string" office:string-value="" calcext:value-type="error">
            <text:p>#N/D</text:p>
          </table:table-cell>
          <table:table-cell table:style-name="ce460" table:formula="of:=VLOOKUP([.V10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6];[$datos.$R$2:.$S$33];2;0)*[.G106]*[.H106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6];[$datos.$I$2:.$L$30];2;0)" office:value-type="string" office:string-value="" calcext:value-type="error">
            <text:p>#N/D</text:p>
          </table:table-cell>
          <table:table-cell table:style-name="ce460" table:formula="of:=VLOOKUP([.V106];[$datos.$I$2:.$L$30];3;0)" office:value-type="string" office:string-value="" calcext:value-type="error">
            <text:p>#N/D</text:p>
          </table:table-cell>
          <table:table-cell table:style-name="ce460" table:formula="of:=VLOOKUP([.V10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7];[$datos.$R$2:.$S$33];2;0)*[.G107]*[.H107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7];[$datos.$I$2:.$L$30];2;0)" office:value-type="string" office:string-value="" calcext:value-type="error">
            <text:p>#N/D</text:p>
          </table:table-cell>
          <table:table-cell table:style-name="ce460" table:formula="of:=VLOOKUP([.V107];[$datos.$I$2:.$L$30];3;0)" office:value-type="string" office:string-value="" calcext:value-type="error">
            <text:p>#N/D</text:p>
          </table:table-cell>
          <table:table-cell table:style-name="ce460" table:formula="of:=VLOOKUP([.V10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8];[$datos.$R$2:.$S$33];2;0)*[.G108]*[.H108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8];[$datos.$I$2:.$L$30];2;0)" office:value-type="string" office:string-value="" calcext:value-type="error">
            <text:p>#N/D</text:p>
          </table:table-cell>
          <table:table-cell table:style-name="ce460" table:formula="of:=VLOOKUP([.V108];[$datos.$I$2:.$L$30];3;0)" office:value-type="string" office:string-value="" calcext:value-type="error">
            <text:p>#N/D</text:p>
          </table:table-cell>
          <table:table-cell table:style-name="ce460" table:formula="of:=VLOOKUP([.V10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09];[$datos.$R$2:.$S$33];2;0)*[.G109]*[.H109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0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09];[$datos.$I$2:.$L$30];2;0)" office:value-type="string" office:string-value="" calcext:value-type="error">
            <text:p>#N/D</text:p>
          </table:table-cell>
          <table:table-cell table:style-name="ce460" table:formula="of:=VLOOKUP([.V109];[$datos.$I$2:.$L$30];3;0)" office:value-type="string" office:string-value="" calcext:value-type="error">
            <text:p>#N/D</text:p>
          </table:table-cell>
          <table:table-cell table:style-name="ce460" table:formula="of:=VLOOKUP([.V10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0];[$datos.$R$2:.$S$33];2;0)*[.G110]*[.H110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0];[$datos.$I$2:.$L$30];2;0)" office:value-type="string" office:string-value="" calcext:value-type="error">
            <text:p>#N/D</text:p>
          </table:table-cell>
          <table:table-cell table:style-name="ce460" table:formula="of:=VLOOKUP([.V110];[$datos.$I$2:.$L$30];3;0)" office:value-type="string" office:string-value="" calcext:value-type="error">
            <text:p>#N/D</text:p>
          </table:table-cell>
          <table:table-cell table:style-name="ce460" table:formula="of:=VLOOKUP([.V11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0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1];[$datos.$R$2:.$S$33];2;0)*[.G111]*[.H111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1];[$datos.$I$2:.$L$30];2;0)" office:value-type="string" office:string-value="" calcext:value-type="error">
            <text:p>#N/D</text:p>
          </table:table-cell>
          <table:table-cell table:style-name="ce460" table:formula="of:=VLOOKUP([.V111];[$datos.$I$2:.$L$30];3;0)" office:value-type="string" office:string-value="" calcext:value-type="error">
            <text:p>#N/D</text:p>
          </table:table-cell>
          <table:table-cell table:style-name="ce460" table:formula="of:=VLOOKUP([.V11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2];[$datos.$R$2:.$S$33];2;0)*[.G112]*[.H112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2];[$datos.$I$2:.$L$30];2;0)" office:value-type="string" office:string-value="" calcext:value-type="error">
            <text:p>#N/D</text:p>
          </table:table-cell>
          <table:table-cell table:style-name="ce460" table:formula="of:=VLOOKUP([.V112];[$datos.$I$2:.$L$30];3;0)" office:value-type="string" office:string-value="" calcext:value-type="error">
            <text:p>#N/D</text:p>
          </table:table-cell>
          <table:table-cell table:style-name="ce460" table:formula="of:=VLOOKUP([.V11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3];[$datos.$R$2:.$S$33];2;0)*[.G113]*[.H113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3];[$datos.$I$2:.$L$30];2;0)" office:value-type="string" office:string-value="" calcext:value-type="error">
            <text:p>#N/D</text:p>
          </table:table-cell>
          <table:table-cell table:style-name="ce460" table:formula="of:=VLOOKUP([.V113];[$datos.$I$2:.$L$30];3;0)" office:value-type="string" office:string-value="" calcext:value-type="error">
            <text:p>#N/D</text:p>
          </table:table-cell>
          <table:table-cell table:style-name="ce460" table:formula="of:=VLOOKUP([.V11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4];[$datos.$R$2:.$S$33];2;0)*[.G114]*[.H114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4];[$datos.$I$2:.$L$30];2;0)" office:value-type="string" office:string-value="" calcext:value-type="error">
            <text:p>#N/D</text:p>
          </table:table-cell>
          <table:table-cell table:style-name="ce460" table:formula="of:=VLOOKUP([.V114];[$datos.$I$2:.$L$30];3;0)" office:value-type="string" office:string-value="" calcext:value-type="error">
            <text:p>#N/D</text:p>
          </table:table-cell>
          <table:table-cell table:style-name="ce460" table:formula="of:=VLOOKUP([.V11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5];[$datos.$R$2:.$S$33];2;0)*[.G115]*[.H115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5];[$datos.$I$2:.$L$30];2;0)" office:value-type="string" office:string-value="" calcext:value-type="error">
            <text:p>#N/D</text:p>
          </table:table-cell>
          <table:table-cell table:style-name="ce460" table:formula="of:=VLOOKUP([.V115];[$datos.$I$2:.$L$30];3;0)" office:value-type="string" office:string-value="" calcext:value-type="error">
            <text:p>#N/D</text:p>
          </table:table-cell>
          <table:table-cell table:style-name="ce460" table:formula="of:=VLOOKUP([.V11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6];[$datos.$R$2:.$S$33];2;0)*[.G116]*[.H116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6];[$datos.$I$2:.$L$30];2;0)" office:value-type="string" office:string-value="" calcext:value-type="error">
            <text:p>#N/D</text:p>
          </table:table-cell>
          <table:table-cell table:style-name="ce460" table:formula="of:=VLOOKUP([.V116];[$datos.$I$2:.$L$30];3;0)" office:value-type="string" office:string-value="" calcext:value-type="error">
            <text:p>#N/D</text:p>
          </table:table-cell>
          <table:table-cell table:style-name="ce460" table:formula="of:=VLOOKUP([.V11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7];[$datos.$R$2:.$S$33];2;0)*[.G117]*[.H117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7];[$datos.$I$2:.$L$30];2;0)" office:value-type="string" office:string-value="" calcext:value-type="error">
            <text:p>#N/D</text:p>
          </table:table-cell>
          <table:table-cell table:style-name="ce460" table:formula="of:=VLOOKUP([.V117];[$datos.$I$2:.$L$30];3;0)" office:value-type="string" office:string-value="" calcext:value-type="error">
            <text:p>#N/D</text:p>
          </table:table-cell>
          <table:table-cell table:style-name="ce460" table:formula="of:=VLOOKUP([.V11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8];[$datos.$R$2:.$S$33];2;0)*[.G118]*[.H118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8];[$datos.$I$2:.$L$30];2;0)" office:value-type="string" office:string-value="" calcext:value-type="error">
            <text:p>#N/D</text:p>
          </table:table-cell>
          <table:table-cell table:style-name="ce460" table:formula="of:=VLOOKUP([.V118];[$datos.$I$2:.$L$30];3;0)" office:value-type="string" office:string-value="" calcext:value-type="error">
            <text:p>#N/D</text:p>
          </table:table-cell>
          <table:table-cell table:style-name="ce460" table:formula="of:=VLOOKUP([.V11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19];[$datos.$R$2:.$S$33];2;0)*[.G119]*[.H119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1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19];[$datos.$I$2:.$L$30];2;0)" office:value-type="string" office:string-value="" calcext:value-type="error">
            <text:p>#N/D</text:p>
          </table:table-cell>
          <table:table-cell table:style-name="ce460" table:formula="of:=VLOOKUP([.V119];[$datos.$I$2:.$L$30];3;0)" office:value-type="string" office:string-value="" calcext:value-type="error">
            <text:p>#N/D</text:p>
          </table:table-cell>
          <table:table-cell table:style-name="ce460" table:formula="of:=VLOOKUP([.V11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0];[$datos.$R$2:.$S$33];2;0)*[.G120]*[.H120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0];[$datos.$I$2:.$L$30];2;0)" office:value-type="string" office:string-value="" calcext:value-type="error">
            <text:p>#N/D</text:p>
          </table:table-cell>
          <table:table-cell table:style-name="ce460" table:formula="of:=VLOOKUP([.V120];[$datos.$I$2:.$L$30];3;0)" office:value-type="string" office:string-value="" calcext:value-type="error">
            <text:p>#N/D</text:p>
          </table:table-cell>
          <table:table-cell table:style-name="ce460" table:formula="of:=VLOOKUP([.V12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1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1];[$datos.$R$2:.$S$33];2;0)*[.G121]*[.H121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1];[$datos.$I$2:.$L$30];2;0)" office:value-type="string" office:string-value="" calcext:value-type="error">
            <text:p>#N/D</text:p>
          </table:table-cell>
          <table:table-cell table:style-name="ce460" table:formula="of:=VLOOKUP([.V121];[$datos.$I$2:.$L$30];3;0)" office:value-type="string" office:string-value="" calcext:value-type="error">
            <text:p>#N/D</text:p>
          </table:table-cell>
          <table:table-cell table:style-name="ce460" table:formula="of:=VLOOKUP([.V12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2];[$datos.$R$2:.$S$33];2;0)*[.G122]*[.H122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2];[$datos.$I$2:.$L$30];2;0)" office:value-type="string" office:string-value="" calcext:value-type="error">
            <text:p>#N/D</text:p>
          </table:table-cell>
          <table:table-cell table:style-name="ce460" table:formula="of:=VLOOKUP([.V122];[$datos.$I$2:.$L$30];3;0)" office:value-type="string" office:string-value="" calcext:value-type="error">
            <text:p>#N/D</text:p>
          </table:table-cell>
          <table:table-cell table:style-name="ce460" table:formula="of:=VLOOKUP([.V12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3];[$datos.$R$2:.$S$33];2;0)*[.G123]*[.H123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3];[$datos.$I$2:.$L$30];2;0)" office:value-type="string" office:string-value="" calcext:value-type="error">
            <text:p>#N/D</text:p>
          </table:table-cell>
          <table:table-cell table:style-name="ce460" table:formula="of:=VLOOKUP([.V123];[$datos.$I$2:.$L$30];3;0)" office:value-type="string" office:string-value="" calcext:value-type="error">
            <text:p>#N/D</text:p>
          </table:table-cell>
          <table:table-cell table:style-name="ce460" table:formula="of:=VLOOKUP([.V12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4];[$datos.$R$2:.$S$33];2;0)*[.G124]*[.H124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4];[$datos.$I$2:.$L$30];2;0)" office:value-type="string" office:string-value="" calcext:value-type="error">
            <text:p>#N/D</text:p>
          </table:table-cell>
          <table:table-cell table:style-name="ce460" table:formula="of:=VLOOKUP([.V124];[$datos.$I$2:.$L$30];3;0)" office:value-type="string" office:string-value="" calcext:value-type="error">
            <text:p>#N/D</text:p>
          </table:table-cell>
          <table:table-cell table:style-name="ce460" table:formula="of:=VLOOKUP([.V12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5];[$datos.$R$2:.$S$33];2;0)*[.G125]*[.H125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5];[$datos.$I$2:.$L$30];2;0)" office:value-type="string" office:string-value="" calcext:value-type="error">
            <text:p>#N/D</text:p>
          </table:table-cell>
          <table:table-cell table:style-name="ce460" table:formula="of:=VLOOKUP([.V125];[$datos.$I$2:.$L$30];3;0)" office:value-type="string" office:string-value="" calcext:value-type="error">
            <text:p>#N/D</text:p>
          </table:table-cell>
          <table:table-cell table:style-name="ce460" table:formula="of:=VLOOKUP([.V12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6];[$datos.$R$2:.$S$33];2;0)*[.G126]*[.H126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6];[$datos.$I$2:.$L$30];2;0)" office:value-type="string" office:string-value="" calcext:value-type="error">
            <text:p>#N/D</text:p>
          </table:table-cell>
          <table:table-cell table:style-name="ce460" table:formula="of:=VLOOKUP([.V126];[$datos.$I$2:.$L$30];3;0)" office:value-type="string" office:string-value="" calcext:value-type="error">
            <text:p>#N/D</text:p>
          </table:table-cell>
          <table:table-cell table:style-name="ce460" table:formula="of:=VLOOKUP([.V12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7];[$datos.$R$2:.$S$33];2;0)*[.G127]*[.H127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7];[$datos.$I$2:.$L$30];2;0)" office:value-type="string" office:string-value="" calcext:value-type="error">
            <text:p>#N/D</text:p>
          </table:table-cell>
          <table:table-cell table:style-name="ce460" table:formula="of:=VLOOKUP([.V127];[$datos.$I$2:.$L$30];3;0)" office:value-type="string" office:string-value="" calcext:value-type="error">
            <text:p>#N/D</text:p>
          </table:table-cell>
          <table:table-cell table:style-name="ce460" table:formula="of:=VLOOKUP([.V12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8];[$datos.$R$2:.$S$33];2;0)*[.G128]*[.H128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8];[$datos.$I$2:.$L$30];2;0)" office:value-type="string" office:string-value="" calcext:value-type="error">
            <text:p>#N/D</text:p>
          </table:table-cell>
          <table:table-cell table:style-name="ce460" table:formula="of:=VLOOKUP([.V128];[$datos.$I$2:.$L$30];3;0)" office:value-type="string" office:string-value="" calcext:value-type="error">
            <text:p>#N/D</text:p>
          </table:table-cell>
          <table:table-cell table:style-name="ce460" table:formula="of:=VLOOKUP([.V12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29];[$datos.$R$2:.$S$33];2;0)*[.G129]*[.H129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2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29];[$datos.$I$2:.$L$30];2;0)" office:value-type="string" office:string-value="" calcext:value-type="error">
            <text:p>#N/D</text:p>
          </table:table-cell>
          <table:table-cell table:style-name="ce460" table:formula="of:=VLOOKUP([.V129];[$datos.$I$2:.$L$30];3;0)" office:value-type="string" office:string-value="" calcext:value-type="error">
            <text:p>#N/D</text:p>
          </table:table-cell>
          <table:table-cell table:style-name="ce460" table:formula="of:=VLOOKUP([.V12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0];[$datos.$R$2:.$S$33];2;0)*[.G130]*[.H130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0];[$datos.$I$2:.$L$30];2;0)" office:value-type="string" office:string-value="" calcext:value-type="error">
            <text:p>#N/D</text:p>
          </table:table-cell>
          <table:table-cell table:style-name="ce460" table:formula="of:=VLOOKUP([.V130];[$datos.$I$2:.$L$30];3;0)" office:value-type="string" office:string-value="" calcext:value-type="error">
            <text:p>#N/D</text:p>
          </table:table-cell>
          <table:table-cell table:style-name="ce460" table:formula="of:=VLOOKUP([.V13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2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1];[$datos.$R$2:.$S$33];2;0)*[.G131]*[.H131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1];[$datos.$I$2:.$L$30];2;0)" office:value-type="string" office:string-value="" calcext:value-type="error">
            <text:p>#N/D</text:p>
          </table:table-cell>
          <table:table-cell table:style-name="ce460" table:formula="of:=VLOOKUP([.V131];[$datos.$I$2:.$L$30];3;0)" office:value-type="string" office:string-value="" calcext:value-type="error">
            <text:p>#N/D</text:p>
          </table:table-cell>
          <table:table-cell table:style-name="ce460" table:formula="of:=VLOOKUP([.V13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2];[$datos.$R$2:.$S$33];2;0)*[.G132]*[.H132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2];[$datos.$I$2:.$L$30];2;0)" office:value-type="string" office:string-value="" calcext:value-type="error">
            <text:p>#N/D</text:p>
          </table:table-cell>
          <table:table-cell table:style-name="ce460" table:formula="of:=VLOOKUP([.V132];[$datos.$I$2:.$L$30];3;0)" office:value-type="string" office:string-value="" calcext:value-type="error">
            <text:p>#N/D</text:p>
          </table:table-cell>
          <table:table-cell table:style-name="ce460" table:formula="of:=VLOOKUP([.V13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3];[$datos.$R$2:.$S$33];2;0)*[.G133]*[.H133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3];[$datos.$I$2:.$L$30];2;0)" office:value-type="string" office:string-value="" calcext:value-type="error">
            <text:p>#N/D</text:p>
          </table:table-cell>
          <table:table-cell table:style-name="ce460" table:formula="of:=VLOOKUP([.V133];[$datos.$I$2:.$L$30];3;0)" office:value-type="string" office:string-value="" calcext:value-type="error">
            <text:p>#N/D</text:p>
          </table:table-cell>
          <table:table-cell table:style-name="ce460" table:formula="of:=VLOOKUP([.V13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4];[$datos.$R$2:.$S$33];2;0)*[.G134]*[.H134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4];[$datos.$I$2:.$L$30];2;0)" office:value-type="string" office:string-value="" calcext:value-type="error">
            <text:p>#N/D</text:p>
          </table:table-cell>
          <table:table-cell table:style-name="ce460" table:formula="of:=VLOOKUP([.V134];[$datos.$I$2:.$L$30];3;0)" office:value-type="string" office:string-value="" calcext:value-type="error">
            <text:p>#N/D</text:p>
          </table:table-cell>
          <table:table-cell table:style-name="ce460" table:formula="of:=VLOOKUP([.V13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5];[$datos.$R$2:.$S$33];2;0)*[.G135]*[.H135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5];[$datos.$I$2:.$L$30];2;0)" office:value-type="string" office:string-value="" calcext:value-type="error">
            <text:p>#N/D</text:p>
          </table:table-cell>
          <table:table-cell table:style-name="ce460" table:formula="of:=VLOOKUP([.V135];[$datos.$I$2:.$L$30];3;0)" office:value-type="string" office:string-value="" calcext:value-type="error">
            <text:p>#N/D</text:p>
          </table:table-cell>
          <table:table-cell table:style-name="ce460" table:formula="of:=VLOOKUP([.V13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6];[$datos.$R$2:.$S$33];2;0)*[.G136]*[.H136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6];[$datos.$I$2:.$L$30];2;0)" office:value-type="string" office:string-value="" calcext:value-type="error">
            <text:p>#N/D</text:p>
          </table:table-cell>
          <table:table-cell table:style-name="ce460" table:formula="of:=VLOOKUP([.V136];[$datos.$I$2:.$L$30];3;0)" office:value-type="string" office:string-value="" calcext:value-type="error">
            <text:p>#N/D</text:p>
          </table:table-cell>
          <table:table-cell table:style-name="ce460" table:formula="of:=VLOOKUP([.V13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7];[$datos.$R$2:.$S$33];2;0)*[.G137]*[.H137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7];[$datos.$I$2:.$L$30];2;0)" office:value-type="string" office:string-value="" calcext:value-type="error">
            <text:p>#N/D</text:p>
          </table:table-cell>
          <table:table-cell table:style-name="ce460" table:formula="of:=VLOOKUP([.V137];[$datos.$I$2:.$L$30];3;0)" office:value-type="string" office:string-value="" calcext:value-type="error">
            <text:p>#N/D</text:p>
          </table:table-cell>
          <table:table-cell table:style-name="ce460" table:formula="of:=VLOOKUP([.V13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8];[$datos.$R$2:.$S$33];2;0)*[.G138]*[.H138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8];[$datos.$I$2:.$L$30];2;0)" office:value-type="string" office:string-value="" calcext:value-type="error">
            <text:p>#N/D</text:p>
          </table:table-cell>
          <table:table-cell table:style-name="ce460" table:formula="of:=VLOOKUP([.V138];[$datos.$I$2:.$L$30];3;0)" office:value-type="string" office:string-value="" calcext:value-type="error">
            <text:p>#N/D</text:p>
          </table:table-cell>
          <table:table-cell table:style-name="ce460" table:formula="of:=VLOOKUP([.V13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39];[$datos.$R$2:.$S$33];2;0)*[.G139]*[.H139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3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39];[$datos.$I$2:.$L$30];2;0)" office:value-type="string" office:string-value="" calcext:value-type="error">
            <text:p>#N/D</text:p>
          </table:table-cell>
          <table:table-cell table:style-name="ce460" table:formula="of:=VLOOKUP([.V139];[$datos.$I$2:.$L$30];3;0)" office:value-type="string" office:string-value="" calcext:value-type="error">
            <text:p>#N/D</text:p>
          </table:table-cell>
          <table:table-cell table:style-name="ce460" table:formula="of:=VLOOKUP([.V13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0];[$datos.$R$2:.$S$33];2;0)*[.G140]*[.H140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0];[$datos.$I$2:.$L$30];2;0)" office:value-type="string" office:string-value="" calcext:value-type="error">
            <text:p>#N/D</text:p>
          </table:table-cell>
          <table:table-cell table:style-name="ce460" table:formula="of:=VLOOKUP([.V140];[$datos.$I$2:.$L$30];3;0)" office:value-type="string" office:string-value="" calcext:value-type="error">
            <text:p>#N/D</text:p>
          </table:table-cell>
          <table:table-cell table:style-name="ce460" table:formula="of:=VLOOKUP([.V14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3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1];[$datos.$R$2:.$S$33];2;0)*[.G141]*[.H141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1];[$datos.$I$2:.$L$30];2;0)" office:value-type="string" office:string-value="" calcext:value-type="error">
            <text:p>#N/D</text:p>
          </table:table-cell>
          <table:table-cell table:style-name="ce460" table:formula="of:=VLOOKUP([.V141];[$datos.$I$2:.$L$30];3;0)" office:value-type="string" office:string-value="" calcext:value-type="error">
            <text:p>#N/D</text:p>
          </table:table-cell>
          <table:table-cell table:style-name="ce460" table:formula="of:=VLOOKUP([.V14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0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2];[$datos.$R$2:.$S$33];2;0)*[.G142]*[.H142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2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2];[$datos.$I$2:.$L$30];2;0)" office:value-type="string" office:string-value="" calcext:value-type="error">
            <text:p>#N/D</text:p>
          </table:table-cell>
          <table:table-cell table:style-name="ce460" table:formula="of:=VLOOKUP([.V142];[$datos.$I$2:.$L$30];3;0)" office:value-type="string" office:string-value="" calcext:value-type="error">
            <text:p>#N/D</text:p>
          </table:table-cell>
          <table:table-cell table:style-name="ce460" table:formula="of:=VLOOKUP([.V142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1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3];[$datos.$R$2:.$S$33];2;0)*[.G143]*[.H143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3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3];[$datos.$I$2:.$L$30];2;0)" office:value-type="string" office:string-value="" calcext:value-type="error">
            <text:p>#N/D</text:p>
          </table:table-cell>
          <table:table-cell table:style-name="ce460" table:formula="of:=VLOOKUP([.V143];[$datos.$I$2:.$L$30];3;0)" office:value-type="string" office:string-value="" calcext:value-type="error">
            <text:p>#N/D</text:p>
          </table:table-cell>
          <table:table-cell table:style-name="ce460" table:formula="of:=VLOOKUP([.V143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2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4];[$datos.$R$2:.$S$33];2;0)*[.G144]*[.H144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4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4];[$datos.$I$2:.$L$30];2;0)" office:value-type="string" office:string-value="" calcext:value-type="error">
            <text:p>#N/D</text:p>
          </table:table-cell>
          <table:table-cell table:style-name="ce460" table:formula="of:=VLOOKUP([.V144];[$datos.$I$2:.$L$30];3;0)" office:value-type="string" office:string-value="" calcext:value-type="error">
            <text:p>#N/D</text:p>
          </table:table-cell>
          <table:table-cell table:style-name="ce460" table:formula="of:=VLOOKUP([.V144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3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5];[$datos.$R$2:.$S$33];2;0)*[.G145]*[.H145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5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5];[$datos.$I$2:.$L$30];2;0)" office:value-type="string" office:string-value="" calcext:value-type="error">
            <text:p>#N/D</text:p>
          </table:table-cell>
          <table:table-cell table:style-name="ce460" table:formula="of:=VLOOKUP([.V145];[$datos.$I$2:.$L$30];3;0)" office:value-type="string" office:string-value="" calcext:value-type="error">
            <text:p>#N/D</text:p>
          </table:table-cell>
          <table:table-cell table:style-name="ce460" table:formula="of:=VLOOKUP([.V145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4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6];[$datos.$R$2:.$S$33];2;0)*[.G146]*[.H146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6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6];[$datos.$I$2:.$L$30];2;0)" office:value-type="string" office:string-value="" calcext:value-type="error">
            <text:p>#N/D</text:p>
          </table:table-cell>
          <table:table-cell table:style-name="ce460" table:formula="of:=VLOOKUP([.V146];[$datos.$I$2:.$L$30];3;0)" office:value-type="string" office:string-value="" calcext:value-type="error">
            <text:p>#N/D</text:p>
          </table:table-cell>
          <table:table-cell table:style-name="ce460" table:formula="of:=VLOOKUP([.V146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5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7];[$datos.$R$2:.$S$33];2;0)*[.G147]*[.H147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7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7];[$datos.$I$2:.$L$30];2;0)" office:value-type="string" office:string-value="" calcext:value-type="error">
            <text:p>#N/D</text:p>
          </table:table-cell>
          <table:table-cell table:style-name="ce460" table:formula="of:=VLOOKUP([.V147];[$datos.$I$2:.$L$30];3;0)" office:value-type="string" office:string-value="" calcext:value-type="error">
            <text:p>#N/D</text:p>
          </table:table-cell>
          <table:table-cell table:style-name="ce460" table:formula="of:=VLOOKUP([.V147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6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8];[$datos.$R$2:.$S$33];2;0)*[.G148]*[.H148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8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8];[$datos.$I$2:.$L$30];2;0)" office:value-type="string" office:string-value="" calcext:value-type="error">
            <text:p>#N/D</text:p>
          </table:table-cell>
          <table:table-cell table:style-name="ce460" table:formula="of:=VLOOKUP([.V148];[$datos.$I$2:.$L$30];3;0)" office:value-type="string" office:string-value="" calcext:value-type="error">
            <text:p>#N/D</text:p>
          </table:table-cell>
          <table:table-cell table:style-name="ce460" table:formula="of:=VLOOKUP([.V148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7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49];[$datos.$R$2:.$S$33];2;0)*[.G149]*[.H149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49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49];[$datos.$I$2:.$L$30];2;0)" office:value-type="string" office:string-value="" calcext:value-type="error">
            <text:p>#N/D</text:p>
          </table:table-cell>
          <table:table-cell table:style-name="ce460" table:formula="of:=VLOOKUP([.V149];[$datos.$I$2:.$L$30];3;0)" office:value-type="string" office:string-value="" calcext:value-type="error">
            <text:p>#N/D</text:p>
          </table:table-cell>
          <table:table-cell table:style-name="ce460" table:formula="of:=VLOOKUP([.V149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8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50];[$datos.$R$2:.$S$33];2;0)*[.G150]*[.H150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50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50];[$datos.$I$2:.$L$30];2;0)" office:value-type="string" office:string-value="" calcext:value-type="error">
            <text:p>#N/D</text:p>
          </table:table-cell>
          <table:table-cell table:style-name="ce460" table:formula="of:=VLOOKUP([.V150];[$datos.$I$2:.$L$30];3;0)" office:value-type="string" office:string-value="" calcext:value-type="error">
            <text:p>#N/D</text:p>
          </table:table-cell>
          <table:table-cell table:style-name="ce460" table:formula="of:=VLOOKUP([.V150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0">
          <table:table-cell table:style-name="ce452" office:value-type="string" calcext:value-type="string">
            <text:p>149.</text:p>
          </table:table-cell>
          <table:table-cell table:style-name="ce453" table:content-validation-name="val1"/>
          <table:table-cell table:style-name="ce454" table:content-validation-name="val3" table:number-columns-repeated="2"/>
          <table:table-cell table:style-name="ce455"/>
          <table:table-cell table:style-name="ce456" table:content-validation-name="val4"/>
          <table:table-cell table:style-name="ce453" table:number-columns-repeated="2"/>
          <table:table-cell table:style-name="ce28" table:formula="of:=VLOOKUP([.$F151];[$datos.$R$2:.$S$33];2;0)*[.G151]*[.H151]" office:value-type="string" office:string-value="" calcext:value-type="error">
            <text:p>#N/D</text:p>
          </table:table-cell>
          <table:table-cell table:style-name="ce457" table:content-validation-name="val5"/>
          <table:table-cell table:style-name="ce458"/>
          <table:table-cell table:style-name="ce453"/>
          <table:table-cell table:style-name="ce459"/>
          <table:table-cell table:style-name="ce453"/>
          <table:table-cell table:style-name="ce454" table:content-validation-name="val6"/>
          <table:table-cell table:style-name="ce45" table:content-validation-name="val7" table:formula="of:=VLOOKUP([.O151];[$datos.$D$2:.$E$7];2;0)" office:value-type="string" office:string-value="" calcext:value-type="error">
            <text:p>#N/D</text:p>
          </table:table-cell>
          <table:table-cell table:style-name="ce455"/>
          <table:table-cell table:style-name="ce453"/>
          <table:table-cell table:style-name="ce454" table:content-validation-name="val14"/>
          <table:table-cell table:style-name="ce454" table:content-validation-name="val13"/>
          <table:table-cell table:style-name="ce453" table:content-validation-name="val16"/>
          <table:table-cell table:style-name="ce453" table:content-validation-name="val18"/>
          <table:table-cell table:style-name="ce460" table:formula="of:=VLOOKUP([.V151];[$datos.$I$2:.$L$30];2;0)" office:value-type="string" office:string-value="" calcext:value-type="error">
            <text:p>#N/D</text:p>
          </table:table-cell>
          <table:table-cell table:style-name="ce460" table:formula="of:=VLOOKUP([.V151];[$datos.$I$2:.$L$30];3;0)" office:value-type="string" office:string-value="" calcext:value-type="error">
            <text:p>#N/D</text:p>
          </table:table-cell>
          <table:table-cell table:style-name="ce460" table:formula="of:=VLOOKUP([.V151];[$datos.$I$2:.$L$30];4;0)" office:value-type="string" office:string-value="" calcext:value-type="error">
            <text:p>#N/D</text:p>
          </table:table-cell>
          <table:table-cell table:style-name="ce454"/>
          <table:table-cell table:style-name="ce453"/>
          <table:table-cell table:number-columns-repeated="997"/>
        </table:table-row>
        <table:table-row table:style-name="ro11" table:number-rows-repeated="104842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ros productos Oracle" table:style-name="ta1">
        <office:forms form:automatic-focus="false" form:apply-design-mode="false"/>
        <table:table-column table:style-name="co52" table:default-cell-style-name="ce463"/>
        <table:table-column table:style-name="co53" table:default-cell-style-name="ce470"/>
        <table:table-row table:style-name="ro12">
          <table:table-cell table:style-name="Default" table:number-columns-repeated="2"/>
        </table:table-row>
        <table:table-row table:style-name="ro13">
          <table:table-cell table:style-name="ce461" office:value-type="string" calcext:value-type="string">
            <text:p>¿Emplea su organización otros productos licenciados de la compañía Oracle?</text:p>
          </table:table-cell>
          <table:table-cell table:style-name="ce468" table:content-validation-name="val19" office:value-type="string" calcext:value-type="string">
            <text:p>NO</text:p>
          </table:table-cell>
        </table:table-row>
        <table:table-row table:style-name="ro11">
          <table:table-cell table:style-name="ce462" office:value-type="string" calcext:value-type="string" table:number-columns-spanned="1" table:number-rows-spanned="26">
            <text:p>¿Qué producto o productos?</text:p>
          </table:table-cell>
          <table:table-cell table:style-name="ce469"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/>
          <table:table-cell table:content-validation-name="val20"/>
        </table:table-row>
        <table:table-row table:style-name="ro11">
          <table:covered-table-cell table:style-name="ce464"/>
          <table:table-cell table:style-name="ce471" table:content-validation-name="val20"/>
        </table:table-row>
        <table:table-row table:style-name="ro11">
          <table:table-cell table:style-name="ce465" office:value-type="string" calcext:value-type="string" table:number-columns-spanned="1" table:number-rows-spanned="16">
            <text:p>Otros</text:p>
          </table:table-cell>
          <table:table-cell table:style-name="ce469"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6"/>
          <table:table-cell/>
        </table:table-row>
        <table:table-row table:style-name="ro11">
          <table:covered-table-cell table:style-name="ce467"/>
          <table:table-cell table:style-name="ce471"/>
        </table:table-row>
      </table:table>
      <table:table table:name="datos" table:style-name="ta4" table:print="false">
        <table:table-column table:style-name="co55" table:default-cell-style-name="ce478"/>
        <table:table-column table:style-name="co56" table:default-cell-style-name="ce478"/>
        <table:table-column table:style-name="co57" table:default-cell-style-name="ce478"/>
        <table:table-column table:style-name="co58" table:default-cell-style-name="ce478"/>
        <table:table-column table:style-name="co59" table:default-cell-style-name="ce478"/>
        <table:table-column table:style-name="co60" table:default-cell-style-name="ce478"/>
        <table:table-column table:style-name="co54" table:number-columns-repeated="2" table:default-cell-style-name="ce478"/>
        <table:table-column table:style-name="co61" table:default-cell-style-name="ce478"/>
        <table:table-column table:style-name="co62" table:number-columns-repeated="3" table:default-cell-style-name="ce478"/>
        <table:table-column table:style-name="co61" table:default-cell-style-name="ce478"/>
        <table:table-column table:style-name="co21" table:default-cell-style-name="ce478"/>
        <table:table-column table:style-name="co63" table:default-cell-style-name="ce478"/>
        <table:table-column table:style-name="co64" table:default-cell-style-name="ce478"/>
        <table:table-column table:style-name="co65" table:default-cell-style-name="ce478"/>
        <table:table-column table:style-name="co66" table:default-cell-style-name="ce478"/>
        <table:table-column table:style-name="co27" table:default-cell-style-name="ce478"/>
        <table:table-column table:style-name="co67" table:default-cell-style-name="ce478"/>
        <table:table-column table:style-name="co27" table:number-columns-repeated="8" table:default-cell-style-name="ce478"/>
        <table:table-column table:style-name="co27" table:number-columns-repeated="996" table:default-cell-style-name="ce480"/>
        <table:table-row table:style-name="ro14">
          <table:table-cell table:style-name="ce472" office:value-type="string" calcext:value-type="string">
            <text:p>Organismos</text:p>
          </table:table-cell>
          <table:table-cell table:style-name="ce479" office:value-type="string" calcext:value-type="string">
            <text:p>Criticidad</text:p>
          </table:table-cell>
          <table:table-cell table:style-name="ce479" office:value-type="string" calcext:value-type="string">
            <text:p>Disponibilidad</text:p>
          </table:table-cell>
          <table:table-cell table:style-name="ce479" office:value-type="string" calcext:value-type="string">
            <text:p>Tipo de entorno</text:p>
          </table:table-cell>
          <table:table-cell table:style-name="ce479" office:value-type="string" calcext:value-type="string">
            <text:p>Tipo de entorno normalizado</text:p>
          </table:table-cell>
          <table:table-cell table:style-name="ce481" office:value-type="string" calcext:value-type="string">
            <text:p>BBDD versiones</text:p>
          </table:table-cell>
          <table:table-cell table:style-name="ce481" office:value-type="string" calcext:value-type="string">
            <text:p>Mayor</text:p>
          </table:table-cell>
          <table:table-cell table:style-name="ce481" office:value-type="string" calcext:value-type="string">
            <text:p>Minor</text:p>
          </table:table-cell>
          <table:table-cell table:style-name="ce481" office:value-type="string" calcext:value-type="string">
            <text:p>Servidores Versiones</text:p>
          </table:table-cell>
          <table:table-cell table:style-name="ce481" office:value-type="string" calcext:value-type="string">
            <text:p>Producto</text:p>
          </table:table-cell>
          <table:table-cell table:style-name="ce481" office:value-type="string" calcext:value-type="string">
            <text:p>Mayor</text:p>
          </table:table-cell>
          <table:table-cell table:style-name="ce481" office:value-type="string" calcext:value-type="string">
            <text:p>Minor</text:p>
          </table:table-cell>
          <table:table-cell table:style-name="ce481" office:value-type="string" calcext:value-type="string">
            <text:p>Sistemas Operativo</text:p>
          </table:table-cell>
          <table:table-cell table:style-name="ce481" office:value-type="string" calcext:value-type="string">
            <text:p>Plan Backup</text:p>
          </table:table-cell>
          <table:table-cell table:style-name="ce481" office:value-type="string" calcext:value-type="string">
            <text:p>SI/NO</text:p>
          </table:table-cell>
          <table:table-cell table:style-name="ce481" office:value-type="string" calcext:value-type="string">
            <text:p>DATAGUARD</text:p>
          </table:table-cell>
          <table:table-cell table:style-name="ce481" office:value-type="string" calcext:value-type="string">
            <text:p>Virtualizado</text:p>
          </table:table-cell>
          <table:table-cell table:style-name="ce481" office:value-type="string" calcext:value-type="string">
            <text:p>Tecnologia</text:p>
          </table:table-cell>
          <table:table-cell table:style-name="ce481" office:value-type="string" calcext:value-type="string">
            <text:p>Factor Conversion</text:p>
          </table:table-cell>
          <table:table-cell table:style-name="ce481" office:value-type="string" calcext:value-type="string">
            <text:p>Otros Productos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PRE</text:p>
          </table:table-cell>
          <table:table-cell table:style-name="ce477" office:value-type="string" calcext:value-type="string">
            <text:p>MUY ALTA</text:p>
          </table:table-cell>
          <table:table-cell table:style-name="ce477" office:value-type="string" calcext:value-type="string">
            <text:p>24x7</text:p>
          </table:table-cell>
          <table:table-cell table:number-columns-repeated="2" table:style-name="ce477" office:value-type="string" calcext:value-type="string">
            <text:p>PRODUCCIÓN</text:p>
          </table:table-cell>
          <table:table-cell table:style-name="ce482" office:value-type="string" calcext:value-type="string">
            <text:p>-- NO ENCUENTRO MI OPCIÓN --</text:p>
          </table:table-cell>
          <table:table-cell table:number-columns-repeated="2" table:style-name="ce482" office:value-type="string" calcext:value-type="string">
            <text:p>N/A</text:p>
          </table:table-cell>
          <table:table-cell table:style-name="ce482" office:value-type="string" calcext:value-type="string">
            <text:p>-- NO ENCUENTRO MI OPCIÓN --</text:p>
          </table:table-cell>
          <table:table-cell table:style-name="ce482" table:number-columns-repeated="3"/>
          <table:table-cell table:number-columns-repeated="2" table:style-name="ce482" office:value-type="string" calcext:value-type="string">
            <text:p>-- NO ENCUENTRO MI OPCIÓN --</text:p>
          </table:table-cell>
          <table:table-cell table:number-columns-repeated="2" table:style-name="ce477" office:value-type="string" calcext:value-type="string">
            <text:p>SI</text:p>
          </table:table-cell>
          <table:table-cell table:style-name="ce477" office:value-type="string" calcext:value-type="string">
            <text:p>No</text:p>
          </table:table-cell>
          <table:table-cell table:style-name="ce477" office:value-type="string" calcext:value-type="string">
            <text:p>Sun and Fujitsu UltraSPARC T1 processor (1.0 or 1.2 GHz)</text:p>
          </table:table-cell>
          <table:table-cell table:style-name="ce477" office:value-type="float" office:value="0.25" calcext:value-type="float">
            <text:p>0,25</text:p>
          </table:table-cell>
          <table:table-cell table:style-name="ce491" office:value-type="string" calcext:value-type="string">
            <text:p>Change Management Pack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AC</text:p>
          </table:table-cell>
          <table:table-cell table:style-name="ce477" office:value-type="string" calcext:value-type="string">
            <text:p>ALTA </text:p>
          </table:table-cell>
          <table:table-cell table:style-name="ce477" office:value-type="string" calcext:value-type="string">
            <text:p>12x5</text:p>
          </table:table-cell>
          <table:table-cell table:style-name="ce477" office:value-type="string" calcext:value-type="string">
            <text:p>PREPRODUCCIÓN</text:p>
          </table:table-cell>
          <table:table-cell table:style-name="ce477" office:value-type="string" calcext:value-type="string">
            <text:p>NO PRODUCCIÓN</text:p>
          </table:table-cell>
          <table:table-cell table:style-name="ce483" office:value-type="string" calcext:value-type="string">
            <text:p>Oracle Database Enterprise Edition 10.2.0.1</text:p>
          </table:table-cell>
          <table:table-cell table:style-name="Default" office:value-type="string" calcext:value-type="string">
            <text:p>10.2</text:p>
          </table:table-cell>
          <table:table-cell table:style-name="Default" office:value-type="string" calcext:value-type="string">
            <text:p>0.1</text:p>
          </table:table-cell>
          <table:table-cell table:style-name="ce483" office:value-type="string" calcext:value-type="string">
            <text:p>OAS 1.0.0.0</text:p>
          </table:table-cell>
          <table:table-cell table:style-name="ce483" office:value-type="string" calcext:value-type="string">
            <text:p>OAS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0.0</text:p>
          </table:table-cell>
          <table:table-cell table:style-name="ce485" office:value-type="string" calcext:value-type="string">
            <text:p>CentOS <text:s/>5.5</text:p>
          </table:table-cell>
          <table:table-cell table:style-name="ce489" office:value-type="string" calcext:value-type="string">
            <text:p>NO TIENE</text:p>
          </table:table-cell>
          <table:table-cell table:style-name="ce477" office:value-type="string" calcext:value-type="string">
            <text:p>NO</text:p>
          </table:table-cell>
          <table:table-cell table:style-name="ce477" office:value-type="string" calcext:value-type="string">
            <text:p>SI ( primaria )</text:p>
          </table:table-cell>
          <table:table-cell table:style-name="ce483" table:content-validation-name="val21" office:value-type="string" calcext:value-type="string">
            <text:p>Sí. Virtualización lógica</text:p>
          </table:table-cell>
          <table:table-cell table:style-name="ce477" office:value-type="string" calcext:value-type="string">
            <text:p>Sun Fire T1000 Server, SPARC Enterprise T1000 Server*, with 6 or 8-core 1.0 GHz UltraSPARC T1 processor</text:p>
          </table:table-cell>
          <table:table-cell table:style-name="ce477" office:value-type="float" office:value="0.25" calcext:value-type="float">
            <text:p>0,25</text:p>
          </table:table-cell>
          <table:table-cell table:style-name="ce491" office:value-type="string" calcext:value-type="string">
            <text:p>Designer - Nonstandard User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5" office:value-type="string" calcext:value-type="string">
            <text:p>AACID</text:p>
          </table:table-cell>
          <table:table-cell table:style-name="ce477" office:value-type="string" calcext:value-type="string">
            <text:p>MEDIA</text:p>
          </table:table-cell>
          <table:table-cell table:style-name="ce477" office:value-type="string" calcext:value-type="string">
            <text:p>8x5</text:p>
          </table:table-cell>
          <table:table-cell table:style-name="ce477" office:value-type="string" calcext:value-type="string">
            <text:p>FORMACIÓN</text:p>
          </table:table-cell>
          <table:table-cell table:style-name="ce477" office:value-type="string" calcext:value-type="string">
            <text:p>PRODUCCIÓN</text:p>
          </table:table-cell>
          <table:table-cell table:style-name="ce483" office:value-type="string" calcext:value-type="string">
            <text:p>Oracle Database Enterprise Edition 10.2.0.2</text:p>
          </table:table-cell>
          <table:table-cell table:style-name="Default" office:value-type="string" calcext:value-type="string">
            <text:p>10.2</text:p>
          </table:table-cell>
          <table:table-cell table:style-name="Default" office:value-type="string" calcext:value-type="string">
            <text:p>0.2</text:p>
          </table:table-cell>
          <table:table-cell table:style-name="ce483" office:value-type="string" calcext:value-type="string">
            <text:p>OAS 1.1.0.0</text:p>
          </table:table-cell>
          <table:table-cell table:style-name="ce483" office:value-type="string" calcext:value-type="string">
            <text:p>OAS</text:p>
          </table:table-cell>
          <table:table-cell table:style-name="ce483" office:value-type="string" calcext:value-type="string">
            <text:p>1.1</text:p>
          </table:table-cell>
          <table:table-cell table:style-name="ce483" office:value-type="string" calcext:value-type="string">
            <text:p>0.0</text:p>
          </table:table-cell>
          <table:table-cell table:style-name="ce486" office:value-type="string" calcext:value-type="string">
            <text:p>CentOS <text:s/>5.9</text:p>
          </table:table-cell>
          <table:table-cell table:style-name="ce483" office:value-type="string" calcext:value-type="string">
            <text:p>DESCONOCIDO</text:p>
          </table:table-cell>
          <table:table-cell table:style-name="ce477"/>
          <table:table-cell table:style-name="ce477" office:value-type="string" calcext:value-type="string">
            <text:p>SI ( standby)</text:p>
          </table:table-cell>
          <table:table-cell table:style-name="ce483" office:value-type="string" calcext:value-type="string">
            <text:p>Sí. Virtualización física</text:p>
          </table:table-cell>
          <table:table-cell table:style-name="ce477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477" office:value-type="float" office:value="0.25" calcext:value-type="float">
            <text:p>0,25</text:p>
          </table:table-cell>
          <table:table-cell table:style-name="ce491" office:value-type="string" calcext:value-type="string">
            <text:p>Developer - Named User</text:p>
          </table:table-cell>
          <table:table-cell table:style-name="ce477" table:number-columns-repeated="8"/>
          <table:table-cell table:number-columns-repeated="996"/>
        </table:table-row>
        <table:table-row table:style-name="ro15">
          <table:table-cell table:style-name="ce474" office:value-type="string" calcext:value-type="string">
            <text:p>AAE</text:p>
          </table:table-cell>
          <table:table-cell table:style-name="ce477" office:value-type="string" calcext:value-type="string">
            <text:p>BAJA</text:p>
          </table:table-cell>
          <table:table-cell table:style-name="ce12" office:value-type="string" calcext:value-type="string">
            <text:p>N/A</text:p>
          </table:table-cell>
          <table:table-cell table:style-name="ce477" office:value-type="string" calcext:value-type="string">
            <text:p>INTEGRACIÓN</text:p>
          </table:table-cell>
          <table:table-cell table:style-name="ce477" office:value-type="string" calcext:value-type="string">
            <text:p>NO PRODUCCIÓN</text:p>
          </table:table-cell>
          <table:table-cell table:style-name="ce483" office:value-type="string" calcext:value-type="string">
            <text:p>Oracle Database Enterprise Edition 10.2.0.3</text:p>
          </table:table-cell>
          <table:table-cell table:style-name="Default" office:value-type="string" calcext:value-type="string">
            <text:p>10.2</text:p>
          </table:table-cell>
          <table:table-cell table:style-name="Default" office:value-type="string" calcext:value-type="string">
            <text:p>0.3</text:p>
          </table:table-cell>
          <table:table-cell table:style-name="ce483" office:value-type="string" calcext:value-type="string">
            <text:p>OAS 1.2.0.0</text:p>
          </table:table-cell>
          <table:table-cell table:style-name="ce483" office:value-type="string" calcext:value-type="string">
            <text:p>OAS</text:p>
          </table:table-cell>
          <table:table-cell table:style-name="ce483" office:value-type="string" calcext:value-type="string">
            <text:p>1.2</text:p>
          </table:table-cell>
          <table:table-cell table:style-name="ce483" office:value-type="string" calcext:value-type="string">
            <text:p>0.0</text:p>
          </table:table-cell>
          <table:table-cell table:style-name="ce483" office:value-type="string" calcext:value-type="string">
            <text:p>HP-UX Itanium(11.23)</text:p>
          </table:table-cell>
          <table:table-cell table:style-name="ce483" office:value-type="string" calcext:value-type="string">
            <text:p>DG</text:p>
          </table:table-cell>
          <table:table-cell table:style-name="ce477"/>
          <table:table-cell table:style-name="ce477" office:value-type="string" calcext:value-type="string">
            <text:p>NO</text:p>
          </table:table-cell>
          <table:table-cell table:style-name="ce477"/>
          <table:table-cell table:style-name="ce477" office:value-type="string" calcext:value-type="string">
            <text:p>Sun Netra T2000, 1.0 or 1.2 GHz UltraSPARC T1 processor</text:p>
          </table:table-cell>
          <table:table-cell table:style-name="ce477" office:value-type="float" office:value="0.25" calcext:value-type="float">
            <text:p>0,25</text:p>
          </table:table-cell>
          <table:table-cell table:style-name="ce491" office:value-type="string" calcext:value-type="string">
            <text:p>Diagnostics Pack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AIICC</text:p>
          </table:table-cell>
          <table:table-cell table:style-name="ce477" table:number-columns-repeated="2"/>
          <table:table-cell table:style-name="ce477" office:value-type="string" calcext:value-type="string">
            <text:p>PRUEBAS / INTEGRACIÓN</text:p>
          </table:table-cell>
          <table:table-cell table:style-name="ce477" office:value-type="string" calcext:value-type="string">
            <text:p>NO PRODUCCIÓN</text:p>
          </table:table-cell>
          <table:table-cell table:style-name="ce483" office:value-type="string" calcext:value-type="string">
            <text:p>Oracle Database Enterprise Edition 10.2.0.4</text:p>
          </table:table-cell>
          <table:table-cell table:style-name="Default" office:value-type="string" calcext:value-type="string">
            <text:p>10.2</text:p>
          </table:table-cell>
          <table:table-cell table:style-name="Default" office:value-type="string" calcext:value-type="string">
            <text:p>0.4</text:p>
          </table:table-cell>
          <table:table-cell table:style-name="ce483" office:value-type="string" calcext:value-type="string">
            <text:p>Web logic 1.0.0.0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0.0</text:p>
          </table:table-cell>
          <table:table-cell table:style-name="ce483" office:value-type="string" calcext:value-type="string">
            <text:p>HP-UX Itanium(11.31)</text:p>
          </table:table-cell>
          <table:table-cell table:style-name="ce483" office:value-type="string" calcext:value-type="string">
            <text:p>SNAPSHOT</text:p>
          </table:table-cell>
          <table:table-cell table:style-name="ce477" table:number-columns-repeated="3"/>
          <table:table-cell table:style-name="ce477" office:value-type="string" calcext:value-type="string">
            <text:p>SPARC T3 processor</text:p>
          </table:table-cell>
          <table:table-cell table:style-name="ce477" office:value-type="float" office:value="0.25" calcext:value-type="float">
            <text:p>0,25</text:p>
          </table:table-cell>
          <table:table-cell table:style-name="ce491" office:value-type="string" calcext:value-type="string">
            <text:p>Diagnostics Pack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DCA</text:p>
          </table:table-cell>
          <table:table-cell table:style-name="ce477" table:number-columns-repeated="2"/>
          <table:table-cell table:style-name="ce477" office:value-type="string" calcext:value-type="string">
            <text:p>DESARROLLO</text:p>
          </table:table-cell>
          <table:table-cell table:style-name="ce477" office:value-type="string" calcext:value-type="string">
            <text:p>NO PRODUCCIÓN</text:p>
          </table:table-cell>
          <table:table-cell table:style-name="ce483" office:value-type="string" calcext:value-type="string">
            <text:p>Oracle Database Enterprise Edition 10.2.0.5</text:p>
          </table:table-cell>
          <table:table-cell table:style-name="Default" office:value-type="string" calcext:value-type="string">
            <text:p>10.2</text:p>
          </table:table-cell>
          <table:table-cell table:style-name="Default" office:value-type="string" calcext:value-type="string">
            <text:p>0.5</text:p>
          </table:table-cell>
          <table:table-cell table:style-name="ce483" office:value-type="string" calcext:value-type="string">
            <text:p>Web logic 1.0.0.1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0.1</text:p>
          </table:table-cell>
          <table:table-cell table:style-name="ce483" office:value-type="string" calcext:value-type="string">
            <text:p>IBM AIX on POWER Systems (64-bit)(5.3)</text:p>
          </table:table-cell>
          <table:table-cell table:style-name="ce483" office:value-type="string" calcext:value-type="string">
            <text:p>EXPORTS</text:p>
          </table:table-cell>
          <table:table-cell table:style-name="ce477" table:number-columns-repeated="3"/>
          <table:table-cell table:style-name="ce477" office:value-type="string" calcext:value-type="string">
            <text:p>Sun and Fujitsu UltraSPARC T1 processor (1.0 or 1.2 GHz)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Diagnostics Pack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EFPA</text:p>
          </table:table-cell>
          <table:table-cell table:style-name="ce477" table:number-columns-repeated="2"/>
          <table:table-cell table:style-name="ce12"/>
          <table:table-cell table:style-name="ce477"/>
          <table:table-cell table:style-name="ce483" office:value-type="string" calcext:value-type="string">
            <text:p>Oracle Database Enterprise Edition 11.1.0.6</text:p>
          </table:table-cell>
          <table:table-cell table:style-name="Default" office:value-type="string" calcext:value-type="string">
            <text:p>11.1</text:p>
          </table:table-cell>
          <table:table-cell table:style-name="Default" office:value-type="string" calcext:value-type="string">
            <text:p>0.6</text:p>
          </table:table-cell>
          <table:table-cell table:style-name="ce483" office:value-type="string" calcext:value-type="string">
            <text:p>Web logic 1.0.0.2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0.2</text:p>
          </table:table-cell>
          <table:table-cell table:style-name="ce483" office:value-type="string" calcext:value-type="string">
            <text:p>IBM AIX on POWER Systems (64-bit)(6.1)</text:p>
          </table:table-cell>
          <table:table-cell table:style-name="ce483" office:value-type="string" calcext:value-type="string">
            <text:p>COLD BACKUP</text:p>
          </table:table-cell>
          <table:table-cell table:style-name="ce477" table:number-columns-repeated="3"/>
          <table:table-cell table:style-name="ce477" office:value-type="string" calcext:value-type="string">
            <text:p>Sun and Fujitsu UltraSPARC T1 1.4 GHz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Directory Services - Named User Plus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GAP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11.1.0.7</text:p>
          </table:table-cell>
          <table:table-cell table:style-name="Default" office:value-type="string" calcext:value-type="string">
            <text:p>11.1</text:p>
          </table:table-cell>
          <table:table-cell table:style-name="Default" office:value-type="string" calcext:value-type="string">
            <text:p>0.7</text:p>
          </table:table-cell>
          <table:table-cell table:style-name="ce483" office:value-type="string" calcext:value-type="string">
            <text:p>Web logic 1.0.0.3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0.3</text:p>
          </table:table-cell>
          <table:table-cell table:style-name="ce483" office:value-type="string" calcext:value-type="string">
            <text:p>IBM AIX on POWER Systems (64-bit)(7.1)</text:p>
          </table:table-cell>
          <table:table-cell table:style-name="ce483" office:value-type="string" calcext:value-type="string">
            <text:p>EXPORTS + COLD BACKUP</text:p>
          </table:table-cell>
          <table:table-cell table:style-name="ce477" table:number-columns-repeated="3"/>
          <table:table-cell table:style-name="ce477" office:value-type="string" calcext:value-type="string">
            <text:p>Sun Fire T2000 Server and SPARC Enterprise T2000 Server*, with 8-core, 1.4 GHz UltraSPARC T1 processor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Discoverer Desktop Edition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GES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11.2.0.1</text:p>
          </table:table-cell>
          <table:table-cell table:style-name="Default" office:value-type="string" calcext:value-type="string">
            <text:p>11.2</text:p>
          </table:table-cell>
          <table:table-cell table:style-name="Default" office:value-type="string" calcext:value-type="string">
            <text:p>0.1</text:p>
          </table:table-cell>
          <table:table-cell table:style-name="ce483" office:value-type="string" calcext:value-type="string">
            <text:p>Web logic 1.0.2.0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2.0</text:p>
          </table:table-cell>
          <table:table-cell table:style-name="ce483" office:value-type="string" calcext:value-type="string">
            <text:p>Linux Itanium(Red Hat Enterprise 4)</text:p>
          </table:table-cell>
          <table:table-cell table:style-name="ce483" office:value-type="string" calcext:value-type="string">
            <text:p>RMAN</text:p>
          </table:table-cell>
          <table:table-cell table:style-name="ce477" table:number-columns-repeated="3"/>
          <table:table-cell table:style-name="ce477" office:value-type="string" calcext:value-type="string">
            <text:p>Sun T6300, 1.4 GHz UltraSPARC T1 processor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Enterprise Single Sign-On Suite Plus - Named User Plus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IDE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11.2.0.2</text:p>
          </table:table-cell>
          <table:table-cell table:style-name="Default" office:value-type="string" calcext:value-type="string">
            <text:p>11.2</text:p>
          </table:table-cell>
          <table:table-cell table:style-name="Default" office:value-type="string" calcext:value-type="string">
            <text:p>0.2</text:p>
          </table:table-cell>
          <table:table-cell table:style-name="ce483" office:value-type="string" calcext:value-type="string">
            <text:p>Web logic 1.0.2.1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2.1</text:p>
          </table:table-cell>
          <table:table-cell table:style-name="ce483" office:value-type="string" calcext:value-type="string">
            <text:p>Linux x86(Oracle Linux 4)</text:p>
          </table:table-cell>
          <table:table-cell table:style-name="ce483" office:value-type="string" calcext:value-type="string">
            <text:p>RMAN LEGATO</text:p>
          </table:table-cell>
          <table:table-cell table:style-name="ce477" table:number-columns-repeated="3"/>
          <table:table-cell table:style-name="ce477" office:value-type="string" calcext:value-type="string">
            <text:p>AMD Opteron Models 13XX, 23XX, 24XX, 32XX, 41XX, 42XX, 61XX, 62XX, 83XX, 84XX or earlier Multicore chips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Federation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4">
          <table:table-cell table:style-name="ce474" office:value-type="string" calcext:value-type="string">
            <text:p>AMAY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11.2.0.3</text:p>
          </table:table-cell>
          <table:table-cell table:style-name="Default" office:value-type="string" calcext:value-type="string">
            <text:p>11.2</text:p>
          </table:table-cell>
          <table:table-cell table:style-name="Default" office:value-type="string" calcext:value-type="string">
            <text:p>0.3</text:p>
          </table:table-cell>
          <table:table-cell table:style-name="ce483" office:value-type="string" calcext:value-type="string">
            <text:p>Web logic 1.0.2.2</text:p>
          </table:table-cell>
          <table:table-cell table:style-name="ce483" office:value-type="string" calcext:value-type="string">
            <text:p>Web logic</text:p>
          </table:table-cell>
          <table:table-cell table:style-name="ce483" office:value-type="string" calcext:value-type="string">
            <text:p>1.0</text:p>
          </table:table-cell>
          <table:table-cell table:style-name="ce483" office:value-type="string" calcext:value-type="string">
            <text:p>2.2</text:p>
          </table:table-cell>
          <table:table-cell table:style-name="ce483" office:value-type="string" calcext:value-type="string">
            <text:p>Linux x86(Oracle Linux 6)</text:p>
          </table:table-cell>
          <table:table-cell table:style-name="ce483" office:value-type="string" calcext:value-type="string">
            <text:p>RMAN DATAPROTECTOR</text:p>
          </table:table-cell>
          <table:table-cell table:style-name="ce477" table:number-columns-repeated="3"/>
          <table:table-cell table:style-name="ce477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- Employee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OPJ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11.2.0.4</text:p>
          </table:table-cell>
          <table:table-cell table:style-name="Default" office:value-type="string" calcext:value-type="string">
            <text:p>11.2</text:p>
          </table:table-cell>
          <table:table-cell table:style-name="Default" office:value-type="string" calcext:value-type="string">
            <text:p>0.4</text:p>
          </table:table-cell>
          <table:table-cell table:style-name="ce483" table:number-columns-repeated="4"/>
          <table:table-cell table:style-name="ce483" office:value-type="string" calcext:value-type="string">
            <text:p>Linux x86(Oracle Linux56)</text:p>
          </table:table-cell>
          <table:table-cell table:style-name="ce483" office:value-type="string" calcext:value-type="string">
            <text:p>RMAN NETBACKUP</text:p>
          </table:table-cell>
          <table:table-cell table:style-name="ce477" table:number-columns-repeated="3"/>
          <table:table-cell table:style-name="ce477" office:value-type="string" calcext:value-type="string">
            <text:p>Intel Itanium Series 93XX or earlier Multicore chips (For servers purchased prior to Dec 1st, 2010)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Database Applications Table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PP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12.1.0.1</text:p>
          </table:table-cell>
          <table:table-cell table:style-name="Default" office:value-type="string" calcext:value-type="string">
            <text:p>12.1</text:p>
          </table:table-cell>
          <table:table-cell table:style-name="Default" office:value-type="string" calcext:value-type="string">
            <text:p>0.1</text:p>
          </table:table-cell>
          <table:table-cell table:style-name="ce483" table:number-columns-repeated="4"/>
          <table:table-cell table:style-name="ce483" office:value-type="string" calcext:value-type="string">
            <text:p>Linux x86(Red Hat Enterprise 3)</text:p>
          </table:table-cell>
          <table:table-cell table:style-name="ce483" office:value-type="string" calcext:value-type="string">
            <text:p>RMAN + EXPORTS</text:p>
          </table:table-cell>
          <table:table-cell table:style-name="ce477" table:number-columns-repeated="3"/>
          <table:table-cell table:style-name="ce477" office:value-type="string" calcext:value-type="string">
            <text:p>Intel or AMD Desktop, Laptop/Notebook, or Netbook Multicore chips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Database User Management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SAG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7.3.4</text:p>
          </table:table-cell>
          <table:table-cell table:style-name="Default" office:value-type="string" calcext:value-type="string">
            <text:p>7.3</text:p>
          </table:table-cell>
          <table:table-cell table:style-name="Default" office:value-type="string" calcext:value-type="string">
            <text:p>4.</text:p>
          </table:table-cell>
          <table:table-cell table:style-name="ce483" table:number-columns-repeated="4"/>
          <table:table-cell table:style-name="ce483" office:value-type="string" calcext:value-type="string">
            <text:p>Linux x86(Red Hat Enterprise 4)</text:p>
          </table:table-cell>
          <table:table-cell table:style-name="ce483" office:value-type="string" calcext:value-type="string">
            <text:p>RMAN LEGATO + EXPORTS</text:p>
          </table:table-cell>
          <table:table-cell table:style-name="ce477" table:number-columns-repeated="3"/>
          <table:table-cell table:style-name="ce477" office:value-type="string" calcext:value-type="string">
            <text:p>Sun UltraSPARC T2+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IBM RACF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SBG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0.6.0</text:p>
          </table:table-cell>
          <table:table-cell table:style-name="Default" office:value-type="string" calcext:value-type="string">
            <text:p>8.0</text:p>
          </table:table-cell>
          <table:table-cell table:style-name="Default" office:value-type="string" calcext:value-type="string">
            <text:p>6.0</text:p>
          </table:table-cell>
          <table:table-cell table:style-name="ce483" table:number-columns-repeated="4"/>
          <table:table-cell table:style-name="ce483" office:value-type="string" calcext:value-type="string">
            <text:p>Linux x86(Red Hat Enterprise 5)</text:p>
          </table:table-cell>
          <table:table-cell table:style-name="ce483" office:value-type="string" calcext:value-type="string">
            <text:p>RMAN DATAPROTECTOR + EXPORTS</text:p>
          </table:table-cell>
          <table:table-cell table:style-name="ce477" table:number-columns-repeated="3"/>
          <table:table-cell table:style-name="ce477" office:value-type="string" calcext:value-type="string">
            <text:p>SPARC64 VII+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Microsoft Active Directory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SSD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0.6.1</text:p>
          </table:table-cell>
          <table:table-cell table:style-name="Default" office:value-type="string" calcext:value-type="string">
            <text:p>8.0</text:p>
          </table:table-cell>
          <table:table-cell table:style-name="Default" office:value-type="string" calcext:value-type="string">
            <text:p>6.1</text:p>
          </table:table-cell>
          <table:table-cell table:style-name="ce483" table:number-columns-repeated="4"/>
          <table:table-cell table:style-name="ce483" office:value-type="string" calcext:value-type="string">
            <text:p>Linux x86(Red Hat Enterprise 6)</text:p>
          </table:table-cell>
          <table:table-cell table:style-name="ce483" office:value-type="string" calcext:value-type="string">
            <text:p>RMAN NETBACKUP + EXPORTS</text:p>
          </table:table-cell>
          <table:table-cell table:style-name="ce477" table:number-columns-repeated="3"/>
          <table:table-cell table:style-name="ce477" office:value-type="string" calcext:value-type="string">
            <text:p>SPARC T4 processor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RedHat Linux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AVR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0.6.2</text:p>
          </table:table-cell>
          <table:table-cell table:style-name="Default" office:value-type="string" calcext:value-type="string">
            <text:p>8.0</text:p>
          </table:table-cell>
          <table:table-cell table:style-name="Default" office:value-type="string" calcext:value-type="string">
            <text:p>6.2</text:p>
          </table:table-cell>
          <table:table-cell table:style-name="ce483" table:number-columns-repeated="4"/>
          <table:table-cell table:style-name="ce485" office:value-type="string" calcext:value-type="string">
            <text:p>Linux x86(SLES-10)</text:p>
          </table:table-cell>
          <table:table-cell table:style-name="ce483" office:value-type="string" calcext:value-type="string">
            <text:p>RMAN + COLD BACKUP</text:p>
          </table:table-cell>
          <table:table-cell table:style-name="ce477" table:number-columns-repeated="3"/>
          <table:table-cell table:style-name="ce477" office:value-type="string" calcext:value-type="string">
            <text:p>SPARC T5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RSA Authentication Manager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CA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0.6.3</text:p>
          </table:table-cell>
          <table:table-cell table:style-name="Default" office:value-type="string" calcext:value-type="string">
            <text:p>8.0</text:p>
          </table:table-cell>
          <table:table-cell table:style-name="Default" office:value-type="string" calcext:value-type="string">
            <text:p>6.3</text:p>
          </table:table-cell>
          <table:table-cell table:style-name="ce483" table:number-columns-repeated="4"/>
          <table:table-cell table:style-name="ce483" office:value-type="string" calcext:value-type="string">
            <text:p>Linux x86-64(Oracle Linux 4)</text:p>
          </table:table-cell>
          <table:table-cell table:style-name="ce483" office:value-type="string" calcext:value-type="string">
            <text:p>RMAN + EXPORTS + COLD BACKUP</text:p>
          </table:table-cell>
          <table:table-cell table:style-name="ce477" table:number-columns-repeated="3"/>
          <table:table-cell table:style-name="ce477" office:value-type="string" calcext:value-type="string">
            <text:p>SPARC M5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Siebel Enterprise Applications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CAAC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1.7.0</text:p>
          </table:table-cell>
          <table:table-cell table:style-name="Default" office:value-type="string" calcext:value-type="string">
            <text:p>8.1</text:p>
          </table:table-cell>
          <table:table-cell table:style-name="Default" office:value-type="string" calcext:value-type="string">
            <text:p>7.0</text:p>
          </table:table-cell>
          <table:table-cell table:style-name="ce483" table:number-columns-repeated="4"/>
          <table:table-cell table:style-name="ce483" office:value-type="string" calcext:value-type="string">
            <text:p>Linux x86-64(Oracle Linux 5)</text:p>
          </table:table-cell>
          <table:table-cell table:style-name="ce485" office:value-type="string" calcext:value-type="string">
            <text:p>OTROS</text:p>
          </table:table-cell>
          <table:table-cell table:style-name="ce477" table:number-columns-repeated="3"/>
          <table:table-cell table:style-name="ce477" office:value-type="string" calcext:value-type="string">
            <text:p>SPARC M6</text:p>
          </table:table-cell>
          <table:table-cell table:style-name="ce477" office:value-type="float" office:value="0.5" calcext:value-type="float">
            <text:p>0,5</text:p>
          </table:table-cell>
          <table:table-cell table:style-name="ce491" office:value-type="string" calcext:value-type="string">
            <text:p>Identity Manager Connector - Sun Solaris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ALRI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1.7.1</text:p>
          </table:table-cell>
          <table:table-cell table:style-name="Default" office:value-type="string" calcext:value-type="string">
            <text:p>8.1</text:p>
          </table:table-cell>
          <table:table-cell table:style-name="Default" office:value-type="string" calcext:value-type="string">
            <text:p>7.1</text:p>
          </table:table-cell>
          <table:table-cell table:style-name="ce483" table:number-columns-repeated="4"/>
          <table:table-cell table:style-name="ce483" office:value-type="string" calcext:value-type="string">
            <text:p>Linux x86-64(Oracle Linux 6)</text:p>
          </table:table-cell>
          <table:table-cell table:style-name="Default"/>
          <table:table-cell table:style-name="ce477" table:number-columns-repeated="3"/>
          <table:table-cell table:style-name="ce477" office:value-type="string" calcext:value-type="string">
            <text:p>Sun and Fujitsu SPARC64 VI, VII</text:p>
          </table:table-cell>
          <table:table-cell table:style-name="ce477" office:value-type="float" office:value="0.75" calcext:value-type="float">
            <text:p>0,75</text:p>
          </table:table-cell>
          <table:table-cell table:style-name="ce491" office:value-type="string" calcext:value-type="string">
            <text:p>Identity Manager Connector - UNIX - Connect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APDER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1.7.2</text:p>
          </table:table-cell>
          <table:table-cell table:style-name="Default" office:value-type="string" calcext:value-type="string">
            <text:p>8.1</text:p>
          </table:table-cell>
          <table:table-cell table:style-name="Default" office:value-type="string" calcext:value-type="string">
            <text:p>7.2</text:p>
          </table:table-cell>
          <table:table-cell table:style-name="ce483" table:number-columns-repeated="4"/>
          <table:table-cell table:style-name="ce483" office:value-type="string" calcext:value-type="string">
            <text:p>Linux x86-64(Red Hat Enterprise 3)</text:p>
          </table:table-cell>
          <table:table-cell table:style-name="Default"/>
          <table:table-cell table:style-name="ce477" table:number-columns-repeated="3"/>
          <table:table-cell table:style-name="ce477" office:value-type="string" calcext:value-type="string">
            <text:p>Sun UltraSPARC IV, IV+, or earlier Multicore chips</text:p>
          </table:table-cell>
          <table:table-cell table:style-name="ce477" office:value-type="float" office:value="0.75" calcext:value-type="float">
            <text:p>0,75</text:p>
          </table:table-cell>
          <table:table-cell table:style-name="ce491" office:value-type="string" calcext:value-type="string">
            <text:p>Internet Developer Suite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CC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1.7.3</text:p>
          </table:table-cell>
          <table:table-cell table:style-name="Default" office:value-type="string" calcext:value-type="string">
            <text:p>8.1</text:p>
          </table:table-cell>
          <table:table-cell table:style-name="Default" office:value-type="string" calcext:value-type="string">
            <text:p>7.3</text:p>
          </table:table-cell>
          <table:table-cell table:style-name="ce483" table:number-columns-repeated="4"/>
          <table:table-cell table:style-name="ce483" office:value-type="string" calcext:value-type="string">
            <text:p>Linux x86-64(Red Hat Enterprise 4)</text:p>
          </table:table-cell>
          <table:table-cell table:style-name="Default"/>
          <table:table-cell table:style-name="ce477" table:number-columns-repeated="3"/>
          <table:table-cell table:style-name="ce477" office:value-type="string" calcext:value-type="string">
            <text:p>Sun UltraSPARC T2</text:p>
          </table:table-cell>
          <table:table-cell table:style-name="ce477" office:value-type="float" office:value="0.75" calcext:value-type="float">
            <text:p>0,75</text:p>
          </table:table-cell>
          <table:table-cell table:style-name="ce491" office:value-type="string" calcext:value-type="string">
            <text:p>Internet Developer Suite - Named User Plus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ECD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8.1.7.4</text:p>
          </table:table-cell>
          <table:table-cell table:style-name="Default" office:value-type="string" calcext:value-type="string">
            <text:p>8.1</text:p>
          </table:table-cell>
          <table:table-cell table:style-name="Default" office:value-type="string" calcext:value-type="string">
            <text:p>7.4</text:p>
          </table:table-cell>
          <table:table-cell table:style-name="ce483" table:number-columns-repeated="4"/>
          <table:table-cell table:style-name="ce483" office:value-type="string" calcext:value-type="string">
            <text:p>Linux x86-64(Red Hat Enterprise 5)</text:p>
          </table:table-cell>
          <table:table-cell table:style-name="Default"/>
          <table:table-cell table:style-name="ce477" table:number-columns-repeated="3"/>
          <table:table-cell table:style-name="ce477" office:value-type="string" calcext:value-type="string">
            <text:p>HP PA-RISC</text:p>
          </table:table-cell>
          <table:table-cell table:style-name="ce477" office:value-type="float" office:value="0.75" calcext:value-type="float">
            <text:p>0,75</text:p>
          </table:table-cell>
          <table:table-cell table:style-name="ce491" office:value-type="string" calcext:value-type="string">
            <text:p>JDeveloper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EICE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0.1.0</text:p>
          </table:table-cell>
          <table:table-cell table:style-name="Default" office:value-type="string" calcext:value-type="string">
            <text:p>9.0</text:p>
          </table:table-cell>
          <table:table-cell table:style-name="Default" office:value-type="string" calcext:value-type="string">
            <text:p>1.0</text:p>
          </table:table-cell>
          <table:table-cell table:style-name="ce483" table:number-columns-repeated="4"/>
          <table:table-cell table:style-name="ce483" office:value-type="string" calcext:value-type="string">
            <text:p>Linux x86-64(Red Hat Enterprise 6)</text:p>
          </table:table-cell>
          <table:table-cell table:style-name="Default"/>
          <table:table-cell table:style-name="ce477" table:number-columns-repeated="3"/>
          <table:table-cell table:style-name="ce477" office:value-type="string" calcext:value-type="string">
            <text:p>IBM POWER5+ or earlier Multicore chips</text:p>
          </table:table-cell>
          <table:table-cell table:style-name="ce477" office:value-type="float" office:value="0.75" calcext:value-type="float">
            <text:p>0,75</text:p>
          </table:table-cell>
          <table:table-cell table:style-name="ce491" office:value-type="string" calcext:value-type="string">
            <text:p>Programmer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FV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0.1.1</text:p>
          </table:table-cell>
          <table:table-cell table:style-name="Default" office:value-type="string" calcext:value-type="string">
            <text:p>9.0</text:p>
          </table:table-cell>
          <table:table-cell table:style-name="Default" office:value-type="string" calcext:value-type="string">
            <text:p>1.1</text:p>
          </table:table-cell>
          <table:table-cell table:style-name="ce483" table:number-columns-repeated="4"/>
          <table:table-cell table:style-name="ce483" office:value-type="string" calcext:value-type="string">
            <text:p>Microsoft Windows x64 (64-bit)(2000)</text:p>
          </table:table-cell>
          <table:table-cell table:style-name="Default"/>
          <table:table-cell table:style-name="ce477" table:number-columns-repeated="3"/>
          <table:table-cell table:style-name="ce477" office:value-type="string" calcext:value-type="string">
            <text:p>All Single Core Chips</text:p>
          </table:table-cell>
          <table:table-cell table:style-name="ce477" office:value-type="float" office:value="1" calcext:value-type="float">
            <text:p>1</text:p>
          </table:table-cell>
          <table:table-cell table:style-name="ce491" office:value-type="string" calcext:value-type="string">
            <text:p>Real Application Clusters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HAP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0.1.2</text:p>
          </table:table-cell>
          <table:table-cell table:style-name="Default" office:value-type="string" calcext:value-type="string">
            <text:p>9.0</text:p>
          </table:table-cell>
          <table:table-cell table:style-name="Default" office:value-type="string" calcext:value-type="string">
            <text:p>1.2</text:p>
          </table:table-cell>
          <table:table-cell table:style-name="ce483" table:number-columns-repeated="4"/>
          <table:table-cell table:style-name="ce483" office:value-type="string" calcext:value-type="string">
            <text:p>Microsoft Windows x64 (64-bit)(2003 R2)</text:p>
          </table:table-cell>
          <table:table-cell table:style-name="ce483"/>
          <table:table-cell table:style-name="ce477" table:number-columns-repeated="3"/>
          <table:table-cell table:style-name="ce477" office:value-type="string" calcext:value-type="string">
            <text:p>Intel Itanium Series 93XX (For servers purchased on or after Dec 1st, 2010)</text:p>
          </table:table-cell>
          <table:table-cell table:style-name="ce477" office:value-type="float" office:value="1" calcext:value-type="float">
            <text:p>1</text:p>
          </table:table-cell>
          <table:table-cell table:style-name="ce491" office:value-type="string" calcext:value-type="string">
            <text:p>Real Application Clusters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4" office:value-type="string" calcext:value-type="string">
            <text:p>CICA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0.1.3</text:p>
          </table:table-cell>
          <table:table-cell table:style-name="Default" office:value-type="string" calcext:value-type="string">
            <text:p>9.0</text:p>
          </table:table-cell>
          <table:table-cell table:style-name="Default" office:value-type="string" calcext:value-type="string">
            <text:p>1.3</text:p>
          </table:table-cell>
          <table:table-cell table:style-name="ce483" table:number-columns-repeated="4"/>
          <table:table-cell table:style-name="ce487" office:value-type="string" calcext:value-type="string">
            <text:p>Microsoft Windows x64 (64-bit)(2003)</text:p>
          </table:table-cell>
          <table:table-cell table:style-name="ce483"/>
          <table:table-cell table:style-name="ce477" table:number-columns-repeated="3"/>
          <table:table-cell table:style-name="ce477" office:value-type="string" calcext:value-type="string">
            <text:p>Intel itanium Series 95XX</text:p>
          </table:table-cell>
          <table:table-cell table:style-name="ce477" office:value-type="float" office:value="1" calcext:value-type="float">
            <text:p>1</text:p>
          </table:table-cell>
          <table:table-cell table:style-name="ce491" office:value-type="string" calcext:value-type="string">
            <text:p>Real Application Clusters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ISPS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0.1.4</text:p>
          </table:table-cell>
          <table:table-cell table:style-name="Default" office:value-type="string" calcext:value-type="string">
            <text:p>9.0</text:p>
          </table:table-cell>
          <table:table-cell table:style-name="Default" office:value-type="string" calcext:value-type="string">
            <text:p>1.4</text:p>
          </table:table-cell>
          <table:table-cell table:style-name="ce483" table:number-columns-repeated="4"/>
          <table:table-cell table:style-name="ce483" office:value-type="string" calcext:value-type="string">
            <text:p>Microsoft Windows x64 (64-bit)(2008 R2)</text:p>
          </table:table-cell>
          <table:table-cell table:style-name="ce483"/>
          <table:table-cell table:style-name="ce477" table:number-columns-repeated="3"/>
          <table:table-cell table:style-name="ce477" office:value-type="string" calcext:value-type="string">
            <text:p>IBM POWER6</text:p>
          </table:table-cell>
          <table:table-cell table:style-name="ce477" office:value-type="float" office:value="1" calcext:value-type="float">
            <text:p>1</text:p>
          </table:table-cell>
          <table:table-cell table:style-name="ce491" office:value-type="string" calcext:value-type="string">
            <text:p>Tuning Pack - Named Use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JI-SGJ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0.1.5</text:p>
          </table:table-cell>
          <table:table-cell table:style-name="Default" office:value-type="string" calcext:value-type="string">
            <text:p>9.0</text:p>
          </table:table-cell>
          <table:table-cell table:style-name="Default" office:value-type="string" calcext:value-type="string">
            <text:p>1.5</text:p>
          </table:table-cell>
          <table:table-cell table:style-name="ce483" table:number-columns-repeated="4"/>
          <table:table-cell table:style-name="ce485" office:value-type="string" calcext:value-type="string">
            <text:p>Microsoft Windows x64 (64-bit)(XP)</text:p>
          </table:table-cell>
          <table:table-cell table:style-name="ce483"/>
          <table:table-cell table:style-name="ce477" table:number-columns-repeated="3"/>
          <table:table-cell table:style-name="ce477" office:value-type="string" calcext:value-type="string">
            <text:p>IBM POWER7, IBM POWER7+</text:p>
          </table:table-cell>
          <table:table-cell table:style-name="ce477" office:value-type="float" office:value="1" calcext:value-type="float">
            <text:p>1</text:p>
          </table:table-cell>
          <table:table-cell table:style-name="ce491" office:value-type="string" calcext:value-type="string">
            <text:p>Tuning Pack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6">
          <table:table-cell table:style-name="ce473" office:value-type="string" calcext:value-type="string">
            <text:p>CJI-SGT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2.0.1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1</text:p>
          </table:table-cell>
          <table:table-cell table:style-name="ce483" table:number-columns-repeated="4"/>
          <table:table-cell table:style-name="ce488" office:value-type="string" calcext:value-type="string">
            <text:p>Microsoft Windows Server 2003 Server 5.2 Service Pack 2 (32-bit)</text:p>
          </table:table-cell>
          <table:table-cell table:style-name="ce483"/>
          <table:table-cell table:style-name="ce477" table:number-columns-repeated="3"/>
          <table:table-cell table:style-name="ce477" office:value-type="string" calcext:value-type="string">
            <text:p>IBM POWER8</text:p>
          </table:table-cell>
          <table:table-cell table:style-name="ce477" office:value-type="float" office:value="1" calcext:value-type="float">
            <text:p>1</text:p>
          </table:table-cell>
          <table:table-cell table:style-name="ce491" office:value-type="string" calcext:value-type="string">
            <text:p>Tuning Pack - Processor Perpetual</text:p>
          </table:table-cell>
          <table:table-cell table:style-name="ce477" table:number-columns-repeated="8"/>
          <table:table-cell table:number-columns-repeated="996"/>
        </table:table-row>
        <table:table-row table:style-name="ro10">
          <table:table-cell table:style-name="ce473" office:value-type="string" calcext:value-type="string">
            <text:p>CMAOT</text:p>
          </table:table-cell>
          <table:table-cell table:style-name="ce477" table:number-columns-repeated="4"/>
          <table:table-cell table:style-name="ce483" office:value-type="string" calcext:value-type="string">
            <text:p>Oracle Database Enterprise Edition 9.2.0.2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2</text:p>
          </table:table-cell>
          <table:table-cell table:style-name="ce483" table:number-columns-repeated="4"/>
          <table:table-cell table:style-name="ce483" office:value-type="string" calcext:value-type="string">
            <text:p>Oracle Solaris on SPARC (64-bit)(10)</text:p>
          </table:table-cell>
          <table:table-cell table:style-name="ce483"/>
          <table:table-cell table:style-name="ce477" table:number-columns-repeated="3"/>
          <table:table-cell table:style-name="Default" office:value-type="string" calcext:value-type="string">
            <text:p>IBM System z (z10 and earlier)</text:p>
          </table:table-cell>
          <table:table-cell table:style-name="ce477" office:value-type="float" office:value="1" calcext:value-type="float">
            <text:p>1</text:p>
          </table:table-cell>
          <table:table-cell table:style-name="ce477" table:number-columns-repeated="9"/>
          <table:table-cell table:number-columns-repeated="996"/>
        </table:table-row>
        <table:table-row table:style-name="ro10">
          <table:table-cell table:style-name="ce476" office:value-type="string" calcext:value-type="string">
            <text:p>CTC</text:p>
          </table:table-cell>
          <table:table-cell table:style-name="ce477" table:number-columns-repeated="3"/>
          <table:table-cell table:style-name="ce480"/>
          <table:table-cell table:style-name="ce483" office:value-type="string" calcext:value-type="string">
            <text:p>Oracle Database Enterprise Edition 9.2.0.3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3</text:p>
          </table:table-cell>
          <table:table-cell table:style-name="ce483" table:number-columns-repeated="4"/>
          <table:table-cell table:style-name="ce483" office:value-type="string" calcext:value-type="string">
            <text:p>Oracle Solaris on SPARC (64-bit)(11)</text:p>
          </table:table-cell>
          <table:table-cell table:style-name="ce477" table:number-columns-repeated="4"/>
          <table:table-cell table:style-name="ce477" office:value-type="string" calcext:value-type="string">
            <text:p>All Other Multicore chips</text:p>
          </table:table-cell>
          <table:table-cell table:style-name="ce477" office:value-type="float" office:value="1" calcext:value-type="float">
            <text:p>1</text:p>
          </table:table-cell>
          <table:table-cell table:style-name="ce477" table:number-columns-repeated="9"/>
          <table:table-cell table:number-columns-repeated="996"/>
        </table:table-row>
        <table:table-row table:style-name="ro10">
          <table:table-cell table:style-name="ce474" office:value-type="string" calcext:value-type="string">
            <text:p>EPES</text:p>
          </table:table-cell>
          <table:table-cell table:style-name="ce477" table:number-columns-repeated="3"/>
          <table:table-cell table:style-name="ce480"/>
          <table:table-cell table:style-name="ce483" office:value-type="string" calcext:value-type="string">
            <text:p>Oracle Database Enterprise Edition 9.2.0.4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4</text:p>
          </table:table-cell>
          <table:table-cell table:style-name="ce483" table:number-columns-repeated="4"/>
          <table:table-cell table:style-name="ce483" office:value-type="string" calcext:value-type="string">
            <text:p>Oracle Solaris on SPARC (64-bit)(9)</text:p>
          </table:table-cell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EPHPO</text:p>
          </table:table-cell>
          <table:table-cell table:style-name="ce477" table:number-columns-repeated="3"/>
          <table:table-cell table:style-name="ce480"/>
          <table:table-cell table:style-name="ce483" office:value-type="string" calcext:value-type="string">
            <text:p>Oracle Database Enterprise Edition 9.2.0.5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5</text:p>
          </table:table-cell>
          <table:table-cell table:style-name="ce483" table:number-columns-repeated="4"/>
          <table:table-cell table:style-name="ce483" office:value-type="string" calcext:value-type="string">
            <text:p>Oracle Solaris on x86 (32-bit)(10)</text:p>
          </table:table-cell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EPTDA</text:p>
          </table:table-cell>
          <table:table-cell table:style-name="ce477" table:number-columns-repeated="3"/>
          <table:table-cell table:style-name="ce480"/>
          <table:table-cell table:style-name="ce483" office:value-type="string" calcext:value-type="string">
            <text:p>Oracle Database Enterprise Edition 9.2.0.6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6</text:p>
          </table:table-cell>
          <table:table-cell table:style-name="ce483" table:number-columns-repeated="4"/>
          <table:table-cell table:style-name="ce483" office:value-type="string" calcext:value-type="string">
            <text:p>SunOS 5.9 Generic_122300-49 (64-bit)</text:p>
          </table:table-cell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EXTENDA</text:p>
          </table:table-cell>
          <table:table-cell table:style-name="ce477" table:number-columns-repeated="3"/>
          <table:table-cell table:style-name="ce480"/>
          <table:table-cell table:style-name="ce483" office:value-type="string" calcext:value-type="string">
            <text:p>Oracle Database Enterprise Edition 9.2.0.7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7</text:p>
          </table:table-cell>
          <table:table-cell table:style-name="ce483" table:number-columns-repeated="4"/>
          <table:table-cell table:style-name="ce489" office:value-type="string" calcext:value-type="string">
            <text:p>Red Hat Enterprise Linux ES release 4</text:p>
          </table:table-cell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FPS</text:p>
          </table:table-cell>
          <table:table-cell table:style-name="ce477" table:number-columns-repeated="3"/>
          <table:table-cell table:style-name="ce480"/>
          <table:table-cell table:style-name="ce483" office:value-type="string" calcext:value-type="string">
            <text:p>Oracle Database Enterprise Edition 9.2.0.8</text:p>
          </table:table-cell>
          <table:table-cell table:style-name="Default" office:value-type="string" calcext:value-type="string">
            <text:p>9.2</text:p>
          </table:table-cell>
          <table:table-cell table:style-name="Default" office:value-type="string" calcext:value-type="string">
            <text:p>0.8</text:p>
          </table:table-cell>
          <table:table-cell table:style-name="ce483" table:number-columns-repeated="5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IAAP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1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IAJ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1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IAM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2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IAPH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2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IECA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3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IFAPA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3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PAG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4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RTVA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4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SAE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5</text:p>
          </table:table-cell>
          <table:table-cell table:style-name="ce483" table:number-columns-repeated="6"/>
          <table:table-cell table:style-name="ce485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SANDETEL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0.2.0.5</text:p>
          </table:table-cell>
          <table:table-cell table:style-name="ce483" table:number-columns-repeated="6"/>
          <table:table-cell table:style-name="ce485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SAS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1.1.0.6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4" office:value-type="string" calcext:value-type="string">
            <text:p>VEIASA</text:p>
          </table:table-cell>
          <table:table-cell table:style-name="ce477" table:number-columns-repeated="3"/>
          <table:table-cell table:style-name="ce480"/>
          <table:table-cell table:style-name="ce484" office:value-type="string" calcext:value-type="string">
            <text:p>Oracle Database Standard Edition 11.1.0.6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 table:style-name="ce480"/>
          <table:table-cell table:style-name="ce484" office:value-type="string" calcext:value-type="string">
            <text:p>Oracle Database Standard Edition 11.1.0.7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 table:style-name="ce480"/>
          <table:table-cell table:style-name="ce484" office:value-type="string" calcext:value-type="string">
            <text:p>Oracle Database Standard Edition 8.0.6.0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 table:style-name="ce480"/>
          <table:table-cell table:style-name="ce484" office:value-type="string" calcext:value-type="string">
            <text:p>Oracle Database Standard Edition 8.0.6.1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0.6.2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0.6.3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1.7.0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1.7.1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1.7.2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1.7.3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8.1.7.4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0.1.0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0.1.1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0.1.2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0.1.3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0.1.4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0.1.5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1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2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3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4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5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6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7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0">
          <table:table-cell table:style-name="ce477" table:number-columns-repeated="4"/>
          <table:table-cell/>
          <table:table-cell table:style-name="ce484" office:value-type="string" calcext:value-type="string">
            <text:p>Oracle Database Standard Edition 9.2.0.8</text:p>
          </table:table-cell>
          <table:table-cell table:style-name="ce483" table:number-columns-repeated="7"/>
          <table:table-cell table:style-name="ce477" table:number-columns-repeated="15"/>
          <table:table-cell table:number-columns-repeated="996"/>
        </table:table-row>
        <table:table-row table:style-name="ro11">
          <table:table-cell table:style-name="ce477" table:number-columns-repeated="12"/>
          <table:table-cell table:style-name="ce483"/>
          <table:table-cell table:style-name="ce477" table:number-columns-repeated="15"/>
          <table:table-cell table:number-columns-repeated="996"/>
        </table:table-row>
        <table:table-row table:style-name="ro11">
          <table:table-cell table:style-name="ce477"/>
          <table:table-cell table:number-columns-repeated="2"/>
          <table:table-cell table:style-name="ce477" table:number-columns-repeated="9"/>
          <table:table-cell table:style-name="ce483"/>
          <table:table-cell table:style-name="ce477"/>
          <table:table-cell table:number-columns-repeated="3"/>
          <table:table-cell table:style-name="ce477" table:number-columns-repeated="11"/>
          <table:table-cell table:number-columns-repeated="996"/>
        </table:table-row>
        <table:table-row table:style-name="ro11">
          <table:table-cell table:number-columns-repeated="12"/>
          <table:table-cell table:style-name="ce483"/>
          <table:table-cell table:number-columns-repeated="4"/>
          <table:table-cell table:style-name="ce477" table:number-columns-repeated="11"/>
          <table:table-cell table:number-columns-repeated="996"/>
        </table:table-row>
        <table:table-row table:style-name="ro11" table:number-rows-repeated="23">
          <table:table-cell table:number-columns-repeated="12"/>
          <table:table-cell table:style-name="ce449"/>
          <table:table-cell table:number-columns-repeated="1011"/>
        </table:table-row>
        <table:table-row table:style-name="ro11" table:number-rows-repeated="2">
          <table:table-cell table:number-columns-repeated="12"/>
          <table:table-cell table:style-name="ce490"/>
          <table:table-cell table:number-columns-repeated="1011"/>
        </table:table-row>
        <table:table-row table:style-name="ro11" table:number-rows-repeated="12">
          <table:table-cell table:number-columns-repeated="12"/>
          <table:table-cell table:style-name="ce449"/>
          <table:table-cell table:number-columns-repeated="1011"/>
        </table:table-row>
        <table:table-row table:style-name="ro11" table:number-rows-repeated="4">
          <table:table-cell table:number-columns-repeated="12"/>
          <table:table-cell table:style-name="ce490"/>
          <table:table-cell table:number-columns-repeated="1011"/>
        </table:table-row>
        <table:table-row table:style-name="ro11" table:number-rows-repeated="7">
          <table:table-cell table:number-columns-repeated="12"/>
          <table:table-cell table:style-name="ce449"/>
          <table:table-cell table:number-columns-repeated="1011"/>
        </table:table-row>
        <table:table-row table:style-name="ro11" table:number-rows-repeated="7">
          <table:table-cell table:number-columns-repeated="12"/>
          <table:table-cell table:style-name="ce490"/>
          <table:table-cell table:number-columns-repeated="1011"/>
        </table:table-row>
        <table:table-row table:style-name="ro11" table:number-rows-repeated="4">
          <table:table-cell table:number-columns-repeated="12"/>
          <table:table-cell table:style-name="ce449"/>
          <table:table-cell table:number-columns-repeated="1011"/>
        </table:table-row>
        <table:table-row table:style-name="ro11" table:number-rows-repeated="3">
          <table:table-cell table:number-columns-repeated="12"/>
          <table:table-cell table:style-name="ce490"/>
          <table:table-cell table:number-columns-repeated="1011"/>
        </table:table-row>
        <table:table-row table:style-name="ro11" table:number-rows-repeated="104843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Criticidad" table:base-cell-address="$datos.$B$6" table:cell-range-address="$datos.$B$2:.$B$5"/>
        <table:named-range table:name="DATAGUARD" table:base-cell-address="$Instrucciones.$A$1" table:cell-range-address="$datos.$P$2:.$P$5"/>
        <table:named-range table:name="Disponibilidad" table:base-cell-address="$datos.$C$7" table:cell-range-address="$datos.$C$2:.$C$5"/>
        <table:named-range table:name="Organismos" table:base-cell-address="$BBDD.$B$5" table:cell-range-address="$datos.$A$2:.$A$50"/>
        <table:named-range table:name="Otros_Productos" table:base-cell-address="$datos.$O$31" table:cell-range-address="$datos.$T$2:.$T$31"/>
        <table:named-range table:name="Plan_Backup" table:base-cell-address="$datos.$H$2" table:cell-range-address="$datos.$N$3:.$N$20"/>
        <table:named-range table:name="SAVersiones" table:base-cell-address="$BBDD.$Z$2" table:cell-range-address="$datos.$I$3:.$I$74"/>
        <table:named-range table:name="Sistemas_Operativo" table:base-cell-address="$BBDD.$X$2" table:cell-range-address="$datos.$M$3:.$M$51"/>
        <table:named-range table:name="Si_No" table:base-cell-address="$BBDD.$I$2" table:cell-range-address="$datos.$O$2:.$O$3"/>
        <table:named-range table:name="Tecnologia" table:base-cell-address="$BBDD.$E$2" table:cell-range-address="$datos.$R$2:.$R$33"/>
        <table:named-range table:name="Tipo_de_entorno" table:base-cell-address="$datos.$D$11" table:cell-range-address="$datos.$D$2:.$D$7"/>
        <table:named-range table:name="Tipo_de_entorno_normalizado" table:base-cell-address="$datos.$E$2" table:cell-range-address="$datos.$E$2:.$E$3"/>
        <table:named-range table:name="versiones" table:base-cell-address="$datos.$F$2" table:cell-range-address="$datos.$F$2:.$F$74"/>
        <table:named-range table:name="Virtualizado" table:base-cell-address="$BBDD.$X$1048561" table:cell-range-address="$datos.$Q$2:.$Q$4"/>
        <table:named-range table:name="_xlnm._FilterDatabase_1" table:base-cell-address="$BBDD.$Z$2" table:cell-range-address="$BBDD.$U$1:.$AL$473"/>
        <table:named-range table:name="_xlnm._FilterDatabase_2" table:base-cell-address="$Instrucciones.$A$1" table:cell-range-address="$'Servidores de aplicaciones'.$B$3:.$S$222"/>
      </table:named-expressions>
      <table:database-ranges>
        <table:database-range table:name="__Anonymous_Sheet_DB__4" table:target-range-address="datos.A1:datos.T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NewsGotT" svg:font-family="NewsGotT" style:font-pitch="variable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 style:vertical-justify="auto"/>
      <style:paragraph-properties css3t:text-justify="auto"/>
      <style:text-properties fo:color="#800000" fo:font-style="italic" fo:font-weight="bold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2:39:12.6347560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date>2014-12-15T12:47:40.390358572</dc:date>
    <dc:creator>lvarelap </dc:creator>
    <meta:editing-duration>PT2H35M54S</meta:editing-duration>
    <meta:editing-cycles>15</meta:editing-cycles>
    <meta:document-statistic meta:table-count="5" meta:cell-count="4543" meta:object-count="0"/>
  </office:meta>
</office:document-meta>
</file>